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58mm"/>
    </style:style>
    <style:style style:name="co4" style:family="table-column">
      <style:table-column-properties fo:break-before="auto" style:column-width="31.24mm"/>
    </style:style>
    <style:style style:name="co5" style:family="table-column">
      <style:table-column-properties fo:break-before="auto" style:column-width="29.85mm"/>
    </style:style>
    <style:style style:name="co6" style:family="table-column">
      <style:table-column-properties fo:break-before="auto" style:column-width="30.1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ccffcc"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99"/>
    </style:style>
    <style:style style:name="ce34" style:family="table-cell" style:parent-style-name="Default">
      <style:table-cell-properties fo:background-color="#ccffcc"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ackground-color="#ccffcc" style:text-align-source="fix" style:repeat-content="false"/>
      <style:paragraph-properties fo:text-align="start" fo:margin-left="0mm"/>
    </style:style>
    <style:style style:name="ce29" style:family="table-cell" style:parent-style-name="Default" style:data-style-name="N3">
      <style:table-cell-properties fo:background-color="#ffff99"/>
    </style:style>
    <style:style style:name="ce33" style:family="table-cell" style:parent-style-name="Default">
      <style:table-cell-properties fo:background-color="#ccffcc" style:text-align-source="fix" style:repeat-content="false"/>
      <style:paragraph-properties fo:text-align="start" fo:margin-left="0mm"/>
    </style:style>
    <style:style style:name="ce7" style:family="table-cell" style:parent-style-name="Default" style:data-style-name="N136">
      <style:table-cell-properties fo:background-color="#ffff99"/>
    </style:style>
    <style:style style:name="ce9" style:family="table-cell" style:parent-style-name="Default">
      <style:table-cell-properties fo:background-color="#ccffcc"/>
    </style:style>
    <style:style style:name="ce8" style:family="table-cell" style:parent-style-name="Default" style:data-style-name="N1">
      <style:table-cell-properties fo:background-color="#ffff99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d4ea6b" style:text-align-source="fix" style:repeat-content="false"/>
      <style:paragraph-properties fo:text-align="start" fo:margin-left="0mm"/>
    </style:style>
    <style:style style:name="ce45" style:family="table-cell" style:parent-style-name="Default">
      <style:table-cell-properties fo:background-color="#d4ea6b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4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>
      <style:table-cell-properties fo:background-color="#ffff99"/>
      <style:text-properties fo:color="#000000" style:font-name="Segoe UI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ce18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 style:data-style-name="N1">
      <style:table-cell-properties fo:background-color="#ffcc00"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ackground-color="#ffff99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ccffcc"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ackground-color="#ffcc00"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ackground-color="#ccffcc"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fo:background-color="#ccffcc"/>
    </style:style>
    <style:style style:name="ce24" style:family="table-cell" style:parent-style-name="Default">
      <style:table-cell-properties fo:background-color="#ffcc00" style:text-align-source="fix" style:repeat-content="false" style:vertical-align="middle"/>
      <style:paragraph-properties fo:text-align="center"/>
    </style:style>
    <style:style style:name="ce59" style:family="table-cell" style:parent-style-name="Default">
      <style:table-cell-properties fo:background-color="#ffcc00"/>
    </style:style>
    <style:style style:name="ce26" style:family="table-cell" style:parent-style-name="Default">
      <style:table-cell-properties fo:background-color="#ffcc00"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fo:background-color="#ffff99"/>
      <style:text-properties fo:language="en" fo:country="US" style:language-asian="en" style:country-asian="US" style:language-complex="en" style:country-complex="US"/>
    </style:style>
    <style:style style:name="ce20" style:family="table-cell" style:parent-style-name="Default">
      <style:table-cell-properties fo:background-color="#ffd320"/>
    </style:style>
    <style:style style:name="ce27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8" style:family="table-cell" style:parent-style-name="Default" style:data-style-name="N1">
      <style:table-cell-properties fo:background-color="#ffff99" fo:padding="0.71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NTC 10k shunted" table:style-name="ta1">
        <table:shapes>
          <draw:frame draw:z-index="0" draw:style-name="gr1" draw:text-style-name="P1" svg:width="243.34mm" svg:height="148.48mm" svg:x="181.43mm" svg:y="81.55mm">
            <draw:object draw:notify-on-update-of-ranges="'NTC 10k shunted'.E7:'NTC 10k shunted'.E36 'NTC 10k shunted'.E6:'NTC 10k shunted'.E6 'NTC 10k shunted'.F7:'NTC 10k shunted'.F3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159.99mm" svg:height="89.99mm" svg:x="0mm" svg:y="162.75mm">
            <draw:object draw:notify-on-update-of-ranges="'NTC 10k shunted'.E6:'NTC 10k shunted'.E6 'NTC 10k shunted'.E7:'NTC 10k shunted'.E36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ce5"/>
        <table:table-column table:style-name="co2" table:number-columns-repeated="2" table:default-cell-style-name="ce29"/>
        <table:table-column table:style-name="co2" table:default-cell-style-name="ce7"/>
        <table:table-column table:style-name="co2" table:default-cell-style-name="ce8"/>
        <table:table-column table:style-name="co2" table:default-cell-style-name="ce30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INPUT</text:p>
          </table:table-cell>
          <table:covered-table-cell table:style-name="ce34"/>
          <table:covered-table-cell table:style-name="ce33"/>
          <table:covered-table-cell table:style-name="ce6"/>
          <table:covered-table-cell table:style-name="ce34"/>
          <table:covered-table-cell table:style-name="ce9"/>
          <table:covered-table-cell table:style-name="ce6"/>
          <table:covered-table-cell table:style-name="ce34"/>
          <table:table-cell table:style-name="ce15" office:value-type="string" calcext:value-type="string" table:number-columns-spanned="3" table:number-rows-spanned="1">
            <text:p>t=c3*adc^3+c2*adc^2+c1*adc+b</text:p>
          </table:table-cell>
          <table:covered-table-cell table:style-name="ce49"/>
          <table:covered-table-cell/>
          <table:table-cell table:number-columns-repeated="1013"/>
        </table:table-row>
        <table:table-row table:style-name="ro1">
          <table:table-cell table:style-name="ce6" office:value-type="string" calcext:value-type="string">
            <office:annotation draw:style-name="gr2" draw:text-style-name="P3" svg:width="28.99mm" svg:height="9.91mm" svg:x="28.57mm" svg:y="0mm" draw:caption-point-x="-3.26mm" draw:caption-point-y="4.61mm">
              <dc:date>2017-12-09T00:00:00</dc:date>
              <text:p text:style-name="P2"><text:span text:style-name="T1">NTC 25C resistance</text:span></text:p>
            </office:annotation>
            <text:p>NTC R25° = </text:p>
          </table:table-cell>
          <table:table-cell table:style-name="ce4" office:value-type="float" office:value="100000" calcext:value-type="float">
            <text:p>100000</text:p>
          </table:table-cell>
          <table:table-cell table:style-name="ce6" office:value-type="string" calcext:value-type="string">
            <text:p>Pullup V = </text:p>
          </table:table-cell>
          <table:table-cell table:style-name="ce4" office:value-type="float" office:value="3.3" calcext:value-type="float">
            <text:p>3.3</text:p>
          </table:table-cell>
          <table:table-cell table:style-name="ce9" office:value-type="string" calcext:value-type="string">
            <office:annotation draw:style-name="gr2" draw:text-style-name="P3" svg:width="28.99mm" svg:height="9.91mm" svg:x="118.88mm" svg:y="0mm" draw:caption-point-x="-3.26mm" draw:caption-point-y="4.61mm">
              <dc:date>2017-12-09T00:00:00</dc:date>
              <text:p text:style-name="P2"><text:span text:style-name="T1">ADC reference voltage</text:span></text:p>
            </office:annotation>
            <text:p>ADC Vref =</text:p>
          </table:table-cell>
          <table:table-cell table:style-name="ce6" office:value-type="float" office:value="3.3" calcext:value-type="float">
            <text:p>3.3</text:p>
          </table:table-cell>
          <table:table-cell table:style-name="ce44" office:value-type="string" calcext:value-type="string">
            <text:p>R parallel = </text:p>
          </table:table-cell>
          <table:table-cell/>
          <table:table-cell table:style-name="ce49" office:value-type="string" calcext:value-type="string">
            <text:p>keep eye on int64 overload</text:p>
          </table:table-cell>
          <table:table-cell table:style-name="ce49"/>
          <table:table-cell table:number-columns-repeated="1014"/>
        </table:table-row>
        <table:table-row table:style-name="ro1">
          <table:table-cell table:style-name="ce6" office:value-type="string" calcext:value-type="string">
            <office:annotation draw:style-name="gr2" draw:text-style-name="P3" svg:width="28.99mm" svg:height="9.91mm" svg:x="28.57mm" svg:y="0mm" draw:caption-point-x="-3.26mm" draw:caption-point-y="9.13mm">
              <dc:date>2017-12-09T00:00:00</dc:date>
              <text:p text:style-name="P2"><text:span text:style-name="T1">Temperature constant</text:span></text:p>
            </office:annotation>
            <text:p>Constant B = </text:p>
          </table:table-cell>
          <table:table-cell table:style-name="ce4" office:value-type="float" office:value="4334" calcext:value-type="float">
            <text:p>4334</text:p>
          </table:table-cell>
          <table:table-cell table:style-name="ce6" office:value-type="string" calcext:value-type="string">
            <office:annotation draw:style-name="gr3" draw:text-style-name="P3" svg:width="28.99mm" svg:height="13.86mm" svg:x="73.73mm" svg:y="0mm" draw:caption-point-x="-3.26mm" draw:caption-point-y="9.13mm">
              <dc:date>2017-12-09T00:00:00</dc:date>
              <text:p text:style-name="P2"><text:span text:style-name="T1">Divider top resistor, sensor on the ground</text:span></text:p>
            </office:annotation>
            <text:p>Pullup R = </text:p>
          </table:table-cell>
          <table:table-cell table:style-name="ce4" office:value-type="float" office:value="2400" calcext:value-type="float">
            <text:p>2400</text:p>
          </table:table-cell>
          <table:table-cell table:style-name="ce9" office:value-type="string" calcext:value-type="string">
            <text:p>ADC bit =</text:p>
          </table:table-cell>
          <table:table-cell table:style-name="ce9" office:value-type="float" office:value="12" calcext:value-type="float">
            <text:p>12</text:p>
          </table:table-cell>
          <table:table-cell table:style-name="ce45" office:value-type="float" office:value="200000" calcext:value-type="float">
            <text:p>200000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 table:number-columns-spanned="5" table:number-rows-spanned="1">
            <text:p>RESULT</text:p>
          </table:table-cell>
          <table:covered-table-cell table:number-columns-repeated="4" table:style-name="ce5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6" office:value-type="string" calcext:value-type="string" table:number-columns-spanned="2" table:number-rows-spanned="1">
            <text:p>Sensor data</text:p>
          </table:table-cell>
          <table:covered-table-cell table:style-name="ce5"/>
          <table:table-cell table:style-name="ce5" office:value-type="string" calcext:value-type="string">
            <text:p>parallel</text:p>
          </table:table-cell>
          <table:table-cell table:style-name="ce3" office:value-type="string" calcext:value-type="string">
            <text:p>Divider</text:p>
          </table:table-cell>
          <table:table-cell table:style-name="ce5"/>
          <table:table-cell table:style-name="ce13" office:value-type="string" calcext:value-type="string">
            <text:p>Integer</text:p>
          </table:table-cell>
          <table:table-cell table:style-name="ce31" office:value-type="string" calcext:value-type="string">
            <text:p>Back</text:p>
          </table:table-cell>
          <table:table-cell/>
          <table:table-cell table:style-name="ce16" office:value-type="string" calcext:value-type="string" table:number-columns-spanned="4" table:number-rows-spanned="1">
            <text:p>Formula coeficient</text:p>
          </table:table-cell>
          <table:covered-table-cell table:number-columns-repeated="3" table:style-name="ce5"/>
          <table:table-cell/>
          <table:table-cell table:style-name="ce24" office:value-type="string" calcext:value-type="string" table:number-columns-spanned="2" table:number-rows-spanned="1">
            <text:p>Check</text:p>
          </table:table-cell>
          <table:covered-table-cell table:style-name="ce59"/>
          <table:table-cell table:number-columns-repeated="1009"/>
        </table:table-row>
        <table:table-row table:style-name="ro1">
          <table:table-cell table:style-name="ce3" office:value-type="string" calcext:value-type="string">
            <text:p>t°C</text:p>
          </table:table-cell>
          <table:table-cell table:number-columns-repeated="2" table:style-name="ce3" office:value-type="string" calcext:value-type="string">
            <text:p>R</text:p>
          </table:table-cell>
          <table:table-cell table:style-name="ce3" office:value-type="string" calcext:value-type="string">
            <text:p>Vout</text:p>
          </table:table-cell>
          <table:table-cell table:style-name="ce3" office:value-type="string" calcext:value-type="string">
            <text:p>ADC</text:p>
          </table:table-cell>
          <table:table-cell table:style-name="ce13" office:value-type="string" calcext:value-type="string">
            <text:p>t°C out</text:p>
          </table:table-cell>
          <table:table-cell table:style-name="ce31" office:value-type="string" calcext:value-type="string">
            <text:p>Calculation</text:p>
          </table:table-cell>
          <table:table-cell table:style-name="ce13"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b</text:p>
          </table:table-cell>
          <table:table-cell table:style-name="ce13"/>
          <table:table-cell table:style-name="ce59" office:value-type="string" calcext:value-type="string">
            <text:p>ADC cubic</text:p>
          </table:table-cell>
          <table:table-cell table:style-name="ce26" table:formula="of:=IF((2^[.F3]-1)^3 &lt; 2^63;&quot;ok&quot;;&quot;overflow&quot;)" office:value-type="string" office:string-value="ok" calcext:value-type="string">
            <text:p>ok</text:p>
          </table:table-cell>
          <table:table-cell table:style-name="ce13" table:number-columns-repeated="1009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[.$B$2]*EXP([.$B$3]*(1/([.A7]+273.15)-1/298.15))" office:value-type="float" office:value="1324973.01799632" calcext:value-type="float">
            <text:p>1 324 973</text:p>
          </table:table-cell>
          <table:table-cell table:formula="of:=1/(1/[.B7]+1/[.$G$3])" office:value-type="float" office:value="173770.027713306" calcext:value-type="float">
            <text:p>173 770</text:p>
          </table:table-cell>
          <table:table-cell table:formula="of:=[.$D$2]/(([.$D$3]+[.C7])/[.C7])" office:value-type="float" office:value="3.25504343103761" calcext:value-type="float">
            <text:p>3.255</text:p>
          </table:table-cell>
          <table:table-cell table:formula="of:=[.D7]/[.$F$2]*(2^[.$F$3]-1)" office:value-type="float" office:value="4039.21298487848" calcext:value-type="float">
            <text:p>4039</text:p>
          </table:table-cell>
          <table:table-cell table:style-name="Default" table:formula="of:=[.A7]*10" office:value-type="float" office:value="-200" calcext:value-type="float">
            <text:p>-200</text:p>
          </table:table-cell>
          <table:table-cell table:formula="of:=INT((([.E7]*[.E7]*[.E7]/(2^([.$I$10]-[.$J$10]))*[.$I$13]/(2^([.$J$10]-[.$K$10])))+([.E7]*[.E7]*[.$J$13]/(2^([.$J$10]-[.$K$10])))+([.E7]*[.$K$13])+[.$L$13])/(2^[.$K$10]))" office:value-type="float" office:value="-22" calcext:value-type="float">
            <text:p>-22</text:p>
          </table:table-cell>
          <table:table-cell/>
          <table:table-cell table:style-name="ce17" table:number-matrix-columns-spanned="4" table:number-matrix-rows-spanned="1" table:formula="of:=LINEST([.F7:.F36];([.E7:.E36])^{1;2;3})" office:value-type="float" office:value="-0.000000510969218073588" calcext:value-type="float">
            <text:p>-5.10969218073588E-07</text:p>
          </table:table-cell>
          <table:table-cell table:style-name="ce21" office:value-type="float" office:value="0.00441058068938733" calcext:value-type="float">
            <text:p>0.004410580689387</text:p>
          </table:table-cell>
          <table:table-cell table:style-name="ce21" office:value-type="float" office:value="-12.8517132233453" calcext:value-type="float">
            <text:p>-12.8517132233453</text:p>
          </table:table-cell>
          <table:table-cell table:style-name="ce21" office:value-type="float" office:value="13602.9117799932" calcext:value-type="float">
            <text:p>13602.9117799932</text:p>
          </table:table-cell>
          <table:table-cell/>
          <table:table-cell table:style-name="ce59" office:value-type="string" calcext:value-type="string">
            <text:p>Cubic * c3</text:p>
          </table:table-cell>
          <table:table-cell table:style-name="ce26" table:formula="of:=IF(((2^[.F3]-1)^3/(2^([.I10]-[.J10]))*[.I13]) &lt; 2^63;&quot;ok&quot;;&quot;overflow&quot;)" office:value-type="string" office:string-value="ok" calcext:value-type="string">
            <text:p>ok</text:p>
          </table:table-cell>
          <table:table-cell table:number-columns-repeated="1009"/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[.$B$2]*EXP([.$B$3]*(1/([.A8]+273.15)-1/298.15))" office:value-type="float" office:value="951035.798586552" calcext:value-type="float">
            <text:p>951 036</text:p>
          </table:table-cell>
          <table:table-cell table:formula="of:=1/(1/[.B8]+1/[.$G$3])" office:value-type="float" office:value="165248.691614006" calcext:value-type="float">
            <text:p>165 249</text:p>
          </table:table-cell>
          <table:table-cell table:formula="of:=[.$D$2]/(([.$D$3]+[.C8])/[.C8])" office:value-type="float" office:value="3.25275835484458" calcext:value-type="float">
            <text:p>3.253</text:p>
          </table:table-cell>
          <table:table-cell table:formula="of:=[.D8]/[.$F$2]*(2^[.$F$3]-1)" office:value-type="float" office:value="4036.37741305713" calcext:value-type="float">
            <text:p>4036</text:p>
          </table:table-cell>
          <table:table-cell table:style-name="Default" table:formula="of:=[.A8]*10" office:value-type="float" office:value="-150" calcext:value-type="float">
            <text:p>-150</text:p>
          </table:table-cell>
          <table:table-cell table:formula="of:=INT((([.E8]*[.E8]*[.E8]/(2^([.$I$10]-[.$J$10]))*[.$I$13]/(2^([.$J$10]-[.$K$10])))+([.E8]*[.E8]*[.$J$13]/(2^([.$J$10]-[.$K$10])))+([.E8]*[.$K$13])+[.$L$13])/(2^[.$K$10]))" office:value-type="float" office:value="-16" calcext:value-type="float">
            <text:p>-16</text:p>
          </table:table-cell>
          <table:table-cell table:number-columns-repeated="6"/>
          <table:table-cell table:style-name="ce59" office:value-type="string" calcext:value-type="string">
            <text:p>Square * c2</text:p>
          </table:table-cell>
          <table:table-cell table:style-name="ce59" table:formula="of:=IF(((2^[.F3]-1)^2*[.J13]) &lt; 2^63;&quot;ok&quot;;&quot;overflow&quot;)" office:value-type="string" office:string-value="ok" calcext:value-type="string">
            <text:p>ok</text:p>
          </table:table-cell>
          <table:table-cell table:number-columns-repeated="1009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.$B$2]*EXP([.$B$3]*(1/([.A9]+273.15)-1/298.15))" office:value-type="float" office:value="691288.362722076" calcext:value-type="float">
            <text:p>691 288</text:p>
          </table:table-cell>
          <table:table-cell table:formula="of:=1/(1/[.B9]+1/[.$G$3])" office:value-type="float" office:value="155121.1463394" calcext:value-type="float">
            <text:p>155 121</text:p>
          </table:table-cell>
          <table:table-cell table:formula="of:=[.$D$2]/(([.$D$3]+[.C9])/[.C9])" office:value-type="float" office:value="3.24972103629226" calcext:value-type="float">
            <text:p>3.250</text:p>
          </table:table-cell>
          <table:table-cell table:formula="of:=[.D9]/[.$F$2]*(2^[.$F$3]-1)" office:value-type="float" office:value="4032.60837685358" calcext:value-type="float">
            <text:p>4033</text:p>
          </table:table-cell>
          <table:table-cell table:style-name="Default" table:formula="of:=[.A9]*10" office:value-type="float" office:value="-100" calcext:value-type="float">
            <text:p>-100</text:p>
          </table:table-cell>
          <table:table-cell table:formula="of:=INT((([.E9]*[.E9]*[.E9]/(2^([.$I$10]-[.$J$10]))*[.$I$13]/(2^([.$J$10]-[.$K$10])))+([.E9]*[.E9]*[.$J$13]/(2^([.$J$10]-[.$K$10])))+([.E9]*[.$K$13])+[.$L$13])/(2^[.$K$10]))" office:value-type="float" office:value="-7" calcext:value-type="float">
            <text:p>-7</text:p>
          </table:table-cell>
          <table:table-cell/>
          <table:table-cell table:style-name="ce1" office:value-type="string" calcext:value-type="string" table:number-columns-spanned="4" table:number-rows-spanned="1">
            <text:p>Left Shift bits (2^N)</text:p>
          </table:table-cell>
          <table:covered-table-cell table:number-columns-repeated="3" table:style-name="ce10"/>
          <table:table-cell/>
          <table:table-cell table:style-name="ce59" office:value-type="string" calcext:value-type="string">
            <text:p>ADC * c1</text:p>
          </table:table-cell>
          <table:table-cell table:style-name="ce59" table:formula="of:=IF(((2^[.F3]-1)*[.K13]) &lt; 2^63;&quot;ok&quot;;&quot;overflow&quot;)" office:value-type="string" office:string-value="ok" calcext:value-type="string">
            <text:p>ok</text:p>
          </table:table-cell>
          <table:table-cell table:number-columns-repeated="1009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B$2]*EXP([.$B$3]*(1/([.A10]+273.15)-1/298.15))" office:value-type="float" office:value="508496.595491724" calcext:value-type="float">
            <text:p>508 497</text:p>
          </table:table-cell>
          <table:table-cell table:formula="of:=1/(1/[.B10]+1/[.$G$3])" office:value-type="float" office:value="143542.424544414" calcext:value-type="float">
            <text:p>143 542</text:p>
          </table:table-cell>
          <table:table-cell table:formula="of:=[.$D$2]/(([.$D$3]+[.C10])/[.C10])" office:value-type="float" office:value="3.24573202394901" calcext:value-type="float">
            <text:p>3.246</text:p>
          </table:table-cell>
          <table:table-cell table:formula="of:=[.D10]/[.$F$2]*(2^[.$F$3]-1)" office:value-type="float" office:value="4027.65837517309" calcext:value-type="float">
            <text:p>4028</text:p>
          </table:table-cell>
          <table:table-cell table:style-name="Default" table:formula="of:=[.A10]*10" office:value-type="float" office:value="-50" calcext:value-type="float">
            <text:p>-50</text:p>
          </table:table-cell>
          <table:table-cell table:formula="of:=INT((([.E10]*[.E10]*[.E10]/(2^([.$I$10]-[.$J$10]))*[.$I$13]/(2^([.$J$10]-[.$K$10])))+([.E10]*[.E10]*[.$J$13]/(2^([.$J$10]-[.$K$10])))+([.E10]*[.$K$13])+[.$L$13])/(2^[.$K$10]))" office:value-type="float" office:value="4" calcext:value-type="float">
            <text:p>4</text:p>
          </table:table-cell>
          <table:table-cell/>
          <table:table-cell table:style-name="ce9" office:value-type="float" office:value="48" calcext:value-type="float">
            <text:p>48</text:p>
          </table:table-cell>
          <table:table-cell table:style-name="ce9" table:formula="of:=16+16" office:value-type="float" office:value="32" calcext:value-type="float">
            <text:p>32</text:p>
          </table:table-cell>
          <table:table-cell table:style-name="ce23" office:value-type="float" office:value="16" calcext:value-type="float" table:number-columns-spanned="2" table:number-rows-spanned="1">
            <text:p>16</text:p>
          </table:table-cell>
          <table:covered-table-cell table:style-name="ce38"/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2]*EXP([.$B$3]*(1/([.A11]+273.15)-1/298.15))" office:value-type="float" office:value="378267.964246621" calcext:value-type="float">
            <text:p>378 268</text:p>
          </table:table-cell>
          <table:table-cell table:formula="of:=1/(1/[.B11]+1/[.$G$3])" office:value-type="float" office:value="130827.916341323" calcext:value-type="float">
            <text:p>130 828</text:p>
          </table:table-cell>
          <table:table-cell table:formula="of:=[.$D$2]/(([.$D$3]+[.C11])/[.C11])" office:value-type="float" office:value="3.24055299957023" calcext:value-type="float">
            <text:p>3.241</text:p>
          </table:table-cell>
          <table:table-cell table:formula="of:=[.D11]/[.$F$2]*(2^[.$F$3]-1)" office:value-type="float" office:value="4021.23167673942" calcext:value-type="float">
            <text:p>4021</text:p>
          </table:table-cell>
          <table:table-cell table:style-name="Default" table:formula="of:=[.A11]*10" office:value-type="float" office:value="0" calcext:value-type="float">
            <text:p>0</text:p>
          </table:table-cell>
          <table:table-cell table:formula="of:=INT((([.E11]*[.E11]*[.E11]/(2^([.$I$10]-[.$J$10]))*[.$I$13]/(2^([.$J$10]-[.$K$10])))+([.E11]*[.E11]*[.$J$13]/(2^([.$J$10]-[.$K$10])))+([.E11]*[.$K$13])+[.$L$13])/(2^[.$K$10]))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2]*EXP([.$B$3]*(1/([.A12]+273.15)-1/298.15))" office:value-type="float" office:value="284400.575151879" calcext:value-type="float">
            <text:p>284 401</text:p>
          </table:table-cell>
          <table:table-cell table:formula="of:=1/(1/[.B12]+1/[.$G$3])" office:value-type="float" office:value="117423.714892456" calcext:value-type="float">
            <text:p>117 424</text:p>
          </table:table-cell>
          <table:table-cell table:formula="of:=[.$D$2]/(([.$D$3]+[.C12])/[.C12])" office:value-type="float" office:value="3.23390290054762" calcext:value-type="float">
            <text:p>3.234</text:p>
          </table:table-cell>
          <table:table-cell table:formula="of:=[.D12]/[.$F$2]*(2^[.$F$3]-1)" office:value-type="float" office:value="4012.97950840682" calcext:value-type="float">
            <text:p>4013</text:p>
          </table:table-cell>
          <table:table-cell table:style-name="Default" table:formula="of:=[.A12]*10" office:value-type="float" office:value="50" calcext:value-type="float">
            <text:p>50</text:p>
          </table:table-cell>
          <table:table-cell table:formula="of:=INT((([.E12]*[.E12]*[.E12]/(2^([.$I$10]-[.$J$10]))*[.$I$13]/(2^([.$J$10]-[.$K$10])))+([.E12]*[.E12]*[.$J$13]/(2^([.$J$10]-[.$K$10])))+([.E12]*[.$K$13])+[.$L$13])/(2^[.$K$10]))" office:value-type="float" office:value="35" calcext:value-type="float">
            <text:p>35</text:p>
          </table:table-cell>
          <table:table-cell/>
          <table:table-cell table:style-name="ce18" office:value-type="string" calcext:value-type="string" table:number-columns-spanned="4" table:number-rows-spanned="1">
            <text:p>Shifted coeficients</text:p>
          </table:table-cell>
          <table:covered-table-cell table:number-columns-repeated="3" table:style-name="ce22"/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2]*EXP([.$B$3]*(1/([.A13]+273.15)-1/298.15))" office:value-type="float" office:value="215991.201084016" calcext:value-type="float">
            <text:p>215 991</text:p>
          </table:table-cell>
          <table:table-cell table:formula="of:=1/(1/[.B13]+1/[.$G$3])" office:value-type="float" office:value="103844.120030026" calcext:value-type="float">
            <text:p>103 844</text:p>
          </table:table-cell>
          <table:table-cell table:formula="of:=[.$D$2]/(([.$D$3]+[.C13])/[.C13])" office:value-type="float" office:value="3.22545469812577" calcext:value-type="float">
            <text:p>3.225</text:p>
          </table:table-cell>
          <table:table-cell table:formula="of:=[.D13]/[.$F$2]*(2^[.$F$3]-1)" office:value-type="float" office:value="4002.49605721971" calcext:value-type="float">
            <text:p>4002</text:p>
          </table:table-cell>
          <table:table-cell table:style-name="Default" table:formula="of:=[.A13]*10" office:value-type="float" office:value="100" calcext:value-type="float">
            <text:p>100</text:p>
          </table:table-cell>
          <table:table-cell table:formula="of:=INT((([.E13]*[.E13]*[.E13]/(2^([.$I$10]-[.$J$10]))*[.$I$13]/(2^([.$J$10]-[.$K$10])))+([.E13]*[.E13]*[.$J$13]/(2^([.$J$10]-[.$K$10])))+([.E13]*[.$K$13])+[.$L$13])/(2^[.$K$10]))" office:value-type="float" office:value="58" calcext:value-type="float">
            <text:p>58</text:p>
          </table:table-cell>
          <table:table-cell/>
          <table:table-cell table:style-name="ce19" table:formula="of:=INT([.I7]*(2^[.I10]))" office:value-type="float" office:value="-143825049" calcext:value-type="float">
            <text:p>-143825049</text:p>
          </table:table-cell>
          <table:table-cell table:style-name="ce19" table:formula="of:=INT([.J7]*2^[.J10])" office:value-type="float" office:value="18943299" calcext:value-type="float">
            <text:p>18943299</text:p>
          </table:table-cell>
          <table:table-cell table:style-name="ce19" table:formula="of:=INT([.K7]*2^[.K10])" office:value-type="float" office:value="-842250" calcext:value-type="float">
            <text:p>-842250</text:p>
          </table:table-cell>
          <table:table-cell table:style-name="ce19" table:formula="of:=INT([.L7]*2^[.K10])" office:value-type="float" office:value="891480426" calcext:value-type="float">
            <text:p>891480426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2]*EXP([.$B$3]*(1/([.A14]+273.15)-1/298.15))" office:value-type="float" office:value="165610.779093763" calcext:value-type="float">
            <text:p>165 611</text:p>
          </table:table-cell>
          <table:table-cell table:formula="of:=1/(1/[.B14]+1/[.$G$3])" office:value-type="float" office:value="90594.035276674" calcext:value-type="float">
            <text:p>90 594</text:p>
          </table:table-cell>
          <table:table-cell table:formula="of:=[.$D$2]/(([.$D$3]+[.C14])/[.C14])" office:value-type="float" office:value="3.21483324735359" calcext:value-type="float">
            <text:p>3.215</text:p>
          </table:table-cell>
          <table:table-cell table:formula="of:=[.D14]/[.$F$2]*(2^[.$F$3]-1)" office:value-type="float" office:value="3989.31580239786" calcext:value-type="float">
            <text:p>3989</text:p>
          </table:table-cell>
          <table:table-cell table:style-name="Default" table:formula="of:=[.A14]*10" office:value-type="float" office:value="150" calcext:value-type="float">
            <text:p>150</text:p>
          </table:table-cell>
          <table:table-cell table:formula="of:=INT((([.E14]*[.E14]*[.E14]/(2^([.$I$10]-[.$J$10]))*[.$I$13]/(2^([.$J$10]-[.$K$10])))+([.E14]*[.E14]*[.$J$13]/(2^([.$J$10]-[.$K$10])))+([.E14]*[.$K$13])+[.$L$13])/(2^[.$K$10]))" office:value-type="float" office:value="85" calcext:value-type="float">
            <text:p>85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B$2]*EXP([.$B$3]*(1/([.A15]+273.15)-1/298.15))" office:value-type="float" office:value="128137.397754896" calcext:value-type="float">
            <text:p>128 137</text:p>
          </table:table-cell>
          <table:table-cell table:formula="of:=1/(1/[.B15]+1/[.$G$3])" office:value-type="float" office:value="78099.8439261161" calcext:value-type="float">
            <text:p>78 100</text:p>
          </table:table-cell>
          <table:table-cell table:formula="of:=[.$D$2]/(([.$D$3]+[.C15])/[.C15])" office:value-type="float" office:value="3.20161471608232" calcext:value-type="float">
            <text:p>3.202</text:p>
          </table:table-cell>
          <table:table-cell table:formula="of:=[.D15]/[.$F$2]*(2^[.$F$3]-1)" office:value-type="float" office:value="3972.91280677488" calcext:value-type="float">
            <text:p>3973</text:p>
          </table:table-cell>
          <table:table-cell table:style-name="Default" table:formula="of:=[.A15]*10" office:value-type="float" office:value="200" calcext:value-type="float">
            <text:p>200</text:p>
          </table:table-cell>
          <table:table-cell table:formula="of:=INT((([.E15]*[.E15]*[.E15]/(2^([.$I$10]-[.$J$10]))*[.$I$13]/(2^([.$J$10]-[.$K$10])))+([.E15]*[.E15]*[.$J$13]/(2^([.$J$10]-[.$K$10])))+([.E15]*[.$K$13])+[.$L$13])/(2^[.$K$10]))" office:value-type="float" office:value="118" calcext:value-type="float">
            <text:p>118</text:p>
          </table:table-cell>
          <table:table-cell/>
          <table:table-cell office:value-type="string" calcext:value-type="string">
            <text:p>Code: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B$2]*EXP([.$B$3]*(1/([.A16]+273.15)-1/298.15))" office:value-type="float" office:value="100000" calcext:value-type="float">
            <text:p>100 000</text:p>
          </table:table-cell>
          <table:table-cell table:formula="of:=1/(1/[.B16]+1/[.$G$3])" office:value-type="float" office:value="66666.6666666667" calcext:value-type="float">
            <text:p>66 667</text:p>
          </table:table-cell>
          <table:table-cell table:formula="of:=[.$D$2]/(([.$D$3]+[.C16])/[.C16])" office:value-type="float" office:value="3.18532818532818" calcext:value-type="float">
            <text:p>3.185</text:p>
          </table:table-cell>
          <table:table-cell table:formula="of:=[.D16]/[.$F$2]*(2^[.$F$3]-1)" office:value-type="float" office:value="3952.7027027027" calcext:value-type="float">
            <text:p>3953</text:p>
          </table:table-cell>
          <table:table-cell table:style-name="Default" table:formula="of:=[.A16]*10" office:value-type="float" office:value="250" calcext:value-type="float">
            <text:p>250</text:p>
          </table:table-cell>
          <table:table-cell table:formula="of:=INT((([.E16]*[.E16]*[.E16]/(2^([.$I$10]-[.$J$10]))*[.$I$13]/(2^([.$J$10]-[.$K$10])))+([.E16]*[.E16]*[.$J$13]/(2^([.$J$10]-[.$K$10])))+([.E16]*[.$K$13])+[.$L$13])/(2^[.$K$10]))" office:value-type="float" office:value="158" calcext:value-type="float">
            <text:p>158</text:p>
          </table:table-cell>
          <table:table-cell/>
          <table:table-cell office:value-type="string" calcext:value-type="string">
            <text:p>int32_t pow2 = raw*raw;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B$2]*EXP([.$B$3]*(1/([.A17]+273.15)-1/298.15))" office:value-type="float" office:value="78682.1107122696" calcext:value-type="float">
            <text:p>78 682</text:p>
          </table:table-cell>
          <table:table-cell table:formula="of:=1/(1/[.B17]+1/[.$G$3])" office:value-type="float" office:value="56467.2849011872" calcext:value-type="float">
            <text:p>56 467</text:p>
          </table:table-cell>
          <table:table-cell table:formula="of:=[.$D$2]/(([.$D$3]+[.C17])/[.C17])" office:value-type="float" office:value="3.1654600766233" calcext:value-type="float">
            <text:p>3.165</text:p>
          </table:table-cell>
          <table:table-cell table:formula="of:=[.D17]/[.$F$2]*(2^[.$F$3]-1)" office:value-type="float" office:value="3928.04818599164" calcext:value-type="float">
            <text:p>3928</text:p>
          </table:table-cell>
          <table:table-cell table:formula="of:=[.A17]*10" office:value-type="float" office:value="300" calcext:value-type="float">
            <text:p>300</text:p>
          </table:table-cell>
          <table:table-cell table:formula="of:=INT((([.E17]*[.E17]*[.E17]/(2^([.$I$10]-[.$J$10]))*[.$I$13]/(2^([.$J$10]-[.$K$10])))+([.E17]*[.E17]*[.$J$13]/(2^([.$J$10]-[.$K$10])))+([.E17]*[.$K$13])+[.$L$13])/(2^[.$K$10]))" office:value-type="float" office:value="205" calcext:value-type="float">
            <text:p>205</text:p>
          </table:table-cell>
          <table:table-cell/>
          <table:table-cell table:formula="of:=CONCATENATE(&quot;int32_t temp = (((int32_t) (((((int64_t) pow2 * raw) &gt;&gt; &quot;;[.I10]-[.J10];&quot;) * &quot;;[.I13];&quot;) &gt;&gt; &quot;;[.J10]-[.K10];&quot;) + (int32_t) (((int64_t) pow2 * &quot;;[.J13];&quot;) &gt;&gt; &quot;;[.J10]-[.K10];&quot;) + (raw *&quot;;[.K13];&quot;) + &quot;;[.L13];&quot;) &gt;&gt; &quot;;[.K10];&quot;);&quot;)" office:value-type="string" office:string-value="int32_t temp = (((int32_t) (((((int64_t) pow2 * raw) &gt;&gt; 16) * -143825049) &gt;&gt; 16) + (int32_t) (((int64_t) pow2 * 18943299) &gt;&gt; 16) + (raw *-842250) + 891480426) &gt;&gt; 16);" calcext:value-type="string">
            <text:p>int32_t temp = (((int32_t) (((((int64_t) pow2 * raw) &gt;&gt; 16) * -143825049) &gt;&gt; 16) + (int32_t) (((int64_t) pow2 * 18943299) &gt;&gt; 16) + (raw *-842250) + 891480426) &gt;&gt; 16);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B$2]*EXP([.$B$3]*(1/([.A18]+273.15)-1/298.15))" office:value-type="float" office:value="62392.3016587475" calcext:value-type="float">
            <text:p>62 392</text:p>
          </table:table-cell>
          <table:table-cell table:formula="of:=1/(1/[.B18]+1/[.$G$3])" office:value-type="float" office:value="47556.5031933684" calcext:value-type="float">
            <text:p>47 557</text:p>
          </table:table-cell>
          <table:table-cell table:formula="of:=[.$D$2]/(([.$D$3]+[.C18])/[.C18])" office:value-type="float" office:value="3.14146208213686" calcext:value-type="float">
            <text:p>3.141</text:p>
          </table:table-cell>
          <table:table-cell table:formula="of:=[.D18]/[.$F$2]*(2^[.$F$3]-1)" office:value-type="float" office:value="3898.26885646983" calcext:value-type="float">
            <text:p>3898</text:p>
          </table:table-cell>
          <table:table-cell table:formula="of:=[.A18]*10" office:value-type="float" office:value="350" calcext:value-type="float">
            <text:p>350</text:p>
          </table:table-cell>
          <table:table-cell table:formula="of:=INT((([.E18]*[.E18]*[.E18]/(2^([.$I$10]-[.$J$10]))*[.$I$13]/(2^([.$J$10]-[.$K$10])))+([.E18]*[.E18]*[.$J$13]/(2^([.$J$10]-[.$K$10])))+([.E18]*[.$K$13])+[.$L$13])/(2^[.$K$10]))" office:value-type="float" office:value="259" calcext:value-type="float">
            <text:p>259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B$2]*EXP([.$B$3]*(1/([.A19]+273.15)-1/298.15))" office:value-type="float" office:value="49842.8836780311" calcext:value-type="float">
            <text:p>49 843</text:p>
          </table:table-cell>
          <table:table-cell table:formula="of:=1/(1/[.B19]+1/[.$G$3])" office:value-type="float" office:value="39899.3823192202" calcext:value-type="float">
            <text:p>39 899</text:p>
          </table:table-cell>
          <table:table-cell table:formula="of:=[.$D$2]/(([.$D$3]+[.C19])/[.C19])" office:value-type="float" office:value="3.11276322334378" calcext:value-type="float">
            <text:p>3.113</text:p>
          </table:table-cell>
          <table:table-cell table:formula="of:=[.D19]/[.$F$2]*(2^[.$F$3]-1)" office:value-type="float" office:value="3862.65618169478" calcext:value-type="float">
            <text:p>3863</text:p>
          </table:table-cell>
          <table:table-cell table:formula="of:=[.A19]*10" office:value-type="float" office:value="400" calcext:value-type="float">
            <text:p>400</text:p>
          </table:table-cell>
          <table:table-cell table:formula="of:=INT((([.E19]*[.E19]*[.E19]/(2^([.$I$10]-[.$J$10]))*[.$I$13]/(2^([.$J$10]-[.$K$10])))+([.E19]*[.E19]*[.$J$13]/(2^([.$J$10]-[.$K$10])))+([.E19]*[.$K$13])+[.$L$13])/(2^[.$K$10]))" office:value-type="float" office:value="319" calcext:value-type="float">
            <text:p>319</text:p>
          </table:table-cell>
          <table:table-cell table:style-name="ce14"/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B$2]*EXP([.$B$3]*(1/([.A20]+273.15)-1/298.15))" office:value-type="float" office:value="40099.6684314641" calcext:value-type="float">
            <text:p>40 100</text:p>
          </table:table-cell>
          <table:table-cell table:formula="of:=1/(1/[.B20]+1/[.$G$3])" office:value-type="float" office:value="33402.5187901586" calcext:value-type="float">
            <text:p>33 403</text:p>
          </table:table-cell>
          <table:table-cell table:formula="of:=[.$D$2]/(([.$D$3]+[.C20])/[.C20])" office:value-type="float" office:value="3.07878651369699" calcext:value-type="float">
            <text:p>3.079</text:p>
          </table:table-cell>
          <table:table-cell table:formula="of:=[.D20]/[.$F$2]*(2^[.$F$3]-1)" office:value-type="float" office:value="3820.4941738149" calcext:value-type="float">
            <text:p>3820</text:p>
          </table:table-cell>
          <table:table-cell table:formula="of:=[.A20]*10" office:value-type="float" office:value="450" calcext:value-type="float">
            <text:p>450</text:p>
          </table:table-cell>
          <table:table-cell table:formula="of:=INT((([.E20]*[.E20]*[.E20]/(2^([.$I$10]-[.$J$10]))*[.$I$13]/(2^([.$J$10]-[.$K$10])))+([.E20]*[.E20]*[.$J$13]/(2^([.$J$10]-[.$K$10])))+([.E20]*[.$K$13])+[.$L$13])/(2^[.$K$10]))" office:value-type="float" office:value="386" calcext:value-type="float">
            <text:p>386</text:p>
          </table:table-cell>
          <table:table-cell table:style-name="ce14"/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B$2]*EXP([.$B$3]*(1/([.A21]+273.15)-1/298.15))" office:value-type="float" office:value="32478.9198091815" calcext:value-type="float">
            <text:p>32 479</text:p>
          </table:table-cell>
          <table:table-cell table:formula="of:=1/(1/[.B21]+1/[.$G$3])" office:value-type="float" office:value="27941.3891253797" calcext:value-type="float">
            <text:p>27 941</text:p>
          </table:table-cell>
          <table:table-cell table:formula="of:=[.$D$2]/(([.$D$3]+[.C21])/[.C21])" office:value-type="float" office:value="3.03897042197797" calcext:value-type="float">
            <text:p>3.039</text:p>
          </table:table-cell>
          <table:table-cell table:formula="of:=[.D21]/[.$F$2]*(2^[.$F$3]-1)" office:value-type="float" office:value="3771.0860236363" calcext:value-type="float">
            <text:p>3771</text:p>
          </table:table-cell>
          <table:table-cell table:formula="of:=[.A21]*10" office:value-type="float" office:value="500" calcext:value-type="float">
            <text:p>500</text:p>
          </table:table-cell>
          <table:table-cell table:formula="of:=INT((([.E21]*[.E21]*[.E21]/(2^([.$I$10]-[.$J$10]))*[.$I$13]/(2^([.$J$10]-[.$K$10])))+([.E21]*[.E21]*[.$J$13]/(2^([.$J$10]-[.$K$10])))+([.E21]*[.$K$13])+[.$L$13])/(2^[.$K$10]))" office:value-type="float" office:value="458" calcext:value-type="float">
            <text:p>458</text:p>
          </table:table-cell>
          <table:table-cell table:style-name="ce14"/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B$2]*EXP([.$B$3]*(1/([.A22]+273.15)-1/298.15))" office:value-type="float" office:value="26475.9727837753" calcext:value-type="float">
            <text:p>26 476</text:p>
          </table:table-cell>
          <table:table-cell table:formula="of:=1/(1/[.B22]+1/[.$G$3])" office:value-type="float" office:value="23380.8226615305" calcext:value-type="float">
            <text:p>23 381</text:p>
          </table:table-cell>
          <table:table-cell table:formula="of:=[.$D$2]/(([.$D$3]+[.C22])/[.C22])" office:value-type="float" office:value="2.99279490790579" calcext:value-type="float">
            <text:p>2.993</text:p>
          </table:table-cell>
          <table:table-cell table:formula="of:=[.D22]/[.$F$2]*(2^[.$F$3]-1)" office:value-type="float" office:value="3713.78640844673" calcext:value-type="float">
            <text:p>3714</text:p>
          </table:table-cell>
          <table:table-cell table:formula="of:=[.A22]*10" office:value-type="float" office:value="550" calcext:value-type="float">
            <text:p>550</text:p>
          </table:table-cell>
          <table:table-cell table:formula="of:=INT((([.E22]*[.E22]*[.E22]/(2^([.$I$10]-[.$J$10]))*[.$I$13]/(2^([.$J$10]-[.$K$10])))+([.E22]*[.E22]*[.$J$13]/(2^([.$J$10]-[.$K$10])))+([.E22]*[.$K$13])+[.$L$13])/(2^[.$K$10]))" office:value-type="float" office:value="533" calcext:value-type="float">
            <text:p>533</text:p>
          </table:table-cell>
          <table:table-cell table:style-name="ce14"/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B$2]*EXP([.$B$3]*(1/([.A23]+273.15)-1/298.15))" office:value-type="float" office:value="21715.3198070922" calcext:value-type="float">
            <text:p>21 715</text:p>
          </table:table-cell>
          <table:table-cell table:formula="of:=1/(1/[.B23]+1/[.$G$3])" office:value-type="float" office:value="19588.4703194944" calcext:value-type="float">
            <text:p>19 588</text:p>
          </table:table-cell>
          <table:table-cell table:formula="of:=[.$D$2]/(([.$D$3]+[.C23])/[.C23])" office:value-type="float" office:value="2.93981123357279" calcext:value-type="float">
            <text:p>2.940</text:p>
          </table:table-cell>
          <table:table-cell table:formula="of:=[.D23]/[.$F$2]*(2^[.$F$3]-1)" office:value-type="float" office:value="3648.03848529714" calcext:value-type="float">
            <text:p>3648</text:p>
          </table:table-cell>
          <table:table-cell table:formula="of:=[.A23]*10" office:value-type="float" office:value="600" calcext:value-type="float">
            <text:p>600</text:p>
          </table:table-cell>
          <table:table-cell table:formula="of:=INT((([.E23]*[.E23]*[.E23]/(2^([.$I$10]-[.$J$10]))*[.$I$13]/(2^([.$J$10]-[.$K$10])))+([.E23]*[.E23]*[.$J$13]/(2^([.$J$10]-[.$K$10])))+([.E23]*[.$K$13])+[.$L$13])/(2^[.$K$10]))" office:value-type="float" office:value="609" calcext:value-type="float">
            <text:p>609</text:p>
          </table:table-cell>
          <table:table-cell table:style-name="ce14"/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B$2]*EXP([.$B$3]*(1/([.A24]+273.15)-1/298.15))" office:value-type="float" office:value="17915.3921034406" calcext:value-type="float">
            <text:p>17 915</text:p>
          </table:table-cell>
          <table:table-cell table:formula="of:=1/(1/[.B24]+1/[.$G$3])" office:value-type="float" office:value="16442.5210449902" calcext:value-type="float">
            <text:p>16 443</text:p>
          </table:table-cell>
          <table:table-cell table:formula="of:=[.$D$2]/(([.$D$3]+[.C24])/[.C24])" office:value-type="float" office:value="2.87967407964733" calcext:value-type="float">
            <text:p>2.880</text:p>
          </table:table-cell>
          <table:table-cell table:formula="of:=[.D24]/[.$F$2]*(2^[.$F$3]-1)" office:value-type="float" office:value="3573.41374428965" calcext:value-type="float">
            <text:p>3573</text:p>
          </table:table-cell>
          <table:table-cell table:formula="of:=[.A24]*10" office:value-type="float" office:value="650" calcext:value-type="float">
            <text:p>650</text:p>
          </table:table-cell>
          <table:table-cell table:formula="of:=INT((([.E24]*[.E24]*[.E24]/(2^([.$I$10]-[.$J$10]))*[.$I$13]/(2^([.$J$10]-[.$K$10])))+([.E24]*[.E24]*[.$J$13]/(2^([.$J$10]-[.$K$10])))+([.E24]*[.$K$13])+[.$L$13])/(2^[.$K$10]))" office:value-type="float" office:value="682" calcext:value-type="float">
            <text:p>682</text:p>
          </table:table-cell>
          <table:table-cell table:style-name="ce14"/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B$2]*EXP([.$B$3]*(1/([.A25]+273.15)-1/298.15))" office:value-type="float" office:value="14863.4938264255" calcext:value-type="float">
            <text:p>14 863</text:p>
          </table:table-cell>
          <table:table-cell table:formula="of:=1/(1/[.B25]+1/[.$G$3])" office:value-type="float" office:value="13835.2900827656" calcext:value-type="float">
            <text:p>13 835</text:p>
          </table:table-cell>
          <table:table-cell table:formula="of:=[.$D$2]/(([.$D$3]+[.C25])/[.C25])" office:value-type="float" office:value="2.81217379180632" calcext:value-type="float">
            <text:p>2.812</text:p>
          </table:table-cell>
          <table:table-cell table:formula="of:=[.D25]/[.$F$2]*(2^[.$F$3]-1)" office:value-type="float" office:value="3489.65202346875" calcext:value-type="float">
            <text:p>3490</text:p>
          </table:table-cell>
          <table:table-cell table:formula="of:=[.A25]*10" office:value-type="float" office:value="700" calcext:value-type="float">
            <text:p>700</text:p>
          </table:table-cell>
          <table:table-cell table:formula="of:=INT((([.E25]*[.E25]*[.E25]/(2^([.$I$10]-[.$J$10]))*[.$I$13]/(2^([.$J$10]-[.$K$10])))+([.E25]*[.E25]*[.$J$13]/(2^([.$J$10]-[.$K$10])))+([.E25]*[.$K$13])+[.$L$13])/(2^[.$K$10]))" office:value-type="float" office:value="751" calcext:value-type="float">
            <text:p>751</text:p>
          </table:table-cell>
          <table:table-cell table:style-name="ce14"/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B$2]*EXP([.$B$3]*(1/([.A26]+273.15)-1/298.15))" office:value-type="float" office:value="12397.8137437237" calcext:value-type="float">
            <text:p>12 398</text:p>
          </table:table-cell>
          <table:table-cell table:formula="of:=1/(1/[.B26]+1/[.$G$3])" office:value-type="float" office:value="11674.1444040311" calcext:value-type="float">
            <text:p>11 674</text:p>
          </table:table-cell>
          <table:table-cell table:formula="of:=[.$D$2]/(([.$D$3]+[.C26])/[.C26])" office:value-type="float" office:value="2.73726596994901" calcext:value-type="float">
            <text:p>2.737</text:p>
          </table:table-cell>
          <table:table-cell table:formula="of:=[.D26]/[.$F$2]*(2^[.$F$3]-1)" office:value-type="float" office:value="3396.69822634582" calcext:value-type="float">
            <text:p>3397</text:p>
          </table:table-cell>
          <table:table-cell table:formula="of:=[.A26]*10" office:value-type="float" office:value="750" calcext:value-type="float">
            <text:p>750</text:p>
          </table:table-cell>
          <table:table-cell table:formula="of:=INT((([.E26]*[.E26]*[.E26]/(2^([.$I$10]-[.$J$10]))*[.$I$13]/(2^([.$J$10]-[.$K$10])))+([.E26]*[.E26]*[.$J$13]/(2^([.$J$10]-[.$K$10])))+([.E26]*[.$K$13])+[.$L$13])/(2^[.$K$10]))" office:value-type="float" office:value="812" calcext:value-type="float">
            <text:p>812</text:p>
          </table:table-cell>
          <table:table-cell table:style-name="ce14"/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B$2]*EXP([.$B$3]*(1/([.A27]+273.15)-1/298.15))" office:value-type="float" office:value="10394.4130128893" calcext:value-type="float">
            <text:p>10 394</text:p>
          </table:table-cell>
          <table:table-cell table:formula="of:=1/(1/[.B27]+1/[.$G$3])" office:value-type="float" office:value="9880.88311285387" calcext:value-type="float">
            <text:p>9 881</text:p>
          </table:table-cell>
          <table:table-cell table:formula="of:=[.$D$2]/(([.$D$3]+[.C27])/[.C27])" office:value-type="float" office:value="2.65509523808508" calcext:value-type="float">
            <text:p>2.655</text:p>
          </table:table-cell>
          <table:table-cell table:formula="of:=[.D27]/[.$F$2]*(2^[.$F$3]-1)" office:value-type="float" office:value="3294.73181816921" calcext:value-type="float">
            <text:p>3295</text:p>
          </table:table-cell>
          <table:table-cell table:formula="of:=[.A27]*10" office:value-type="float" office:value="800" calcext:value-type="float">
            <text:p>800</text:p>
          </table:table-cell>
          <table:table-cell table:formula="of:=INT((([.E27]*[.E27]*[.E27]/(2^([.$I$10]-[.$J$10]))*[.$I$13]/(2^([.$J$10]-[.$K$10])))+([.E27]*[.E27]*[.$J$13]/(2^([.$J$10]-[.$K$10])))+([.E27]*[.$K$13])+[.$L$13])/(2^[.$K$10]))" office:value-type="float" office:value="863" calcext:value-type="float">
            <text:p>863</text:p>
          </table:table-cell>
          <table:table-cell table:style-name="ce14"/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B$2]*EXP([.$B$3]*(1/([.A28]+273.15)-1/298.15))" office:value-type="float" office:value="8757.74040176925" calcext:value-type="float">
            <text:p>8 758</text:p>
          </table:table-cell>
          <table:table-cell table:formula="of:=1/(1/[.B28]+1/[.$G$3])" office:value-type="float" office:value="8390.33837491663" calcext:value-type="float">
            <text:p>8 390</text:p>
          </table:table-cell>
          <table:table-cell table:formula="of:=[.$D$2]/(([.$D$3]+[.C28])/[.C28])" office:value-type="float" office:value="2.56601004298337" calcext:value-type="float">
            <text:p>2.566</text:p>
          </table:table-cell>
          <table:table-cell table:formula="of:=[.D28]/[.$F$2]*(2^[.$F$3]-1)" office:value-type="float" office:value="3184.18518970209" calcext:value-type="float">
            <text:p>3184</text:p>
          </table:table-cell>
          <table:table-cell table:formula="of:=[.A28]*10" office:value-type="float" office:value="850" calcext:value-type="float">
            <text:p>850</text:p>
          </table:table-cell>
          <table:table-cell table:formula="of:=INT((([.E28]*[.E28]*[.E28]/(2^([.$I$10]-[.$J$10]))*[.$I$13]/(2^([.$J$10]-[.$K$10])))+([.E28]*[.E28]*[.$J$13]/(2^([.$J$10]-[.$K$10])))+([.E28]*[.$K$13])+[.$L$13])/(2^[.$K$10]))" office:value-type="float" office:value="903" calcext:value-type="float">
            <text:p>903</text:p>
          </table:table-cell>
          <table:table-cell table:style-name="ce14"/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B$2]*EXP([.$B$3]*(1/([.A29]+273.15)-1/298.15))" office:value-type="float" office:value="7413.66783605964" calcext:value-type="float">
            <text:p>7 414</text:p>
          </table:table-cell>
          <table:table-cell table:formula="of:=1/(1/[.B29]+1/[.$G$3])" office:value-type="float" office:value="7148.67820757061" calcext:value-type="float">
            <text:p>7 149</text:p>
          </table:table-cell>
          <table:table-cell table:formula="of:=[.$D$2]/(([.$D$3]+[.C29])/[.C29])" office:value-type="float" office:value="2.47056582829227" calcext:value-type="float">
            <text:p>2.471</text:p>
          </table:table-cell>
          <table:table-cell table:formula="of:=[.D29]/[.$F$2]*(2^[.$F$3]-1)" office:value-type="float" office:value="3065.74759601722" calcext:value-type="float">
            <text:p>3066</text:p>
          </table:table-cell>
          <table:table-cell table:formula="of:=[.A29]*10" office:value-type="float" office:value="900" calcext:value-type="float">
            <text:p>900</text:p>
          </table:table-cell>
          <table:table-cell table:formula="of:=INT((([.E29]*[.E29]*[.E29]/(2^([.$I$10]-[.$J$10]))*[.$I$13]/(2^([.$J$10]-[.$K$10])))+([.E29]*[.E29]*[.$J$13]/(2^([.$J$10]-[.$K$10])))+([.E29]*[.$K$13])+[.$L$13])/(2^[.$K$10]))" office:value-type="float" office:value="933" calcext:value-type="float">
            <text:p>933</text:p>
          </table:table-cell>
          <table:table-cell table:style-name="ce14"/>
          <table:table-cell table:number-columns-repeated="101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B$2]*EXP([.$B$3]*(1/([.A30]+273.15)-1/298.15))" office:value-type="float" office:value="6304.34039992952" calcext:value-type="float">
            <text:p>6 304</text:p>
          </table:table-cell>
          <table:table-cell table:formula="of:=1/(1/[.B30]+1/[.$G$3])" office:value-type="float" office:value="6111.68954342724" calcext:value-type="float">
            <text:p>6 112</text:p>
          </table:table-cell>
          <table:table-cell table:formula="of:=[.$D$2]/(([.$D$3]+[.C30])/[.C30])" office:value-type="float" office:value="2.36951493477392" calcext:value-type="float">
            <text:p>2.370</text:p>
          </table:table-cell>
          <table:table-cell table:formula="of:=[.D30]/[.$F$2]*(2^[.$F$3]-1)" office:value-type="float" office:value="2940.35262360582" calcext:value-type="float">
            <text:p>2940</text:p>
          </table:table-cell>
          <table:table-cell table:formula="of:=[.A30]*10" office:value-type="float" office:value="950" calcext:value-type="float">
            <text:p>950</text:p>
          </table:table-cell>
          <table:table-cell table:formula="of:=INT((([.E30]*[.E30]*[.E30]/(2^([.$I$10]-[.$J$10]))*[.$I$13]/(2^([.$J$10]-[.$K$10])))+([.E30]*[.E30]*[.$J$13]/(2^([.$J$10]-[.$K$10])))+([.E30]*[.$K$13])+[.$L$13])/(2^[.$K$10]))" office:value-type="float" office:value="957" calcext:value-type="float">
            <text:p>957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B$2]*EXP([.$B$3]*(1/([.A31]+273.15)-1/298.15))" office:value-type="float" office:value="5384.34217047121" calcext:value-type="float">
            <text:p>5 384</text:p>
          </table:table-cell>
          <table:table-cell table:formula="of:=1/(1/[.B31]+1/[.$G$3])" office:value-type="float" office:value="5243.18661643851" calcext:value-type="float">
            <text:p>5 243</text:p>
          </table:table-cell>
          <table:table-cell table:formula="of:=[.$D$2]/(([.$D$3]+[.C31])/[.C31])" office:value-type="float" office:value="2.26378298771796" calcext:value-type="float">
            <text:p>2.264</text:p>
          </table:table-cell>
          <table:table-cell table:formula="of:=[.D31]/[.$F$2]*(2^[.$F$3]-1)" office:value-type="float" office:value="2809.14888930456" calcext:value-type="float">
            <text:p>2809</text:p>
          </table:table-cell>
          <table:table-cell table:formula="of:=[.A31]*10" office:value-type="float" office:value="1000" calcext:value-type="float">
            <text:p>1000</text:p>
          </table:table-cell>
          <table:table-cell table:formula="of:=INT((([.E31]*[.E31]*[.E31]/(2^([.$I$10]-[.$J$10]))*[.$I$13]/(2^([.$J$10]-[.$K$10])))+([.E31]*[.E31]*[.$J$13]/(2^([.$J$10]-[.$K$10])))+([.E31]*[.$K$13])+[.$L$13])/(2^[.$K$10]))" office:value-type="float" office:value="978" calcext:value-type="float">
            <text:p>978</text:p>
          </table:table-cell>
          <table:table-cell table:number-columns-repeated="1017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B$2]*EXP([.$B$3]*(1/([.A32]+273.15)-1/298.15))" office:value-type="float" office:value="4617.82300887792" calcext:value-type="float">
            <text:p>4 618</text:p>
          </table:table-cell>
          <table:table-cell table:formula="of:=1/(1/[.B32]+1/[.$G$3])" office:value-type="float" office:value="4513.60779913836" calcext:value-type="float">
            <text:p>4 514</text:p>
          </table:table-cell>
          <table:table-cell table:formula="of:=[.$D$2]/(([.$D$3]+[.C32])/[.C32])" office:value-type="float" office:value="2.15443313677888" calcext:value-type="float">
            <text:p>2.154</text:p>
          </table:table-cell>
          <table:table-cell table:formula="of:=[.D32]/[.$F$2]*(2^[.$F$3]-1)" office:value-type="float" office:value="2673.4556651847" calcext:value-type="float">
            <text:p>2673</text:p>
          </table:table-cell>
          <table:table-cell table:formula="of:=[.A32]*10" office:value-type="float" office:value="1050" calcext:value-type="float">
            <text:p>1050</text:p>
          </table:table-cell>
          <table:table-cell table:formula="of:=INT((([.E32]*[.E32]*[.E32]/(2^([.$I$10]-[.$J$10]))*[.$I$13]/(2^([.$J$10]-[.$K$10])))+([.E32]*[.E32]*[.$J$13]/(2^([.$J$10]-[.$K$10])))+([.E32]*[.$K$13])+[.$L$13])/(2^[.$K$10]))" office:value-type="float" office:value="1004" calcext:value-type="float">
            <text:p>1004</text:p>
          </table:table-cell>
          <table:table-cell table:number-columns-repeated="1017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B$2]*EXP([.$B$3]*(1/([.A33]+273.15)-1/298.15))" office:value-type="float" office:value="3976.33189894973" calcext:value-type="float">
            <text:p>3 976</text:p>
          </table:table-cell>
          <table:table-cell table:formula="of:=1/(1/[.B33]+1/[.$G$3])" office:value-type="float" office:value="3898.81694795807" calcext:value-type="float">
            <text:p>3 899</text:p>
          </table:table-cell>
          <table:table-cell table:formula="of:=[.$D$2]/(([.$D$3]+[.C33])/[.C33])" office:value-type="float" office:value="2.04262102464059" calcext:value-type="float">
            <text:p>2.043</text:p>
          </table:table-cell>
          <table:table-cell table:formula="of:=[.D33]/[.$F$2]*(2^[.$F$3]-1)" office:value-type="float" office:value="2534.70699875855" calcext:value-type="float">
            <text:p>2535</text:p>
          </table:table-cell>
          <table:table-cell table:formula="of:=[.A33]*10" office:value-type="float" office:value="1100" calcext:value-type="float">
            <text:p>1100</text:p>
          </table:table-cell>
          <table:table-cell table:formula="of:=INT((([.E33]*[.E33]*[.E33]/(2^([.$I$10]-[.$J$10]))*[.$I$13]/(2^([.$J$10]-[.$K$10])))+([.E33]*[.E33]*[.$J$13]/(2^([.$J$10]-[.$K$10])))+([.E33]*[.$K$13])+[.$L$13])/(2^[.$K$10]))" office:value-type="float" office:value="1043" calcext:value-type="float">
            <text:p>1043</text:p>
          </table:table-cell>
          <table:table-cell table:number-columns-repeated="1017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B$2]*EXP([.$B$3]*(1/([.A34]+273.15)-1/298.15))" office:value-type="float" office:value="3437.17317069791" calcext:value-type="float">
            <text:p>3 437</text:p>
          </table:table-cell>
          <table:table-cell table:formula="of:=1/(1/[.B34]+1/[.$G$3])" office:value-type="float" office:value="3379.10040444171" calcext:value-type="float">
            <text:p>3 379</text:p>
          </table:table-cell>
          <table:table-cell table:formula="of:=[.$D$2]/(([.$D$3]+[.C34])/[.C34])" office:value-type="float" office:value="1.9295444886348" calcext:value-type="float">
            <text:p>1.930</text:p>
          </table:table-cell>
          <table:table-cell table:formula="of:=[.D34]/[.$F$2]*(2^[.$F$3]-1)" office:value-type="float" office:value="2394.38929726046" calcext:value-type="float">
            <text:p>2394</text:p>
          </table:table-cell>
          <table:table-cell table:style-name="Default" table:formula="of:=[.A34]*10" office:value-type="float" office:value="1150" calcext:value-type="float">
            <text:p>1150</text:p>
          </table:table-cell>
          <table:table-cell table:formula="of:=INT((([.E34]*[.E34]*[.E34]/(2^([.$I$10]-[.$J$10]))*[.$I$13]/(2^([.$J$10]-[.$K$10])))+([.E34]*[.E34]*[.$J$13]/(2^([.$J$10]-[.$K$10])))+([.E34]*[.$K$13])+[.$L$13])/(2^[.$K$10]))" office:value-type="float" office:value="1102" calcext:value-type="float">
            <text:p>1102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B$2]*EXP([.$B$3]*(1/([.A35]+273.15)-1/298.15))" office:value-type="float" office:value="2982.15212505711" calcext:value-type="float">
            <text:p>2 982</text:p>
          </table:table-cell>
          <table:table-cell table:formula="of:=1/(1/[.B35]+1/[.$G$3])" office:value-type="float" office:value="2938.33925183708" calcext:value-type="float">
            <text:p>2 938</text:p>
          </table:table-cell>
          <table:table-cell table:formula="of:=[.$D$2]/(([.$D$3]+[.C35])/[.C35])" office:value-type="float" office:value="1.8163925283927" calcext:value-type="float">
            <text:p>1.816</text:p>
          </table:table-cell>
          <table:table-cell table:formula="of:=[.D35]/[.$F$2]*(2^[.$F$3]-1)" office:value-type="float" office:value="2253.97800114186" calcext:value-type="float">
            <text:p>2254</text:p>
          </table:table-cell>
          <table:table-cell table:style-name="Default" table:formula="of:=[.A35]*10" office:value-type="float" office:value="1200" calcext:value-type="float">
            <text:p>1200</text:p>
          </table:table-cell>
          <table:table-cell table:formula="of:=INT((([.E35]*[.E35]*[.E35]/(2^([.$I$10]-[.$J$10]))*[.$I$13]/(2^([.$J$10]-[.$K$10])))+([.E35]*[.E35]*[.$J$13]/(2^([.$J$10]-[.$K$10])))+([.E35]*[.$K$13])+[.$L$13])/(2^[.$K$10]))" office:value-type="float" office:value="1191" calcext:value-type="float">
            <text:p>1191</text:p>
          </table:table-cell>
          <table:table-cell table:number-columns-repeated="1017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$B$2]*EXP([.$B$3]*(1/([.A36]+273.15)-1/298.15))" office:value-type="float" office:value="2596.6124129865" calcext:value-type="float">
            <text:p>2 597</text:p>
          </table:table-cell>
          <table:table-cell table:formula="of:=1/(1/[.B36]+1/[.$G$3])" office:value-type="float" office:value="2563.33250794282" calcext:value-type="float">
            <text:p>2 563</text:p>
          </table:table-cell>
          <table:table-cell table:formula="of:=[.$D$2]/(([.$D$3]+[.C36])/[.C36])" office:value-type="float" office:value="1.70429792134103" calcext:value-type="float">
            <text:p>1.704</text:p>
          </table:table-cell>
          <table:table-cell table:formula="of:=[.D36]/[.$F$2]*(2^[.$F$3]-1)" office:value-type="float" office:value="2114.87878420955" calcext:value-type="float">
            <text:p>2115</text:p>
          </table:table-cell>
          <table:table-cell table:style-name="Default" table:formula="of:=[.A36]*10" office:value-type="float" office:value="1250" calcext:value-type="float">
            <text:p>1250</text:p>
          </table:table-cell>
          <table:table-cell table:formula="of:=INT((([.E36]*[.E36]*[.E36]/(2^([.$I$10]-[.$J$10]))*[.$I$13]/(2^([.$J$10]-[.$K$10])))+([.E36]*[.E36]*[.$J$13]/(2^([.$J$10]-[.$K$10])))+([.E36]*[.$K$13])+[.$L$13])/(2^[.$K$10]))" office:value-type="float" office:value="1316" calcext:value-type="float">
            <text:p>1316</text:p>
          </table:table-cell>
          <table:table-cell table:number-columns-repeated="1017"/>
        </table:table-row>
      </table:table>
      <table:table table:name="NTC 10k_1 motor 3380" table:style-name="ta1">
        <table:shapes>
          <draw:frame draw:z-index="0" draw:style-name="gr1" draw:text-style-name="P1" svg:width="243.34mm" svg:height="148.48mm" svg:x="160.82mm" svg:y="81.29mm">
            <draw:object draw:notify-on-update-of-ranges="'NTC 10k_1 motor 3380'.D7:'NTC 10k_1 motor 3380'.D27 'NTC 10k_1 motor 3380'.D6:'NTC 10k_1 motor 3380'.D6 'NTC 10k_1 motor 3380'.E7:'NTC 10k_1 motor 3380'.E2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29"/>
        <table:table-column table:style-name="co2" table:default-cell-style-name="ce7"/>
        <table:table-column table:style-name="co2" table:default-cell-style-name="ce8"/>
        <table:table-column table:style-name="co2" table:default-cell-style-name="Default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INPUT</text:p>
          </table:table-cell>
          <table:covered-table-cell table:style-name="ce34"/>
          <table:covered-table-cell table:style-name="ce6"/>
          <table:covered-table-cell table:style-name="ce34"/>
          <table:covered-table-cell table:style-name="ce9"/>
          <table:covered-table-cell table:style-name="ce6"/>
          <table:covered-table-cell table:style-name="ce34"/>
          <table:table-cell table:style-name="ce15" office:value-type="string" calcext:value-type="string" table:number-columns-spanned="3" table:number-rows-spanned="1">
            <text:p>t=c3*adc^3+c2*adc^2+c1*adc+b</text:p>
          </table:table-cell>
          <table:covered-table-cell table:style-name="ce49"/>
          <table:covered-table-cell/>
          <table:table-cell table:number-columns-repeated="1014"/>
        </table:table-row>
        <table:table-row table:style-name="ro1">
          <table:table-cell table:style-name="ce6" office:value-type="string" calcext:value-type="string">
            <office:annotation draw:style-name="gr2" draw:text-style-name="P3" svg:width="28.99mm" svg:height="9.91mm" svg:x="28.57mm" svg:y="0mm" draw:caption-point-x="-3.26mm" draw:caption-point-y="4.61mm">
              <dc:date>2017-12-09T00:00:00</dc:date>
              <text:p text:style-name="P2"><text:span text:style-name="T1">NTC 25C resistance</text:span></text:p>
            </office:annotation>
            <text:p>NTC R25° = </text:p>
          </table:table-cell>
          <table:table-cell table:style-name="ce34" office:value-type="float" office:value="10000" calcext:value-type="float">
            <text:p>10000</text:p>
          </table:table-cell>
          <table:table-cell table:style-name="ce6" office:value-type="string" calcext:value-type="string">
            <text:p>Pullup V = </text:p>
          </table:table-cell>
          <table:table-cell table:style-name="ce34" office:value-type="float" office:value="3.3" calcext:value-type="float">
            <text:p>3.3</text:p>
          </table:table-cell>
          <table:table-cell table:style-name="ce9" office:value-type="string" calcext:value-type="string">
            <office:annotation draw:style-name="gr2" draw:text-style-name="P3" svg:width="28.99mm" svg:height="9.91mm" svg:x="118.88mm" svg:y="0mm" draw:caption-point-x="-3.26mm" draw:caption-point-y="4.61mm">
              <dc:date>2017-12-09T00:00:00</dc:date>
              <text:p text:style-name="P2"><text:span text:style-name="T1">ADC reference voltage</text:span></text:p>
            </office:annotation>
            <text:p>ADC Vref =</text:p>
          </table:table-cell>
          <table:table-cell table:style-name="ce6" office:value-type="float" office:value="3" calcext:value-type="float">
            <text:p>3</text:p>
          </table:table-cell>
          <table:table-cell table:style-name="ce34"/>
          <table:table-cell table:style-name="ce49" office:value-type="string" calcext:value-type="string">
            <text:p>keep eye on int64 overload</text:p>
          </table:table-cell>
          <table:table-cell table:style-name="ce49"/>
          <table:table-cell table:number-columns-repeated="1015"/>
        </table:table-row>
        <table:table-row table:style-name="ro1">
          <table:table-cell table:style-name="ce6" office:value-type="string" calcext:value-type="string">
            <office:annotation draw:style-name="gr2" draw:text-style-name="P3" svg:width="28.99mm" svg:height="9.91mm" svg:x="28.57mm" svg:y="0mm" draw:caption-point-x="-3.26mm" draw:caption-point-y="9.13mm">
              <dc:date>2017-12-09T00:00:00</dc:date>
              <text:p text:style-name="P2"><text:span text:style-name="T1">Temperature constant</text:span></text:p>
            </office:annotation>
            <text:p>Constant B = </text:p>
          </table:table-cell>
          <table:table-cell table:style-name="ce34" office:value-type="float" office:value="3455" calcext:value-type="float">
            <text:p>3455</text:p>
          </table:table-cell>
          <table:table-cell table:style-name="ce6" office:value-type="string" calcext:value-type="string">
            <office:annotation draw:style-name="gr3" draw:text-style-name="P3" svg:width="28.99mm" svg:height="13.86mm" svg:x="73.73mm" svg:y="0mm" draw:caption-point-x="-3.26mm" draw:caption-point-y="9.13mm">
              <dc:date>2017-12-09T00:00:00</dc:date>
              <text:p text:style-name="P2"><text:span text:style-name="T1">Divider top resistor, sensor on the ground</text:span></text:p>
            </office:annotation>
            <text:p>Pullup R = </text:p>
          </table:table-cell>
          <table:table-cell table:style-name="ce34" office:value-type="float" office:value="2400" calcext:value-type="float">
            <text:p>2400</text:p>
          </table:table-cell>
          <table:table-cell table:style-name="ce9" office:value-type="string" calcext:value-type="string">
            <text:p>ADC bit =</text:p>
          </table:table-cell>
          <table:table-cell table:style-name="ce9" office:value-type="float" office:value="12" calcext:value-type="float">
            <text:p>12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16" office:value-type="string" calcext:value-type="string" table:number-columns-spanned="4" table:number-rows-spanned="1">
            <text:p>RESULT</text:p>
          </table:table-cell>
          <table:covered-table-cell table:number-columns-repeated="3" table:style-name="ce5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16" office:value-type="string" calcext:value-type="string" table:number-columns-spanned="2" table:number-rows-spanned="1">
            <text:p>Sensor data</text:p>
          </table:table-cell>
          <table:covered-table-cell table:style-name="ce5"/>
          <table:table-cell table:style-name="ce3" office:value-type="string" calcext:value-type="string">
            <text:p>Divider</text:p>
          </table:table-cell>
          <table:table-cell table:style-name="ce5"/>
          <table:table-cell table:style-name="ce13" office:value-type="string" calcext:value-type="string">
            <text:p>Integer</text:p>
          </table:table-cell>
          <table:table-cell table:style-name="ce31" office:value-type="string" calcext:value-type="string">
            <text:p>Back</text:p>
          </table:table-cell>
          <table:table-cell/>
          <table:table-cell table:style-name="ce16" office:value-type="string" calcext:value-type="string" table:number-columns-spanned="4" table:number-rows-spanned="1">
            <text:p>Formula coeficient</text:p>
          </table:table-cell>
          <table:covered-table-cell table:number-columns-repeated="3" table:style-name="ce5"/>
          <table:table-cell/>
          <table:table-cell table:style-name="ce24" office:value-type="string" calcext:value-type="string" table:number-columns-spanned="2" table:number-rows-spanned="1">
            <text:p>Check</text:p>
          </table:table-cell>
          <table:covered-table-cell table:style-name="ce59"/>
          <table:table-cell table:number-columns-repeated="1010"/>
        </table:table-row>
        <table:table-row table:style-name="ro1">
          <table:table-cell table:style-name="ce3" office:value-type="string" calcext:value-type="string">
            <text:p>t°C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Vout</text:p>
          </table:table-cell>
          <table:table-cell table:style-name="ce3" office:value-type="string" calcext:value-type="string">
            <text:p>ADC</text:p>
          </table:table-cell>
          <table:table-cell table:style-name="ce13" office:value-type="string" calcext:value-type="string">
            <text:p>t°C out</text:p>
          </table:table-cell>
          <table:table-cell table:style-name="ce31" office:value-type="string" calcext:value-type="string">
            <text:p>Calculation</text:p>
          </table:table-cell>
          <table:table-cell table:style-name="ce13"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b</text:p>
          </table:table-cell>
          <table:table-cell table:style-name="ce13"/>
          <table:table-cell table:style-name="ce59" office:value-type="string" calcext:value-type="string">
            <text:p>ADC cubic</text:p>
          </table:table-cell>
          <table:table-cell table:style-name="ce26" table:formula="of:=IF((2^[.F3]-1)^3 &lt; 2^63;&quot;ok&quot;;&quot;overflow&quot;)" office:value-type="string" office:string-value="ok" calcext:value-type="string">
            <text:p>ok</text:p>
          </table:table-cell>
          <table:table-cell table:style-name="ce13" table:number-columns-repeated="1010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B$2]*EXP([.$B$3]*(1/([.A7]+273.15)-1/298.15))" office:value-type="float" office:value="488.932651137042" calcext:value-type="float">
            <text:p>489</text:p>
          </table:table-cell>
          <table:table-cell table:formula="of:=[.$D$2]/(([.$D$3]+[.B7])/[.B7])" office:value-type="float" office:value="0.558503067946979" calcext:value-type="float">
            <text:p>0.559</text:p>
          </table:table-cell>
          <table:table-cell table:formula="of:=[.C7]/[.$F$2]*(2^[.$F$3]-1)" office:value-type="float" office:value="762.356687747627" calcext:value-type="float">
            <text:p>762</text:p>
          </table:table-cell>
          <table:table-cell table:formula="of:=[.A7]*10" office:value-type="float" office:value="1300" calcext:value-type="float">
            <text:p>1300</text:p>
          </table:table-cell>
          <table:table-cell table:formula="of:=INT((([.D7]*[.D7]*[.D7]/(2^([.$H$10]-[.$I$10]))*[.$H$13]/(2^([.$I$10]-[.$J$10])))+([.D7]*[.D7]*[.$I$13]/(2^([.$I$10]-[.$J$10])))+([.D7]*[.$J$13])+[.$K$13])/(2^[.$J$10]))" office:value-type="float" office:value="1290" calcext:value-type="float">
            <text:p>1290</text:p>
          </table:table-cell>
          <table:table-cell/>
          <table:table-cell table:style-name="ce17" table:number-matrix-columns-spanned="4" table:number-matrix-rows-spanned="1" table:formula="of:=LINEST([.E7:.E27];([.D7:.D27])^{1;2;3})" office:value-type="float" office:value="-0.00000452976553845133" calcext:value-type="float">
            <text:p>-4.52976553845133E-06</text:p>
          </table:table-cell>
          <table:table-cell table:style-name="ce21" office:value-type="float" office:value="0.00851622595800712" calcext:value-type="float">
            <text:p>0.008516225958007</text:p>
          </table:table-cell>
          <table:table-cell table:style-name="ce21" office:value-type="float" office:value="-6.21113164558718" calcext:value-type="float">
            <text:p>-6.21113164558718</text:p>
          </table:table-cell>
          <table:table-cell table:style-name="ce21" office:value-type="float" office:value="3083.48965446782" calcext:value-type="float">
            <text:p>3083.48965446782</text:p>
          </table:table-cell>
          <table:table-cell/>
          <table:table-cell table:style-name="ce59" office:value-type="string" calcext:value-type="string">
            <text:p>Cubic * c3</text:p>
          </table:table-cell>
          <table:table-cell table:style-name="ce26" table:formula="of:=IF(((2^[.F3]-1)^3/(2^([.H10]-[.I10]))*[.H13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$B$2]*EXP([.$B$3]*(1/([.A8]+273.15)-1/298.15))" office:value-type="float" office:value="440.204197053544" calcext:value-type="float">
            <text:p>440</text:p>
          </table:table-cell>
          <table:table-cell table:formula="of:=[.$D$2]/(([.$D$3]+[.B8])/[.B8])" office:value-type="float" office:value="0.511468102111712" calcext:value-type="float">
            <text:p>0.511</text:p>
          </table:table-cell>
          <table:table-cell table:formula="of:=[.C8]/[.$F$2]*(2^[.$F$3]-1)" office:value-type="float" office:value="698.153959382486" calcext:value-type="float">
            <text:p>698</text:p>
          </table:table-cell>
          <table:table-cell table:formula="of:=[.A8]*10" office:value-type="float" office:value="1350" calcext:value-type="float">
            <text:p>1350</text:p>
          </table:table-cell>
          <table:table-cell table:formula="of:=INT((([.D8]*[.D8]*[.D8]/(2^([.$H$10]-[.$I$10]))*[.$H$13]/(2^([.$I$10]-[.$J$10])))+([.D8]*[.D8]*[.$I$13]/(2^([.$I$10]-[.$J$10])))+([.D8]*[.$J$13])+[.$K$13])/(2^[.$J$10]))" office:value-type="float" office:value="1356" calcext:value-type="float">
            <text:p>1356</text:p>
          </table:table-cell>
          <table:table-cell table:number-columns-repeated="6"/>
          <table:table-cell table:style-name="ce59" office:value-type="string" calcext:value-type="string">
            <text:p>Square * c2</text:p>
          </table:table-cell>
          <table:table-cell table:style-name="ce59" table:formula="of:=IF(((2^[.F3]-1)^2*[.I13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B$2]*EXP([.$B$3]*(1/([.A9]+273.15)-1/298.15))" office:value-type="float" office:value="397.340568000443" calcext:value-type="float">
            <text:p>397</text:p>
          </table:table-cell>
          <table:table-cell table:formula="of:=[.$D$2]/(([.$D$3]+[.B9])/[.B9])" office:value-type="float" office:value="0.468739448246279" calcext:value-type="float">
            <text:p>0.469</text:p>
          </table:table-cell>
          <table:table-cell table:formula="of:=[.C9]/[.$F$2]*(2^[.$F$3]-1)" office:value-type="float" office:value="639.829346856171" calcext:value-type="float">
            <text:p>640</text:p>
          </table:table-cell>
          <table:table-cell table:formula="of:=[.A9]*10" office:value-type="float" office:value="1400" calcext:value-type="float">
            <text:p>1400</text:p>
          </table:table-cell>
          <table:table-cell table:formula="of:=INT((([.D9]*[.D9]*[.D9]/(2^([.$H$10]-[.$I$10]))*[.$H$13]/(2^([.$I$10]-[.$J$10])))+([.D9]*[.D9]*[.$I$13]/(2^([.$I$10]-[.$J$10])))+([.D9]*[.$J$13])+[.$K$13])/(2^[.$J$10]))" office:value-type="float" office:value="1409" calcext:value-type="float">
            <text:p>1409</text:p>
          </table:table-cell>
          <table:table-cell/>
          <table:table-cell table:style-name="ce1" office:value-type="string" calcext:value-type="string" table:number-columns-spanned="4" table:number-rows-spanned="1">
            <text:p>Left Shift bits (2^N)</text:p>
          </table:table-cell>
          <table:covered-table-cell table:number-columns-repeated="3" table:style-name="ce10"/>
          <table:table-cell/>
          <table:table-cell table:style-name="ce59" office:value-type="string" calcext:value-type="string">
            <text:p>ADC * c1</text:p>
          </table:table-cell>
          <table:table-cell table:style-name="ce59" table:formula="of:=IF(((2^[.F3]-1)*[.J13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$B$2]*EXP([.$B$3]*(1/([.A10]+273.15)-1/298.15))" office:value-type="float" office:value="359.530418471679" calcext:value-type="float">
            <text:p>360</text:p>
          </table:table-cell>
          <table:table-cell table:formula="of:=[.$D$2]/(([.$D$3]+[.B10])/[.B10])" office:value-type="float" office:value="0.429946476768188" calcext:value-type="float">
            <text:p>0.430</text:p>
          </table:table-cell>
          <table:table-cell table:formula="of:=[.C10]/[.$F$2]*(2^[.$F$3]-1)" office:value-type="float" office:value="586.876940788577" calcext:value-type="float">
            <text:p>587</text:p>
          </table:table-cell>
          <table:table-cell table:formula="of:=[.A10]*10" office:value-type="float" office:value="1450" calcext:value-type="float">
            <text:p>1450</text:p>
          </table:table-cell>
          <table:table-cell table:formula="of:=INT((([.D10]*[.D10]*[.D10]/(2^([.$H$10]-[.$I$10]))*[.$H$13]/(2^([.$I$10]-[.$J$10])))+([.D10]*[.D10]*[.$I$13]/(2^([.$I$10]-[.$J$10])))+([.D10]*[.$J$13])+[.$K$13])/(2^[.$J$10]))" office:value-type="float" office:value="1455" calcext:value-type="float">
            <text:p>1455</text:p>
          </table:table-cell>
          <table:table-cell/>
          <table:table-cell table:style-name="ce9" office:value-type="float" office:value="48" calcext:value-type="float">
            <text:p>48</text:p>
          </table:table-cell>
          <table:table-cell table:style-name="ce9" table:formula="of:=16+16" office:value-type="float" office:value="32" calcext:value-type="float">
            <text:p>32</text:p>
          </table:table-cell>
          <table:table-cell table:style-name="ce23" office:value-type="float" office:value="16" calcext:value-type="float" table:number-columns-spanned="2" table:number-rows-spanned="1">
            <text:p>16</text:p>
          </table:table-cell>
          <table:covered-table-cell table:style-name="ce9"/>
          <table:table-cell table:number-columns-repeated="101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B$2]*EXP([.$B$3]*(1/([.A11]+273.15)-1/298.15))" office:value-type="float" office:value="326.087880263269" calcext:value-type="float">
            <text:p>326</text:p>
          </table:table-cell>
          <table:table-cell table:formula="of:=[.$D$2]/(([.$D$3]+[.B11])/[.B11])" office:value-type="float" office:value="0.394737826560773" calcext:value-type="float">
            <text:p>0.395</text:p>
          </table:table-cell>
          <table:table-cell table:formula="of:=[.C11]/[.$F$2]*(2^[.$F$3]-1)" office:value-type="float" office:value="538.817133255456" calcext:value-type="float">
            <text:p>539</text:p>
          </table:table-cell>
          <table:table-cell table:formula="of:=[.A11]*10" office:value-type="float" office:value="1500" calcext:value-type="float">
            <text:p>1500</text:p>
          </table:table-cell>
          <table:table-cell table:formula="of:=INT((([.D11]*[.D11]*[.D11]/(2^([.$H$10]-[.$I$10]))*[.$H$13]/(2^([.$I$10]-[.$J$10])))+([.D11]*[.D11]*[.$I$13]/(2^([.$I$10]-[.$J$10])))+([.D11]*[.$J$13])+[.$K$13])/(2^[.$J$10])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$B$2]*EXP([.$B$3]*(1/([.A12]+273.15)-1/298.15))" office:value-type="float" office:value="296.431263493711" calcext:value-type="float">
            <text:p>296</text:p>
          </table:table-cell>
          <table:table-cell table:formula="of:=[.$D$2]/(([.$D$3]+[.B12])/[.B12])" office:value-type="float" office:value="0.362784389416173" calcext:value-type="float">
            <text:p>0.363</text:p>
          </table:table-cell>
          <table:table-cell table:formula="of:=[.C12]/[.$F$2]*(2^[.$F$3]-1)" office:value-type="float" office:value="495.200691553076" calcext:value-type="float">
            <text:p>495</text:p>
          </table:table-cell>
          <table:table-cell table:formula="of:=[.A12]*10" office:value-type="float" office:value="1550" calcext:value-type="float">
            <text:p>1550</text:p>
          </table:table-cell>
          <table:table-cell table:formula="of:=INT((([.D12]*[.D12]*[.D12]/(2^([.$H$10]-[.$I$10]))*[.$H$13]/(2^([.$I$10]-[.$J$10])))+([.D12]*[.D12]*[.$I$13]/(2^([.$I$10]-[.$J$10])))+([.D12]*[.$J$13])+[.$K$13])/(2^[.$J$10]))" office:value-type="float" office:value="1546" calcext:value-type="float">
            <text:p>1546</text:p>
          </table:table-cell>
          <table:table-cell/>
          <table:table-cell table:style-name="ce18" office:value-type="string" calcext:value-type="string" table:number-columns-spanned="4" table:number-rows-spanned="1">
            <text:p>Shifted coeficients</text:p>
          </table:table-cell>
          <table:covered-table-cell table:number-columns-repeated="3" table:style-name="ce22"/>
          <table:table-cell table:number-columns-repeated="101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$B$2]*EXP([.$B$3]*(1/([.A13]+273.15)-1/298.15))" office:value-type="float" office:value="270.065673828103" calcext:value-type="float">
            <text:p>270</text:p>
          </table:table-cell>
          <table:table-cell table:formula="of:=[.$D$2]/(([.$D$3]+[.B13])/[.B13])" office:value-type="float" office:value="0.333780825081726" calcext:value-type="float">
            <text:p>0.334</text:p>
          </table:table-cell>
          <table:table-cell table:formula="of:=[.C13]/[.$F$2]*(2^[.$F$3]-1)" office:value-type="float" office:value="455.610826236557" calcext:value-type="float">
            <text:p>456</text:p>
          </table:table-cell>
          <table:table-cell table:formula="of:=[.A13]*10" office:value-type="float" office:value="1600" calcext:value-type="float">
            <text:p>1600</text:p>
          </table:table-cell>
          <table:table-cell table:formula="of:=INT((([.D13]*[.D13]*[.D13]/(2^([.$H$10]-[.$I$10]))*[.$H$13]/(2^([.$I$10]-[.$J$10])))+([.D13]*[.D13]*[.$I$13]/(2^([.$I$10]-[.$J$10])))+([.D13]*[.$J$13])+[.$K$13])/(2^[.$J$10]))" office:value-type="float" office:value="1593" calcext:value-type="float">
            <text:p>1593</text:p>
          </table:table-cell>
          <table:table-cell/>
          <table:table-cell table:style-name="ce19" table:formula="of:=INT([.H7]*(2^[.H10]))" office:value-type="float" office:value="-1275015650" calcext:value-type="float">
            <text:p>-1275015650</text:p>
          </table:table-cell>
          <table:table-cell table:style-name="ce19" table:formula="of:=INT([.I7]*2^[.I10])" office:value-type="float" office:value="36576911" calcext:value-type="float">
            <text:p>36576911</text:p>
          </table:table-cell>
          <table:table-cell table:style-name="ce19" table:formula="of:=INT([.J7]*2^[.J10])" office:value-type="float" office:value="-407053" calcext:value-type="float">
            <text:p>-407053</text:p>
          </table:table-cell>
          <table:table-cell table:style-name="ce19" table:formula="of:=INT([.K7]*2^[.J10])" office:value-type="float" office:value="202079577" calcext:value-type="float">
            <text:p>202079577</text:p>
          </table:table-cell>
          <table:table-cell table:number-columns-repeated="1013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$B$2]*EXP([.$B$3]*(1/([.A14]+273.15)-1/298.15))" office:value-type="float" office:value="246.568773658568" calcext:value-type="float">
            <text:p>247</text:p>
          </table:table-cell>
          <table:table-cell table:formula="of:=[.$D$2]/(([.$D$3]+[.B14])/[.B14])" office:value-type="float" office:value="0.307445988621887" calcext:value-type="float">
            <text:p>0.307</text:p>
          </table:table-cell>
          <table:table-cell table:formula="of:=[.C14]/[.$F$2]*(2^[.$F$3]-1)" office:value-type="float" office:value="419.663774468876" calcext:value-type="float">
            <text:p>420</text:p>
          </table:table-cell>
          <table:table-cell table:formula="of:=[.A14]*10" office:value-type="float" office:value="1650" calcext:value-type="float">
            <text:p>1650</text:p>
          </table:table-cell>
          <table:table-cell table:formula="of:=INT((([.D14]*[.D14]*[.D14]/(2^([.$H$10]-[.$I$10]))*[.$H$13]/(2^([.$I$10]-[.$J$10])))+([.D14]*[.D14]*[.$I$13]/(2^([.$I$10]-[.$J$10])))+([.D14]*[.$J$13])+[.$K$13])/(2^[.$J$10]))" office:value-type="float" office:value="1641" calcext:value-type="float">
            <text:p>1641</text:p>
          </table:table-cell>
          <table:table-cell table:number-columns-repeated="1018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$B$2]*EXP([.$B$3]*(1/([.A15]+273.15)-1/298.15))" office:value-type="float" office:value="225.579077037803" calcext:value-type="float">
            <text:p>226</text:p>
          </table:table-cell>
          <table:table-cell table:formula="of:=[.$D$2]/(([.$D$3]+[.B15])/[.B15])" office:value-type="float" office:value="0.283522580117679" calcext:value-type="float">
            <text:p>0.284</text:p>
          </table:table-cell>
          <table:table-cell table:formula="of:=[.C15]/[.$F$2]*(2^[.$F$3]-1)" office:value-type="float" office:value="387.008321860631" calcext:value-type="float">
            <text:p>387</text:p>
          </table:table-cell>
          <table:table-cell table:formula="of:=[.A15]*10" office:value-type="float" office:value="1700" calcext:value-type="float">
            <text:p>1700</text:p>
          </table:table-cell>
          <table:table-cell table:formula="of:=INT((([.D15]*[.D15]*[.D15]/(2^([.$H$10]-[.$I$10]))*[.$H$13]/(2^([.$I$10]-[.$J$10])))+([.D15]*[.D15]*[.$I$13]/(2^([.$I$10]-[.$J$10])))+([.D15]*[.$J$13])+[.$K$13])/(2^[.$J$10]))" office:value-type="float" office:value="1692" calcext:value-type="float">
            <text:p>1692</text:p>
          </table:table-cell>
          <table:table-cell/>
          <table:table-cell office:value-type="string" calcext:value-type="string">
            <text:p>Code:</text:p>
          </table:table-cell>
          <table:table-cell table:number-columns-repeated="1016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$B$2]*EXP([.$B$3]*(1/([.A16]+273.15)-1/298.15))" office:value-type="float" office:value="206.786294252438" calcext:value-type="float">
            <text:p>207</text:p>
          </table:table-cell>
          <table:table-cell table:formula="of:=[.$D$2]/(([.$D$3]+[.B16])/[.B16])" office:value-type="float" office:value="0.261776261651222" calcext:value-type="float">
            <text:p>0.262</text:p>
          </table:table-cell>
          <table:table-cell table:formula="of:=[.C16]/[.$F$2]*(2^[.$F$3]-1)" office:value-type="float" office:value="357.324597153918" calcext:value-type="float">
            <text:p>357</text:p>
          </table:table-cell>
          <table:table-cell table:formula="of:=[.A16]*10" office:value-type="float" office:value="1750" calcext:value-type="float">
            <text:p>1750</text:p>
          </table:table-cell>
          <table:table-cell table:formula="of:=INT((([.D16]*[.D16]*[.D16]/(2^([.$H$10]-[.$I$10]))*[.$H$13]/(2^([.$I$10]-[.$J$10])))+([.D16]*[.D16]*[.$I$13]/(2^([.$I$10]-[.$J$10])))+([.D16]*[.$J$13])+[.$K$13])/(2^[.$J$10]))" office:value-type="float" office:value="1744" calcext:value-type="float">
            <text:p>1744</text:p>
          </table:table-cell>
          <table:table-cell/>
          <table:table-cell office:value-type="string" calcext:value-type="string">
            <text:p>int32_t pow2 = raw*raw;</text:p>
          </table:table-cell>
          <table:table-cell table:number-columns-repeated="1016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$B$2]*EXP([.$B$3]*(1/([.A17]+273.15)-1/298.15))" office:value-type="float" office:value="189.923340449919" calcext:value-type="float">
            <text:p>190</text:p>
          </table:table-cell>
          <table:table-cell table:formula="of:=[.$D$2]/(([.$D$3]+[.B17])/[.B17])" office:value-type="float" office:value="0.241994430374088" calcext:value-type="float">
            <text:p>0.242</text:p>
          </table:table-cell>
          <table:table-cell table:formula="of:=[.C17]/[.$F$2]*(2^[.$F$3]-1)" office:value-type="float" office:value="330.32239746063" calcext:value-type="float">
            <text:p>330</text:p>
          </table:table-cell>
          <table:table-cell table:style-name="ce30" table:formula="of:=[.A17]*10" office:value-type="float" office:value="1800" calcext:value-type="float">
            <text:p>1800</text:p>
          </table:table-cell>
          <table:table-cell table:formula="of:=INT((([.D17]*[.D17]*[.D17]/(2^([.$H$10]-[.$I$10]))*[.$H$13]/(2^([.$I$10]-[.$J$10])))+([.D17]*[.D17]*[.$I$13]/(2^([.$I$10]-[.$J$10])))+([.D17]*[.$J$13])+[.$K$13])/(2^[.$J$10]))" office:value-type="float" office:value="1797" calcext:value-type="float">
            <text:p>1797</text:p>
          </table:table-cell>
          <table:table-cell/>
          <table:table-cell table:formula="of:=CONCATENATE(&quot;int32_t temp = (((int32_t) (((((int64_t) pow2 * raw) &gt;&gt; &quot;;[.H10]-[.I10];&quot;) * &quot;;[.H13];&quot;) &gt;&gt; &quot;;[.I10]-[.J10];&quot;) + (int32_t) (((int64_t) pow2 * &quot;;[.I13];&quot;) &gt;&gt; &quot;;[.I10]-[.J10];&quot;) + (raw *&quot;;[.J13];&quot;) + &quot;;[.K13];&quot;) &gt;&gt; &quot;;[.J10];&quot;);&quot;)" office:value-type="string" office:string-value="int32_t temp = (((int32_t) (((((int64_t) pow2 * raw) &gt;&gt; 16) * -1275015650) &gt;&gt; 16) + (int32_t) (((int64_t) pow2 * 36576911) &gt;&gt; 16) + (raw *-407053) + 202079577) &gt;&gt; 16);" calcext:value-type="string">
            <text:p>int32_t temp = (((int32_t) (((((int64_t) pow2 * raw) &gt;&gt; 16) * -1275015650) &gt;&gt; 16) + (int32_t) (((int64_t) pow2 * 36576911) &gt;&gt; 16) + (raw *-407053) + 202079577) &gt;&gt; 16);</text:p>
          </table:table-cell>
          <table:table-cell table:number-columns-repeated="1016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$B$2]*EXP([.$B$3]*(1/([.A18]+273.15)-1/298.15))" office:value-type="float" office:value="174.759700037394" calcext:value-type="float">
            <text:p>175</text:p>
          </table:table-cell>
          <table:table-cell table:formula="of:=[.$D$2]/(([.$D$3]+[.B18])/[.B18])" office:value-type="float" office:value="0.223984789770876" calcext:value-type="float">
            <text:p>0.224</text:p>
          </table:table-cell>
          <table:table-cell table:formula="of:=[.C18]/[.$F$2]*(2^[.$F$3]-1)" office:value-type="float" office:value="305.739238037245" calcext:value-type="float">
            <text:p>306</text:p>
          </table:table-cell>
          <table:table-cell table:style-name="ce30" table:formula="of:=[.A18]*10" office:value-type="float" office:value="1850" calcext:value-type="float">
            <text:p>1850</text:p>
          </table:table-cell>
          <table:table-cell table:formula="of:=INT((([.D18]*[.D18]*[.D18]/(2^([.$H$10]-[.$I$10]))*[.$H$13]/(2^([.$I$10]-[.$J$10])))+([.D18]*[.D18]*[.$I$13]/(2^([.$I$10]-[.$J$10])))+([.D18]*[.$J$13])+[.$K$13])/(2^[.$J$10]))" office:value-type="float" office:value="1851" calcext:value-type="float">
            <text:p>1851</text:p>
          </table:table-cell>
          <table:table-cell table:number-columns-repeated="1018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$B$2]*EXP([.$B$3]*(1/([.A19]+273.15)-1/298.15))" office:value-type="float" office:value="161.095899465708" calcext:value-type="float">
            <text:p>161</text:p>
          </table:table-cell>
          <table:table-cell table:formula="of:=[.$D$2]/(([.$D$3]+[.B19])/[.B19])" office:value-type="float" office:value="0.207573823513497" calcext:value-type="float">
            <text:p>0.208</text:p>
          </table:table-cell>
          <table:table-cell table:formula="of:=[.C19]/[.$F$2]*(2^[.$F$3]-1)" office:value-type="float" office:value="283.338269095923" calcext:value-type="float">
            <text:p>283</text:p>
          </table:table-cell>
          <table:table-cell table:style-name="ce30" table:formula="of:=[.A19]*10" office:value-type="float" office:value="1900" calcext:value-type="float">
            <text:p>1900</text:p>
          </table:table-cell>
          <table:table-cell table:formula="of:=INT((([.D19]*[.D19]*[.D19]/(2^([.$H$10]-[.$I$10]))*[.$H$13]/(2^([.$I$10]-[.$J$10])))+([.D19]*[.D19]*[.$I$13]/(2^([.$I$10]-[.$J$10])))+([.D19]*[.$J$13])+[.$K$13])/(2^[.$J$10]))" office:value-type="float" office:value="1904" calcext:value-type="float">
            <text:p>1904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$B$2]*EXP([.$B$3]*(1/([.A20]+273.15)-1/298.15))" office:value-type="float" office:value="148.758889164965" calcext:value-type="float">
            <text:p>149</text:p>
          </table:table-cell>
          <table:table-cell table:formula="of:=[.$D$2]/(([.$D$3]+[.B20])/[.B20])" office:value-type="float" office:value="0.192605246550103" calcext:value-type="float">
            <text:p>0.193</text:p>
          </table:table-cell>
          <table:table-cell table:formula="of:=[.C20]/[.$F$2]*(2^[.$F$3]-1)" office:value-type="float" office:value="262.90616154089" calcext:value-type="float">
            <text:p>263</text:p>
          </table:table-cell>
          <table:table-cell table:style-name="ce30" table:formula="of:=[.A20]*10" office:value-type="float" office:value="1950" calcext:value-type="float">
            <text:p>1950</text:p>
          </table:table-cell>
          <table:table-cell table:formula="of:=INT((([.D20]*[.D20]*[.D20]/(2^([.$H$10]-[.$I$10]))*[.$H$13]/(2^([.$I$10]-[.$J$10])))+([.D20]*[.D20]*[.$I$13]/(2^([.$I$10]-[.$J$10])))+([.D20]*[.$J$13])+[.$K$13])/(2^[.$J$10]))" office:value-type="float" office:value="1956" calcext:value-type="float">
            <text:p>1956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$B$2]*EXP([.$B$3]*(1/([.A21]+273.15)-1/298.15))" office:value-type="float" office:value="137.598173618762" calcext:value-type="float">
            <text:p>138</text:p>
          </table:table-cell>
          <table:table-cell table:formula="of:=[.$D$2]/(([.$D$3]+[.B21])/[.B21])" office:value-type="float" office:value="0.178938485085044" calcext:value-type="float">
            <text:p>0.179</text:p>
          </table:table-cell>
          <table:table-cell table:formula="of:=[.C21]/[.$F$2]*(2^[.$F$3]-1)" office:value-type="float" office:value="244.251032141085" calcext:value-type="float">
            <text:p>244</text:p>
          </table:table-cell>
          <table:table-cell table:style-name="ce30" table:formula="of:=[.A21]*10" office:value-type="float" office:value="2000" calcext:value-type="float">
            <text:p>2000</text:p>
          </table:table-cell>
          <table:table-cell table:formula="of:=INT((([.D21]*[.D21]*[.D21]/(2^([.$H$10]-[.$I$10]))*[.$H$13]/(2^([.$I$10]-[.$J$10])))+([.D21]*[.D21]*[.$I$13]/(2^([.$I$10]-[.$J$10])))+([.D21]*[.$J$13])+[.$K$13])/(2^[.$J$10]))" office:value-type="float" office:value="2008" calcext:value-type="float">
            <text:p>2008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$B$2]*EXP([.$B$3]*(1/([.A22]+273.15)-1/298.15))" office:value-type="float" office:value="127.482559011633" calcext:value-type="float">
            <text:p>127</text:p>
          </table:table-cell>
          <table:table-cell table:formula="of:=[.$D$2]/(([.$D$3]+[.B22])/[.B22])" office:value-type="float" office:value="0.166447219680479" calcext:value-type="float">
            <text:p>0.166</text:p>
          </table:table-cell>
          <table:table-cell table:formula="of:=[.C22]/[.$F$2]*(2^[.$F$3]-1)" office:value-type="float" office:value="227.200454863854" calcext:value-type="float">
            <text:p>227</text:p>
          </table:table-cell>
          <table:table-cell table:style-name="ce30" table:formula="of:=[.A22]*10" office:value-type="float" office:value="2050" calcext:value-type="float">
            <text:p>2050</text:p>
          </table:table-cell>
          <table:table-cell table:formula="of:=INT((([.D22]*[.D22]*[.D22]/(2^([.$H$10]-[.$I$10]))*[.$H$13]/(2^([.$I$10]-[.$J$10])))+([.D22]*[.D22]*[.$I$13]/(2^([.$I$10]-[.$J$10])))+([.D22]*[.$J$13])+[.$K$13])/(2^[.$J$10]))" office:value-type="float" office:value="2058" calcext:value-type="float">
            <text:p>2058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$B$2]*EXP([.$B$3]*(1/([.A23]+273.15)-1/298.15))" office:value-type="float" office:value="118.297412225238" calcext:value-type="float">
            <text:p>118</text:p>
          </table:table-cell>
          <table:table-cell table:formula="of:=[.$D$2]/(([.$D$3]+[.B23])/[.B23])" office:value-type="float" office:value="0.155018012744703" calcext:value-type="float">
            <text:p>0.155</text:p>
          </table:table-cell>
          <table:table-cell table:formula="of:=[.C23]/[.$F$2]*(2^[.$F$3]-1)" office:value-type="float" office:value="211.59958739652" calcext:value-type="float">
            <text:p>212</text:p>
          </table:table-cell>
          <table:table-cell table:style-name="ce30" table:formula="of:=[.A23]*10" office:value-type="float" office:value="2100" calcext:value-type="float">
            <text:p>2100</text:p>
          </table:table-cell>
          <table:table-cell table:formula="of:=INT((([.D23]*[.D23]*[.D23]/(2^([.$H$10]-[.$I$10]))*[.$H$13]/(2^([.$I$10]-[.$J$10])))+([.D23]*[.D23]*[.$I$13]/(2^([.$I$10]-[.$J$10])))+([.D23]*[.$J$13])+[.$K$13])/(2^[.$J$10]))" office:value-type="float" office:value="2107" calcext:value-type="float">
            <text:p>2107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$B$2]*EXP([.$B$3]*(1/([.A24]+273.15)-1/298.15))" office:value-type="float" office:value="109.942344485128" calcext:value-type="float">
            <text:p>110</text:p>
          </table:table-cell>
          <table:table-cell table:formula="of:=[.$D$2]/(([.$D$3]+[.B24])/[.B24])" office:value-type="float" office:value="0.144549032211075" calcext:value-type="float">
            <text:p>0.145</text:p>
          </table:table-cell>
          <table:table-cell table:formula="of:=[.C24]/[.$F$2]*(2^[.$F$3]-1)" office:value-type="float" office:value="197.309428968118" calcext:value-type="float">
            <text:p>197</text:p>
          </table:table-cell>
          <table:table-cell table:style-name="ce30" table:formula="of:=[.A24]*10" office:value-type="float" office:value="2150" calcext:value-type="float">
            <text:p>2150</text:p>
          </table:table-cell>
          <table:table-cell table:formula="of:=INT((([.D24]*[.D24]*[.D24]/(2^([.$H$10]-[.$I$10]))*[.$H$13]/(2^([.$I$10]-[.$J$10])))+([.D24]*[.D24]*[.$I$13]/(2^([.$I$10]-[.$J$10])))+([.D24]*[.$J$13])+[.$K$13])/(2^[.$J$10]))" office:value-type="float" office:value="2154" calcext:value-type="float">
            <text:p>2154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$B$2]*EXP([.$B$3]*(1/([.A25]+273.15)-1/298.15))" office:value-type="float" office:value="102.329248676353" calcext:value-type="float">
            <text:p>102</text:p>
          </table:table-cell>
          <table:table-cell table:formula="of:=[.$D$2]/(([.$D$3]+[.B25])/[.B25])" office:value-type="float" office:value="0.134948876456042" calcext:value-type="float">
            <text:p>0.135</text:p>
          </table:table-cell>
          <table:table-cell table:formula="of:=[.C25]/[.$F$2]*(2^[.$F$3]-1)" office:value-type="float" office:value="184.205216362497" calcext:value-type="float">
            <text:p>184</text:p>
          </table:table-cell>
          <table:table-cell table:style-name="ce30" table:formula="of:=[.A25]*10" office:value-type="float" office:value="2200" calcext:value-type="float">
            <text:p>2200</text:p>
          </table:table-cell>
          <table:table-cell table:formula="of:=INT((([.D25]*[.D25]*[.D25]/(2^([.$H$10]-[.$I$10]))*[.$H$13]/(2^([.$I$10]-[.$J$10])))+([.D25]*[.D25]*[.$I$13]/(2^([.$I$10]-[.$J$10])))+([.D25]*[.$J$13])+[.$K$13])/(2^[.$J$10]))" office:value-type="float" office:value="2200" calcext:value-type="float">
            <text:p>2200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$B$2]*EXP([.$B$3]*(1/([.A26]+273.15)-1/298.15))" office:value-type="float" office:value="95.380632037374" calcext:value-type="float">
            <text:p>95</text:p>
          </table:table-cell>
          <table:table-cell table:formula="of:=[.$D$2]/(([.$D$3]+[.B26])/[.B26])" office:value-type="float" office:value="0.126135500805883" calcext:value-type="float">
            <text:p>0.126</text:p>
          </table:table-cell>
          <table:table-cell table:formula="of:=[.C26]/[.$F$2]*(2^[.$F$3]-1)" office:value-type="float" office:value="172.17495860003" calcext:value-type="float">
            <text:p>172</text:p>
          </table:table-cell>
          <table:table-cell table:style-name="ce30" table:formula="of:=[.A26]*10" office:value-type="float" office:value="2250" calcext:value-type="float">
            <text:p>2250</text:p>
          </table:table-cell>
          <table:table-cell table:formula="of:=INT((([.D26]*[.D26]*[.D26]/(2^([.$H$10]-[.$I$10]))*[.$H$13]/(2^([.$I$10]-[.$J$10])))+([.D26]*[.D26]*[.$I$13]/(2^([.$I$10]-[.$J$10])))+([.D26]*[.$J$13])+[.$K$13])/(2^[.$J$10]))" office:value-type="float" office:value="2243" calcext:value-type="float">
            <text:p>2243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$B$2]*EXP([.$B$3]*(1/([.A27]+273.15)-1/298.15))" office:value-type="float" office:value="89.0281962225524" calcext:value-type="float">
            <text:p>89</text:p>
          </table:table-cell>
          <table:table-cell table:formula="of:=[.$D$2]/(([.$D$3]+[.B27])/[.B27])" office:value-type="float" office:value="0.118035242823" calcext:value-type="float">
            <text:p>0.118</text:p>
          </table:table-cell>
          <table:table-cell table:formula="of:=[.C27]/[.$F$2]*(2^[.$F$3]-1)" office:value-type="float" office:value="161.118106453395" calcext:value-type="float">
            <text:p>161</text:p>
          </table:table-cell>
          <table:table-cell table:style-name="ce30" table:formula="of:=[.A27]*10" office:value-type="float" office:value="2300" calcext:value-type="float">
            <text:p>2300</text:p>
          </table:table-cell>
          <table:table-cell table:formula="of:=INT((([.D27]*[.D27]*[.D27]/(2^([.$H$10]-[.$I$10]))*[.$H$13]/(2^([.$I$10]-[.$J$10])))+([.D27]*[.D27]*[.$I$13]/(2^([.$I$10]-[.$J$10])))+([.D27]*[.$J$13])+[.$K$13])/(2^[.$J$10]))" office:value-type="float" office:value="2284" calcext:value-type="float">
            <text:p>2284</text:p>
          </table:table-cell>
          <table:table-cell table:style-name="ce14"/>
          <table:table-cell table:number-columns-repeated="1017"/>
        </table:table-row>
      </table:table>
      <table:table table:name="PT1000" table:style-name="ta1">
        <table:shapes>
          <draw:frame draw:z-index="0" draw:style-name="gr1" draw:text-style-name="P1" svg:width="244.63mm" svg:height="150.04mm" svg:x="-412.94mm" svg:y="92.2mm">
            <draw:object draw:notify-on-update-of-ranges="PT1000.D7:PT1000.D42 PT1000.E6:PT1000.E6 PT1000.E7:PT1000.E4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ce7"/>
        <table:table-column table:style-name="co2" table:default-cell-style-name="ce8"/>
        <table:table-column table:style-name="co2" table:default-cell-style-name="ce9"/>
        <table:table-column table:style-name="co2" table:default-cell-style-name="ce1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INPUT</text:p>
          </table:table-cell>
          <table:covered-table-cell table:style-name="ce34"/>
          <table:covered-table-cell table:style-name="ce6"/>
          <table:covered-table-cell table:style-name="ce34"/>
          <table:covered-table-cell/>
          <table:covered-table-cell table:style-name="ce6"/>
          <table:covered-table-cell table:style-name="ce34"/>
          <table:table-cell table:style-name="ce15" office:value-type="string" calcext:value-type="string" table:number-columns-spanned="3" table:number-rows-spanned="1">
            <text:p>t=c3*adc^3+c2*adc^2+c1*adc+b</text:p>
          </table:table-cell>
          <table:covered-table-cell table:style-name="ce49"/>
          <table:covered-table-cell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6" office:value-type="string" calcext:value-type="string">
            <text:p>Pullup V = </text:p>
          </table:table-cell>
          <table:table-cell table:style-name="ce34" office:value-type="float" office:value="3.3" calcext:value-type="float">
            <text:p>3.3</text:p>
          </table:table-cell>
          <table:table-cell office:value-type="string" calcext:value-type="string">
            <office:annotation draw:style-name="gr2" draw:text-style-name="P3" svg:width="28.99mm" svg:height="9.91mm" svg:x="113.2mm" svg:y="0mm" draw:caption-point-x="2.42mm" draw:caption-point-y="4.61mm">
              <dc:date>2017-12-09T00:00:00</dc:date>
              <text:p text:style-name="P2"><text:span text:style-name="T1">ADC reference voltage</text:span></text:p>
            </office:annotation>
            <text:p>ADC Vref =</text:p>
          </table:table-cell>
          <table:table-cell table:style-name="ce6" office:value-type="float" office:value="3" calcext:value-type="float">
            <text:p>3</text:p>
          </table:table-cell>
          <table:table-cell table:style-name="ce34"/>
          <table:table-cell table:style-name="ce49" office:value-type="string" calcext:value-type="string">
            <text:p>keep eye on int64 overload</text:p>
          </table:table-cell>
          <table:table-cell table:style-name="ce49"/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6" office:value-type="string" calcext:value-type="string">
            <office:annotation draw:style-name="gr3" draw:text-style-name="P3" svg:width="28.99mm" svg:height="13.86mm" svg:x="68.05mm" svg:y="0mm" draw:caption-point-x="2.42mm" draw:caption-point-y="9.13mm">
              <dc:date>2017-12-09T00:00:00</dc:date>
              <text:p text:style-name="P2"><text:span text:style-name="T1">Divider top resistor, sensor on the ground</text:span></text:p>
            </office:annotation>
            <text:p>Pullup R = </text:p>
          </table:table-cell>
          <table:table-cell table:style-name="ce34" office:value-type="float" office:value="2400" calcext:value-type="float">
            <text:p>2400</text:p>
          </table:table-cell>
          <table:table-cell office:value-type="string" calcext:value-type="string">
            <text:p>ADC bit =</text:p>
          </table:table-cell>
          <table:table-cell table:style-name="ce9" office:value-type="float" office:value="12" calcext:value-type="float">
            <text:p>12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16" office:value-type="string" calcext:value-type="string" table:number-columns-spanned="4" table:number-rows-spanned="1">
            <text:p>RESULT</text:p>
          </table:table-cell>
          <table:covered-table-cell table:number-columns-repeated="3" table:style-name="ce5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6" office:value-type="string" calcext:value-type="string" table:number-columns-spanned="2" table:number-rows-spanned="1">
            <text:p>Sensor data</text:p>
          </table:table-cell>
          <table:covered-table-cell table:style-name="ce5"/>
          <table:table-cell table:style-name="ce3" office:value-type="string" calcext:value-type="string">
            <text:p>Divider</text:p>
          </table:table-cell>
          <table:table-cell table:style-name="ce5"/>
          <table:table-cell table:style-name="ce10" office:value-type="string" calcext:value-type="string">
            <text:p>Integer</text:p>
          </table:table-cell>
          <table:table-cell table:style-name="ce11" office:value-type="string" calcext:value-type="string">
            <text:p>Back</text:p>
          </table:table-cell>
          <table:table-cell/>
          <table:table-cell table:style-name="ce16" office:value-type="string" calcext:value-type="string" table:number-columns-spanned="4" table:number-rows-spanned="1">
            <text:p>Formula coeficient</text:p>
          </table:table-cell>
          <table:covered-table-cell table:number-columns-repeated="3" table:style-name="ce5"/>
          <table:table-cell/>
          <table:table-cell table:style-name="ce24" office:value-type="string" calcext:value-type="string" table:number-columns-spanned="2" table:number-rows-spanned="1">
            <text:p>Check</text:p>
          </table:table-cell>
          <table:covered-table-cell table:style-name="ce59"/>
          <table:table-cell table:number-columns-repeated="1010"/>
        </table:table-row>
        <table:table-row table:style-name="ro1">
          <table:table-cell office:value-type="string" calcext:value-type="string">
            <text:p>t°C</text:p>
          </table:table-cell>
          <table:table-cell office:value-type="string" calcext:value-type="string">
            <text:p>R</text:p>
          </table:table-cell>
          <table:table-cell table:style-name="ce3" office:value-type="string" calcext:value-type="string">
            <text:p>Vout</text:p>
          </table:table-cell>
          <table:table-cell table:style-name="ce3" office:value-type="string" calcext:value-type="string">
            <text:p>ADC</text:p>
          </table:table-cell>
          <table:table-cell table:style-name="ce10" office:value-type="string" calcext:value-type="string">
            <text:p>t°C out</text:p>
          </table:table-cell>
          <table:table-cell table:style-name="ce11" office:value-type="string" calcext:value-type="string">
            <text:p>Calculation</text:p>
          </table:table-cell>
          <table:table-cell table:style-name="ce13"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b</text:p>
          </table:table-cell>
          <table:table-cell table:style-name="ce13"/>
          <table:table-cell table:style-name="ce59" office:value-type="string" calcext:value-type="string">
            <text:p>ADC cubic</text:p>
          </table:table-cell>
          <table:table-cell table:style-name="ce26" table:formula="of:=IF((2^[.F3]-1)^3 &lt; 2^63;&quot;ok&quot;;&quot;overflow&quot;)" office:value-type="string" office:string-value="ok" calcext:value-type="string">
            <text:p>ok</text:p>
          </table:table-cell>
          <table:table-cell table:style-name="ce13" table:number-columns-repeated="1010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843" calcext:value-type="float">
            <text:p>843</text:p>
          </table:table-cell>
          <table:table-cell table:formula="of:=[.$D$2]/(([.$D$3]+[.B7])/[.B7])" office:value-type="float" office:value="0.85781683626272" calcext:value-type="float">
            <text:p>0.858</text:p>
          </table:table-cell>
          <table:table-cell table:formula="of:=[.C7]/[.$F$2]*(2^[.$F$3]-1)" office:value-type="float" office:value="1170.91998149861" calcext:value-type="float">
            <text:p>1171</text:p>
          </table:table-cell>
          <table:table-cell table:formula="of:=[.A7]*10" office:value-type="float" office:value="-400" calcext:value-type="float">
            <text:p>-400</text:p>
          </table:table-cell>
          <table:table-cell table:formula="of:=INT((([.D7]*[.D7]*[.D7]/(2^([.$H$10]-[.$I$10]))*[.$H$13]/(2^([.$I$10]-[.$J$10])))+([.D7]*[.D7]*[.$I$13]/(2^([.$I$10]-[.$J$10])))+([.D7]*[.$J$13])+[.$K$13])/(2^[.$J$10]))" office:value-type="float" office:value="-403" calcext:value-type="float">
            <text:p>-403</text:p>
          </table:table-cell>
          <table:table-cell/>
          <table:table-cell table:style-name="ce17" table:number-matrix-columns-spanned="4" table:number-matrix-rows-spanned="1" table:formula="of:=LINEST([.E7:.E42];([.D7:.D42])^{1;2;3})" office:value-type="float" office:value="0.000000611125594522434" calcext:value-type="float">
            <text:p>6.11125594522434E-07</text:p>
          </table:table-cell>
          <table:table-cell table:style-name="ce21" office:value-type="float" office:value="-0.00156279594104276" calcext:value-type="float">
            <text:p>-0.001562795941043</text:p>
          </table:table-cell>
          <table:table-cell table:style-name="ce21" office:value-type="float" office:value="3.66281492436397" calcext:value-type="float">
            <text:p>3.66281492436397</text:p>
          </table:table-cell>
          <table:table-cell table:style-name="ce21" office:value-type="float" office:value="-3529.42324577221" calcext:value-type="float">
            <text:p>-3529.42324577221</text:p>
          </table:table-cell>
          <table:table-cell/>
          <table:table-cell table:style-name="ce59" office:value-type="string" calcext:value-type="string">
            <text:p>Cubic * c3</text:p>
          </table:table-cell>
          <table:table-cell table:style-name="ce26" table:formula="of:=IF(((2^[.F3]-1)^3/(2^([.H10]-[.I10]))*[.H13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882" calcext:value-type="float">
            <text:p>882</text:p>
          </table:table-cell>
          <table:table-cell table:formula="of:=[.$D$2]/(([.$D$3]+[.B8])/[.B8])" office:value-type="float" office:value="0.886837294332724" calcext:value-type="float">
            <text:p>0.887</text:p>
          </table:table-cell>
          <table:table-cell table:formula="of:=[.C8]/[.$F$2]*(2^[.$F$3]-1)" office:value-type="float" office:value="1210.53290676417" calcext:value-type="float">
            <text:p>1211</text:p>
          </table:table-cell>
          <table:table-cell table:formula="of:=[.A8]*10" office:value-type="float" office:value="-300" calcext:value-type="float">
            <text:p>-300</text:p>
          </table:table-cell>
          <table:table-cell table:formula="of:=INT((([.D8]*[.D8]*[.D8]/(2^([.$H$10]-[.$I$10]))*[.$H$13]/(2^([.$I$10]-[.$J$10])))+([.D8]*[.D8]*[.$I$13]/(2^([.$I$10]-[.$J$10])))+([.D8]*[.$J$13])+[.$K$13])/(2^[.$J$10]))" office:value-type="float" office:value="-302" calcext:value-type="float">
            <text:p>-302</text:p>
          </table:table-cell>
          <table:table-cell table:number-columns-repeated="6"/>
          <table:table-cell table:style-name="ce59" office:value-type="string" calcext:value-type="string">
            <text:p>Square * c2</text:p>
          </table:table-cell>
          <table:table-cell table:style-name="ce59" table:formula="of:=IF(((2^[.F3]-1)^2*[.I13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922" calcext:value-type="float">
            <text:p>922</text:p>
          </table:table-cell>
          <table:table-cell table:formula="of:=[.$D$2]/(([.$D$3]+[.B9])/[.B9])" office:value-type="float" office:value="0.915894039735099" calcext:value-type="float">
            <text:p>0.916</text:p>
          </table:table-cell>
          <table:table-cell table:formula="of:=[.C9]/[.$F$2]*(2^[.$F$3]-1)" office:value-type="float" office:value="1250.19536423841" calcext:value-type="float">
            <text:p>1250</text:p>
          </table:table-cell>
          <table:table-cell table:formula="of:=[.A9]*10" office:value-type="float" office:value="-200" calcext:value-type="float">
            <text:p>-200</text:p>
          </table:table-cell>
          <table:table-cell table:formula="of:=INT((([.D9]*[.D9]*[.D9]/(2^([.$H$10]-[.$I$10]))*[.$H$13]/(2^([.$I$10]-[.$J$10])))+([.D9]*[.D9]*[.$I$13]/(2^([.$I$10]-[.$J$10])))+([.D9]*[.$J$13])+[.$K$13])/(2^[.$J$10]))" office:value-type="float" office:value="-199" calcext:value-type="float">
            <text:p>-199</text:p>
          </table:table-cell>
          <table:table-cell/>
          <table:table-cell table:style-name="ce1" office:value-type="string" calcext:value-type="string" table:number-columns-spanned="4" table:number-rows-spanned="1">
            <text:p>Left Shift bits (2^N)</text:p>
          </table:table-cell>
          <table:covered-table-cell table:number-columns-repeated="3" table:style-name="ce10"/>
          <table:table-cell/>
          <table:table-cell table:style-name="ce59" office:value-type="string" calcext:value-type="string">
            <text:p>ADC * c1</text:p>
          </table:table-cell>
          <table:table-cell table:style-name="ce59" table:formula="of:=IF(((2^[.F3]-1)*[.J13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961" calcext:value-type="float">
            <text:p>961</text:p>
          </table:table-cell>
          <table:table-cell table:formula="of:=[.$D$2]/(([.$D$3]+[.B10])/[.B10])" office:value-type="float" office:value="0.943558464742636" calcext:value-type="float">
            <text:p>0.944</text:p>
          </table:table-cell>
          <table:table-cell table:formula="of:=[.C10]/[.$F$2]*(2^[.$F$3]-1)" office:value-type="float" office:value="1287.9573043737" calcext:value-type="float">
            <text:p>1288</text:p>
          </table:table-cell>
          <table:table-cell table:formula="of:=[.A10]*10" office:value-type="float" office:value="-100" calcext:value-type="float">
            <text:p>-100</text:p>
          </table:table-cell>
          <table:table-cell table:formula="of:=INT((([.D10]*[.D10]*[.D10]/(2^([.$H$10]-[.$I$10]))*[.$H$13]/(2^([.$I$10]-[.$J$10])))+([.D10]*[.D10]*[.$I$13]/(2^([.$I$10]-[.$J$10])))+([.D10]*[.$J$13])+[.$K$13])/(2^[.$J$10]))" office:value-type="float" office:value="-99" calcext:value-type="float">
            <text:p>-99</text:p>
          </table:table-cell>
          <table:table-cell/>
          <table:table-cell table:style-name="ce9" office:value-type="float" office:value="48" calcext:value-type="float">
            <text:p>48</text:p>
          </table:table-cell>
          <table:table-cell table:style-name="ce9" table:formula="of:=16+16" office:value-type="float" office:value="32" calcext:value-type="float">
            <text:p>32</text:p>
          </table:table-cell>
          <table:table-cell table:style-name="ce23" office:value-type="float" office:value="16" calcext:value-type="float" table:number-columns-spanned="2" table:number-rows-spanned="1">
            <text:p>16</text:p>
          </table:table-cell>
          <table:covered-table-cell table:style-name="ce9"/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$D$2]/(([.$D$3]+[.B11])/[.B11])" office:value-type="float" office:value="0.970588235294118" calcext:value-type="float">
            <text:p>0.971</text:p>
          </table:table-cell>
          <table:table-cell table:formula="of:=[.C11]/[.$F$2]*(2^[.$F$3]-1)" office:value-type="float" office:value="1324.85294117647" calcext:value-type="float">
            <text:p>1325</text:p>
          </table:table-cell>
          <table:table-cell table:formula="of:=[.A11]*10" office:value-type="float" office:value="0" calcext:value-type="float">
            <text:p>0</text:p>
          </table:table-cell>
          <table:table-cell table:formula="of:=INT((([.D11]*[.D11]*[.D11]/(2^([.$H$10]-[.$I$10]))*[.$H$13]/(2^([.$I$10]-[.$J$10])))+([.D11]*[.D11]*[.$I$13]/(2^([.$I$10]-[.$J$10])))+([.D11]*[.$J$13])+[.$K$13])/(2^[.$J$10]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39" calcext:value-type="float">
            <text:p>1039</text:p>
          </table:table-cell>
          <table:table-cell table:formula="of:=[.$D$2]/(([.$D$3]+[.B12])/[.B12])" office:value-type="float" office:value="0.99700494329747" calcext:value-type="float">
            <text:p>0.997</text:p>
          </table:table-cell>
          <table:table-cell table:formula="of:=[.C12]/[.$F$2]*(2^[.$F$3]-1)" office:value-type="float" office:value="1360.91174760105" calcext:value-type="float">
            <text:p>1361</text:p>
          </table:table-cell>
          <table:table-cell table:formula="of:=[.A12]*10" office:value-type="float" office:value="100" calcext:value-type="float">
            <text:p>100</text:p>
          </table:table-cell>
          <table:table-cell table:formula="of:=INT((([.D12]*[.D12]*[.D12]/(2^([.$H$10]-[.$I$10]))*[.$H$13]/(2^([.$I$10]-[.$J$10])))+([.D12]*[.D12]*[.$I$13]/(2^([.$I$10]-[.$J$10])))+([.D12]*[.$J$13])+[.$K$13])/(2^[.$J$10]))" office:value-type="float" office:value="101" calcext:value-type="float">
            <text:p>101</text:p>
          </table:table-cell>
          <table:table-cell/>
          <table:table-cell table:style-name="ce18" office:value-type="string" calcext:value-type="string" table:number-columns-spanned="4" table:number-rows-spanned="1">
            <text:p>Shifted coeficients</text:p>
          </table:table-cell>
          <table:covered-table-cell table:number-columns-repeated="3" table:style-name="ce22"/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8" calcext:value-type="float">
            <text:p>1078</text:p>
          </table:table-cell>
          <table:table-cell table:formula="of:=[.$D$2]/(([.$D$3]+[.B13])/[.B13])" office:value-type="float" office:value="1.02282921219091" calcext:value-type="float">
            <text:p>1.023</text:p>
          </table:table-cell>
          <table:table-cell table:formula="of:=[.C13]/[.$F$2]*(2^[.$F$3]-1)" office:value-type="float" office:value="1396.1618746406" calcext:value-type="float">
            <text:p>1396</text:p>
          </table:table-cell>
          <table:table-cell table:formula="of:=[.A13]*10" office:value-type="float" office:value="200" calcext:value-type="float">
            <text:p>200</text:p>
          </table:table-cell>
          <table:table-cell table:formula="of:=INT((([.D13]*[.D13]*[.D13]/(2^([.$H$10]-[.$I$10]))*[.$H$13]/(2^([.$I$10]-[.$J$10])))+([.D13]*[.D13]*[.$I$13]/(2^([.$I$10]-[.$J$10])))+([.D13]*[.$J$13])+[.$K$13])/(2^[.$J$10]))" office:value-type="float" office:value="201" calcext:value-type="float">
            <text:p>201</text:p>
          </table:table-cell>
          <table:table-cell/>
          <table:table-cell table:style-name="ce19" table:formula="of:=INT([.H7]*(2^[.H10]))" office:value-type="float" office:value="172016562" calcext:value-type="float">
            <text:p>172016562</text:p>
          </table:table-cell>
          <table:table-cell table:style-name="ce19" table:formula="of:=INT([.I7]*2^[.I10])" office:value-type="float" office:value="-6712158" calcext:value-type="float">
            <text:p>-6712158</text:p>
          </table:table-cell>
          <table:table-cell table:style-name="ce19" table:formula="of:=INT([.J7]*2^[.J10])" office:value-type="float" office:value="240046" calcext:value-type="float">
            <text:p>240046</text:p>
          </table:table-cell>
          <table:table-cell table:style-name="ce19" table:formula="of:=INT([.K7]*2^[.J10])" office:value-type="float" office:value="-231304282" calcext:value-type="float">
            <text:p>-231304282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7" calcext:value-type="float">
            <text:p>1097</text:p>
          </table:table-cell>
          <table:table-cell table:formula="of:=[.$D$2]/(([.$D$3]+[.B14])/[.B14])" office:value-type="float" office:value="1.03520160137261" calcext:value-type="float">
            <text:p>1.035</text:p>
          </table:table-cell>
          <table:table-cell table:formula="of:=[.C14]/[.$F$2]*(2^[.$F$3]-1)" office:value-type="float" office:value="1413.05018587361" calcext:value-type="float">
            <text:p>1413</text:p>
          </table:table-cell>
          <table:table-cell table:formula="of:=[.A14]*10" office:value-type="float" office:value="250" calcext:value-type="float">
            <text:p>250</text:p>
          </table:table-cell>
          <table:table-cell table:formula="of:=INT((([.D14]*[.D14]*[.D14]/(2^([.$H$10]-[.$I$10]))*[.$H$13]/(2^([.$I$10]-[.$J$10])))+([.D14]*[.D14]*[.$I$13]/(2^([.$I$10]-[.$J$10])))+([.D14]*[.$J$13])+[.$K$13])/(2^[.$J$10]))" office:value-type="float" office:value="250" calcext:value-type="float">
            <text:p>250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formula="of:=[.$D$2]/(([.$D$3]+[.B15])/[.B15])" office:value-type="float" office:value="1.04808075063975" calcext:value-type="float">
            <text:p>1.048</text:p>
          </table:table-cell>
          <table:table-cell table:formula="of:=[.C15]/[.$F$2]*(2^[.$F$3]-1)" office:value-type="float" office:value="1430.63022462326" calcext:value-type="float">
            <text:p>1431</text:p>
          </table:table-cell>
          <table:table-cell table:formula="of:=[.A15]*10" office:value-type="float" office:value="300" calcext:value-type="float">
            <text:p>300</text:p>
          </table:table-cell>
          <table:table-cell table:formula="of:=INT((([.D15]*[.D15]*[.D15]/(2^([.$H$10]-[.$I$10]))*[.$H$13]/(2^([.$I$10]-[.$J$10])))+([.D15]*[.D15]*[.$I$13]/(2^([.$I$10]-[.$J$10])))+([.D15]*[.$J$13])+[.$K$13])/(2^[.$J$10]))" office:value-type="float" office:value="301" calcext:value-type="float">
            <text:p>301</text:p>
          </table:table-cell>
          <table:table-cell/>
          <table:table-cell table:style-name="ce20" office:value-type="string" calcext:value-type="string">
            <text:p>Code:</text:p>
          </table:table-cell>
          <table:table-cell table:style-name="ce20" table:number-columns-repeated="9"/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55" calcext:value-type="float">
            <text:p>1155</text:p>
          </table:table-cell>
          <table:table-cell table:formula="of:=[.$D$2]/(([.$D$3]+[.B16])/[.B16])" office:value-type="float" office:value="1.07215189873418" calcext:value-type="float">
            <text:p>1.072</text:p>
          </table:table-cell>
          <table:table-cell table:formula="of:=[.C16]/[.$F$2]*(2^[.$F$3]-1)" office:value-type="float" office:value="1463.48734177215" calcext:value-type="float">
            <text:p>1463</text:p>
          </table:table-cell>
          <table:table-cell table:formula="of:=[.A16]*10" office:value-type="float" office:value="400" calcext:value-type="float">
            <text:p>400</text:p>
          </table:table-cell>
          <table:table-cell table:formula="of:=INT((([.D16]*[.D16]*[.D16]/(2^([.$H$10]-[.$I$10]))*[.$H$13]/(2^([.$I$10]-[.$J$10])))+([.D16]*[.D16]*[.$I$13]/(2^([.$I$10]-[.$J$10])))+([.D16]*[.$J$13])+[.$K$13])/(2^[.$J$10]))" office:value-type="float" office:value="399" calcext:value-type="float">
            <text:p>399</text:p>
          </table:table-cell>
          <table:table-cell/>
          <table:table-cell table:style-name="ce20" office:value-type="string" calcext:value-type="string">
            <text:p>int32_t pow2 = raw*raw;</text:p>
          </table:table-cell>
          <table:table-cell table:style-name="ce20" table:number-columns-repeated="9"/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94" calcext:value-type="float">
            <text:p>1194</text:p>
          </table:table-cell>
          <table:table-cell table:formula="of:=[.$D$2]/(([.$D$3]+[.B17])/[.B17])" office:value-type="float" office:value="1.09632721202003" calcext:value-type="float">
            <text:p>1.096</text:p>
          </table:table-cell>
          <table:table-cell table:formula="of:=[.C17]/[.$F$2]*(2^[.$F$3]-1)" office:value-type="float" office:value="1496.48664440735" calcext:value-type="float">
            <text:p>1496</text:p>
          </table:table-cell>
          <table:table-cell table:formula="of:=[.A17]*10" office:value-type="float" office:value="500" calcext:value-type="float">
            <text:p>500</text:p>
          </table:table-cell>
          <table:table-cell table:formula="of:=INT((([.D17]*[.D17]*[.D17]/(2^([.$H$10]-[.$I$10]))*[.$H$13]/(2^([.$I$10]-[.$J$10])))+([.D17]*[.D17]*[.$I$13]/(2^([.$I$10]-[.$J$10])))+([.D17]*[.$J$13])+[.$K$13])/(2^[.$J$10]))" office:value-type="float" office:value="500" calcext:value-type="float">
            <text:p>500</text:p>
          </table:table-cell>
          <table:table-cell/>
          <table:table-cell table:style-name="ce20" table:formula="of:=CONCATENATE(&quot;int32_t temp = (((int32_t) (((((int64_t) pow2 * raw) &gt;&gt; &quot;;[.H10]-[.I10];&quot;) * &quot;;[.H13];&quot;) &gt;&gt; &quot;;[.I10]-[.J10];&quot;) + (int32_t) (((int64_t) pow2 * &quot;;[.I13];&quot;) &gt;&gt; &quot;;[.I10]-[.J10];&quot;) + (raw *&quot;;[.J13];&quot;) + &quot;;[.K13];&quot;) &gt;&gt; &quot;;[.J10];&quot;);&quot;)" office:value-type="string" office:string-value="int32_t temp = (((int32_t) (((((int64_t) pow2 * raw) &gt;&gt; 16) * 172016562) &gt;&gt; 16) + (int32_t) (((int64_t) pow2 * -6712158) &gt;&gt; 16) + (raw *240046) + -231304282) &gt;&gt; 16);" calcext:value-type="string">
            <text:p>int32_t temp = (((int32_t) (((((int64_t) pow2 * raw) &gt;&gt; 16) * 172016562) &gt;&gt; 16) + (int32_t) (((int64_t) pow2 * -6712158) &gt;&gt; 16) + (raw *240046) + -231304282) &gt;&gt; 16);</text:p>
          </table:table-cell>
          <table:table-cell table:style-name="ce20" table:number-columns-repeated="9"/>
          <table:table-cell table:number-columns-repeated="100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32" calcext:value-type="float">
            <text:p>1232</text:p>
          </table:table-cell>
          <table:table-cell table:formula="of:=[.$D$2]/(([.$D$3]+[.B18])/[.B18])" office:value-type="float" office:value="1.11938325991189" calcext:value-type="float">
            <text:p>1.119</text:p>
          </table:table-cell>
          <table:table-cell table:formula="of:=[.C18]/[.$F$2]*(2^[.$F$3]-1)" office:value-type="float" office:value="1527.95814977974" calcext:value-type="float">
            <text:p>1528</text:p>
          </table:table-cell>
          <table:table-cell table:formula="of:=[.A18]*10" office:value-type="float" office:value="600" calcext:value-type="float">
            <text:p>600</text:p>
          </table:table-cell>
          <table:table-cell table:formula="of:=INT((([.D18]*[.D18]*[.D18]/(2^([.$H$10]-[.$I$10]))*[.$H$13]/(2^([.$I$10]-[.$J$10])))+([.D18]*[.D18]*[.$I$13]/(2^([.$I$10]-[.$J$10])))+([.D18]*[.$J$13])+[.$K$13])/(2^[.$J$10]))" office:value-type="float" office:value="598" calcext:value-type="float">
            <text:p>598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71" calcext:value-type="float">
            <text:p>1271</text:p>
          </table:table-cell>
          <table:table-cell table:formula="of:=[.$D$2]/(([.$D$3]+[.B19])/[.B19])" office:value-type="float" office:value="1.14254971397439" calcext:value-type="float">
            <text:p>1.143</text:p>
          </table:table-cell>
          <table:table-cell table:formula="of:=[.C19]/[.$F$2]*(2^[.$F$3]-1)" office:value-type="float" office:value="1559.58035957505" calcext:value-type="float">
            <text:p>1560</text:p>
          </table:table-cell>
          <table:table-cell table:formula="of:=[.A19]*10" office:value-type="float" office:value="700" calcext:value-type="float">
            <text:p>700</text:p>
          </table:table-cell>
          <table:table-cell table:formula="of:=INT((([.D19]*[.D19]*[.D19]/(2^([.$H$10]-[.$I$10]))*[.$H$13]/(2^([.$I$10]-[.$J$10])))+([.D19]*[.D19]*[.$I$13]/(2^([.$I$10]-[.$J$10])))+([.D19]*[.$J$13])+[.$K$13])/(2^[.$J$10]))" office:value-type="float" office:value="700" calcext:value-type="float">
            <text:p>700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table:formula="of:=[.$D$2]/(([.$D$3]+[.B20])/[.B20])" office:value-type="float" office:value="1.16465354543004" calcext:value-type="float">
            <text:p>1.165</text:p>
          </table:table-cell>
          <table:table-cell table:formula="of:=[.C20]/[.$F$2]*(2^[.$F$3]-1)" office:value-type="float" office:value="1589.752089512" calcext:value-type="float">
            <text:p>1590</text:p>
          </table:table-cell>
          <table:table-cell table:formula="of:=[.A20]*10" office:value-type="float" office:value="800" calcext:value-type="float">
            <text:p>800</text:p>
          </table:table-cell>
          <table:table-cell table:formula="of:=INT((([.D20]*[.D20]*[.D20]/(2^([.$H$10]-[.$I$10]))*[.$H$13]/(2^([.$I$10]-[.$J$10])))+([.D20]*[.D20]*[.$I$13]/(2^([.$I$10]-[.$J$10])))+([.D20]*[.$J$13])+[.$K$13])/(2^[.$J$10]))" office:value-type="float" office:value="799" calcext:value-type="float">
            <text:p>799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47" calcext:value-type="float">
            <text:p>1347</text:p>
          </table:table-cell>
          <table:table-cell table:formula="of:=[.$D$2]/(([.$D$3]+[.B21])/[.B21])" office:value-type="float" office:value="1.18630904723779" calcext:value-type="float">
            <text:p>1.186</text:p>
          </table:table-cell>
          <table:table-cell table:formula="of:=[.C21]/[.$F$2]*(2^[.$F$3]-1)" office:value-type="float" office:value="1619.31184947958" calcext:value-type="float">
            <text:p>1619</text:p>
          </table:table-cell>
          <table:table-cell table:formula="of:=[.A21]*10" office:value-type="float" office:value="900" calcext:value-type="float">
            <text:p>900</text:p>
          </table:table-cell>
          <table:table-cell table:formula="of:=INT((([.D21]*[.D21]*[.D21]/(2^([.$H$10]-[.$I$10]))*[.$H$13]/(2^([.$I$10]-[.$J$10])))+([.D21]*[.D21]*[.$I$13]/(2^([.$I$10]-[.$J$10])))+([.D21]*[.$J$13])+[.$K$13])/(2^[.$J$10]))" office:value-type="float" office:value="898" calcext:value-type="float">
            <text:p>898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85" calcext:value-type="float">
            <text:p>1385</text:p>
          </table:table-cell>
          <table:table-cell table:formula="of:=[.$D$2]/(([.$D$3]+[.B22])/[.B22])" office:value-type="float" office:value="1.20752972258917" calcext:value-type="float">
            <text:p>1.208</text:p>
          </table:table-cell>
          <table:table-cell table:formula="of:=[.C22]/[.$F$2]*(2^[.$F$3]-1)" office:value-type="float" office:value="1648.27807133421" calcext:value-type="float">
            <text:p>1648</text:p>
          </table:table-cell>
          <table:table-cell table:formula="of:=[.A22]*10" office:value-type="float" office:value="1000" calcext:value-type="float">
            <text:p>1000</text:p>
          </table:table-cell>
          <table:table-cell table:formula="of:=INT((([.D22]*[.D22]*[.D22]/(2^([.$H$10]-[.$I$10]))*[.$H$13]/(2^([.$I$10]-[.$J$10])))+([.D22]*[.D22]*[.$I$13]/(2^([.$I$10]-[.$J$10])))+([.D22]*[.$J$13])+[.$K$13])/(2^[.$J$10]))" office:value-type="float" office:value="998" calcext:value-type="float">
            <text:p>998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23" calcext:value-type="float">
            <text:p>1423</text:p>
          </table:table-cell>
          <table:table-cell table:formula="of:=[.$D$2]/(([.$D$3]+[.B23])/[.B23])" office:value-type="float" office:value="1.22832853779754" calcext:value-type="float">
            <text:p>1.228</text:p>
          </table:table-cell>
          <table:table-cell table:formula="of:=[.C23]/[.$F$2]*(2^[.$F$3]-1)" office:value-type="float" office:value="1676.66845409364" calcext:value-type="float">
            <text:p>1677</text:p>
          </table:table-cell>
          <table:table-cell table:formula="of:=[.A23]*10" office:value-type="float" office:value="1100" calcext:value-type="float">
            <text:p>1100</text:p>
          </table:table-cell>
          <table:table-cell table:formula="of:=INT((([.D23]*[.D23]*[.D23]/(2^([.$H$10]-[.$I$10]))*[.$H$13]/(2^([.$I$10]-[.$J$10])))+([.D23]*[.D23]*[.$I$13]/(2^([.$I$10]-[.$J$10])))+([.D23]*[.$J$13])+[.$K$13])/(2^[.$J$10]))" office:value-type="float" office:value="1099" calcext:value-type="float">
            <text:p>1099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61" calcext:value-type="float">
            <text:p>1461</text:p>
          </table:table-cell>
          <table:table-cell table:formula="of:=[.$D$2]/(([.$D$3]+[.B24])/[.B24])" office:value-type="float" office:value="1.24871794871795" calcext:value-type="float">
            <text:p>1.249</text:p>
          </table:table-cell>
          <table:table-cell table:formula="of:=[.C24]/[.$F$2]*(2^[.$F$3]-1)" office:value-type="float" office:value="1704.5" calcext:value-type="float">
            <text:p>1705</text:p>
          </table:table-cell>
          <table:table-cell table:formula="of:=[.A24]*10" office:value-type="float" office:value="1200" calcext:value-type="float">
            <text:p>1200</text:p>
          </table:table-cell>
          <table:table-cell table:formula="of:=INT((([.D24]*[.D24]*[.D24]/(2^([.$H$10]-[.$I$10]))*[.$H$13]/(2^([.$I$10]-[.$J$10])))+([.D24]*[.D24]*[.$I$13]/(2^([.$I$10]-[.$J$10])))+([.D24]*[.$J$13])+[.$K$13])/(2^[.$J$10]))" office:value-type="float" office:value="1199" calcext:value-type="float">
            <text:p>1199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98" calcext:value-type="float">
            <text:p>1498</text:p>
          </table:table-cell>
          <table:table-cell table:formula="of:=[.$D$2]/(([.$D$3]+[.B25])/[.B25])" office:value-type="float" office:value="1.26818881477681" calcext:value-type="float">
            <text:p>1.268</text:p>
          </table:table-cell>
          <table:table-cell table:formula="of:=[.C25]/[.$F$2]*(2^[.$F$3]-1)" office:value-type="float" office:value="1731.07773217034" calcext:value-type="float">
            <text:p>1731</text:p>
          </table:table-cell>
          <table:table-cell table:formula="of:=[.A25]*10" office:value-type="float" office:value="1300" calcext:value-type="float">
            <text:p>1300</text:p>
          </table:table-cell>
          <table:table-cell table:formula="of:=INT((([.D25]*[.D25]*[.D25]/(2^([.$H$10]-[.$I$10]))*[.$H$13]/(2^([.$I$10]-[.$J$10])))+([.D25]*[.D25]*[.$I$13]/(2^([.$I$10]-[.$J$10])))+([.D25]*[.$J$13])+[.$K$13])/(2^[.$J$10]))" office:value-type="float" office:value="1298" calcext:value-type="float">
            <text:p>1298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36" calcext:value-type="float">
            <text:p>1536</text:p>
          </table:table-cell>
          <table:table-cell table:formula="of:=[.$D$2]/(([.$D$3]+[.B26])/[.B26])" office:value-type="float" office:value="1.28780487804878" calcext:value-type="float">
            <text:p>1.288</text:p>
          </table:table-cell>
          <table:table-cell table:formula="of:=[.C26]/[.$F$2]*(2^[.$F$3]-1)" office:value-type="float" office:value="1757.85365853659" calcext:value-type="float">
            <text:p>1758</text:p>
          </table:table-cell>
          <table:table-cell table:formula="of:=[.A26]*10" office:value-type="float" office:value="1400" calcext:value-type="float">
            <text:p>1400</text:p>
          </table:table-cell>
          <table:table-cell table:formula="of:=INT((([.D26]*[.D26]*[.D26]/(2^([.$H$10]-[.$I$10]))*[.$H$13]/(2^([.$I$10]-[.$J$10])))+([.D26]*[.D26]*[.$I$13]/(2^([.$I$10]-[.$J$10])))+([.D26]*[.$J$13])+[.$K$13])/(2^[.$J$10]))" office:value-type="float" office:value="1399" calcext:value-type="float">
            <text:p>1399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73" calcext:value-type="float">
            <text:p>1573</text:p>
          </table:table-cell>
          <table:table-cell table:formula="of:=[.$D$2]/(([.$D$3]+[.B27])/[.B27])" office:value-type="float" office:value="1.30654417316889" calcext:value-type="float">
            <text:p>1.307</text:p>
          </table:table-cell>
          <table:table-cell table:formula="of:=[.C27]/[.$F$2]*(2^[.$F$3]-1)" office:value-type="float" office:value="1783.43279637553" calcext:value-type="float">
            <text:p>1783</text:p>
          </table:table-cell>
          <table:table-cell table:formula="of:=[.A27]*10" office:value-type="float" office:value="1500" calcext:value-type="float">
            <text:p>1500</text:p>
          </table:table-cell>
          <table:table-cell table:formula="of:=INT((([.D27]*[.D27]*[.D27]/(2^([.$H$10]-[.$I$10]))*[.$H$13]/(2^([.$I$10]-[.$J$10])))+([.D27]*[.D27]*[.$I$13]/(2^([.$I$10]-[.$J$10])))+([.D27]*[.$J$13])+[.$K$13])/(2^[.$J$10]))" office:value-type="float" office:value="1498" calcext:value-type="float">
            <text:p>1498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10" calcext:value-type="float">
            <text:p>1610</text:p>
          </table:table-cell>
          <table:table-cell table:formula="of:=[.$D$2]/(([.$D$3]+[.B28])/[.B28])" office:value-type="float" office:value="1.32493765586035" calcext:value-type="float">
            <text:p>1.325</text:p>
          </table:table-cell>
          <table:table-cell table:formula="of:=[.C28]/[.$F$2]*(2^[.$F$3]-1)" office:value-type="float" office:value="1808.53990024938" calcext:value-type="float">
            <text:p>1809</text:p>
          </table:table-cell>
          <table:table-cell table:formula="of:=[.A28]*10" office:value-type="float" office:value="1600" calcext:value-type="float">
            <text:p>1600</text:p>
          </table:table-cell>
          <table:table-cell table:formula="of:=INT((([.D28]*[.D28]*[.D28]/(2^([.$H$10]-[.$I$10]))*[.$H$13]/(2^([.$I$10]-[.$J$10])))+([.D28]*[.D28]*[.$I$13]/(2^([.$I$10]-[.$J$10])))+([.D28]*[.$J$13])+[.$K$13])/(2^[.$J$10]))" office:value-type="float" office:value="1598" calcext:value-type="float">
            <text:p>1598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48" calcext:value-type="float">
            <text:p>1648</text:p>
          </table:table-cell>
          <table:table-cell table:formula="of:=[.$D$2]/(([.$D$3]+[.B29])/[.B29])" office:value-type="float" office:value="1.34347826086957" calcext:value-type="float">
            <text:p>1.343</text:p>
          </table:table-cell>
          <table:table-cell table:formula="of:=[.C29]/[.$F$2]*(2^[.$F$3]-1)" office:value-type="float" office:value="1833.84782608696" calcext:value-type="float">
            <text:p>1834</text:p>
          </table:table-cell>
          <table:table-cell table:formula="of:=[.A29]*10" office:value-type="float" office:value="1700" calcext:value-type="float">
            <text:p>1700</text:p>
          </table:table-cell>
          <table:table-cell table:formula="of:=INT((([.D29]*[.D29]*[.D29]/(2^([.$H$10]-[.$I$10]))*[.$H$13]/(2^([.$I$10]-[.$J$10])))+([.D29]*[.D29]*[.$I$13]/(2^([.$I$10]-[.$J$10])))+([.D29]*[.$J$13])+[.$K$13])/(2^[.$J$10]))" office:value-type="float" office:value="1700" calcext:value-type="float">
            <text:p>1700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85" calcext:value-type="float">
            <text:p>1685</text:p>
          </table:table-cell>
          <table:table-cell table:formula="of:=[.$D$2]/(([.$D$3]+[.B30])/[.B30])" office:value-type="float" office:value="1.36119951040392" calcext:value-type="float">
            <text:p>1.361</text:p>
          </table:table-cell>
          <table:table-cell table:formula="of:=[.C30]/[.$F$2]*(2^[.$F$3]-1)" office:value-type="float" office:value="1858.03733170135" calcext:value-type="float">
            <text:p>1858</text:p>
          </table:table-cell>
          <table:table-cell table:formula="of:=[.A30]*10" office:value-type="float" office:value="1800" calcext:value-type="float">
            <text:p>1800</text:p>
          </table:table-cell>
          <table:table-cell table:formula="of:=INT((([.D30]*[.D30]*[.D30]/(2^([.$H$10]-[.$I$10]))*[.$H$13]/(2^([.$I$10]-[.$J$10])))+([.D30]*[.D30]*[.$I$13]/(2^([.$I$10]-[.$J$10])))+([.D30]*[.$J$13])+[.$K$13])/(2^[.$J$10]))" office:value-type="float" office:value="1801" calcext:value-type="float">
            <text:p>1801</text:p>
          </table:table-cell>
          <table:table-cell table:number-columns-repeated="101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722" calcext:value-type="float">
            <text:p>1722</text:p>
          </table:table-cell>
          <table:table-cell table:formula="of:=[.$D$2]/(([.$D$3]+[.B31])/[.B31])" office:value-type="float" office:value="1.37860262008734" calcext:value-type="float">
            <text:p>1.379</text:p>
          </table:table-cell>
          <table:table-cell table:formula="of:=[.C31]/[.$F$2]*(2^[.$F$3]-1)" office:value-type="float" office:value="1881.79257641921" calcext:value-type="float">
            <text:p>1882</text:p>
          </table:table-cell>
          <table:table-cell table:formula="of:=[.A31]*10" office:value-type="float" office:value="1900" calcext:value-type="float">
            <text:p>1900</text:p>
          </table:table-cell>
          <table:table-cell table:formula="of:=INT((([.D31]*[.D31]*[.D31]/(2^([.$H$10]-[.$I$10]))*[.$H$13]/(2^([.$I$10]-[.$J$10])))+([.D31]*[.D31]*[.$I$13]/(2^([.$I$10]-[.$J$10])))+([.D31]*[.$J$13])+[.$K$13])/(2^[.$J$10]))" office:value-type="float" office:value="1901" calcext:value-type="float">
            <text:p>1901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58" calcext:value-type="float">
            <text:p>1758</text:p>
          </table:table-cell>
          <table:table-cell table:formula="of:=[.$D$2]/(([.$D$3]+[.B32])/[.B32])" office:value-type="float" office:value="1.3952380952381" calcext:value-type="float">
            <text:p>1.395</text:p>
          </table:table-cell>
          <table:table-cell table:formula="of:=[.C32]/[.$F$2]*(2^[.$F$3]-1)" office:value-type="float" office:value="1904.5" calcext:value-type="float">
            <text:p>1905</text:p>
          </table:table-cell>
          <table:table-cell table:formula="of:=[.A32]*10" office:value-type="float" office:value="2000" calcext:value-type="float">
            <text:p>2000</text:p>
          </table:table-cell>
          <table:table-cell table:formula="of:=INT((([.D32]*[.D32]*[.D32]/(2^([.$H$10]-[.$I$10]))*[.$H$13]/(2^([.$I$10]-[.$J$10])))+([.D32]*[.D32]*[.$I$13]/(2^([.$I$10]-[.$J$10])))+([.D32]*[.$J$13])+[.$K$13])/(2^[.$J$10]))" office:value-type="float" office:value="1999" calcext:value-type="float">
            <text:p>1999</text:p>
          </table:table-cell>
          <table:table-cell table:number-columns-repeated="101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795" calcext:value-type="float">
            <text:p>1795</text:p>
          </table:table-cell>
          <table:table-cell table:formula="of:=[.$D$2]/(([.$D$3]+[.B33])/[.B33])" office:value-type="float" office:value="1.41203814064362" calcext:value-type="float">
            <text:p>1.412</text:p>
          </table:table-cell>
          <table:table-cell table:formula="of:=[.C33]/[.$F$2]*(2^[.$F$3]-1)" office:value-type="float" office:value="1927.43206197855" calcext:value-type="float">
            <text:p>1927</text:p>
          </table:table-cell>
          <table:table-cell table:formula="of:=[.A33]*10" office:value-type="float" office:value="2100" calcext:value-type="float">
            <text:p>2100</text:p>
          </table:table-cell>
          <table:table-cell table:formula="of:=INT((([.D33]*[.D33]*[.D33]/(2^([.$H$10]-[.$I$10]))*[.$H$13]/(2^([.$I$10]-[.$J$10])))+([.D33]*[.D33]*[.$I$13]/(2^([.$I$10]-[.$J$10])))+([.D33]*[.$J$13])+[.$K$13])/(2^[.$J$10]))" office:value-type="float" office:value="2100" calcext:value-type="float">
            <text:p>2100</text:p>
          </table:table-cell>
          <table:table-cell table:number-columns-repeated="101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832" calcext:value-type="float">
            <text:p>1832</text:p>
          </table:table-cell>
          <table:table-cell table:formula="of:=[.$D$2]/(([.$D$3]+[.B34])/[.B34])" office:value-type="float" office:value="1.42854442344045" calcext:value-type="float">
            <text:p>1.429</text:p>
          </table:table-cell>
          <table:table-cell table:formula="of:=[.C34]/[.$F$2]*(2^[.$F$3]-1)" office:value-type="float" office:value="1949.96313799622" calcext:value-type="float">
            <text:p>1950</text:p>
          </table:table-cell>
          <table:table-cell table:formula="of:=[.A34]*10" office:value-type="float" office:value="2200" calcext:value-type="float">
            <text:p>2200</text:p>
          </table:table-cell>
          <table:table-cell table:formula="of:=INT((([.D34]*[.D34]*[.D34]/(2^([.$H$10]-[.$I$10]))*[.$H$13]/(2^([.$I$10]-[.$J$10])))+([.D34]*[.D34]*[.$I$13]/(2^([.$I$10]-[.$J$10])))+([.D34]*[.$J$13])+[.$K$13])/(2^[.$J$10]))" office:value-type="float" office:value="2201" calcext:value-type="float">
            <text:p>2201</text:p>
          </table:table-cell>
          <table:table-cell table:number-columns-repeated="101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68" calcext:value-type="float">
            <text:p>1868</text:p>
          </table:table-cell>
          <table:table-cell table:formula="of:=[.$D$2]/(([.$D$3]+[.B35])/[.B35])" office:value-type="float" office:value="1.44432989690722" calcext:value-type="float">
            <text:p>1.444</text:p>
          </table:table-cell>
          <table:table-cell table:formula="of:=[.C35]/[.$F$2]*(2^[.$F$3]-1)" office:value-type="float" office:value="1971.51030927835" calcext:value-type="float">
            <text:p>1972</text:p>
          </table:table-cell>
          <table:table-cell table:formula="of:=[.A35]*10" office:value-type="float" office:value="2300" calcext:value-type="float">
            <text:p>2300</text:p>
          </table:table-cell>
          <table:table-cell table:formula="of:=INT((([.D35]*[.D35]*[.D35]/(2^([.$H$10]-[.$I$10]))*[.$H$13]/(2^([.$I$10]-[.$J$10])))+([.D35]*[.D35]*[.$I$13]/(2^([.$I$10]-[.$J$10])))+([.D35]*[.$J$13])+[.$K$13])/(2^[.$J$10]))" office:value-type="float" office:value="2300" calcext:value-type="float">
            <text:p>2300</text:p>
          </table:table-cell>
          <table:table-cell table:number-columns-repeated="101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905" calcext:value-type="float">
            <text:p>1905</text:p>
          </table:table-cell>
          <table:table-cell table:formula="of:=[.$D$2]/(([.$D$3]+[.B36])/[.B36])" office:value-type="float" office:value="1.4602787456446" calcext:value-type="float">
            <text:p>1.460</text:p>
          </table:table-cell>
          <table:table-cell table:formula="of:=[.C36]/[.$F$2]*(2^[.$F$3]-1)" office:value-type="float" office:value="1993.28048780488" calcext:value-type="float">
            <text:p>1993</text:p>
          </table:table-cell>
          <table:table-cell table:formula="of:=[.A36]*10" office:value-type="float" office:value="2400" calcext:value-type="float">
            <text:p>2400</text:p>
          </table:table-cell>
          <table:table-cell table:formula="of:=INT((([.D36]*[.D36]*[.D36]/(2^([.$H$10]-[.$I$10]))*[.$H$13]/(2^([.$I$10]-[.$J$10])))+([.D36]*[.D36]*[.$I$13]/(2^([.$I$10]-[.$J$10])))+([.D36]*[.$J$13])+[.$K$13])/(2^[.$J$10]))" office:value-type="float" office:value="2402" calcext:value-type="float">
            <text:p>2402</text:p>
          </table:table-cell>
          <table:table-cell table:number-columns-repeated="101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941" calcext:value-type="float">
            <text:p>1941</text:p>
          </table:table-cell>
          <table:table-cell table:formula="of:=[.$D$2]/(([.$D$3]+[.B37])/[.B37])" office:value-type="float" office:value="1.47553559087768" calcext:value-type="float">
            <text:p>1.476</text:p>
          </table:table-cell>
          <table:table-cell table:formula="of:=[.C37]/[.$F$2]*(2^[.$F$3]-1)" office:value-type="float" office:value="2014.10608154803" calcext:value-type="float">
            <text:p>2014</text:p>
          </table:table-cell>
          <table:table-cell table:formula="of:=[.A37]*10" office:value-type="float" office:value="2500" calcext:value-type="float">
            <text:p>2500</text:p>
          </table:table-cell>
          <table:table-cell table:formula="of:=INT((([.D37]*[.D37]*[.D37]/(2^([.$H$10]-[.$I$10]))*[.$H$13]/(2^([.$I$10]-[.$J$10])))+([.D37]*[.D37]*[.$I$13]/(2^([.$I$10]-[.$J$10])))+([.D37]*[.$J$13])+[.$K$13])/(2^[.$J$10]))" office:value-type="float" office:value="2501" calcext:value-type="float">
            <text:p>2501</text:p>
          </table:table-cell>
          <table:table-cell table:number-columns-repeated="101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977" calcext:value-type="float">
            <text:p>1977</text:p>
          </table:table-cell>
          <table:table-cell table:formula="of:=[.$D$2]/(([.$D$3]+[.B38])/[.B38])" office:value-type="float" office:value="1.49054146675805" calcext:value-type="float">
            <text:p>1.491</text:p>
          </table:table-cell>
          <table:table-cell table:formula="of:=[.C38]/[.$F$2]*(2^[.$F$3]-1)" office:value-type="float" office:value="2034.58910212474" calcext:value-type="float">
            <text:p>2035</text:p>
          </table:table-cell>
          <table:table-cell table:formula="of:=[.A38]*10" office:value-type="float" office:value="2600" calcext:value-type="float">
            <text:p>2600</text:p>
          </table:table-cell>
          <table:table-cell table:formula="of:=INT((([.D38]*[.D38]*[.D38]/(2^([.$H$10]-[.$I$10]))*[.$H$13]/(2^([.$I$10]-[.$J$10])))+([.D38]*[.D38]*[.$I$13]/(2^([.$I$10]-[.$J$10])))+([.D38]*[.$J$13])+[.$K$13])/(2^[.$J$10]))" office:value-type="float" office:value="2600" calcext:value-type="float">
            <text:p>2600</text:p>
          </table:table-cell>
          <table:table-cell table:number-columns-repeated="101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013" calcext:value-type="float">
            <text:p>2013</text:p>
          </table:table-cell>
          <table:table-cell table:formula="of:=[.$D$2]/(([.$D$3]+[.B39])/[.B39])" office:value-type="float" office:value="1.50530251529572" calcext:value-type="float">
            <text:p>1.505</text:p>
          </table:table-cell>
          <table:table-cell table:formula="of:=[.C39]/[.$F$2]*(2^[.$F$3]-1)" office:value-type="float" office:value="2054.73793337865" calcext:value-type="float">
            <text:p>2055</text:p>
          </table:table-cell>
          <table:table-cell table:formula="of:=[.A39]*10" office:value-type="float" office:value="2700" calcext:value-type="float">
            <text:p>2700</text:p>
          </table:table-cell>
          <table:table-cell table:formula="of:=INT((([.D39]*[.D39]*[.D39]/(2^([.$H$10]-[.$I$10]))*[.$H$13]/(2^([.$I$10]-[.$J$10])))+([.D39]*[.D39]*[.$I$13]/(2^([.$I$10]-[.$J$10])))+([.D39]*[.$J$13])+[.$K$13])/(2^[.$J$10]))" office:value-type="float" office:value="2700" calcext:value-type="float">
            <text:p>2700</text:p>
          </table:table-cell>
          <table:table-cell table:number-columns-repeated="1018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049" calcext:value-type="float">
            <text:p>2049</text:p>
          </table:table-cell>
          <table:table-cell table:formula="of:=[.$D$2]/(([.$D$3]+[.B40])/[.B40])" office:value-type="float" office:value="1.5198246797033" calcext:value-type="float">
            <text:p>1.520</text:p>
          </table:table-cell>
          <table:table-cell table:formula="of:=[.C40]/[.$F$2]*(2^[.$F$3]-1)" office:value-type="float" office:value="2074.56068779501" calcext:value-type="float">
            <text:p>2075</text:p>
          </table:table-cell>
          <table:table-cell table:formula="of:=[.A40]*10" office:value-type="float" office:value="2800" calcext:value-type="float">
            <text:p>2800</text:p>
          </table:table-cell>
          <table:table-cell table:formula="of:=INT((([.D40]*[.D40]*[.D40]/(2^([.$H$10]-[.$I$10]))*[.$H$13]/(2^([.$I$10]-[.$J$10])))+([.D40]*[.D40]*[.$I$13]/(2^([.$I$10]-[.$J$10])))+([.D40]*[.$J$13])+[.$K$13])/(2^[.$J$10]))" office:value-type="float" office:value="2799" calcext:value-type="float">
            <text:p>2799</text:p>
          </table:table-cell>
          <table:table-cell table:number-columns-repeated="1018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085" calcext:value-type="float">
            <text:p>2085</text:p>
          </table:table-cell>
          <table:table-cell table:formula="of:=[.$D$2]/(([.$D$3]+[.B41])/[.B41])" office:value-type="float" office:value="1.53411371237458" calcext:value-type="float">
            <text:p>1.534</text:p>
          </table:table-cell>
          <table:table-cell table:formula="of:=[.C41]/[.$F$2]*(2^[.$F$3]-1)" office:value-type="float" office:value="2094.0652173913" calcext:value-type="float">
            <text:p>2094</text:p>
          </table:table-cell>
          <table:table-cell table:formula="of:=[.A41]*10" office:value-type="float" office:value="2900" calcext:value-type="float">
            <text:p>2900</text:p>
          </table:table-cell>
          <table:table-cell table:formula="of:=INT((([.D41]*[.D41]*[.D41]/(2^([.$H$10]-[.$I$10]))*[.$H$13]/(2^([.$I$10]-[.$J$10])))+([.D41]*[.D41]*[.$I$13]/(2^([.$I$10]-[.$J$10])))+([.D41]*[.$J$13])+[.$K$13])/(2^[.$J$10]))" office:value-type="float" office:value="2899" calcext:value-type="float">
            <text:p>2899</text:p>
          </table:table-cell>
          <table:table-cell table:number-columns-repeated="101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120" calcext:value-type="float">
            <text:p>2120</text:p>
          </table:table-cell>
          <table:table-cell table:formula="of:=[.$D$2]/(([.$D$3]+[.B42])/[.B42])" office:value-type="float" office:value="1.54778761061947" calcext:value-type="float">
            <text:p>1.548</text:p>
          </table:table-cell>
          <table:table-cell table:formula="of:=[.C42]/[.$F$2]*(2^[.$F$3]-1)" office:value-type="float" office:value="2112.73008849558" calcext:value-type="float">
            <text:p>2113</text:p>
          </table:table-cell>
          <table:table-cell table:formula="of:=[.A42]*10" office:value-type="float" office:value="3000" calcext:value-type="float">
            <text:p>3000</text:p>
          </table:table-cell>
          <table:table-cell table:formula="of:=INT((([.D42]*[.D42]*[.D42]/(2^([.$H$10]-[.$I$10]))*[.$H$13]/(2^([.$I$10]-[.$J$10])))+([.D42]*[.D42]*[.$I$13]/(2^([.$I$10]-[.$J$10])))+([.D42]*[.$J$13])+[.$K$13])/(2^[.$J$10]))" office:value-type="float" office:value="2996" calcext:value-type="float">
            <text:p>2996</text:p>
          </table:table-cell>
          <table:table-cell table:number-columns-repeated="1018"/>
        </table:table-row>
      </table:table>
      <table:table table:name="KTY84" table:style-name="ta1">
        <table:shapes>
          <draw:frame draw:z-index="0" draw:style-name="gr1" draw:text-style-name="P1" svg:width="244.63mm" svg:height="150.04mm" svg:x="168.31mm" svg:y="92.2mm">
            <draw:object draw:notify-on-update-of-ranges="KTY84.D7:KTY84.D42 KTY84.E6:KTY84.E6 KTY84.E7:KTY84.E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ce7"/>
        <table:table-column table:style-name="co2" table:default-cell-style-name="ce8"/>
        <table:table-column table:style-name="co2" table:default-cell-style-name="ce9"/>
        <table:table-column table:style-name="co2" table:default-cell-style-name="ce1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INPUT</text:p>
          </table:table-cell>
          <table:covered-table-cell table:style-name="ce34"/>
          <table:covered-table-cell table:style-name="ce6"/>
          <table:covered-table-cell table:style-name="ce34"/>
          <table:covered-table-cell/>
          <table:covered-table-cell table:style-name="ce6"/>
          <table:covered-table-cell table:style-name="ce34"/>
          <table:table-cell table:style-name="ce15" office:value-type="string" calcext:value-type="string" table:number-columns-spanned="3" table:number-rows-spanned="1">
            <text:p>t=c3*adc^3+c2*adc^2+c1*adc+b</text:p>
          </table:table-cell>
          <table:covered-table-cell table:style-name="ce49"/>
          <table:covered-table-cell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6" office:value-type="string" calcext:value-type="string">
            <text:p>Pullup V = </text:p>
          </table:table-cell>
          <table:table-cell table:style-name="ce34" office:value-type="float" office:value="3.3" calcext:value-type="float">
            <text:p>3.3</text:p>
          </table:table-cell>
          <table:table-cell office:value-type="string" calcext:value-type="string">
            <office:annotation draw:style-name="gr2" draw:text-style-name="P3" svg:width="28.99mm" svg:height="9.91mm" svg:x="116.04mm" svg:y="0mm" draw:caption-point-x="-0.42mm" draw:caption-point-y="4.61mm">
              <dc:date>2017-12-09T00:00:00</dc:date>
              <text:p text:style-name="P2"><text:span text:style-name="T1">ADC reference voltage</text:span></text:p>
            </office:annotation>
            <text:p>ADC Vref =</text:p>
          </table:table-cell>
          <table:table-cell table:style-name="ce6" office:value-type="float" office:value="3" calcext:value-type="float">
            <text:p>3</text:p>
          </table:table-cell>
          <table:table-cell table:style-name="ce34"/>
          <table:table-cell table:style-name="ce49" office:value-type="string" calcext:value-type="string">
            <text:p>keep eye on int64 overload</text:p>
          </table:table-cell>
          <table:table-cell table:style-name="ce49"/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6" office:value-type="string" calcext:value-type="string">
            <office:annotation draw:style-name="gr3" draw:text-style-name="P3" svg:width="28.99mm" svg:height="13.86mm" svg:x="70.89mm" svg:y="0mm" draw:caption-point-x="-0.42mm" draw:caption-point-y="9.13mm">
              <dc:date>2017-12-09T00:00:00</dc:date>
              <text:p text:style-name="P2"><text:span text:style-name="T1">Divider top resistor, sensor on the ground</text:span></text:p>
            </office:annotation>
            <text:p>Pullup R = </text:p>
          </table:table-cell>
          <table:table-cell table:style-name="ce34" office:value-type="float" office:value="2400" calcext:value-type="float">
            <text:p>2400</text:p>
          </table:table-cell>
          <table:table-cell office:value-type="string" calcext:value-type="string">
            <text:p>ADC bit =</text:p>
          </table:table-cell>
          <table:table-cell table:style-name="ce9" office:value-type="float" office:value="12" calcext:value-type="float">
            <text:p>12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16" office:value-type="string" calcext:value-type="string" table:number-columns-spanned="4" table:number-rows-spanned="1">
            <text:p>RESULT</text:p>
          </table:table-cell>
          <table:covered-table-cell table:number-columns-repeated="3" table:style-name="ce5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6" office:value-type="string" calcext:value-type="string" table:number-columns-spanned="2" table:number-rows-spanned="1">
            <text:p>Sensor data</text:p>
          </table:table-cell>
          <table:covered-table-cell table:style-name="ce5"/>
          <table:table-cell table:style-name="ce3" office:value-type="string" calcext:value-type="string">
            <text:p>Divider</text:p>
          </table:table-cell>
          <table:table-cell table:style-name="ce5"/>
          <table:table-cell table:style-name="ce10" office:value-type="string" calcext:value-type="string">
            <text:p>Integer</text:p>
          </table:table-cell>
          <table:table-cell table:style-name="ce11" office:value-type="string" calcext:value-type="string">
            <text:p>Back</text:p>
          </table:table-cell>
          <table:table-cell/>
          <table:table-cell table:style-name="ce16" office:value-type="string" calcext:value-type="string" table:number-columns-spanned="4" table:number-rows-spanned="1">
            <text:p>Formula coeficient</text:p>
          </table:table-cell>
          <table:covered-table-cell table:number-columns-repeated="3" table:style-name="ce5"/>
          <table:table-cell/>
          <table:table-cell table:style-name="ce24" office:value-type="string" calcext:value-type="string" table:number-columns-spanned="2" table:number-rows-spanned="1">
            <text:p>Check</text:p>
          </table:table-cell>
          <table:covered-table-cell table:style-name="ce59"/>
          <table:table-cell table:number-columns-repeated="1010"/>
        </table:table-row>
        <table:table-row table:style-name="ro1">
          <table:table-cell office:value-type="string" calcext:value-type="string">
            <text:p>t°C</text:p>
          </table:table-cell>
          <table:table-cell office:value-type="string" calcext:value-type="string">
            <text:p>R</text:p>
          </table:table-cell>
          <table:table-cell table:style-name="ce3" office:value-type="string" calcext:value-type="string">
            <text:p>Vout</text:p>
          </table:table-cell>
          <table:table-cell table:style-name="ce3" office:value-type="string" calcext:value-type="string">
            <text:p>ADC</text:p>
          </table:table-cell>
          <table:table-cell table:style-name="ce10" office:value-type="string" calcext:value-type="string">
            <text:p>t°C out</text:p>
          </table:table-cell>
          <table:table-cell table:style-name="ce11" office:value-type="string" calcext:value-type="string">
            <text:p>Calculation</text:p>
          </table:table-cell>
          <table:table-cell table:style-name="ce13"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b</text:p>
          </table:table-cell>
          <table:table-cell table:style-name="ce13"/>
          <table:table-cell table:style-name="ce59" office:value-type="string" calcext:value-type="string">
            <text:p>ADC cubic</text:p>
          </table:table-cell>
          <table:table-cell table:style-name="ce26" table:formula="of:=IF((2^[.F3]-1)^3 &lt; 2^63;&quot;ok&quot;;&quot;overflow&quot;)" office:value-type="string" office:string-value="ok" calcext:value-type="string">
            <text:p>ok</text:p>
          </table:table-cell>
          <table:table-cell table:style-name="ce13" table:number-columns-repeated="1010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359" calcext:value-type="float">
            <text:p>359</text:p>
          </table:table-cell>
          <table:table-cell table:formula="of:=[.$D$2]/(([.$D$3]+[.B7])/[.B7])" office:value-type="float" office:value="0.429394708227619" calcext:value-type="float">
            <text:p>0.429</text:p>
          </table:table-cell>
          <table:table-cell table:formula="of:=[.C7]/[.$F$2]*(2^[.$F$3]-1)" office:value-type="float" office:value="586.123776730699" calcext:value-type="float">
            <text:p>586</text:p>
          </table:table-cell>
          <table:table-cell table:formula="of:=[.A7]*10" office:value-type="float" office:value="-400" calcext:value-type="float">
            <text:p>-400</text:p>
          </table:table-cell>
          <table:table-cell table:formula="of:=INT((([.D7]*[.D7]*[.D7]/(2^([.$H$10]-[.$I$10]))*[.$H$13]/(2^([.$I$10]-[.$J$10])))+([.D7]*[.D7]*[.$I$13]/(2^([.$I$10]-[.$J$10])))+([.D7]*[.$J$13])+[.$K$13])/(2^[.$J$10]))" office:value-type="float" office:value="-394" calcext:value-type="float">
            <text:p>-394</text:p>
          </table:table-cell>
          <table:table-cell/>
          <table:table-cell table:style-name="ce17" table:number-matrix-columns-spanned="4" table:number-matrix-rows-spanned="1" table:formula="of:=LINEST([.E7:.E42];([.D7:.D42])^{1;2;3})" office:value-type="float" office:value="0.000000220412292988818" calcext:value-type="float">
            <text:p>2.20412292988818E-07</text:p>
          </table:table-cell>
          <table:table-cell table:style-name="ce21" office:value-type="float" office:value="-0.000919105223381847" calcext:value-type="float">
            <text:p>-0.000919105223382</text:p>
          </table:table-cell>
          <table:table-cell table:style-name="ce21" office:value-type="float" office:value="3.01312496395644" calcext:value-type="float">
            <text:p>3.01312496395644</text:p>
          </table:table-cell>
          <table:table-cell table:style-name="ce21" office:value-type="float" office:value="-1888.21980571586" calcext:value-type="float">
            <text:p>-1888.21980571586</text:p>
          </table:table-cell>
          <table:table-cell/>
          <table:table-cell table:style-name="ce59" office:value-type="string" calcext:value-type="string">
            <text:p>Cubic * c3</text:p>
          </table:table-cell>
          <table:table-cell table:style-name="ce26" table:formula="of:=IF(((2^[.F3]-1)^3/(2^([.H10]-[.I10]))*[.H13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391" calcext:value-type="float">
            <text:p>391</text:p>
          </table:table-cell>
          <table:table-cell table:formula="of:=[.$D$2]/(([.$D$3]+[.B8])/[.B8])" office:value-type="float" office:value="0.462307416696525" calcext:value-type="float">
            <text:p>0.462</text:p>
          </table:table-cell>
          <table:table-cell table:formula="of:=[.C8]/[.$F$2]*(2^[.$F$3]-1)" office:value-type="float" office:value="631.049623790756" calcext:value-type="float">
            <text:p>631</text:p>
          </table:table-cell>
          <table:table-cell table:formula="of:=[.A8]*10" office:value-type="float" office:value="-300" calcext:value-type="float">
            <text:p>-300</text:p>
          </table:table-cell>
          <table:table-cell table:formula="of:=INT((([.D8]*[.D8]*[.D8]/(2^([.$H$10]-[.$I$10]))*[.$H$13]/(2^([.$I$10]-[.$J$10])))+([.D8]*[.D8]*[.$I$13]/(2^([.$I$10]-[.$J$10])))+([.D8]*[.$J$13])+[.$K$13])/(2^[.$J$10]))" office:value-type="float" office:value="-298" calcext:value-type="float">
            <text:p>-298</text:p>
          </table:table-cell>
          <table:table-cell table:number-columns-repeated="6"/>
          <table:table-cell table:style-name="ce59" office:value-type="string" calcext:value-type="string">
            <text:p>Square * c2</text:p>
          </table:table-cell>
          <table:table-cell table:style-name="ce59" table:formula="of:=IF(((2^[.F3]-1)^2*[.I13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424" calcext:value-type="float">
            <text:p>424</text:p>
          </table:table-cell>
          <table:table-cell table:formula="of:=[.$D$2]/(([.$D$3]+[.B9])/[.B9])" office:value-type="float" office:value="0.495467422096317" calcext:value-type="float">
            <text:p>0.495</text:p>
          </table:table-cell>
          <table:table-cell table:formula="of:=[.C9]/[.$F$2]*(2^[.$F$3]-1)" office:value-type="float" office:value="676.313031161473" calcext:value-type="float">
            <text:p>676</text:p>
          </table:table-cell>
          <table:table-cell table:formula="of:=[.A9]*10" office:value-type="float" office:value="-200" calcext:value-type="float">
            <text:p>-200</text:p>
          </table:table-cell>
          <table:table-cell table:formula="of:=INT((([.D9]*[.D9]*[.D9]/(2^([.$H$10]-[.$I$10]))*[.$H$13]/(2^([.$I$10]-[.$J$10])))+([.D9]*[.D9]*[.$I$13]/(2^([.$I$10]-[.$J$10])))+([.D9]*[.$J$13])+[.$K$13])/(2^[.$J$10]))" office:value-type="float" office:value="-203" calcext:value-type="float">
            <text:p>-203</text:p>
          </table:table-cell>
          <table:table-cell/>
          <table:table-cell table:style-name="ce1" office:value-type="string" calcext:value-type="string" table:number-columns-spanned="4" table:number-rows-spanned="1">
            <text:p>Left Shift bits (2^N)</text:p>
          </table:table-cell>
          <table:covered-table-cell table:number-columns-repeated="3" table:style-name="ce10"/>
          <table:table-cell/>
          <table:table-cell table:style-name="ce59" office:value-type="string" calcext:value-type="string">
            <text:p>ADC * c1</text:p>
          </table:table-cell>
          <table:table-cell table:style-name="ce59" table:formula="of:=IF(((2^[.F3]-1)*[.J13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460" calcext:value-type="float">
            <text:p>460</text:p>
          </table:table-cell>
          <table:table-cell table:formula="of:=[.$D$2]/(([.$D$3]+[.B10])/[.B10])" office:value-type="float" office:value="0.530769230769231" calcext:value-type="float">
            <text:p>0.531</text:p>
          </table:table-cell>
          <table:table-cell table:formula="of:=[.C10]/[.$F$2]*(2^[.$F$3]-1)" office:value-type="float" office:value="724.5" calcext:value-type="float">
            <text:p>725</text:p>
          </table:table-cell>
          <table:table-cell table:formula="of:=[.A10]*10" office:value-type="float" office:value="-100" calcext:value-type="float">
            <text:p>-100</text:p>
          </table:table-cell>
          <table:table-cell table:formula="of:=INT((([.D10]*[.D10]*[.D10]/(2^([.$H$10]-[.$I$10]))*[.$H$13]/(2^([.$I$10]-[.$J$10])))+([.D10]*[.D10]*[.$I$13]/(2^([.$I$10]-[.$J$10])))+([.D10]*[.$J$13])+[.$K$13])/(2^[.$J$10]))" office:value-type="float" office:value="-104" calcext:value-type="float">
            <text:p>-104</text:p>
          </table:table-cell>
          <table:table-cell/>
          <table:table-cell table:style-name="ce9" office:value-type="float" office:value="48" calcext:value-type="float">
            <text:p>48</text:p>
          </table:table-cell>
          <table:table-cell table:style-name="ce9" table:formula="of:=16+16" office:value-type="float" office:value="32" calcext:value-type="float">
            <text:p>32</text:p>
          </table:table-cell>
          <table:table-cell table:style-name="ce23" office:value-type="float" office:value="16" calcext:value-type="float" table:number-columns-spanned="2" table:number-rows-spanned="1">
            <text:p>16</text:p>
          </table:table-cell>
          <table:covered-table-cell table:style-name="ce9"/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table:formula="of:=[.$D$2]/(([.$D$3]+[.B11])/[.B11])" office:value-type="float" office:value="0.567080745341615" calcext:value-type="float">
            <text:p>0.567</text:p>
          </table:table-cell>
          <table:table-cell table:formula="of:=[.C11]/[.$F$2]*(2^[.$F$3]-1)" office:value-type="float" office:value="774.065217391304" calcext:value-type="float">
            <text:p>774</text:p>
          </table:table-cell>
          <table:table-cell table:formula="of:=[.A11]*10" office:value-type="float" office:value="0" calcext:value-type="float">
            <text:p>0</text:p>
          </table:table-cell>
          <table:table-cell table:formula="of:=INT((([.D11]*[.D11]*[.D11]/(2^([.$H$10]-[.$I$10]))*[.$H$13]/(2^([.$I$10]-[.$J$10])))+([.D11]*[.D11]*[.$I$13]/(2^([.$I$10]-[.$J$10])))+([.D11]*[.$J$13])+[.$K$13])/(2^[.$J$10]))" office:value-type="float" office:value="-5" calcext:value-type="float">
            <text:p>-5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8" calcext:value-type="float">
            <text:p>538</text:p>
          </table:table-cell>
          <table:table-cell table:formula="of:=[.$D$2]/(([.$D$3]+[.B12])/[.B12])" office:value-type="float" office:value="0.60428863172226" calcext:value-type="float">
            <text:p>0.604</text:p>
          </table:table-cell>
          <table:table-cell table:formula="of:=[.C12]/[.$F$2]*(2^[.$F$3]-1)" office:value-type="float" office:value="824.853982300885" calcext:value-type="float">
            <text:p>825</text:p>
          </table:table-cell>
          <table:table-cell table:formula="of:=[.A12]*10" office:value-type="float" office:value="100" calcext:value-type="float">
            <text:p>100</text:p>
          </table:table-cell>
          <table:table-cell table:formula="of:=INT((([.D12]*[.D12]*[.D12]/(2^([.$H$10]-[.$I$10]))*[.$H$13]/(2^([.$I$10]-[.$J$10])))+([.D12]*[.D12]*[.$I$13]/(2^([.$I$10]-[.$J$10])))+([.D12]*[.$J$13])+[.$K$13])/(2^[.$J$10]))" office:value-type="float" office:value="95" calcext:value-type="float">
            <text:p>95</text:p>
          </table:table-cell>
          <table:table-cell/>
          <table:table-cell table:style-name="ce18" office:value-type="string" calcext:value-type="string" table:number-columns-spanned="4" table:number-rows-spanned="1">
            <text:p>Shifted coeficients</text:p>
          </table:table-cell>
          <table:covered-table-cell table:number-columns-repeated="3" table:style-name="ce22"/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81" calcext:value-type="float">
            <text:p>581</text:p>
          </table:table-cell>
          <table:table-cell table:formula="of:=[.$D$2]/(([.$D$3]+[.B13])/[.B13])" office:value-type="float" office:value="0.643173431734317" calcext:value-type="float">
            <text:p>0.643</text:p>
          </table:table-cell>
          <table:table-cell table:formula="of:=[.C13]/[.$F$2]*(2^[.$F$3]-1)" office:value-type="float" office:value="877.931734317343" calcext:value-type="float">
            <text:p>878</text:p>
          </table:table-cell>
          <table:table-cell table:formula="of:=[.A13]*10" office:value-type="float" office:value="200" calcext:value-type="float">
            <text:p>200</text:p>
          </table:table-cell>
          <table:table-cell table:formula="of:=INT((([.D13]*[.D13]*[.D13]/(2^([.$H$10]-[.$I$10]))*[.$H$13]/(2^([.$I$10]-[.$J$10])))+([.D13]*[.D13]*[.$I$13]/(2^([.$I$10]-[.$J$10])))+([.D13]*[.$J$13])+[.$K$13])/(2^[.$J$10]))" office:value-type="float" office:value="197" calcext:value-type="float">
            <text:p>197</text:p>
          </table:table-cell>
          <table:table-cell/>
          <table:table-cell table:style-name="ce19" table:formula="of:=INT([.H7]*(2^[.H10]))" office:value-type="float" office:value="62040545" calcext:value-type="float">
            <text:p>62040545</text:p>
          </table:table-cell>
          <table:table-cell table:style-name="ce19" table:formula="of:=INT([.I7]*2^[.I10])" office:value-type="float" office:value="-3947527" calcext:value-type="float">
            <text:p>-3947527</text:p>
          </table:table-cell>
          <table:table-cell table:style-name="ce19" table:formula="of:=INT([.J7]*2^[.J10])" office:value-type="float" office:value="197468" calcext:value-type="float">
            <text:p>197468</text:p>
          </table:table-cell>
          <table:table-cell table:style-name="ce19" table:formula="of:=INT([.K7]*2^[.J10])" office:value-type="float" office:value="-123746374" calcext:value-type="float">
            <text:p>-123746374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3" calcext:value-type="float">
            <text:p>603</text:p>
          </table:table-cell>
          <table:table-cell table:formula="of:=[.$D$2]/(([.$D$3]+[.B14])/[.B14])" office:value-type="float" office:value="0.662637362637363" calcext:value-type="float">
            <text:p>0.663</text:p>
          </table:table-cell>
          <table:table-cell table:formula="of:=[.C14]/[.$F$2]*(2^[.$F$3]-1)" office:value-type="float" office:value="904.5" calcext:value-type="float">
            <text:p>905</text:p>
          </table:table-cell>
          <table:table-cell table:formula="of:=[.A14]*10" office:value-type="float" office:value="250" calcext:value-type="float">
            <text:p>250</text:p>
          </table:table-cell>
          <table:table-cell table:formula="of:=INT((([.D14]*[.D14]*[.D14]/(2^([.$H$10]-[.$I$10]))*[.$H$13]/(2^([.$I$10]-[.$J$10])))+([.D14]*[.D14]*[.$I$13]/(2^([.$I$10]-[.$J$10])))+([.D14]*[.$J$13])+[.$K$13])/(2^[.$J$10]))" office:value-type="float" office:value="248" calcext:value-type="float">
            <text:p>248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26" calcext:value-type="float">
            <text:p>626</text:p>
          </table:table-cell>
          <table:table-cell table:formula="of:=[.$D$2]/(([.$D$3]+[.B15])/[.B15])" office:value-type="float" office:value="0.682683410442829" calcext:value-type="float">
            <text:p>0.683</text:p>
          </table:table-cell>
          <table:table-cell table:formula="of:=[.C15]/[.$F$2]*(2^[.$F$3]-1)" office:value-type="float" office:value="931.862855254461" calcext:value-type="float">
            <text:p>932</text:p>
          </table:table-cell>
          <table:table-cell table:formula="of:=[.A15]*10" office:value-type="float" office:value="300" calcext:value-type="float">
            <text:p>300</text:p>
          </table:table-cell>
          <table:table-cell table:formula="of:=INT((([.D15]*[.D15]*[.D15]/(2^([.$H$10]-[.$I$10]))*[.$H$13]/(2^([.$I$10]-[.$J$10])))+([.D15]*[.D15]*[.$I$13]/(2^([.$I$10]-[.$J$10])))+([.D15]*[.$J$13])+[.$K$13])/(2^[.$J$10]))" office:value-type="float" office:value="299" calcext:value-type="float">
            <text:p>299</text:p>
          </table:table-cell>
          <table:table-cell/>
          <table:table-cell table:style-name="ce20" office:value-type="string" calcext:value-type="string">
            <text:p>Code:</text:p>
          </table:table-cell>
          <table:table-cell table:style-name="ce20" table:number-columns-repeated="9"/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72" calcext:value-type="float">
            <text:p>672</text:p>
          </table:table-cell>
          <table:table-cell table:formula="of:=[.$D$2]/(([.$D$3]+[.B16])/[.B16])" office:value-type="float" office:value="0.721875" calcext:value-type="float">
            <text:p>0.722</text:p>
          </table:table-cell>
          <table:table-cell table:formula="of:=[.C16]/[.$F$2]*(2^[.$F$3]-1)" office:value-type="float" office:value="985.359375" calcext:value-type="float">
            <text:p>985</text:p>
          </table:table-cell>
          <table:table-cell table:formula="of:=[.A16]*10" office:value-type="float" office:value="400" calcext:value-type="float">
            <text:p>400</text:p>
          </table:table-cell>
          <table:table-cell table:formula="of:=INT((([.D16]*[.D16]*[.D16]/(2^([.$H$10]-[.$I$10]))*[.$H$13]/(2^([.$I$10]-[.$J$10])))+([.D16]*[.D16]*[.$I$13]/(2^([.$I$10]-[.$J$10])))+([.D16]*[.$J$13])+[.$K$13])/(2^[.$J$10]))" office:value-type="float" office:value="399" calcext:value-type="float">
            <text:p>399</text:p>
          </table:table-cell>
          <table:table-cell/>
          <table:table-cell table:style-name="ce20" office:value-type="string" calcext:value-type="string">
            <text:p>int32_t pow2 = raw*raw;</text:p>
          </table:table-cell>
          <table:table-cell table:style-name="ce20" table:number-columns-repeated="9"/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22" calcext:value-type="float">
            <text:p>722</text:p>
          </table:table-cell>
          <table:table-cell table:formula="of:=[.$D$2]/(([.$D$3]+[.B17])/[.B17])" office:value-type="float" office:value="0.76316463805253" calcext:value-type="float">
            <text:p>0.763</text:p>
          </table:table-cell>
          <table:table-cell table:formula="of:=[.C17]/[.$F$2]*(2^[.$F$3]-1)" office:value-type="float" office:value="1041.7197309417" calcext:value-type="float">
            <text:p>1042</text:p>
          </table:table-cell>
          <table:table-cell table:formula="of:=[.A17]*10" office:value-type="float" office:value="500" calcext:value-type="float">
            <text:p>500</text:p>
          </table:table-cell>
          <table:table-cell table:formula="of:=INT((([.D17]*[.D17]*[.D17]/(2^([.$H$10]-[.$I$10]))*[.$H$13]/(2^([.$I$10]-[.$J$10])))+([.D17]*[.D17]*[.$I$13]/(2^([.$I$10]-[.$J$10])))+([.D17]*[.$J$13])+[.$K$13])/(2^[.$J$10]))" office:value-type="float" office:value="502" calcext:value-type="float">
            <text:p>502</text:p>
          </table:table-cell>
          <table:table-cell/>
          <table:table-cell table:style-name="ce20" table:formula="of:=CONCATENATE(&quot;int32_t temp = (((int32_t) (((((int64_t) pow2 * raw) &gt;&gt; &quot;;[.H10]-[.I10];&quot;) * &quot;;[.H13];&quot;) &gt;&gt; &quot;;[.I10]-[.J10];&quot;) + (int32_t) (((int64_t) pow2 * &quot;;[.I13];&quot;) &gt;&gt; &quot;;[.I10]-[.J10];&quot;) + (raw *&quot;;[.J13];&quot;) + &quot;;[.K13];&quot;) &gt;&gt; &quot;;[.J10];&quot;);&quot;)" office:value-type="string" office:string-value="int32_t temp = (((int32_t) (((((int64_t) pow2 * raw) &gt;&gt; 16) * 62040545) &gt;&gt; 16) + (int32_t) (((int64_t) pow2 * -3947527) &gt;&gt; 16) + (raw *197468) + -123746374) &gt;&gt; 16);" calcext:value-type="string">
            <text:p>int32_t temp = (((int32_t) (((((int64_t) pow2 * raw) &gt;&gt; 16) * 62040545) &gt;&gt; 16) + (int32_t) (((int64_t) pow2 * -3947527) &gt;&gt; 16) + (raw *197468) + -123746374) &gt;&gt; 16);</text:p>
          </table:table-cell>
          <table:table-cell table:style-name="ce20" table:number-columns-repeated="9"/>
          <table:table-cell table:number-columns-repeated="100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73" calcext:value-type="float">
            <text:p>773</text:p>
          </table:table-cell>
          <table:table-cell table:formula="of:=[.$D$2]/(([.$D$3]+[.B18])/[.B18])" office:value-type="float" office:value="0.803939489442168" calcext:value-type="float">
            <text:p>0.804</text:p>
          </table:table-cell>
          <table:table-cell table:formula="of:=[.C18]/[.$F$2]*(2^[.$F$3]-1)" office:value-type="float" office:value="1097.37740308856" calcext:value-type="float">
            <text:p>1097</text:p>
          </table:table-cell>
          <table:table-cell table:formula="of:=[.A18]*10" office:value-type="float" office:value="600" calcext:value-type="float">
            <text:p>600</text:p>
          </table:table-cell>
          <table:table-cell table:formula="of:=INT((([.D18]*[.D18]*[.D18]/(2^([.$H$10]-[.$I$10]))*[.$H$13]/(2^([.$I$10]-[.$J$10])))+([.D18]*[.D18]*[.$I$13]/(2^([.$I$10]-[.$J$10])))+([.D18]*[.$J$13])+[.$K$13])/(2^[.$J$10]))" office:value-type="float" office:value="602" calcext:value-type="float">
            <text:p>602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26" calcext:value-type="float">
            <text:p>826</text:p>
          </table:table-cell>
          <table:table-cell table:formula="of:=[.$D$2]/(([.$D$3]+[.B19])/[.B19])" office:value-type="float" office:value="0.84494730316181" calcext:value-type="float">
            <text:p>0.845</text:p>
          </table:table-cell>
          <table:table-cell table:formula="of:=[.C19]/[.$F$2]*(2^[.$F$3]-1)" office:value-type="float" office:value="1153.35306881587" calcext:value-type="float">
            <text:p>1153</text:p>
          </table:table-cell>
          <table:table-cell table:formula="of:=[.A19]*10" office:value-type="float" office:value="700" calcext:value-type="float">
            <text:p>700</text:p>
          </table:table-cell>
          <table:table-cell table:formula="of:=INT((([.D19]*[.D19]*[.D19]/(2^([.$H$10]-[.$I$10]))*[.$H$13]/(2^([.$I$10]-[.$J$10])))+([.D19]*[.D19]*[.$I$13]/(2^([.$I$10]-[.$J$10])))+([.D19]*[.$J$13])+[.$K$13])/(2^[.$J$10]))" office:value-type="float" office:value="702" calcext:value-type="float">
            <text:p>702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82" calcext:value-type="float">
            <text:p>882</text:p>
          </table:table-cell>
          <table:table-cell table:formula="of:=[.$D$2]/(([.$D$3]+[.B20])/[.B20])" office:value-type="float" office:value="0.886837294332724" calcext:value-type="float">
            <text:p>0.887</text:p>
          </table:table-cell>
          <table:table-cell table:formula="of:=[.C20]/[.$F$2]*(2^[.$F$3]-1)" office:value-type="float" office:value="1210.53290676417" calcext:value-type="float">
            <text:p>1211</text:p>
          </table:table-cell>
          <table:table-cell table:formula="of:=[.A20]*10" office:value-type="float" office:value="800" calcext:value-type="float">
            <text:p>800</text:p>
          </table:table-cell>
          <table:table-cell table:formula="of:=INT((([.D20]*[.D20]*[.D20]/(2^([.$H$10]-[.$I$10]))*[.$H$13]/(2^([.$I$10]-[.$J$10])))+([.D20]*[.D20]*[.$I$13]/(2^([.$I$10]-[.$J$10])))+([.D20]*[.$J$13])+[.$K$13])/(2^[.$J$10]))" office:value-type="float" office:value="803" calcext:value-type="float">
            <text:p>803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40" calcext:value-type="float">
            <text:p>940</text:p>
          </table:table-cell>
          <table:table-cell table:formula="of:=[.$D$2]/(([.$D$3]+[.B21])/[.B21])" office:value-type="float" office:value="0.92874251497006" calcext:value-type="float">
            <text:p>0.929</text:p>
          </table:table-cell>
          <table:table-cell table:formula="of:=[.C21]/[.$F$2]*(2^[.$F$3]-1)" office:value-type="float" office:value="1267.73353293413" calcext:value-type="float">
            <text:p>1268</text:p>
          </table:table-cell>
          <table:table-cell table:formula="of:=[.A21]*10" office:value-type="float" office:value="900" calcext:value-type="float">
            <text:p>900</text:p>
          </table:table-cell>
          <table:table-cell table:formula="of:=INT((([.D21]*[.D21]*[.D21]/(2^([.$H$10]-[.$I$10]))*[.$H$13]/(2^([.$I$10]-[.$J$10])))+([.D21]*[.D21]*[.$I$13]/(2^([.$I$10]-[.$J$10])))+([.D21]*[.$J$13])+[.$K$13])/(2^[.$J$10]))" office:value-type="float" office:value="903" calcext:value-type="float">
            <text:p>903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[.$D$2]/(([.$D$3]+[.B22])/[.B22])" office:value-type="float" office:value="0.970588235294118" calcext:value-type="float">
            <text:p>0.971</text:p>
          </table:table-cell>
          <table:table-cell table:formula="of:=[.C22]/[.$F$2]*(2^[.$F$3]-1)" office:value-type="float" office:value="1324.85294117647" calcext:value-type="float">
            <text:p>1325</text:p>
          </table:table-cell>
          <table:table-cell table:formula="of:=[.A22]*10" office:value-type="float" office:value="1000" calcext:value-type="float">
            <text:p>1000</text:p>
          </table:table-cell>
          <table:table-cell table:formula="of:=INT((([.D22]*[.D22]*[.D22]/(2^([.$H$10]-[.$I$10]))*[.$H$13]/(2^([.$I$10]-[.$J$10])))+([.D22]*[.D22]*[.$I$13]/(2^([.$I$10]-[.$J$10])))+([.D22]*[.$J$13])+[.$K$13])/(2^[.$J$10]))" office:value-type="float" office:value="1003" calcext:value-type="float">
            <text:p>1003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62" calcext:value-type="float">
            <text:p>1062</text:p>
          </table:table-cell>
          <table:table-cell table:formula="of:=[.$D$2]/(([.$D$3]+[.B23])/[.B23])" office:value-type="float" office:value="1.01230502599653" calcext:value-type="float">
            <text:p>1.012</text:p>
          </table:table-cell>
          <table:table-cell table:formula="of:=[.C23]/[.$F$2]*(2^[.$F$3]-1)" office:value-type="float" office:value="1381.79636048527" calcext:value-type="float">
            <text:p>1382</text:p>
          </table:table-cell>
          <table:table-cell table:formula="of:=[.A23]*10" office:value-type="float" office:value="1100" calcext:value-type="float">
            <text:p>1100</text:p>
          </table:table-cell>
          <table:table-cell table:formula="of:=INT((([.D23]*[.D23]*[.D23]/(2^([.$H$10]-[.$I$10]))*[.$H$13]/(2^([.$I$10]-[.$J$10])))+([.D23]*[.D23]*[.$I$13]/(2^([.$I$10]-[.$J$10])))+([.D23]*[.$J$13])+[.$K$13])/(2^[.$J$10]))" office:value-type="float" office:value="1101" calcext:value-type="float">
            <text:p>1101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27" calcext:value-type="float">
            <text:p>1127</text:p>
          </table:table-cell>
          <table:table-cell table:formula="of:=[.$D$2]/(([.$D$3]+[.B24])/[.B24])" office:value-type="float" office:value="1.05446555146016" calcext:value-type="float">
            <text:p>1.054</text:p>
          </table:table-cell>
          <table:table-cell table:formula="of:=[.C24]/[.$F$2]*(2^[.$F$3]-1)" office:value-type="float" office:value="1439.34547774312" calcext:value-type="float">
            <text:p>1439</text:p>
          </table:table-cell>
          <table:table-cell table:formula="of:=[.A24]*10" office:value-type="float" office:value="1200" calcext:value-type="float">
            <text:p>1200</text:p>
          </table:table-cell>
          <table:table-cell table:formula="of:=INT((([.D24]*[.D24]*[.D24]/(2^([.$H$10]-[.$I$10]))*[.$H$13]/(2^([.$I$10]-[.$J$10])))+([.D24]*[.D24]*[.$I$13]/(2^([.$I$10]-[.$J$10])))+([.D24]*[.$J$13])+[.$K$13])/(2^[.$J$10]))" office:value-type="float" office:value="1201" calcext:value-type="float">
            <text:p>1201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94" calcext:value-type="float">
            <text:p>1194</text:p>
          </table:table-cell>
          <table:table-cell table:formula="of:=[.$D$2]/(([.$D$3]+[.B25])/[.B25])" office:value-type="float" office:value="1.09632721202003" calcext:value-type="float">
            <text:p>1.096</text:p>
          </table:table-cell>
          <table:table-cell table:formula="of:=[.C25]/[.$F$2]*(2^[.$F$3]-1)" office:value-type="float" office:value="1496.48664440735" calcext:value-type="float">
            <text:p>1496</text:p>
          </table:table-cell>
          <table:table-cell table:formula="of:=[.A25]*10" office:value-type="float" office:value="1300" calcext:value-type="float">
            <text:p>1300</text:p>
          </table:table-cell>
          <table:table-cell table:formula="of:=INT((([.D25]*[.D25]*[.D25]/(2^([.$H$10]-[.$I$10]))*[.$H$13]/(2^([.$I$10]-[.$J$10])))+([.D25]*[.D25]*[.$I$13]/(2^([.$I$10]-[.$J$10])))+([.D25]*[.$J$13])+[.$K$13])/(2^[.$J$10]))" office:value-type="float" office:value="1301" calcext:value-type="float">
            <text:p>1301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62" calcext:value-type="float">
            <text:p>1262</text:p>
          </table:table-cell>
          <table:table-cell table:formula="of:=[.$D$2]/(([.$D$3]+[.B26])/[.B26])" office:value-type="float" office:value="1.13724740578919" calcext:value-type="float">
            <text:p>1.137</text:p>
          </table:table-cell>
          <table:table-cell table:formula="of:=[.C26]/[.$F$2]*(2^[.$F$3]-1)" office:value-type="float" office:value="1552.34270890224" calcext:value-type="float">
            <text:p>1552</text:p>
          </table:table-cell>
          <table:table-cell table:formula="of:=[.A26]*10" office:value-type="float" office:value="1400" calcext:value-type="float">
            <text:p>1400</text:p>
          </table:table-cell>
          <table:table-cell table:formula="of:=INT((([.D26]*[.D26]*[.D26]/(2^([.$H$10]-[.$I$10]))*[.$H$13]/(2^([.$I$10]-[.$J$10])))+([.D26]*[.D26]*[.$I$13]/(2^([.$I$10]-[.$J$10])))+([.D26]*[.$J$13])+[.$K$13])/(2^[.$J$10]))" office:value-type="float" office:value="1398" calcext:value-type="float">
            <text:p>1398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34" calcext:value-type="float">
            <text:p>1334</text:p>
          </table:table-cell>
          <table:table-cell table:formula="of:=[.$D$2]/(([.$D$3]+[.B27])/[.B27])" office:value-type="float" office:value="1.17895018746652" calcext:value-type="float">
            <text:p>1.179</text:p>
          </table:table-cell>
          <table:table-cell table:formula="of:=[.C27]/[.$F$2]*(2^[.$F$3]-1)" office:value-type="float" office:value="1609.26700589181" calcext:value-type="float">
            <text:p>1609</text:p>
          </table:table-cell>
          <table:table-cell table:formula="of:=[.A27]*10" office:value-type="float" office:value="1500" calcext:value-type="float">
            <text:p>1500</text:p>
          </table:table-cell>
          <table:table-cell table:formula="of:=INT((([.D27]*[.D27]*[.D27]/(2^([.$H$10]-[.$I$10]))*[.$H$13]/(2^([.$I$10]-[.$J$10])))+([.D27]*[.D27]*[.$I$13]/(2^([.$I$10]-[.$J$10])))+([.D27]*[.$J$13])+[.$K$13])/(2^[.$J$10]))" office:value-type="float" office:value="1499" calcext:value-type="float">
            <text:p>1499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07" calcext:value-type="float">
            <text:p>1407</text:p>
          </table:table-cell>
          <table:table-cell table:formula="of:=[.$D$2]/(([.$D$3]+[.B28])/[.B28])" office:value-type="float" office:value="1.21962174940898" calcext:value-type="float">
            <text:p>1.220</text:p>
          </table:table-cell>
          <table:table-cell table:formula="of:=[.C28]/[.$F$2]*(2^[.$F$3]-1)" office:value-type="float" office:value="1664.78368794326" calcext:value-type="float">
            <text:p>1665</text:p>
          </table:table-cell>
          <table:table-cell table:formula="of:=[.A28]*10" office:value-type="float" office:value="1600" calcext:value-type="float">
            <text:p>1600</text:p>
          </table:table-cell>
          <table:table-cell table:formula="of:=INT((([.D28]*[.D28]*[.D28]/(2^([.$H$10]-[.$I$10]))*[.$H$13]/(2^([.$I$10]-[.$J$10])))+([.D28]*[.D28]*[.$I$13]/(2^([.$I$10]-[.$J$10])))+([.D28]*[.$J$13])+[.$K$13])/(2^[.$J$10]))" office:value-type="float" office:value="1597" calcext:value-type="float">
            <text:p>1597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82" calcext:value-type="float">
            <text:p>1482</text:p>
          </table:table-cell>
          <table:table-cell table:formula="of:=[.$D$2]/(([.$D$3]+[.B29])/[.B29])" office:value-type="float" office:value="1.25981452859351" calcext:value-type="float">
            <text:p>1.260</text:p>
          </table:table-cell>
          <table:table-cell table:formula="of:=[.C29]/[.$F$2]*(2^[.$F$3]-1)" office:value-type="float" office:value="1719.64683153014" calcext:value-type="float">
            <text:p>1720</text:p>
          </table:table-cell>
          <table:table-cell table:formula="of:=[.A29]*10" office:value-type="float" office:value="1700" calcext:value-type="float">
            <text:p>1700</text:p>
          </table:table-cell>
          <table:table-cell table:formula="of:=INT((([.D29]*[.D29]*[.D29]/(2^([.$H$10]-[.$I$10]))*[.$H$13]/(2^([.$I$10]-[.$J$10])))+([.D29]*[.D29]*[.$I$13]/(2^([.$I$10]-[.$J$10])))+([.D29]*[.$J$13])+[.$K$13])/(2^[.$J$10]))" office:value-type="float" office:value="1696" calcext:value-type="float">
            <text:p>1696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60" calcext:value-type="float">
            <text:p>1560</text:p>
          </table:table-cell>
          <table:table-cell table:formula="of:=[.$D$2]/(([.$D$3]+[.B30])/[.B30])" office:value-type="float" office:value="1.3" calcext:value-type="float">
            <text:p>1.300</text:p>
          </table:table-cell>
          <table:table-cell table:formula="of:=[.C30]/[.$F$2]*(2^[.$F$3]-1)" office:value-type="float" office:value="1774.5" calcext:value-type="float">
            <text:p>1775</text:p>
          </table:table-cell>
          <table:table-cell table:formula="of:=[.A30]*10" office:value-type="float" office:value="1800" calcext:value-type="float">
            <text:p>1800</text:p>
          </table:table-cell>
          <table:table-cell table:formula="of:=INT((([.D30]*[.D30]*[.D30]/(2^([.$H$10]-[.$I$10]))*[.$H$13]/(2^([.$I$10]-[.$J$10])))+([.D30]*[.D30]*[.$I$13]/(2^([.$I$10]-[.$J$10])))+([.D30]*[.$J$13])+[.$K$13])/(2^[.$J$10]))" office:value-type="float" office:value="1796" calcext:value-type="float">
            <text:p>1796</text:p>
          </table:table-cell>
          <table:table-cell table:number-columns-repeated="101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40" calcext:value-type="float">
            <text:p>1640</text:p>
          </table:table-cell>
          <table:table-cell table:formula="of:=[.$D$2]/(([.$D$3]+[.B31])/[.B31])" office:value-type="float" office:value="1.33960396039604" calcext:value-type="float">
            <text:p>1.340</text:p>
          </table:table-cell>
          <table:table-cell table:formula="of:=[.C31]/[.$F$2]*(2^[.$F$3]-1)" office:value-type="float" office:value="1828.55940594059" calcext:value-type="float">
            <text:p>1829</text:p>
          </table:table-cell>
          <table:table-cell table:formula="of:=[.A31]*10" office:value-type="float" office:value="1900" calcext:value-type="float">
            <text:p>1900</text:p>
          </table:table-cell>
          <table:table-cell table:formula="of:=INT((([.D31]*[.D31]*[.D31]/(2^([.$H$10]-[.$I$10]))*[.$H$13]/(2^([.$I$10]-[.$J$10])))+([.D31]*[.D31]*[.$I$13]/(2^([.$I$10]-[.$J$10])))+([.D31]*[.$J$13])+[.$K$13])/(2^[.$J$10]))" office:value-type="float" office:value="1895" calcext:value-type="float">
            <text:p>1895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22" calcext:value-type="float">
            <text:p>1722</text:p>
          </table:table-cell>
          <table:table-cell table:formula="of:=[.$D$2]/(([.$D$3]+[.B32])/[.B32])" office:value-type="float" office:value="1.37860262008734" calcext:value-type="float">
            <text:p>1.379</text:p>
          </table:table-cell>
          <table:table-cell table:formula="of:=[.C32]/[.$F$2]*(2^[.$F$3]-1)" office:value-type="float" office:value="1881.79257641921" calcext:value-type="float">
            <text:p>1882</text:p>
          </table:table-cell>
          <table:table-cell table:formula="of:=[.A32]*10" office:value-type="float" office:value="2000" calcext:value-type="float">
            <text:p>2000</text:p>
          </table:table-cell>
          <table:table-cell table:formula="of:=INT((([.D32]*[.D32]*[.D32]/(2^([.$H$10]-[.$I$10]))*[.$H$13]/(2^([.$I$10]-[.$J$10])))+([.D32]*[.D32]*[.$I$13]/(2^([.$I$10]-[.$J$10])))+([.D32]*[.$J$13])+[.$K$13])/(2^[.$J$10]))"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807" calcext:value-type="float">
            <text:p>1807</text:p>
          </table:table-cell>
          <table:table-cell table:formula="of:=[.$D$2]/(([.$D$3]+[.B33])/[.B33])" office:value-type="float" office:value="1.41742334204897" calcext:value-type="float">
            <text:p>1.417</text:p>
          </table:table-cell>
          <table:table-cell table:formula="of:=[.C33]/[.$F$2]*(2^[.$F$3]-1)" office:value-type="float" office:value="1934.78286189684" calcext:value-type="float">
            <text:p>1935</text:p>
          </table:table-cell>
          <table:table-cell table:formula="of:=[.A33]*10" office:value-type="float" office:value="2100" calcext:value-type="float">
            <text:p>2100</text:p>
          </table:table-cell>
          <table:table-cell table:formula="of:=INT((([.D33]*[.D33]*[.D33]/(2^([.$H$10]-[.$I$10]))*[.$H$13]/(2^([.$I$10]-[.$J$10])))+([.D33]*[.D33]*[.$I$13]/(2^([.$I$10]-[.$J$10])))+([.D33]*[.$J$13])+[.$K$13])/(2^[.$J$10]))" office:value-type="float" office:value="2097" calcext:value-type="float">
            <text:p>2097</text:p>
          </table:table-cell>
          <table:table-cell table:number-columns-repeated="101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893" calcext:value-type="float">
            <text:p>1893</text:p>
          </table:table-cell>
          <table:table-cell table:formula="of:=[.$D$2]/(([.$D$3]+[.B34])/[.B34])" office:value-type="float" office:value="1.45513626834382" calcext:value-type="float">
            <text:p>1.455</text:p>
          </table:table-cell>
          <table:table-cell table:formula="of:=[.C34]/[.$F$2]*(2^[.$F$3]-1)" office:value-type="float" office:value="1986.26100628931" calcext:value-type="float">
            <text:p>1986</text:p>
          </table:table-cell>
          <table:table-cell table:formula="of:=[.A34]*10" office:value-type="float" office:value="2200" calcext:value-type="float">
            <text:p>2200</text:p>
          </table:table-cell>
          <table:table-cell table:formula="of:=INT((([.D34]*[.D34]*[.D34]/(2^([.$H$10]-[.$I$10]))*[.$H$13]/(2^([.$I$10]-[.$J$10])))+([.D34]*[.D34]*[.$I$13]/(2^([.$I$10]-[.$J$10])))+([.D34]*[.$J$13])+[.$K$13])/(2^[.$J$10]))" office:value-type="float" office:value="2197" calcext:value-type="float">
            <text:p>2197</text:p>
          </table:table-cell>
          <table:table-cell table:number-columns-repeated="101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982" calcext:value-type="float">
            <text:p>1982</text:p>
          </table:table-cell>
          <table:table-cell table:formula="of:=[.$D$2]/(([.$D$3]+[.B35])/[.B35])" office:value-type="float" office:value="1.4926061159288" calcext:value-type="float">
            <text:p>1.493</text:p>
          </table:table-cell>
          <table:table-cell table:formula="of:=[.C35]/[.$F$2]*(2^[.$F$3]-1)" office:value-type="float" office:value="2037.40734824281" calcext:value-type="float">
            <text:p>2037</text:p>
          </table:table-cell>
          <table:table-cell table:formula="of:=[.A35]*10" office:value-type="float" office:value="2300" calcext:value-type="float">
            <text:p>2300</text:p>
          </table:table-cell>
          <table:table-cell table:formula="of:=INT((([.D35]*[.D35]*[.D35]/(2^([.$H$10]-[.$I$10]))*[.$H$13]/(2^([.$I$10]-[.$J$10])))+([.D35]*[.D35]*[.$I$13]/(2^([.$I$10]-[.$J$10])))+([.D35]*[.$J$13])+[.$K$13])/(2^[.$J$10]))" office:value-type="float" office:value="2299" calcext:value-type="float">
            <text:p>2299</text:p>
          </table:table-cell>
          <table:table-cell table:number-columns-repeated="101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73" calcext:value-type="float">
            <text:p>2073</text:p>
          </table:table-cell>
          <table:table-cell table:formula="of:=[.$D$2]/(([.$D$3]+[.B36])/[.B36])" office:value-type="float" office:value="1.52937625754527" calcext:value-type="float">
            <text:p>1.529</text:p>
          </table:table-cell>
          <table:table-cell table:formula="of:=[.C36]/[.$F$2]*(2^[.$F$3]-1)" office:value-type="float" office:value="2087.5985915493" calcext:value-type="float">
            <text:p>2088</text:p>
          </table:table-cell>
          <table:table-cell table:formula="of:=[.A36]*10" office:value-type="float" office:value="2400" calcext:value-type="float">
            <text:p>2400</text:p>
          </table:table-cell>
          <table:table-cell table:formula="of:=INT((([.D36]*[.D36]*[.D36]/(2^([.$H$10]-[.$I$10]))*[.$H$13]/(2^([.$I$10]-[.$J$10])))+([.D36]*[.D36]*[.$I$13]/(2^([.$I$10]-[.$J$10])))+([.D36]*[.$J$13])+[.$K$13])/(2^[.$J$10]))" office:value-type="float" office:value="2401" calcext:value-type="float">
            <text:p>2401</text:p>
          </table:table-cell>
          <table:table-cell table:number-columns-repeated="101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166" calcext:value-type="float">
            <text:p>2166</text:p>
          </table:table-cell>
          <table:table-cell table:formula="of:=[.$D$2]/(([.$D$3]+[.B37])/[.B37])" office:value-type="float" office:value="1.56544021024967" calcext:value-type="float">
            <text:p>1.565</text:p>
          </table:table-cell>
          <table:table-cell table:formula="of:=[.C37]/[.$F$2]*(2^[.$F$3]-1)" office:value-type="float" office:value="2136.8258869908" calcext:value-type="float">
            <text:p>2137</text:p>
          </table:table-cell>
          <table:table-cell table:formula="of:=[.A37]*10" office:value-type="float" office:value="2500" calcext:value-type="float">
            <text:p>2500</text:p>
          </table:table-cell>
          <table:table-cell table:formula="of:=INT((([.D37]*[.D37]*[.D37]/(2^([.$H$10]-[.$I$10]))*[.$H$13]/(2^([.$I$10]-[.$J$10])))+([.D37]*[.D37]*[.$I$13]/(2^([.$I$10]-[.$J$10])))+([.D37]*[.$J$13])+[.$K$13])/(2^[.$J$10]))" office:value-type="float" office:value="2504" calcext:value-type="float">
            <text:p>2504</text:p>
          </table:table-cell>
          <table:table-cell table:number-columns-repeated="101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261" calcext:value-type="float">
            <text:p>2261</text:p>
          </table:table-cell>
          <table:table-cell table:formula="of:=[.$D$2]/(([.$D$3]+[.B38])/[.B38])" office:value-type="float" office:value="1.60079382106844" calcext:value-type="float">
            <text:p>1.601</text:p>
          </table:table-cell>
          <table:table-cell table:formula="of:=[.C38]/[.$F$2]*(2^[.$F$3]-1)" office:value-type="float" office:value="2185.08356575842" calcext:value-type="float">
            <text:p>2185</text:p>
          </table:table-cell>
          <table:table-cell table:formula="of:=[.A38]*10" office:value-type="float" office:value="2600" calcext:value-type="float">
            <text:p>2600</text:p>
          </table:table-cell>
          <table:table-cell table:formula="of:=INT((([.D38]*[.D38]*[.D38]/(2^([.$H$10]-[.$I$10]))*[.$H$13]/(2^([.$I$10]-[.$J$10])))+([.D38]*[.D38]*[.$I$13]/(2^([.$I$10]-[.$J$10])))+([.D38]*[.$J$13])+[.$K$13])/(2^[.$J$10]))" office:value-type="float" office:value="2606" calcext:value-type="float">
            <text:p>2606</text:p>
          </table:table-cell>
          <table:table-cell table:number-columns-repeated="101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357" calcext:value-type="float">
            <text:p>2357</text:p>
          </table:table-cell>
          <table:table-cell table:formula="of:=[.$D$2]/(([.$D$3]+[.B39])/[.B39])" office:value-type="float" office:value="1.63508513769182" calcext:value-type="float">
            <text:p>1.635</text:p>
          </table:table-cell>
          <table:table-cell table:formula="of:=[.C39]/[.$F$2]*(2^[.$F$3]-1)" office:value-type="float" office:value="2231.89121294934" calcext:value-type="float">
            <text:p>2232</text:p>
          </table:table-cell>
          <table:table-cell table:formula="of:=[.A39]*10" office:value-type="float" office:value="2700" calcext:value-type="float">
            <text:p>2700</text:p>
          </table:table-cell>
          <table:table-cell table:formula="of:=INT((([.D39]*[.D39]*[.D39]/(2^([.$H$10]-[.$I$10]))*[.$H$13]/(2^([.$I$10]-[.$J$10])))+([.D39]*[.D39]*[.$I$13]/(2^([.$I$10]-[.$J$10])))+([.D39]*[.$J$13])+[.$K$13])/(2^[.$J$10]))" office:value-type="float" office:value="2708" calcext:value-type="float">
            <text:p>2708</text:p>
          </table:table-cell>
          <table:table-cell table:number-columns-repeated="1018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452" calcext:value-type="float">
            <text:p>2452</text:p>
          </table:table-cell>
          <table:table-cell table:formula="of:=[.$D$2]/(([.$D$3]+[.B40])/[.B40])" office:value-type="float" office:value="1.6676834295136" calcext:value-type="float">
            <text:p>1.668</text:p>
          </table:table-cell>
          <table:table-cell table:formula="of:=[.C40]/[.$F$2]*(2^[.$F$3]-1)" office:value-type="float" office:value="2276.38788128607" calcext:value-type="float">
            <text:p>2276</text:p>
          </table:table-cell>
          <table:table-cell table:formula="of:=[.A40]*10" office:value-type="float" office:value="2800" calcext:value-type="float">
            <text:p>2800</text:p>
          </table:table-cell>
          <table:table-cell table:formula="of:=INT((([.D40]*[.D40]*[.D40]/(2^([.$H$10]-[.$I$10]))*[.$H$13]/(2^([.$I$10]-[.$J$10])))+([.D40]*[.D40]*[.$I$13]/(2^([.$I$10]-[.$J$10])))+([.D40]*[.$J$13])+[.$K$13])/(2^[.$J$10]))" office:value-type="float" office:value="2808" calcext:value-type="float">
            <text:p>2808</text:p>
          </table:table-cell>
          <table:table-cell table:number-columns-repeated="1018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542" calcext:value-type="float">
            <text:p>2542</text:p>
          </table:table-cell>
          <table:table-cell table:formula="of:=[.$D$2]/(([.$D$3]+[.B41])/[.B41])" office:value-type="float" office:value="1.69740995548361" calcext:value-type="float">
            <text:p>1.697</text:p>
          </table:table-cell>
          <table:table-cell table:formula="of:=[.C41]/[.$F$2]*(2^[.$F$3]-1)" office:value-type="float" office:value="2316.96458923513" calcext:value-type="float">
            <text:p>2317</text:p>
          </table:table-cell>
          <table:table-cell table:formula="of:=[.A41]*10" office:value-type="float" office:value="2900" calcext:value-type="float">
            <text:p>2900</text:p>
          </table:table-cell>
          <table:table-cell table:formula="of:=INT((([.D41]*[.D41]*[.D41]/(2^([.$H$10]-[.$I$10]))*[.$H$13]/(2^([.$I$10]-[.$J$10])))+([.D41]*[.D41]*[.$I$13]/(2^([.$I$10]-[.$J$10])))+([.D41]*[.$J$13])+[.$K$13])/(2^[.$J$10]))" office:value-type="float" office:value="2900" calcext:value-type="float">
            <text:p>2900</text:p>
          </table:table-cell>
          <table:table-cell table:number-columns-repeated="101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624" calcext:value-type="float">
            <text:p>2624</text:p>
          </table:table-cell>
          <table:table-cell table:formula="of:=[.$D$2]/(([.$D$3]+[.B42])/[.B42])" office:value-type="float" office:value="1.72356687898089" calcext:value-type="float">
            <text:p>1.724</text:p>
          </table:table-cell>
          <table:table-cell table:formula="of:=[.C42]/[.$F$2]*(2^[.$F$3]-1)" office:value-type="float" office:value="2352.66878980892" calcext:value-type="float">
            <text:p>2353</text:p>
          </table:table-cell>
          <table:table-cell table:formula="of:=[.A42]*10" office:value-type="float" office:value="3000" calcext:value-type="float">
            <text:p>3000</text:p>
          </table:table-cell>
          <table:table-cell table:formula="of:=INT((([.D42]*[.D42]*[.D42]/(2^([.$H$10]-[.$I$10]))*[.$H$13]/(2^([.$I$10]-[.$J$10])))+([.D42]*[.D42]*[.$I$13]/(2^([.$I$10]-[.$J$10])))+([.D42]*[.$J$13])+[.$K$13])/(2^[.$J$10]))" office:value-type="float" office:value="2983" calcext:value-type="float">
            <text:p>2983</text:p>
          </table:table-cell>
          <table:table-cell table:number-columns-repeated="1018"/>
        </table:table-row>
      </table:table>
      <table:table table:name="KTY83" table:style-name="ta1">
        <table:shapes>
          <draw:frame draw:z-index="0" draw:style-name="gr1" draw:text-style-name="P1" svg:width="244.63mm" svg:height="150.04mm" svg:x="168.31mm" svg:y="92.2mm">
            <draw:object draw:notify-on-update-of-ranges="KTY83.D7:KTY83.D48 KTY83.E6:KTY83.E6 KTY83.E7:KTY83.E4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7"/>
        <table:table-column table:style-name="co2" table:default-cell-style-name="ce28"/>
        <table:table-column table:style-name="co2" table:default-cell-style-name="ce7"/>
        <table:table-column table:style-name="co2" table:default-cell-style-name="ce8"/>
        <table:table-column table:style-name="co2" table:default-cell-style-name="ce9"/>
        <table:table-column table:style-name="co2" table:default-cell-style-name="ce1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INPUT</text:p>
          </table:table-cell>
          <table:covered-table-cell table:style-name="ce34"/>
          <table:covered-table-cell table:style-name="ce6"/>
          <table:covered-table-cell table:style-name="ce34"/>
          <table:covered-table-cell/>
          <table:covered-table-cell table:style-name="ce6"/>
          <table:covered-table-cell table:style-name="ce34"/>
          <table:table-cell table:style-name="ce15" office:value-type="string" calcext:value-type="string" table:number-columns-spanned="3" table:number-rows-spanned="1">
            <text:p>t=c3*adc^3+c2*adc^2+c1*adc+b</text:p>
          </table:table-cell>
          <table:covered-table-cell table:style-name="ce49"/>
          <table:covered-table-cell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6" office:value-type="string" calcext:value-type="string">
            <text:p>Pullup V = </text:p>
          </table:table-cell>
          <table:table-cell table:style-name="ce34" office:value-type="float" office:value="3.3" calcext:value-type="float">
            <text:p>3.3</text:p>
          </table:table-cell>
          <table:table-cell office:value-type="string" calcext:value-type="string">
            <office:annotation draw:style-name="gr2" draw:text-style-name="P3" svg:width="28.99mm" svg:height="9.91mm" svg:x="116.04mm" svg:y="0mm" draw:caption-point-x="-0.42mm" draw:caption-point-y="4.61mm">
              <dc:date>2017-12-09T00:00:00</dc:date>
              <text:p text:style-name="P2"><text:span text:style-name="T1">ADC reference voltage</text:span></text:p>
            </office:annotation>
            <text:p>ADC Vref =</text:p>
          </table:table-cell>
          <table:table-cell table:style-name="ce6" office:value-type="float" office:value="3" calcext:value-type="float">
            <text:p>3</text:p>
          </table:table-cell>
          <table:table-cell table:style-name="ce34"/>
          <table:table-cell table:style-name="ce49" office:value-type="string" calcext:value-type="string">
            <text:p>keep eye on int64 overload</text:p>
          </table:table-cell>
          <table:table-cell table:style-name="ce49"/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6" office:value-type="string" calcext:value-type="string">
            <office:annotation draw:style-name="gr3" draw:text-style-name="P3" svg:width="28.99mm" svg:height="13.86mm" svg:x="70.89mm" svg:y="0mm" draw:caption-point-x="-0.42mm" draw:caption-point-y="9.13mm">
              <dc:date>2017-12-09T00:00:00</dc:date>
              <text:p text:style-name="P2"><text:span text:style-name="T1">Divider top resistor, sensor on the ground</text:span></text:p>
            </office:annotation>
            <text:p>Pullup R = </text:p>
          </table:table-cell>
          <table:table-cell table:style-name="ce34" office:value-type="float" office:value="2400" calcext:value-type="float">
            <text:p>2400</text:p>
          </table:table-cell>
          <table:table-cell office:value-type="string" calcext:value-type="string">
            <text:p>ADC bit =</text:p>
          </table:table-cell>
          <table:table-cell table:style-name="ce9" office:value-type="float" office:value="12" calcext:value-type="float">
            <text:p>12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16" office:value-type="string" calcext:value-type="string" table:number-columns-spanned="4" table:number-rows-spanned="1">
            <text:p>RESULT</text:p>
          </table:table-cell>
          <table:covered-table-cell table:number-columns-repeated="3" table:style-name="ce5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6" office:value-type="string" calcext:value-type="string" table:number-columns-spanned="2" table:number-rows-spanned="1">
            <text:p>Sensor data</text:p>
          </table:table-cell>
          <table:covered-table-cell table:style-name="ce5"/>
          <table:table-cell table:style-name="ce3" office:value-type="string" calcext:value-type="string">
            <text:p>Divider</text:p>
          </table:table-cell>
          <table:table-cell table:style-name="ce5"/>
          <table:table-cell table:style-name="ce10" office:value-type="string" calcext:value-type="string">
            <text:p>Integer</text:p>
          </table:table-cell>
          <table:table-cell table:style-name="ce11" office:value-type="string" calcext:value-type="string">
            <text:p>Back</text:p>
          </table:table-cell>
          <table:table-cell/>
          <table:table-cell table:style-name="ce16" office:value-type="string" calcext:value-type="string" table:number-columns-spanned="4" table:number-rows-spanned="1">
            <text:p>Formula coeficient</text:p>
          </table:table-cell>
          <table:covered-table-cell table:number-columns-repeated="3" table:style-name="ce5"/>
          <table:table-cell/>
          <table:table-cell table:style-name="ce24" office:value-type="string" calcext:value-type="string" table:number-columns-spanned="2" table:number-rows-spanned="1">
            <text:p>Check</text:p>
          </table:table-cell>
          <table:covered-table-cell table:style-name="ce59"/>
          <table:table-cell table:number-columns-repeated="1010"/>
        </table:table-row>
        <table:table-row table:style-name="ro1">
          <table:table-cell table:style-name="ce3" office:value-type="string" calcext:value-type="string">
            <text:p>t°C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Vout</text:p>
          </table:table-cell>
          <table:table-cell table:style-name="ce3" office:value-type="string" calcext:value-type="string">
            <text:p>ADC</text:p>
          </table:table-cell>
          <table:table-cell table:style-name="ce10" office:value-type="string" calcext:value-type="string">
            <text:p>t°C out</text:p>
          </table:table-cell>
          <table:table-cell table:style-name="ce11" office:value-type="string" calcext:value-type="string">
            <text:p>Calculation</text:p>
          </table:table-cell>
          <table:table-cell table:style-name="ce13"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b</text:p>
          </table:table-cell>
          <table:table-cell table:style-name="ce13"/>
          <table:table-cell table:style-name="ce59" office:value-type="string" calcext:value-type="string">
            <text:p>ADC cubic</text:p>
          </table:table-cell>
          <table:table-cell table:style-name="ce26" table:formula="of:=IF((2^[.F3]-1)^3 &lt; 2^63;&quot;ok&quot;;&quot;overflow&quot;)" office:value-type="string" office:string-value="ok" calcext:value-type="string">
            <text:p>ok</text:p>
          </table:table-cell>
          <table:table-cell table:style-name="ce13" table:number-columns-repeated="1010"/>
        </table:table-row>
        <table:table-row table:style-name="ro2">
          <table:table-cell office:value-type="float" office:value="-55" calcext:value-type="float">
            <text:p>-55</text:p>
          </table:table-cell>
          <table:table-cell office:value-type="float" office:value="490.016" calcext:value-type="float">
            <text:p>490</text:p>
          </table:table-cell>
          <table:table-cell table:formula="of:=[.$D$2]/(([.$D$3]+[.B7])/[.B7])" office:value-type="float" office:value="0.559530743082391" calcext:value-type="float">
            <text:p>0.560</text:p>
          </table:table-cell>
          <table:table-cell table:formula="of:=[.C7]/[.$F$2]*(2^[.$F$3]-1)" office:value-type="float" office:value="763.759464307464" calcext:value-type="float">
            <text:p>764</text:p>
          </table:table-cell>
          <table:table-cell table:formula="of:=[.A7]*10" office:value-type="float" office:value="-550" calcext:value-type="float">
            <text:p>-550</text:p>
          </table:table-cell>
          <table:table-cell table:formula="of:=INT((([.D7]*[.D7]*[.D7]/(2^([.$H$10]-[.$I$10]))*[.$H$13]/(2^([.$I$10]-[.$J$10])))+([.D7]*[.D7]*[.$I$13]/(2^([.$I$10]-[.$J$10])))+([.D7]*[.$J$13])+[.$K$13])/(2^[.$J$10]))" office:value-type="float" office:value="-553" calcext:value-type="float">
            <text:p>-553</text:p>
          </table:table-cell>
          <table:table-cell/>
          <table:table-cell table:style-name="ce17" table:number-matrix-columns-spanned="4" table:number-matrix-rows-spanned="1" table:formula="of:=LINEST([.E7:.E48];([.D7:.D48])^{1;2;3})" office:value-type="float" office:value="0.000000228211024078493" calcext:value-type="float">
            <text:p>2.28211024078493E-07</text:p>
          </table:table-cell>
          <table:table-cell table:style-name="ce21" office:value-type="float" office:value="-0.000940889288067843" calcext:value-type="float">
            <text:p>-0.000940889288068</text:p>
          </table:table-cell>
          <table:table-cell table:style-name="ce21" office:value-type="float" office:value="2.63179861618202" calcext:value-type="float">
            <text:p>2.63179861618202</text:p>
          </table:table-cell>
          <table:table-cell table:style-name="ce21" office:value-type="float" office:value="-2115.41145921316" calcext:value-type="float">
            <text:p>-2115.41145921316</text:p>
          </table:table-cell>
          <table:table-cell/>
          <table:table-cell table:style-name="ce59" office:value-type="string" calcext:value-type="string">
            <text:p>Cubic * c3</text:p>
          </table:table-cell>
          <table:table-cell table:style-name="ce26" table:formula="of:=IF(((2^[.F3]-1)^3/(2^([.H10]-[.I10]))*[.H13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2">
          <table:table-cell office:value-type="float" office:value="-50" calcext:value-type="float">
            <text:p>-50</text:p>
          </table:table-cell>
          <table:table-cell office:value-type="float" office:value="514.8625" calcext:value-type="float">
            <text:p>515</text:p>
          </table:table-cell>
          <table:table-cell table:formula="of:=[.$D$2]/(([.$D$3]+[.B8])/[.B8])" office:value-type="float" office:value="0.582890702391622" calcext:value-type="float">
            <text:p>0.583</text:p>
          </table:table-cell>
          <table:table-cell table:formula="of:=[.C8]/[.$F$2]*(2^[.$F$3]-1)" office:value-type="float" office:value="795.645808764564" calcext:value-type="float">
            <text:p>796</text:p>
          </table:table-cell>
          <table:table-cell table:formula="of:=[.A8]*10" office:value-type="float" office:value="-500" calcext:value-type="float">
            <text:p>-500</text:p>
          </table:table-cell>
          <table:table-cell table:formula="of:=INT((([.D8]*[.D8]*[.D8]/(2^([.$H$10]-[.$I$10]))*[.$H$13]/(2^([.$I$10]-[.$J$10])))+([.D8]*[.D8]*[.$I$13]/(2^([.$I$10]-[.$J$10])))+([.D8]*[.$J$13])+[.$K$13])/(2^[.$J$10]))" office:value-type="float" office:value="-503" calcext:value-type="float">
            <text:p>-503</text:p>
          </table:table-cell>
          <table:table-cell table:number-columns-repeated="6"/>
          <table:table-cell table:style-name="ce59" office:value-type="string" calcext:value-type="string">
            <text:p>Square * c2</text:p>
          </table:table-cell>
          <table:table-cell table:style-name="ce59" table:formula="of:=IF(((2^[.F3]-1)^2*[.I13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2">
          <table:table-cell office:value-type="float" office:value="-45" calcext:value-type="float">
            <text:p>-45</text:p>
          </table:table-cell>
          <table:table-cell office:value-type="float" office:value="540.646" calcext:value-type="float">
            <text:p>541</text:p>
          </table:table-cell>
          <table:table-cell table:formula="of:=[.$D$2]/(([.$D$3]+[.B9])/[.B9])" office:value-type="float" office:value="0.606714238980142" calcext:value-type="float">
            <text:p>0.607</text:p>
          </table:table-cell>
          <table:table-cell table:formula="of:=[.C9]/[.$F$2]*(2^[.$F$3]-1)" office:value-type="float" office:value="828.164936207894" calcext:value-type="float">
            <text:p>828</text:p>
          </table:table-cell>
          <table:table-cell table:formula="of:=[.A9]*10" office:value-type="float" office:value="-450" calcext:value-type="float">
            <text:p>-450</text:p>
          </table:table-cell>
          <table:table-cell table:formula="of:=INT((([.D9]*[.D9]*[.D9]/(2^([.$H$10]-[.$I$10]))*[.$H$13]/(2^([.$I$10]-[.$J$10])))+([.D9]*[.D9]*[.$I$13]/(2^([.$I$10]-[.$J$10])))+([.D9]*[.$J$13])+[.$K$13])/(2^[.$J$10]))" office:value-type="float" office:value="-452" calcext:value-type="float">
            <text:p>-452</text:p>
          </table:table-cell>
          <table:table-cell/>
          <table:table-cell table:style-name="ce1" office:value-type="string" calcext:value-type="string" table:number-columns-spanned="4" table:number-rows-spanned="1">
            <text:p>Left Shift bits (2^N)</text:p>
          </table:table-cell>
          <table:covered-table-cell table:number-columns-repeated="3" table:style-name="ce10"/>
          <table:table-cell/>
          <table:table-cell table:style-name="ce59" office:value-type="string" calcext:value-type="string">
            <text:p>ADC * c1</text:p>
          </table:table-cell>
          <table:table-cell table:style-name="ce59" table:formula="of:=IF(((2^[.F3]-1)*[.J13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2">
          <table:table-cell office:value-type="float" office:value="-40" calcext:value-type="float">
            <text:p>-40</text:p>
          </table:table-cell>
          <table:table-cell office:value-type="float" office:value="567.3665" calcext:value-type="float">
            <text:p>567</text:p>
          </table:table-cell>
          <table:table-cell table:formula="of:=[.$D$2]/(([.$D$3]+[.B10])/[.B10])" office:value-type="float" office:value="0.630966700608098" calcext:value-type="float">
            <text:p>0.631</text:p>
          </table:table-cell>
          <table:table-cell table:formula="of:=[.C10]/[.$F$2]*(2^[.$F$3]-1)" office:value-type="float" office:value="861.269546330054" calcext:value-type="float">
            <text:p>861</text:p>
          </table:table-cell>
          <table:table-cell table:formula="of:=[.A10]*10" office:value-type="float" office:value="-400" calcext:value-type="float">
            <text:p>-400</text:p>
          </table:table-cell>
          <table:table-cell table:formula="of:=INT((([.D10]*[.D10]*[.D10]/(2^([.$H$10]-[.$I$10]))*[.$H$13]/(2^([.$I$10]-[.$J$10])))+([.D10]*[.D10]*[.$I$13]/(2^([.$I$10]-[.$J$10])))+([.D10]*[.$J$13])+[.$K$13])/(2^[.$J$10]))" office:value-type="float" office:value="-401" calcext:value-type="float">
            <text:p>-401</text:p>
          </table:table-cell>
          <table:table-cell/>
          <table:table-cell table:style-name="ce9" office:value-type="float" office:value="48" calcext:value-type="float">
            <text:p>48</text:p>
          </table:table-cell>
          <table:table-cell table:style-name="ce9" table:formula="of:=16+16" office:value-type="float" office:value="32" calcext:value-type="float">
            <text:p>32</text:p>
          </table:table-cell>
          <table:table-cell table:style-name="ce23" office:value-type="float" office:value="16" calcext:value-type="float" table:number-columns-spanned="2" table:number-rows-spanned="1">
            <text:p>16</text:p>
          </table:table-cell>
          <table:covered-table-cell table:style-name="ce9"/>
          <table:table-cell table:number-columns-repeated="1013"/>
        </table:table-row>
        <table:table-row table:style-name="ro2">
          <table:table-cell office:value-type="float" office:value="-35" calcext:value-type="float">
            <text:p>-35</text:p>
          </table:table-cell>
          <table:table-cell office:value-type="float" office:value="595.024" calcext:value-type="float">
            <text:p>595</text:p>
          </table:table-cell>
          <table:table-cell table:formula="of:=[.$D$2]/(([.$D$3]+[.B11])/[.B11])" office:value-type="float" office:value="0.655613844830626" calcext:value-type="float">
            <text:p>0.656</text:p>
          </table:table-cell>
          <table:table-cell table:formula="of:=[.C11]/[.$F$2]*(2^[.$F$3]-1)" office:value-type="float" office:value="894.912898193804" calcext:value-type="float">
            <text:p>895</text:p>
          </table:table-cell>
          <table:table-cell table:formula="of:=[.A11]*10" office:value-type="float" office:value="-350" calcext:value-type="float">
            <text:p>-350</text:p>
          </table:table-cell>
          <table:table-cell table:formula="of:=INT((([.D11]*[.D11]*[.D11]/(2^([.$H$10]-[.$I$10]))*[.$H$13]/(2^([.$I$10]-[.$J$10])))+([.D11]*[.D11]*[.$I$13]/(2^([.$I$10]-[.$J$10])))+([.D11]*[.$J$13])+[.$K$13])/(2^[.$J$10]))" office:value-type="float" office:value="-351" calcext:value-type="float">
            <text:p>-351</text:p>
          </table:table-cell>
          <table:table-cell table:number-columns-repeated="1018"/>
        </table:table-row>
        <table:table-row table:style-name="ro2">
          <table:table-cell office:value-type="float" office:value="-30" calcext:value-type="float">
            <text:p>-30</text:p>
          </table:table-cell>
          <table:table-cell office:value-type="float" office:value="623.6185" calcext:value-type="float">
            <text:p>624</text:p>
          </table:table-cell>
          <table:table-cell table:formula="of:=[.$D$2]/(([.$D$3]+[.B12])/[.B12])" office:value-type="float" office:value="0.680621927005672" calcext:value-type="float">
            <text:p>0.681</text:p>
          </table:table-cell>
          <table:table-cell table:formula="of:=[.C12]/[.$F$2]*(2^[.$F$3]-1)" office:value-type="float" office:value="929.048930362742" calcext:value-type="float">
            <text:p>929</text:p>
          </table:table-cell>
          <table:table-cell table:formula="of:=[.A12]*10" office:value-type="float" office:value="-300" calcext:value-type="float">
            <text:p>-300</text:p>
          </table:table-cell>
          <table:table-cell table:formula="of:=INT((([.D12]*[.D12]*[.D12]/(2^([.$H$10]-[.$I$10]))*[.$H$13]/(2^([.$I$10]-[.$J$10])))+([.D12]*[.D12]*[.$I$13]/(2^([.$I$10]-[.$J$10])))+([.D12]*[.$J$13])+[.$K$13])/(2^[.$J$10]))" office:value-type="float" office:value="-300" calcext:value-type="float">
            <text:p>-300</text:p>
          </table:table-cell>
          <table:table-cell/>
          <table:table-cell table:style-name="ce18" office:value-type="string" calcext:value-type="string" table:number-columns-spanned="4" table:number-rows-spanned="1">
            <text:p>Shifted coeficients</text:p>
          </table:table-cell>
          <table:covered-table-cell table:number-columns-repeated="3" table:style-name="ce22"/>
          <table:table-cell table:number-columns-repeated="1013"/>
        </table:table-row>
        <table:table-row table:style-name="ro2">
          <table:table-cell office:value-type="float" office:value="-25" calcext:value-type="float">
            <text:p>-25</text:p>
          </table:table-cell>
          <table:table-cell office:value-type="float" office:value="653.15" calcext:value-type="float">
            <text:p>653</text:p>
          </table:table-cell>
          <table:table-cell table:formula="of:=[.$D$2]/(([.$D$3]+[.B13])/[.B13])" office:value-type="float" office:value="0.705957781307829" calcext:value-type="float">
            <text:p>0.706</text:p>
          </table:table-cell>
          <table:table-cell table:formula="of:=[.C13]/[.$F$2]*(2^[.$F$3]-1)" office:value-type="float" office:value="963.632371485187" calcext:value-type="float">
            <text:p>964</text:p>
          </table:table-cell>
          <table:table-cell table:formula="of:=[.A13]*10" office:value-type="float" office:value="-250" calcext:value-type="float">
            <text:p>-250</text:p>
          </table:table-cell>
          <table:table-cell table:formula="of:=INT((([.D13]*[.D13]*[.D13]/(2^([.$H$10]-[.$I$10]))*[.$H$13]/(2^([.$I$10]-[.$J$10])))+([.D13]*[.D13]*[.$I$13]/(2^([.$I$10]-[.$J$10])))+([.D13]*[.$J$13])+[.$K$13])/(2^[.$J$10]))" office:value-type="float" office:value="-249" calcext:value-type="float">
            <text:p>-249</text:p>
          </table:table-cell>
          <table:table-cell/>
          <table:table-cell table:style-name="ce19" table:formula="of:=INT([.H7]*(2^[.H10]))" office:value-type="float" office:value="64235692" calcext:value-type="float">
            <text:p>64235692</text:p>
          </table:table-cell>
          <table:table-cell table:style-name="ce19" table:formula="of:=INT([.I7]*2^[.I10])" office:value-type="float" office:value="-4041089" calcext:value-type="float">
            <text:p>-4041089</text:p>
          </table:table-cell>
          <table:table-cell table:style-name="ce19" table:formula="of:=INT([.J7]*2^[.J10])" office:value-type="float" office:value="172477" calcext:value-type="float">
            <text:p>172477</text:p>
          </table:table-cell>
          <table:table-cell table:style-name="ce19" table:formula="of:=INT([.K7]*2^[.J10])" office:value-type="float" office:value="-138635606" calcext:value-type="float">
            <text:p>-138635606</text:p>
          </table:table-cell>
          <table:table-cell table:number-columns-repeated="1013"/>
        </table:table-row>
        <table:table-row table:style-name="ro2">
          <table:table-cell office:value-type="float" office:value="-20" calcext:value-type="float">
            <text:p>-20</text:p>
          </table:table-cell>
          <table:table-cell office:value-type="float" office:value="683.6185" calcext:value-type="float">
            <text:p>684</text:p>
          </table:table-cell>
          <table:table-cell table:formula="of:=[.$D$2]/(([.$D$3]+[.B14])/[.B14])" office:value-type="float" office:value="0.731588894670336" calcext:value-type="float">
            <text:p>0.732</text:p>
          </table:table-cell>
          <table:table-cell table:formula="of:=[.C14]/[.$F$2]*(2^[.$F$3]-1)" office:value-type="float" office:value="998.618841225009" calcext:value-type="float">
            <text:p>999</text:p>
          </table:table-cell>
          <table:table-cell table:formula="of:=[.A14]*10" office:value-type="float" office:value="-200" calcext:value-type="float">
            <text:p>-200</text:p>
          </table:table-cell>
          <table:table-cell table:formula="of:=INT((([.D14]*[.D14]*[.D14]/(2^([.$H$10]-[.$I$10]))*[.$H$13]/(2^([.$I$10]-[.$J$10])))+([.D14]*[.D14]*[.$I$13]/(2^([.$I$10]-[.$J$10])))+([.D14]*[.$J$13])+[.$K$13])/(2^[.$J$10]))" office:value-type="float" office:value="-199" calcext:value-type="float">
            <text:p>-199</text:p>
          </table:table-cell>
          <table:table-cell table:number-columns-repeated="1018"/>
        </table:table-row>
        <table:table-row table:style-name="ro2">
          <table:table-cell office:value-type="float" office:value="-15" calcext:value-type="float">
            <text:p>-15</text:p>
          </table:table-cell>
          <table:table-cell office:value-type="float" office:value="715.024" calcext:value-type="float">
            <text:p>715</text:p>
          </table:table-cell>
          <table:table-cell table:formula="of:=[.$D$2]/(([.$D$3]+[.B15])/[.B15])" office:value-type="float" office:value="0.757483473642579" calcext:value-type="float">
            <text:p>0.757</text:p>
          </table:table-cell>
          <table:table-cell table:formula="of:=[.C15]/[.$F$2]*(2^[.$F$3]-1)" office:value-type="float" office:value="1033.96494152212" calcext:value-type="float">
            <text:p>1034</text:p>
          </table:table-cell>
          <table:table-cell table:formula="of:=[.A15]*10" office:value-type="float" office:value="-150" calcext:value-type="float">
            <text:p>-150</text:p>
          </table:table-cell>
          <table:table-cell table:formula="of:=INT((([.D15]*[.D15]*[.D15]/(2^([.$H$10]-[.$I$10]))*[.$H$13]/(2^([.$I$10]-[.$J$10])))+([.D15]*[.D15]*[.$I$13]/(2^([.$I$10]-[.$J$10])))+([.D15]*[.$J$13])+[.$K$13])/(2^[.$J$10]))" office:value-type="float" office:value="-148" calcext:value-type="float">
            <text:p>-148</text:p>
          </table:table-cell>
          <table:table-cell/>
          <table:table-cell table:style-name="ce20" office:value-type="string" calcext:value-type="string">
            <text:p>Code:</text:p>
          </table:table-cell>
          <table:table-cell table:style-name="ce20" table:number-columns-repeated="9"/>
          <table:table-cell table:number-columns-repeated="1007"/>
        </table:table-row>
        <table:table-row table:style-name="ro2">
          <table:table-cell office:value-type="float" office:value="-10" calcext:value-type="float">
            <text:p>-10</text:p>
          </table:table-cell>
          <table:table-cell office:value-type="float" office:value="747.3665" calcext:value-type="float">
            <text:p>747</text:p>
          </table:table-cell>
          <table:table-cell table:formula="of:=[.$D$2]/(([.$D$3]+[.B16])/[.B16])" office:value-type="float" office:value="0.783610504210425" calcext:value-type="float">
            <text:p>0.784</text:p>
          </table:table-cell>
          <table:table-cell table:formula="of:=[.C16]/[.$F$2]*(2^[.$F$3]-1)" office:value-type="float" office:value="1069.62833824723" calcext:value-type="float">
            <text:p>1070</text:p>
          </table:table-cell>
          <table:table-cell table:formula="of:=[.A16]*10" office:value-type="float" office:value="-100" calcext:value-type="float">
            <text:p>-100</text:p>
          </table:table-cell>
          <table:table-cell table:formula="of:=INT((([.D16]*[.D16]*[.D16]/(2^([.$H$10]-[.$I$10]))*[.$H$13]/(2^([.$I$10]-[.$J$10])))+([.D16]*[.D16]*[.$I$13]/(2^([.$I$10]-[.$J$10])))+([.D16]*[.$J$13])+[.$K$13])/(2^[.$J$10]))" office:value-type="float" office:value="-98" calcext:value-type="float">
            <text:p>-98</text:p>
          </table:table-cell>
          <table:table-cell/>
          <table:table-cell table:style-name="ce20" office:value-type="string" calcext:value-type="string">
            <text:p>int32_t pow2 = raw*raw;</text:p>
          </table:table-cell>
          <table:table-cell table:style-name="ce20" table:number-columns-repeated="9"/>
          <table:table-cell table:number-columns-repeated="1007"/>
        </table:table-row>
        <table:table-row table:style-name="ro2">
          <table:table-cell office:value-type="float" office:value="-5" calcext:value-type="float">
            <text:p>-5</text:p>
          </table:table-cell>
          <table:table-cell office:value-type="float" office:value="780.646" calcext:value-type="float">
            <text:p>781</text:p>
          </table:table-cell>
          <table:table-cell table:formula="of:=[.$D$2]/(([.$D$3]+[.B17])/[.B17])" office:value-type="float" office:value="0.809939804681187" calcext:value-type="float">
            <text:p>0.810</text:p>
          </table:table-cell>
          <table:table-cell table:formula="of:=[.C17]/[.$F$2]*(2^[.$F$3]-1)" office:value-type="float" office:value="1105.56783338982" calcext:value-type="float">
            <text:p>1106</text:p>
          </table:table-cell>
          <table:table-cell table:formula="of:=[.A17]*10" office:value-type="float" office:value="-50" calcext:value-type="float">
            <text:p>-50</text:p>
          </table:table-cell>
          <table:table-cell table:formula="of:=INT((([.D17]*[.D17]*[.D17]/(2^([.$H$10]-[.$I$10]))*[.$H$13]/(2^([.$I$10]-[.$J$10])))+([.D17]*[.D17]*[.$I$13]/(2^([.$I$10]-[.$J$10])))+([.D17]*[.$J$13])+[.$K$13])/(2^[.$J$10]))" office:value-type="float" office:value="-48" calcext:value-type="float">
            <text:p>-48</text:p>
          </table:table-cell>
          <table:table-cell/>
          <table:table-cell table:style-name="ce20" table:formula="of:=CONCATENATE(&quot;int32_t temp = (((int32_t) (((((int64_t) pow2 * raw) &gt;&gt; &quot;;[.H10]-[.I10];&quot;) * &quot;;[.H13];&quot;) &gt;&gt; &quot;;[.I10]-[.J10];&quot;) + (int32_t) (((int64_t) pow2 * &quot;;[.I13];&quot;) &gt;&gt; &quot;;[.I10]-[.J10];&quot;) + (raw *&quot;;[.J13];&quot;) + &quot;;[.K13];&quot;) &gt;&gt; &quot;;[.J10];&quot;);&quot;)" office:value-type="string" office:string-value="int32_t temp = (((int32_t) (((((int64_t) pow2 * raw) &gt;&gt; 16) * 64235692) &gt;&gt; 16) + (int32_t) (((int64_t) pow2 * -4041089) &gt;&gt; 16) + (raw *172477) + -138635606) &gt;&gt; 16);" calcext:value-type="string">
            <text:p>int32_t temp = (((int32_t) (((((int64_t) pow2 * raw) &gt;&gt; 16) * 64235692) &gt;&gt; 16) + (int32_t) (((int64_t) pow2 * -4041089) &gt;&gt; 16) + (raw *172477) + -138635606) &gt;&gt; 16);</text:p>
          </table:table-cell>
          <table:table-cell table:style-name="ce20" table:number-columns-repeated="9"/>
          <table:table-cell table:number-columns-repeated="100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14.8625" calcext:value-type="float">
            <text:p>815</text:p>
          </table:table-cell>
          <table:table-cell table:formula="of:=[.$D$2]/(([.$D$3]+[.B18])/[.B18])" office:value-type="float" office:value="0.836442071783785" calcext:value-type="float">
            <text:p>0.836</text:p>
          </table:table-cell>
          <table:table-cell table:formula="of:=[.C18]/[.$F$2]*(2^[.$F$3]-1)" office:value-type="float" office:value="1141.74342798487" calcext:value-type="float">
            <text:p>1142</text:p>
          </table:table-cell>
          <table:table-cell table:formula="of:=[.A18]*10" office:value-type="float" office:value="0" calcext:value-type="float">
            <text:p>0</text:p>
          </table:table-cell>
          <table:table-cell table:formula="of:=INT((([.D18]*[.D18]*[.D18]/(2^([.$H$10]-[.$I$10]))*[.$H$13]/(2^([.$I$10]-[.$J$10])))+([.D18]*[.D18]*[.$I$13]/(2^([.$I$10]-[.$J$10])))+([.D18]*[.$J$13])+[.$K$13])/(2^[.$J$10]))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50.016" calcext:value-type="float">
            <text:p>850</text:p>
          </table:table-cell>
          <table:table-cell table:formula="of:=[.$D$2]/(([.$D$3]+[.B19])/[.B19])" office:value-type="float" office:value="0.863088920177624" calcext:value-type="float">
            <text:p>0.863</text:p>
          </table:table-cell>
          <table:table-cell table:formula="of:=[.C19]/[.$F$2]*(2^[.$F$3]-1)" office:value-type="float" office:value="1178.11637604246" calcext:value-type="float">
            <text:p>1178</text:p>
          </table:table-cell>
          <table:table-cell table:formula="of:=[.A19]*10" office:value-type="float" office:value="50" calcext:value-type="float">
            <text:p>50</text:p>
          </table:table-cell>
          <table:table-cell table:formula="of:=INT((([.D19]*[.D19]*[.D19]/(2^([.$H$10]-[.$I$10]))*[.$H$13]/(2^([.$I$10]-[.$J$10])))+([.D19]*[.D19]*[.$I$13]/(2^([.$I$10]-[.$J$10])))+([.D19]*[.$J$13])+[.$K$13])/(2^[.$J$10]))" office:value-type="float" office:value="52" calcext:value-type="float">
            <text:p>52</text:p>
          </table:table-cell>
          <table:table-cell table:style-name="ce14"/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86.1065" calcext:value-type="float">
            <text:p>886</text:p>
          </table:table-cell>
          <table:table-cell table:formula="of:=[.$D$2]/(([.$D$3]+[.B20])/[.B20])" office:value-type="float" office:value="0.889852915600879" calcext:value-type="float">
            <text:p>0.890</text:p>
          </table:table-cell>
          <table:table-cell table:formula="of:=[.C20]/[.$F$2]*(2^[.$F$3]-1)" office:value-type="float" office:value="1214.6492297952" calcext:value-type="float">
            <text:p>1215</text:p>
          </table:table-cell>
          <table:table-cell table:formula="of:=[.A20]*10" office:value-type="float" office:value="100" calcext:value-type="float">
            <text:p>100</text:p>
          </table:table-cell>
          <table:table-cell table:formula="of:=INT((([.D20]*[.D20]*[.D20]/(2^([.$H$10]-[.$I$10]))*[.$H$13]/(2^([.$I$10]-[.$J$10])))+([.D20]*[.D20]*[.$I$13]/(2^([.$I$10]-[.$J$10])))+([.D20]*[.$J$13])+[.$K$13])/(2^[.$J$10]))" office:value-type="float" office:value="102" calcext:value-type="float">
            <text:p>102</text:p>
          </table:table-cell>
          <table:table-cell table:style-name="ce14"/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23.134" calcext:value-type="float">
            <text:p>923</text:p>
          </table:table-cell>
          <table:table-cell table:formula="of:=[.$D$2]/(([.$D$3]+[.B21])/[.B21])" office:value-type="float" office:value="0.916707601920356" calcext:value-type="float">
            <text:p>0.917</text:p>
          </table:table-cell>
          <table:table-cell table:formula="of:=[.C21]/[.$F$2]*(2^[.$F$3]-1)" office:value-type="float" office:value="1251.30587662129" calcext:value-type="float">
            <text:p>1251</text:p>
          </table:table-cell>
          <table:table-cell table:formula="of:=[.A21]*10" office:value-type="float" office:value="150" calcext:value-type="float">
            <text:p>150</text:p>
          </table:table-cell>
          <table:table-cell table:formula="of:=INT((([.D21]*[.D21]*[.D21]/(2^([.$H$10]-[.$I$10]))*[.$H$13]/(2^([.$I$10]-[.$J$10])))+([.D21]*[.D21]*[.$I$13]/(2^([.$I$10]-[.$J$10])))+([.D21]*[.$J$13])+[.$K$13])/(2^[.$J$10]))" office:value-type="float" office:value="151" calcext:value-type="float">
            <text:p>151</text:p>
          </table:table-cell>
          <table:table-cell table:style-name="ce14"/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61.0985" calcext:value-type="float">
            <text:p>961</text:p>
          </table:table-cell>
          <table:table-cell table:formula="of:=[.$D$2]/(([.$D$3]+[.B22])/[.B22])" office:value-type="float" office:value="0.943627522371034" calcext:value-type="float">
            <text:p>0.944</text:p>
          </table:table-cell>
          <table:table-cell table:formula="of:=[.C22]/[.$F$2]*(2^[.$F$3]-1)" office:value-type="float" office:value="1288.05156803646" calcext:value-type="float">
            <text:p>1288</text:p>
          </table:table-cell>
          <table:table-cell table:formula="of:=[.A22]*10" office:value-type="float" office:value="200" calcext:value-type="float">
            <text:p>200</text:p>
          </table:table-cell>
          <table:table-cell table:formula="of:=INT((([.D22]*[.D22]*[.D22]/(2^([.$H$10]-[.$I$10]))*[.$H$13]/(2^([.$I$10]-[.$J$10])))+([.D22]*[.D22]*[.$I$13]/(2^([.$I$10]-[.$J$10])))+([.D22]*[.$J$13])+[.$K$13])/(2^[.$J$10]))" office:value-type="float" office:value="201" calcext:value-type="float">
            <text:p>201</text:p>
          </table:table-cell>
          <table:table-cell table:style-name="ce14"/>
          <table:table-cell table:number-columns-repeated="101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table:formula="of:=[.$D$2]/(([.$D$3]+[.B23])/[.B23])" office:value-type="float" office:value="0.970588235294118" calcext:value-type="float">
            <text:p>0.971</text:p>
          </table:table-cell>
          <table:table-cell table:formula="of:=[.C23]/[.$F$2]*(2^[.$F$3]-1)" office:value-type="float" office:value="1324.85294117647" calcext:value-type="float">
            <text:p>1325</text:p>
          </table:table-cell>
          <table:table-cell table:formula="of:=[.A23]*10" office:value-type="float" office:value="250" calcext:value-type="float">
            <text:p>250</text:p>
          </table:table-cell>
          <table:table-cell table:formula="of:=INT((([.D23]*[.D23]*[.D23]/(2^([.$H$10]-[.$I$10]))*[.$H$13]/(2^([.$I$10]-[.$J$10])))+([.D23]*[.D23]*[.$I$13]/(2^([.$I$10]-[.$J$10])))+([.D23]*[.$J$13])+[.$K$13])/(2^[.$J$10]))" office:value-type="float" office:value="250" calcext:value-type="float">
            <text:p>250</text:p>
          </table:table-cell>
          <table:table-cell table:style-name="ce14"/>
          <table:table-cell table:number-columns-repeated="101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039.8385" calcext:value-type="float">
            <text:p>1040</text:p>
          </table:table-cell>
          <table:table-cell table:formula="of:=[.$D$2]/(([.$D$3]+[.B24])/[.B24])" office:value-type="float" office:value="0.997566324698093" calcext:value-type="float">
            <text:p>0.998</text:p>
          </table:table-cell>
          <table:table-cell table:formula="of:=[.C24]/[.$F$2]*(2^[.$F$3]-1)" office:value-type="float" office:value="1361.6780332129" calcext:value-type="float">
            <text:p>1362</text:p>
          </table:table-cell>
          <table:table-cell table:formula="of:=[.A24]*10" office:value-type="float" office:value="300" calcext:value-type="float">
            <text:p>300</text:p>
          </table:table-cell>
          <table:table-cell table:formula="of:=INT((([.D24]*[.D24]*[.D24]/(2^([.$H$10]-[.$I$10]))*[.$H$13]/(2^([.$I$10]-[.$J$10])))+([.D24]*[.D24]*[.$I$13]/(2^([.$I$10]-[.$J$10])))+([.D24]*[.$J$13])+[.$K$13])/(2^[.$J$10]))" office:value-type="float" office:value="299" calcext:value-type="float">
            <text:p>299</text:p>
          </table:table-cell>
          <table:table-cell table:style-name="ce14"/>
          <table:table-cell table:number-columns-repeated="101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080.614" calcext:value-type="float">
            <text:p>1081</text:p>
          </table:table-cell>
          <table:table-cell table:formula="of:=[.$D$2]/(([.$D$3]+[.B25])/[.B25])" office:value-type="float" office:value="1.02453940597837" calcext:value-type="float">
            <text:p>1.025</text:p>
          </table:table-cell>
          <table:table-cell table:formula="of:=[.C25]/[.$F$2]*(2^[.$F$3]-1)" office:value-type="float" office:value="1398.49628916048" calcext:value-type="float">
            <text:p>1398</text:p>
          </table:table-cell>
          <table:table-cell table:formula="of:=[.A25]*10" office:value-type="float" office:value="350" calcext:value-type="float">
            <text:p>350</text:p>
          </table:table-cell>
          <table:table-cell table:formula="of:=INT((([.D25]*[.D25]*[.D25]/(2^([.$H$10]-[.$I$10]))*[.$H$13]/(2^([.$I$10]-[.$J$10])))+([.D25]*[.D25]*[.$I$13]/(2^([.$I$10]-[.$J$10])))+([.D25]*[.$J$13])+[.$K$13])/(2^[.$J$10]))" office:value-type="float" office:value="349" calcext:value-type="float">
            <text:p>349</text:p>
          </table:table-cell>
          <table:table-cell table:style-name="ce14"/>
          <table:table-cell table:number-columns-repeated="101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122.3265" calcext:value-type="float">
            <text:p>1122</text:p>
          </table:table-cell>
          <table:table-cell table:formula="of:=[.$D$2]/(([.$D$3]+[.B26])/[.B26])" office:value-type="float" office:value="1.05148612713784" calcext:value-type="float">
            <text:p>1.051</text:p>
          </table:table-cell>
          <table:table-cell table:formula="of:=[.C26]/[.$F$2]*(2^[.$F$3]-1)" office:value-type="float" office:value="1435.27856354316" calcext:value-type="float">
            <text:p>1435</text:p>
          </table:table-cell>
          <table:table-cell table:formula="of:=[.A26]*10" office:value-type="float" office:value="400" calcext:value-type="float">
            <text:p>400</text:p>
          </table:table-cell>
          <table:table-cell table:formula="of:=INT((([.D26]*[.D26]*[.D26]/(2^([.$H$10]-[.$I$10]))*[.$H$13]/(2^([.$I$10]-[.$J$10])))+([.D26]*[.D26]*[.$I$13]/(2^([.$I$10]-[.$J$10])))+([.D26]*[.$J$13])+[.$K$13])/(2^[.$J$10]))" office:value-type="float" office:value="398" calcext:value-type="float">
            <text:p>398</text:p>
          </table:table-cell>
          <table:table-cell table:style-name="ce14"/>
          <table:table-cell table:number-columns-repeated="101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164.976" calcext:value-type="float">
            <text:p>1165</text:p>
          </table:table-cell>
          <table:table-cell table:formula="of:=[.$D$2]/(([.$D$3]+[.B27])/[.B27])" office:value-type="float" office:value="1.07838616585357" calcext:value-type="float">
            <text:p>1.078</text:p>
          </table:table-cell>
          <table:table-cell table:formula="of:=[.C27]/[.$F$2]*(2^[.$F$3]-1)" office:value-type="float" office:value="1471.99711639012" calcext:value-type="float">
            <text:p>1472</text:p>
          </table:table-cell>
          <table:table-cell table:formula="of:=[.A27]*10" office:value-type="float" office:value="450" calcext:value-type="float">
            <text:p>450</text:p>
          </table:table-cell>
          <table:table-cell table:formula="of:=INT((([.D27]*[.D27]*[.D27]/(2^([.$H$10]-[.$I$10]))*[.$H$13]/(2^([.$I$10]-[.$J$10])))+([.D27]*[.D27]*[.$I$13]/(2^([.$I$10]-[.$J$10])))+([.D27]*[.$J$13])+[.$K$13])/(2^[.$J$10]))" office:value-type="float" office:value="447" calcext:value-type="float">
            <text:p>447</text:p>
          </table:table-cell>
          <table:table-cell table:style-name="ce14"/>
          <table:table-cell table:number-columns-repeated="101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208.5625" calcext:value-type="float">
            <text:p>1209</text:p>
          </table:table-cell>
          <table:table-cell table:formula="of:=[.$D$2]/(([.$D$3]+[.B28])/[.B28])" office:value-type="float" office:value="1.10522022273412" calcext:value-type="float">
            <text:p>1.105</text:p>
          </table:table-cell>
          <table:table-cell table:formula="of:=[.C28]/[.$F$2]*(2^[.$F$3]-1)" office:value-type="float" office:value="1508.62560403208" calcext:value-type="float">
            <text:p>1509</text:p>
          </table:table-cell>
          <table:table-cell table:formula="of:=[.A28]*10" office:value-type="float" office:value="500" calcext:value-type="float">
            <text:p>500</text:p>
          </table:table-cell>
          <table:table-cell table:formula="of:=INT((([.D28]*[.D28]*[.D28]/(2^([.$H$10]-[.$I$10]))*[.$H$13]/(2^([.$I$10]-[.$J$10])))+([.D28]*[.D28]*[.$I$13]/(2^([.$I$10]-[.$J$10])))+([.D28]*[.$J$13])+[.$K$13])/(2^[.$J$10]))" office:value-type="float" office:value="497" calcext:value-type="float">
            <text:p>497</text:p>
          </table:table-cell>
          <table:table-cell table:style-name="ce14"/>
          <table:table-cell table:number-columns-repeated="101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253.086" calcext:value-type="float">
            <text:p>1253</text:p>
          </table:table-cell>
          <table:table-cell table:formula="of:=[.$D$2]/(([.$D$3]+[.B29])/[.B29])" office:value-type="float" office:value="1.13197001110842" calcext:value-type="float">
            <text:p>1.132</text:p>
          </table:table-cell>
          <table:table-cell table:formula="of:=[.C29]/[.$F$2]*(2^[.$F$3]-1)" office:value-type="float" office:value="1545.13906516299" calcext:value-type="float">
            <text:p>1545</text:p>
          </table:table-cell>
          <table:table-cell table:formula="of:=[.A29]*10" office:value-type="float" office:value="550" calcext:value-type="float">
            <text:p>550</text:p>
          </table:table-cell>
          <table:table-cell table:formula="of:=INT((([.D29]*[.D29]*[.D29]/(2^([.$H$10]-[.$I$10]))*[.$H$13]/(2^([.$I$10]-[.$J$10])))+([.D29]*[.D29]*[.$I$13]/(2^([.$I$10]-[.$J$10])))+([.D29]*[.$J$13])+[.$K$13])/(2^[.$J$10]))" office:value-type="float" office:value="546" calcext:value-type="float">
            <text:p>546</text:p>
          </table:table-cell>
          <table:table-cell table:style-name="ce14"/>
          <table:table-cell table:number-columns-repeated="101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298.5465" calcext:value-type="float">
            <text:p>1299</text:p>
          </table:table-cell>
          <table:table-cell table:formula="of:=[.$D$2]/(([.$D$3]+[.B30])/[.B30])" office:value-type="float" office:value="1.15861824368032" calcext:value-type="float">
            <text:p>1.159</text:p>
          </table:table-cell>
          <table:table-cell table:formula="of:=[.C30]/[.$F$2]*(2^[.$F$3]-1)" office:value-type="float" office:value="1581.51390262364" calcext:value-type="float">
            <text:p>1582</text:p>
          </table:table-cell>
          <table:table-cell table:formula="of:=[.A30]*10" office:value-type="float" office:value="600" calcext:value-type="float">
            <text:p>600</text:p>
          </table:table-cell>
          <table:table-cell table:formula="of:=INT((([.D30]*[.D30]*[.D30]/(2^([.$H$10]-[.$I$10]))*[.$H$13]/(2^([.$I$10]-[.$J$10])))+([.D30]*[.D30]*[.$I$13]/(2^([.$I$10]-[.$J$10])))+([.D30]*[.$J$13])+[.$K$13])/(2^[.$J$10]))" office:value-type="float" office:value="596" calcext:value-type="float">
            <text:p>596</text:p>
          </table:table-cell>
          <table:table-cell table:number-columns-repeated="1018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1344.944" calcext:value-type="float">
            <text:p>1345</text:p>
          </table:table-cell>
          <table:table-cell table:formula="of:=[.$D$2]/(([.$D$3]+[.B31])/[.B31])" office:value-type="float" office:value="1.1851486163745" calcext:value-type="float">
            <text:p>1.185</text:p>
          </table:table-cell>
          <table:table-cell table:formula="of:=[.C31]/[.$F$2]*(2^[.$F$3]-1)" office:value-type="float" office:value="1617.7278613512" calcext:value-type="float">
            <text:p>1618</text:p>
          </table:table-cell>
          <table:table-cell table:formula="of:=[.A31]*10" office:value-type="float" office:value="650" calcext:value-type="float">
            <text:p>650</text:p>
          </table:table-cell>
          <table:table-cell table:formula="of:=INT((([.D31]*[.D31]*[.D31]/(2^([.$H$10]-[.$I$10]))*[.$H$13]/(2^([.$I$10]-[.$J$10])))+([.D31]*[.D31]*[.$I$13]/(2^([.$I$10]-[.$J$10])))+([.D31]*[.$J$13])+[.$K$13])/(2^[.$J$10]))" office:value-type="float" office:value="645" calcext:value-type="float">
            <text:p>645</text:p>
          </table:table-cell>
          <table:table-cell table:number-columns-repeated="1018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392.2785" calcext:value-type="float">
            <text:p>1392</text:p>
          </table:table-cell>
          <table:table-cell table:formula="of:=[.$D$2]/(([.$D$3]+[.B32])/[.B32])" office:value-type="float" office:value="1.21154578968818" calcext:value-type="float">
            <text:p>1.212</text:p>
          </table:table-cell>
          <table:table-cell table:formula="of:=[.C32]/[.$F$2]*(2^[.$F$3]-1)" office:value-type="float" office:value="1653.76000292436" calcext:value-type="float">
            <text:p>1654</text:p>
          </table:table-cell>
          <table:table-cell table:formula="of:=[.A32]*10" office:value-type="float" office:value="700" calcext:value-type="float">
            <text:p>700</text:p>
          </table:table-cell>
          <table:table-cell table:formula="of:=INT((([.D32]*[.D32]*[.D32]/(2^([.$H$10]-[.$I$10]))*[.$H$13]/(2^([.$I$10]-[.$J$10])))+([.D32]*[.D32]*[.$I$13]/(2^([.$I$10]-[.$J$10])))+([.D32]*[.$J$13])+[.$K$13])/(2^[.$J$10]))" office:value-type="float" office:value="695" calcext:value-type="float">
            <text:p>695</text:p>
          </table:table-cell>
          <table:table-cell table:number-columns-repeated="101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440.55" calcext:value-type="float">
            <text:p>1441</text:p>
          </table:table-cell>
          <table:table-cell table:formula="of:=[.$D$2]/(([.$D$3]+[.B33])/[.B33])" office:value-type="float" office:value="1.23779536785096" calcext:value-type="float">
            <text:p>1.238</text:p>
          </table:table-cell>
          <table:table-cell table:formula="of:=[.C33]/[.$F$2]*(2^[.$F$3]-1)" office:value-type="float" office:value="1689.59067711656" calcext:value-type="float">
            <text:p>1690</text:p>
          </table:table-cell>
          <table:table-cell table:formula="of:=[.A33]*10" office:value-type="float" office:value="750" calcext:value-type="float">
            <text:p>750</text:p>
          </table:table-cell>
          <table:table-cell table:formula="of:=INT((([.D33]*[.D33]*[.D33]/(2^([.$H$10]-[.$I$10]))*[.$H$13]/(2^([.$I$10]-[.$J$10])))+([.D33]*[.D33]*[.$I$13]/(2^([.$I$10]-[.$J$10])))+([.D33]*[.$J$13])+[.$K$13])/(2^[.$J$10]))" office:value-type="float" office:value="745" calcext:value-type="float">
            <text:p>745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489.7585" calcext:value-type="float">
            <text:p>1490</text:p>
          </table:table-cell>
          <table:table-cell table:formula="of:=[.$D$2]/(([.$D$3]+[.B34])/[.B34])" office:value-type="float" office:value="1.26388387608125" calcext:value-type="float">
            <text:p>1.264</text:p>
          </table:table-cell>
          <table:table-cell table:formula="of:=[.C34]/[.$F$2]*(2^[.$F$3]-1)" office:value-type="float" office:value="1725.20149085091" calcext:value-type="float">
            <text:p>1725</text:p>
          </table:table-cell>
          <table:table-cell table:formula="of:=[.A34]*10" office:value-type="float" office:value="800" calcext:value-type="float">
            <text:p>800</text:p>
          </table:table-cell>
          <table:table-cell table:formula="of:=INT((([.D34]*[.D34]*[.D34]/(2^([.$H$10]-[.$I$10]))*[.$H$13]/(2^([.$I$10]-[.$J$10])))+([.D34]*[.D34]*[.$I$13]/(2^([.$I$10]-[.$J$10])))+([.D34]*[.$J$13])+[.$K$13])/(2^[.$J$10]))" office:value-type="float" office:value="796" calcext:value-type="float">
            <text:p>796</text:p>
          </table:table-cell>
          <table:table-cell table:number-columns-repeated="1018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539.904" calcext:value-type="float">
            <text:p>1540</text:p>
          </table:table-cell>
          <table:table-cell table:formula="of:=[.$D$2]/(([.$D$3]+[.B35])/[.B35])" office:value-type="float" office:value="1.28979873621286" calcext:value-type="float">
            <text:p>1.290</text:p>
          </table:table-cell>
          <table:table-cell table:formula="of:=[.C35]/[.$F$2]*(2^[.$F$3]-1)" office:value-type="float" office:value="1760.57527493056" calcext:value-type="float">
            <text:p>1761</text:p>
          </table:table-cell>
          <table:table-cell table:formula="of:=[.A35]*10" office:value-type="float" office:value="850" calcext:value-type="float">
            <text:p>850</text:p>
          </table:table-cell>
          <table:table-cell table:formula="of:=INT((([.D35]*[.D35]*[.D35]/(2^([.$H$10]-[.$I$10]))*[.$H$13]/(2^([.$I$10]-[.$J$10])))+([.D35]*[.D35]*[.$I$13]/(2^([.$I$10]-[.$J$10])))+([.D35]*[.$J$13])+[.$K$13])/(2^[.$J$10]))" office:value-type="float" office:value="847" calcext:value-type="float">
            <text:p>847</text:p>
          </table:table-cell>
          <table:table-cell table:number-columns-repeated="1018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590.9865" calcext:value-type="float">
            <text:p>1591</text:p>
          </table:table-cell>
          <table:table-cell table:formula="of:=[.$D$2]/(([.$D$3]+[.B36])/[.B36])" office:value-type="float" office:value="1.31552824094995" calcext:value-type="float">
            <text:p>1.316</text:p>
          </table:table-cell>
          <table:table-cell table:formula="of:=[.C36]/[.$F$2]*(2^[.$F$3]-1)" office:value-type="float" office:value="1795.69604889668" calcext:value-type="float">
            <text:p>1796</text:p>
          </table:table-cell>
          <table:table-cell table:formula="of:=[.A36]*10" office:value-type="float" office:value="900" calcext:value-type="float">
            <text:p>900</text:p>
          </table:table-cell>
          <table:table-cell table:formula="of:=INT((([.D36]*[.D36]*[.D36]/(2^([.$H$10]-[.$I$10]))*[.$H$13]/(2^([.$I$10]-[.$J$10])))+([.D36]*[.D36]*[.$I$13]/(2^([.$I$10]-[.$J$10])))+([.D36]*[.$J$13])+[.$K$13])/(2^[.$J$10]))" office:value-type="float" office:value="897" calcext:value-type="float">
            <text:p>897</text:p>
          </table:table-cell>
          <table:table-cell table:number-columns-repeated="1018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643.006" calcext:value-type="float">
            <text:p>1643</text:p>
          </table:table-cell>
          <table:table-cell table:formula="of:=[.$D$2]/(([.$D$3]+[.B37])/[.B37])" office:value-type="float" office:value="1.34106152699254" calcext:value-type="float">
            <text:p>1.341</text:p>
          </table:table-cell>
          <table:table-cell table:formula="of:=[.C37]/[.$F$2]*(2^[.$F$3]-1)" office:value-type="float" office:value="1830.54898434482" calcext:value-type="float">
            <text:p>1831</text:p>
          </table:table-cell>
          <table:table-cell table:formula="of:=[.A37]*10" office:value-type="float" office:value="950" calcext:value-type="float">
            <text:p>950</text:p>
          </table:table-cell>
          <table:table-cell table:formula="of:=INT((([.D37]*[.D37]*[.D37]/(2^([.$H$10]-[.$I$10]))*[.$H$13]/(2^([.$I$10]-[.$J$10])))+([.D37]*[.D37]*[.$I$13]/(2^([.$I$10]-[.$J$10])))+([.D37]*[.$J$13])+[.$K$13])/(2^[.$J$10]))" office:value-type="float" office:value="949" calcext:value-type="float">
            <text:p>949</text:p>
          </table:table-cell>
          <table:table-cell table:number-columns-repeated="101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695.9625" calcext:value-type="float">
            <text:p>1696</text:p>
          </table:table-cell>
          <table:table-cell table:formula="of:=[.$D$2]/(([.$D$3]+[.B38])/[.B38])" office:value-type="float" office:value="1.36638854725843" calcext:value-type="float">
            <text:p>1.366</text:p>
          </table:table-cell>
          <table:table-cell table:formula="of:=[.C38]/[.$F$2]*(2^[.$F$3]-1)" office:value-type="float" office:value="1865.12036700775" calcext:value-type="float">
            <text:p>1865</text:p>
          </table:table-cell>
          <table:table-cell table:formula="of:=[.A38]*10" office:value-type="float" office:value="1000" calcext:value-type="float">
            <text:p>1000</text:p>
          </table:table-cell>
          <table:table-cell table:formula="of:=INT((([.D38]*[.D38]*[.D38]/(2^([.$H$10]-[.$I$10]))*[.$H$13]/(2^([.$I$10]-[.$J$10])))+([.D38]*[.D38]*[.$I$13]/(2^([.$I$10]-[.$J$10])))+([.D38]*[.$J$13])+[.$K$13])/(2^[.$J$10])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749.84281090118" calcext:value-type="float">
            <text:p>1750</text:p>
          </table:table-cell>
          <table:table-cell table:formula="of:=[.$D$2]/(([.$D$3]+[.B39])/[.B39])" office:value-type="float" office:value="1.39149397678509" calcext:value-type="float">
            <text:p>1.391</text:p>
          </table:table-cell>
          <table:table-cell table:formula="of:=[.C39]/[.$F$2]*(2^[.$F$3]-1)" office:value-type="float" office:value="1899.38927831165" calcext:value-type="float">
            <text:p>1899</text:p>
          </table:table-cell>
          <table:table-cell table:formula="of:=[.A39]*10" office:value-type="float" office:value="1050" calcext:value-type="float">
            <text:p>1050</text:p>
          </table:table-cell>
          <table:table-cell table:formula="of:=INT((([.D39]*[.D39]*[.D39]/(2^([.$H$10]-[.$I$10]))*[.$H$13]/(2^([.$I$10]-[.$J$10])))+([.D39]*[.D39]*[.$I$13]/(2^([.$I$10]-[.$J$10])))+([.D39]*[.$J$13])+[.$K$13])/(2^[.$J$10]))" office:value-type="float" office:value="1052" calcext:value-type="float">
            <text:p>1052</text:p>
          </table:table-cell>
          <table:table-cell table:number-columns-repeated="1018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804.5150939661" calcext:value-type="float">
            <text:p>1805</text:p>
          </table:table-cell>
          <table:table-cell table:formula="of:=[.$D$2]/(([.$D$3]+[.B40])/[.B40])" office:value-type="float" office:value="1.41631072240269" calcext:value-type="float">
            <text:p>1.416</text:p>
          </table:table-cell>
          <table:table-cell table:formula="of:=[.C40]/[.$F$2]*(2^[.$F$3]-1)" office:value-type="float" office:value="1933.26413607967" calcext:value-type="float">
            <text:p>1933</text:p>
          </table:table-cell>
          <table:table-cell table:formula="of:=[.A40]*10" office:value-type="float" office:value="1100" calcext:value-type="float">
            <text:p>1100</text:p>
          </table:table-cell>
          <table:table-cell table:formula="of:=INT((([.D40]*[.D40]*[.D40]/(2^([.$H$10]-[.$I$10]))*[.$H$13]/(2^([.$I$10]-[.$J$10])))+([.D40]*[.D40]*[.$I$13]/(2^([.$I$10]-[.$J$10])))+([.D40]*[.$J$13])+[.$K$13])/(2^[.$J$10]))" office:value-type="float" office:value="1104" calcext:value-type="float">
            <text:p>1104</text:p>
          </table:table-cell>
          <table:table-cell table:number-columns-repeated="1018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1859.68564173968" calcext:value-type="float">
            <text:p>1860</text:p>
          </table:table-cell>
          <table:table-cell table:formula="of:=[.$D$2]/(([.$D$3]+[.B41])/[.B41])" office:value-type="float" office:value="1.44070786764316" calcext:value-type="float">
            <text:p>1.441</text:p>
          </table:table-cell>
          <table:table-cell table:formula="of:=[.C41]/[.$F$2]*(2^[.$F$3]-1)" office:value-type="float" office:value="1966.56623933291" calcext:value-type="float">
            <text:p>1967</text:p>
          </table:table-cell>
          <table:table-cell table:formula="of:=[.A41]*10" office:value-type="float" office:value="1150" calcext:value-type="float">
            <text:p>1150</text:p>
          </table:table-cell>
          <table:table-cell table:formula="of:=INT((([.D41]*[.D41]*[.D41]/(2^([.$H$10]-[.$I$10]))*[.$H$13]/(2^([.$I$10]-[.$J$10])))+([.D41]*[.D41]*[.$I$13]/(2^([.$I$10]-[.$J$10])))+([.D41]*[.$J$13])+[.$K$13])/(2^[.$J$10]))" office:value-type="float" office:value="1157" calcext:value-type="float">
            <text:p>1157</text:p>
          </table:table-cell>
          <table:table-cell table:number-columns-repeated="1018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914.93090061143" calcext:value-type="float">
            <text:p>1915</text:p>
          </table:table-cell>
          <table:table-cell table:formula="of:=[.$D$2]/(([.$D$3]+[.B42])/[.B42])" office:value-type="float" office:value="1.46451290126622" calcext:value-type="float">
            <text:p>1.465</text:p>
          </table:table-cell>
          <table:table-cell table:formula="of:=[.C42]/[.$F$2]*(2^[.$F$3]-1)" office:value-type="float" office:value="1999.06011022839" calcext:value-type="float">
            <text:p>1999</text:p>
          </table:table-cell>
          <table:table-cell table:formula="of:=[.A42]*10" office:value-type="float" office:value="1200" calcext:value-type="float">
            <text:p>1200</text:p>
          </table:table-cell>
          <table:table-cell table:formula="of:=INT((([.D42]*[.D42]*[.D42]/(2^([.$H$10]-[.$I$10]))*[.$H$13]/(2^([.$I$10]-[.$J$10])))+([.D42]*[.D42]*[.$I$13]/(2^([.$I$10]-[.$J$10])))+([.D42]*[.$J$13])+[.$K$13])/(2^[.$J$10]))" office:value-type="float" office:value="1208" calcext:value-type="float">
            <text:p>1208</text:p>
          </table:table-cell>
          <table:table-cell table:number-columns-repeated="1018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969.71367463249" calcext:value-type="float">
            <text:p>1970</text:p>
          </table:table-cell>
          <table:table-cell table:formula="of:=[.$D$2]/(([.$D$3]+[.B43])/[.B43])" office:value-type="float" office:value="1.48752426595408" calcext:value-type="float">
            <text:p>1.488</text:p>
          </table:table-cell>
          <table:table-cell table:formula="of:=[.C43]/[.$F$2]*(2^[.$F$3]-1)" office:value-type="float" office:value="2030.47062302732" calcext:value-type="float">
            <text:p>2030</text:p>
          </table:table-cell>
          <table:table-cell table:formula="of:=[.A43]*10" office:value-type="float" office:value="1250" calcext:value-type="float">
            <text:p>1250</text:p>
          </table:table-cell>
          <table:table-cell table:formula="of:=INT((([.D43]*[.D43]*[.D43]/(2^([.$H$10]-[.$I$10]))*[.$H$13]/(2^([.$I$10]-[.$J$10])))+([.D43]*[.D43]*[.$I$13]/(2^([.$I$10]-[.$J$10])))+([.D43]*[.$J$13])+[.$K$13])/(2^[.$J$10]))" office:value-type="float" office:value="1259" calcext:value-type="float">
            <text:p>1259</text:p>
          </table:table-cell>
          <table:table-cell table:number-columns-repeated="1018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2023.39288658876" calcext:value-type="float">
            <text:p>2023</text:p>
          </table:table-cell>
          <table:table-cell table:formula="of:=[.$D$2]/(([.$D$3]+[.B44])/[.B44])" office:value-type="float" office:value="1.50951920775282" calcext:value-type="float">
            <text:p>1.510</text:p>
          </table:table-cell>
          <table:table-cell table:formula="of:=[.C44]/[.$F$2]*(2^[.$F$3]-1)" office:value-type="float" office:value="2060.49371858259" calcext:value-type="float">
            <text:p>2060</text:p>
          </table:table-cell>
          <table:table-cell table:formula="of:=[.A44]*10" office:value-type="float" office:value="1300" calcext:value-type="float">
            <text:p>1300</text:p>
          </table:table-cell>
          <table:table-cell table:formula="of:=INT((([.D44]*[.D44]*[.D44]/(2^([.$H$10]-[.$I$10]))*[.$H$13]/(2^([.$I$10]-[.$J$10])))+([.D44]*[.D44]*[.$I$13]/(2^([.$I$10]-[.$J$10])))+([.D44]*[.$J$13])+[.$K$13])/(2^[.$J$10]))" office:value-type="float" office:value="1309" calcext:value-type="float">
            <text:p>1309</text:p>
          </table:table-cell>
          <table:table-cell table:number-columns-repeated="1018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2075.2304549566" calcext:value-type="float">
            <text:p>2075</text:p>
          </table:table-cell>
          <table:table-cell table:formula="of:=[.$D$2]/(([.$D$3]+[.B45])/[.B45])" office:value-type="float" office:value="1.53025873645723" calcext:value-type="float">
            <text:p>1.530</text:p>
          </table:table-cell>
          <table:table-cell table:formula="of:=[.C45]/[.$F$2]*(2^[.$F$3]-1)" office:value-type="float" office:value="2088.80317526411" calcext:value-type="float">
            <text:p>2089</text:p>
          </table:table-cell>
          <table:table-cell table:formula="of:=[.A45]*10" office:value-type="float" office:value="1350" calcext:value-type="float">
            <text:p>1350</text:p>
          </table:table-cell>
          <table:table-cell table:formula="of:=INT((([.D45]*[.D45]*[.D45]/(2^([.$H$10]-[.$I$10]))*[.$H$13]/(2^([.$I$10]-[.$J$10])))+([.D45]*[.D45]*[.$I$13]/(2^([.$I$10]-[.$J$10])))+([.D45]*[.$J$13])+[.$K$13])/(2^[.$J$10]))" office:value-type="float" office:value="1356" calcext:value-type="float">
            <text:p>1356</text:p>
          </table:table-cell>
          <table:table-cell table:number-columns-repeated="1018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2124.3965329362" calcext:value-type="float">
            <text:p>2124</text:p>
          </table:table-cell>
          <table:table-cell table:formula="of:=[.$D$2]/(([.$D$3]+[.B46])/[.B46])" office:value-type="float" office:value="1.54949030387923" calcext:value-type="float">
            <text:p>1.549</text:p>
          </table:table-cell>
          <table:table-cell table:formula="of:=[.C46]/[.$F$2]*(2^[.$F$3]-1)" office:value-type="float" office:value="2115.05426479515" calcext:value-type="float">
            <text:p>2115</text:p>
          </table:table-cell>
          <table:table-cell table:formula="of:=[.A46]*10" office:value-type="float" office:value="1400" calcext:value-type="float">
            <text:p>1400</text:p>
          </table:table-cell>
          <table:table-cell table:formula="of:=INT((([.D46]*[.D46]*[.D46]/(2^([.$H$10]-[.$I$10]))*[.$H$13]/(2^([.$I$10]-[.$J$10])))+([.D46]*[.D46]*[.$I$13]/(2^([.$I$10]-[.$J$10])))+([.D46]*[.$J$13])+[.$K$13])/(2^[.$J$10]))" office:value-type="float" office:value="1401" calcext:value-type="float">
            <text:p>1401</text:p>
          </table:table-cell>
          <table:table-cell table:number-columns-repeated="1018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2169.97369861391" calcext:value-type="float">
            <text:p>2170</text:p>
          </table:table-cell>
          <table:table-cell table:formula="of:=[.$D$2]/(([.$D$3]+[.B47])/[.B47])" office:value-type="float" office:value="1.56694845040308" calcext:value-type="float">
            <text:p>1.567</text:p>
          </table:table-cell>
          <table:table-cell table:formula="of:=[.C47]/[.$F$2]*(2^[.$F$3]-1)" office:value-type="float" office:value="2138.88463480021" calcext:value-type="float">
            <text:p>2139</text:p>
          </table:table-cell>
          <table:table-cell table:formula="of:=[.A47]*10" office:value-type="float" office:value="1450" calcext:value-type="float">
            <text:p>1450</text:p>
          </table:table-cell>
          <table:table-cell table:formula="of:=INT((([.D47]*[.D47]*[.D47]/(2^([.$H$10]-[.$I$10]))*[.$H$13]/(2^([.$I$10]-[.$J$10])))+([.D47]*[.D47]*[.$I$13]/(2^([.$I$10]-[.$J$10])))+([.D47]*[.$J$13])+[.$K$13])/(2^[.$J$10]))" office:value-type="float" office:value="1442" calcext:value-type="float">
            <text:p>1442</text:p>
          </table:table-cell>
          <table:table-cell table:number-columns-repeated="1018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210.96042050553" calcext:value-type="float">
            <text:p>2211</text:p>
          </table:table-cell>
          <table:table-cell table:formula="of:=[.$D$2]/(([.$D$3]+[.B48])/[.B48])" office:value-type="float" office:value="1.58235350605511" calcext:value-type="float">
            <text:p>1.582</text:p>
          </table:table-cell>
          <table:table-cell table:formula="of:=[.C48]/[.$F$2]*(2^[.$F$3]-1)" office:value-type="float" office:value="2159.91253576522" calcext:value-type="float">
            <text:p>2160</text:p>
          </table:table-cell>
          <table:table-cell table:formula="of:=[.A48]*10" office:value-type="float" office:value="1500" calcext:value-type="float">
            <text:p>1500</text:p>
          </table:table-cell>
          <table:table-cell table:formula="of:=INT((([.D48]*[.D48]*[.D48]/(2^([.$H$10]-[.$I$10]))*[.$H$13]/(2^([.$I$10]-[.$J$10])))+([.D48]*[.D48]*[.$I$13]/(2^([.$I$10]-[.$J$10])))+([.D48]*[.$J$13])+[.$K$13])/(2^[.$J$10]))" office:value-type="float" office:value="1479" calcext:value-type="float">
            <text:p>1479</text:p>
          </table:table-cell>
          <table:table-cell table:number-columns-repeated="1018"/>
        </table:table-row>
      </table:table>
      <table:table table:name="NTC 10k" table:style-name="ta1">
        <table:shapes>
          <draw:frame draw:z-index="0" draw:style-name="gr1" draw:text-style-name="P1" svg:width="243.34mm" svg:height="148.48mm" svg:x="160.82mm" svg:y="81.29mm">
            <draw:object draw:notify-on-update-of-ranges="'NTC 10k'.D7:'NTC 10k'.D36 'NTC 10k'.D6:'NTC 10k'.D6 'NTC 10k'.E7:'NTC 10k'.E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5" draw:style-name="gr1" draw:text-style-name="P1" svg:width="159.99mm" svg:height="89.99mm" svg:x="0mm" svg:y="168.86mm">
            <draw:object draw:notify-on-update-of-ranges="'NTC 10k'.D6:'NTC 10k'.D6 'NTC 10k'.D7:'NTC 10k'.D36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29"/>
        <table:table-column table:style-name="co2" table:default-cell-style-name="ce7"/>
        <table:table-column table:style-name="co2" table:default-cell-style-name="ce8"/>
        <table:table-column table:style-name="co2" table:default-cell-style-name="ce30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INPUT</text:p>
          </table:table-cell>
          <table:covered-table-cell table:style-name="ce34"/>
          <table:covered-table-cell table:style-name="ce6"/>
          <table:covered-table-cell table:style-name="ce34"/>
          <table:covered-table-cell table:style-name="ce9"/>
          <table:covered-table-cell table:style-name="ce6"/>
          <table:covered-table-cell table:style-name="ce34"/>
          <table:table-cell table:style-name="ce15" office:value-type="string" calcext:value-type="string" table:number-columns-spanned="3" table:number-rows-spanned="1">
            <text:p>t=c3*adc^3+c2*adc^2+c1*adc+b</text:p>
          </table:table-cell>
          <table:covered-table-cell table:style-name="ce49"/>
          <table:covered-table-cell/>
          <table:table-cell table:number-columns-repeated="1014"/>
        </table:table-row>
        <table:table-row table:style-name="ro1">
          <table:table-cell table:style-name="ce6" office:value-type="string" calcext:value-type="string">
            <office:annotation draw:style-name="gr2" draw:text-style-name="P3" svg:width="28.99mm" svg:height="9.91mm" svg:x="28.57mm" svg:y="0mm" draw:caption-point-x="-3.26mm" draw:caption-point-y="4.61mm">
              <dc:date>2017-12-09T00:00:00</dc:date>
              <text:p text:style-name="P2"><text:span text:style-name="T1">NTC 25C resistance</text:span></text:p>
            </office:annotation>
            <text:p>NTC R25° = </text:p>
          </table:table-cell>
          <table:table-cell table:style-name="ce34" office:value-type="float" office:value="100000" calcext:value-type="float">
            <text:p>100000</text:p>
          </table:table-cell>
          <table:table-cell table:style-name="ce6" office:value-type="string" calcext:value-type="string">
            <text:p>Pullup V = </text:p>
          </table:table-cell>
          <table:table-cell table:style-name="ce34" office:value-type="float" office:value="3.3" calcext:value-type="float">
            <text:p>3.3</text:p>
          </table:table-cell>
          <table:table-cell table:style-name="ce9" office:value-type="string" calcext:value-type="string">
            <office:annotation draw:style-name="gr2" draw:text-style-name="P3" svg:width="28.99mm" svg:height="9.91mm" svg:x="118.88mm" svg:y="0mm" draw:caption-point-x="-3.26mm" draw:caption-point-y="4.61mm">
              <dc:date>2017-12-09T00:00:00</dc:date>
              <text:p text:style-name="P2"><text:span text:style-name="T1">ADC reference voltage</text:span></text:p>
            </office:annotation>
            <text:p>ADC Vref =</text:p>
          </table:table-cell>
          <table:table-cell table:style-name="ce6" office:value-type="float" office:value="3.3" calcext:value-type="float">
            <text:p>3.3</text:p>
          </table:table-cell>
          <table:table-cell table:style-name="ce34"/>
          <table:table-cell table:style-name="ce49" office:value-type="string" calcext:value-type="string">
            <text:p>keep eye on int64 overload</text:p>
          </table:table-cell>
          <table:table-cell table:style-name="ce49"/>
          <table:table-cell table:number-columns-repeated="1015"/>
        </table:table-row>
        <table:table-row table:style-name="ro1">
          <table:table-cell table:style-name="ce6" office:value-type="string" calcext:value-type="string">
            <office:annotation draw:style-name="gr2" draw:text-style-name="P3" svg:width="28.99mm" svg:height="9.91mm" svg:x="28.57mm" svg:y="0mm" draw:caption-point-x="-3.26mm" draw:caption-point-y="9.13mm">
              <dc:date>2017-12-09T00:00:00</dc:date>
              <text:p text:style-name="P2"><text:span text:style-name="T1">Temperature constant</text:span></text:p>
            </office:annotation>
            <text:p>Constant B = </text:p>
          </table:table-cell>
          <table:table-cell table:style-name="ce34" office:value-type="float" office:value="4334" calcext:value-type="float">
            <text:p>4334</text:p>
          </table:table-cell>
          <table:table-cell table:style-name="ce6" office:value-type="string" calcext:value-type="string">
            <office:annotation draw:style-name="gr3" draw:text-style-name="P3" svg:width="28.99mm" svg:height="13.86mm" svg:x="73.73mm" svg:y="0mm" draw:caption-point-x="-3.26mm" draw:caption-point-y="9.13mm">
              <dc:date>2017-12-09T00:00:00</dc:date>
              <text:p text:style-name="P2"><text:span text:style-name="T1">Divider top resistor, sensor on the ground</text:span></text:p>
            </office:annotation>
            <text:p>Pullup R = </text:p>
          </table:table-cell>
          <table:table-cell table:style-name="ce34" office:value-type="float" office:value="2400" calcext:value-type="float">
            <text:p>2400</text:p>
          </table:table-cell>
          <table:table-cell table:style-name="ce9" office:value-type="string" calcext:value-type="string">
            <text:p>ADC bit =</text:p>
          </table:table-cell>
          <table:table-cell table:style-name="ce9" office:value-type="float" office:value="12" calcext:value-type="float">
            <text:p>12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16" office:value-type="string" calcext:value-type="string" table:number-columns-spanned="4" table:number-rows-spanned="1">
            <text:p>RESULT</text:p>
          </table:table-cell>
          <table:covered-table-cell table:number-columns-repeated="3" table:style-name="ce5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6" office:value-type="string" calcext:value-type="string" table:number-columns-spanned="2" table:number-rows-spanned="1">
            <text:p>Sensor data</text:p>
          </table:table-cell>
          <table:covered-table-cell table:style-name="ce5"/>
          <table:table-cell table:style-name="ce3" office:value-type="string" calcext:value-type="string">
            <text:p>Divider</text:p>
          </table:table-cell>
          <table:table-cell table:style-name="ce5"/>
          <table:table-cell table:style-name="ce13" office:value-type="string" calcext:value-type="string">
            <text:p>Integer</text:p>
          </table:table-cell>
          <table:table-cell table:style-name="ce31" office:value-type="string" calcext:value-type="string">
            <text:p>Back</text:p>
          </table:table-cell>
          <table:table-cell/>
          <table:table-cell table:style-name="ce16" office:value-type="string" calcext:value-type="string" table:number-columns-spanned="4" table:number-rows-spanned="1">
            <text:p>Formula coeficient</text:p>
          </table:table-cell>
          <table:covered-table-cell table:number-columns-repeated="3" table:style-name="ce5"/>
          <table:table-cell/>
          <table:table-cell table:style-name="ce24" office:value-type="string" calcext:value-type="string" table:number-columns-spanned="2" table:number-rows-spanned="1">
            <text:p>Check</text:p>
          </table:table-cell>
          <table:covered-table-cell table:style-name="ce59"/>
          <table:table-cell table:number-columns-repeated="1010"/>
        </table:table-row>
        <table:table-row table:style-name="ro1">
          <table:table-cell table:style-name="ce3" office:value-type="string" calcext:value-type="string">
            <text:p>t°C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Vout</text:p>
          </table:table-cell>
          <table:table-cell table:style-name="ce3" office:value-type="string" calcext:value-type="string">
            <text:p>ADC</text:p>
          </table:table-cell>
          <table:table-cell table:style-name="ce13" office:value-type="string" calcext:value-type="string">
            <text:p>t°C out</text:p>
          </table:table-cell>
          <table:table-cell table:style-name="ce31" office:value-type="string" calcext:value-type="string">
            <text:p>Calculation</text:p>
          </table:table-cell>
          <table:table-cell table:style-name="ce13"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b</text:p>
          </table:table-cell>
          <table:table-cell table:style-name="ce13"/>
          <table:table-cell table:style-name="ce59" office:value-type="string" calcext:value-type="string">
            <text:p>ADC cubic</text:p>
          </table:table-cell>
          <table:table-cell table:style-name="ce26" table:formula="of:=IF((2^[.F3]-1)^3 &lt; 2^63;&quot;ok&quot;;&quot;overflow&quot;)" office:value-type="string" office:string-value="ok" calcext:value-type="string">
            <text:p>ok</text:p>
          </table:table-cell>
          <table:table-cell table:style-name="ce13" table:number-columns-repeated="1010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[.$B$2]*EXP([.$B$3]*(1/([.A7]+273.15)-1/298.15))" office:value-type="float" office:value="1324973.01799632" calcext:value-type="float">
            <text:p>1 324 973</text:p>
          </table:table-cell>
          <table:table-cell table:formula="of:=[.$D$2]/(([.$D$3]+[.B7])/[.B7])" office:value-type="float" office:value="3.29403332756307" calcext:value-type="float">
            <text:p>3.294</text:p>
          </table:table-cell>
          <table:table-cell table:formula="of:=[.C7]/[.$F$2]*(2^[.$F$3]-1)" office:value-type="float" office:value="4087.59590193054" calcext:value-type="float">
            <text:p>4088</text:p>
          </table:table-cell>
          <table:table-cell table:style-name="Default" table:formula="of:=[.A7]*10" office:value-type="float" office:value="-200" calcext:value-type="float">
            <text:p>-200</text:p>
          </table:table-cell>
          <table:table-cell table:formula="of:=INT((([.D7]*[.D7]*[.D7]/(2^([.$H$10]-[.$I$10]))*[.$H$13]/(2^([.$I$10]-[.$J$10])))+([.D7]*[.D7]*[.$I$13]/(2^([.$I$10]-[.$J$10])))+([.D7]*[.$J$13])+[.$K$13])/(2^[.$J$10]))" office:value-type="float" office:value="-22" calcext:value-type="float">
            <text:p>-22</text:p>
          </table:table-cell>
          <table:table-cell/>
          <table:table-cell table:style-name="ce17" table:number-matrix-columns-spanned="4" table:number-matrix-rows-spanned="1" table:formula="of:=LINEST([.E7:.E36];([.D7:.D36])^{1;2;3})" office:value-type="float" office:value="-0.000000482775733866427" calcext:value-type="float">
            <text:p>-4.82775733866427E-07</text:p>
          </table:table-cell>
          <table:table-cell table:style-name="ce21" office:value-type="float" office:value="0.00420670708766714" calcext:value-type="float">
            <text:p>0.004206707087667</text:p>
          </table:table-cell>
          <table:table-cell table:style-name="ce21" office:value-type="float" office:value="-12.3783763806392" calcext:value-type="float">
            <text:p>-12.3783763806392</text:p>
          </table:table-cell>
          <table:table-cell table:style-name="ce21" office:value-type="float" office:value="13260.671598" calcext:value-type="float">
            <text:p>13260.671598</text:p>
          </table:table-cell>
          <table:table-cell/>
          <table:table-cell table:style-name="ce59" office:value-type="string" calcext:value-type="string">
            <text:p>Cubic * c3</text:p>
          </table:table-cell>
          <table:table-cell table:style-name="ce26" table:formula="of:=IF(((2^[.F3]-1)^3/(2^([.H10]-[.I10]))*[.H13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[.$B$2]*EXP([.$B$3]*(1/([.A8]+273.15)-1/298.15))" office:value-type="float" office:value="951035.798586552" calcext:value-type="float">
            <text:p>951 036</text:p>
          </table:table-cell>
          <table:table-cell table:formula="of:=[.$D$2]/(([.$D$3]+[.B8])/[.B8])" office:value-type="float" office:value="3.29169320051571" calcext:value-type="float">
            <text:p>3.292</text:p>
          </table:table-cell>
          <table:table-cell table:formula="of:=[.C8]/[.$F$2]*(2^[.$F$3]-1)" office:value-type="float" office:value="4084.69201700359" calcext:value-type="float">
            <text:p>4085</text:p>
          </table:table-cell>
          <table:table-cell table:style-name="Default" table:formula="of:=[.A8]*10" office:value-type="float" office:value="-150" calcext:value-type="float">
            <text:p>-150</text:p>
          </table:table-cell>
          <table:table-cell table:formula="of:=INT((([.D8]*[.D8]*[.D8]/(2^([.$H$10]-[.$I$10]))*[.$H$13]/(2^([.$I$10]-[.$J$10])))+([.D8]*[.D8]*[.$I$13]/(2^([.$I$10]-[.$J$10])))+([.D8]*[.$J$13])+[.$K$13])/(2^[.$J$10]))" office:value-type="float" office:value="-16" calcext:value-type="float">
            <text:p>-16</text:p>
          </table:table-cell>
          <table:table-cell table:number-columns-repeated="6"/>
          <table:table-cell table:style-name="ce59" office:value-type="string" calcext:value-type="string">
            <text:p>Square * c2</text:p>
          </table:table-cell>
          <table:table-cell table:style-name="ce59" table:formula="of:=IF(((2^[.F3]-1)^2*[.I13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.$B$2]*EXP([.$B$3]*(1/([.A9]+273.15)-1/298.15))" office:value-type="float" office:value="691288.362722076" calcext:value-type="float">
            <text:p>691 288</text:p>
          </table:table-cell>
          <table:table-cell table:formula="of:=[.$D$2]/(([.$D$3]+[.B9])/[.B9])" office:value-type="float" office:value="3.2885827694025" calcext:value-type="float">
            <text:p>3.289</text:p>
          </table:table-cell>
          <table:table-cell table:formula="of:=[.C9]/[.$F$2]*(2^[.$F$3]-1)" office:value-type="float" office:value="4080.83225475856" calcext:value-type="float">
            <text:p>4081</text:p>
          </table:table-cell>
          <table:table-cell table:style-name="Default" table:formula="of:=[.A9]*10" office:value-type="float" office:value="-100" calcext:value-type="float">
            <text:p>-100</text:p>
          </table:table-cell>
          <table:table-cell table:formula="of:=INT((([.D9]*[.D9]*[.D9]/(2^([.$H$10]-[.$I$10]))*[.$H$13]/(2^([.$I$10]-[.$J$10])))+([.D9]*[.D9]*[.$I$13]/(2^([.$I$10]-[.$J$10])))+([.D9]*[.$J$13])+[.$K$13])/(2^[.$J$10]))" office:value-type="float" office:value="-8" calcext:value-type="float">
            <text:p>-8</text:p>
          </table:table-cell>
          <table:table-cell/>
          <table:table-cell table:style-name="ce1" office:value-type="string" calcext:value-type="string" table:number-columns-spanned="4" table:number-rows-spanned="1">
            <text:p>Left Shift bits (2^N)</text:p>
          </table:table-cell>
          <table:covered-table-cell table:number-columns-repeated="3" table:style-name="ce10"/>
          <table:table-cell/>
          <table:table-cell table:style-name="ce59" office:value-type="string" calcext:value-type="string">
            <text:p>ADC * c1</text:p>
          </table:table-cell>
          <table:table-cell table:style-name="ce59" table:formula="of:=IF(((2^[.F3]-1)*[.J13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B$2]*EXP([.$B$3]*(1/([.A10]+273.15)-1/298.15))" office:value-type="float" office:value="508496.595491724" calcext:value-type="float">
            <text:p>508 497</text:p>
          </table:table-cell>
          <table:table-cell table:formula="of:=[.$D$2]/(([.$D$3]+[.B10])/[.B10])" office:value-type="float" office:value="3.28449784150083" calcext:value-type="float">
            <text:p>3.284</text:p>
          </table:table-cell>
          <table:table-cell table:formula="of:=[.C10]/[.$F$2]*(2^[.$F$3]-1)" office:value-type="float" office:value="4075.76323058966" calcext:value-type="float">
            <text:p>4076</text:p>
          </table:table-cell>
          <table:table-cell table:style-name="Default" table:formula="of:=[.A10]*10" office:value-type="float" office:value="-50" calcext:value-type="float">
            <text:p>-50</text:p>
          </table:table-cell>
          <table:table-cell table:formula="of:=INT((([.D10]*[.D10]*[.D10]/(2^([.$H$10]-[.$I$10]))*[.$H$13]/(2^([.$I$10]-[.$J$10])))+([.D10]*[.D10]*[.$I$13]/(2^([.$I$10]-[.$J$10])))+([.D10]*[.$J$13])+[.$K$13])/(2^[.$J$10]))" office:value-type="float" office:value="3" calcext:value-type="float">
            <text:p>3</text:p>
          </table:table-cell>
          <table:table-cell/>
          <table:table-cell table:style-name="ce9" office:value-type="float" office:value="48" calcext:value-type="float">
            <text:p>48</text:p>
          </table:table-cell>
          <table:table-cell table:style-name="ce9" table:formula="of:=16+16" office:value-type="float" office:value="32" calcext:value-type="float">
            <text:p>32</text:p>
          </table:table-cell>
          <table:table-cell table:style-name="ce23" office:value-type="float" office:value="16" calcext:value-type="float" table:number-columns-spanned="2" table:number-rows-spanned="1">
            <text:p>16</text:p>
          </table:table-cell>
          <table:covered-table-cell table:style-name="ce9"/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2]*EXP([.$B$3]*(1/([.A11]+273.15)-1/298.15))" office:value-type="float" office:value="378267.964246621" calcext:value-type="float">
            <text:p>378 268</text:p>
          </table:table-cell>
          <table:table-cell table:formula="of:=[.$D$2]/(([.$D$3]+[.B11])/[.B11])" office:value-type="float" office:value="3.27919446671675" calcext:value-type="float">
            <text:p>3.279</text:p>
          </table:table-cell>
          <table:table-cell table:formula="of:=[.C11]/[.$F$2]*(2^[.$F$3]-1)" office:value-type="float" office:value="4069.1822246076" calcext:value-type="float">
            <text:p>4069</text:p>
          </table:table-cell>
          <table:table-cell table:style-name="Default" table:formula="of:=[.A11]*10" office:value-type="float" office:value="0" calcext:value-type="float">
            <text:p>0</text:p>
          </table:table-cell>
          <table:table-cell table:formula="of:=INT((([.D11]*[.D11]*[.D11]/(2^([.$H$10]-[.$I$10]))*[.$H$13]/(2^([.$I$10]-[.$J$10])))+([.D11]*[.D11]*[.$I$13]/(2^([.$I$10]-[.$J$10])))+([.D11]*[.$J$13])+[.$K$13])/(2^[.$J$10]))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2]*EXP([.$B$3]*(1/([.A12]+273.15)-1/298.15))" office:value-type="float" office:value="284400.575151879" calcext:value-type="float">
            <text:p>284 401</text:p>
          </table:table-cell>
          <table:table-cell table:formula="of:=[.$D$2]/(([.$D$3]+[.B12])/[.B12])" office:value-type="float" office:value="3.27238499261793" calcext:value-type="float">
            <text:p>3.272</text:p>
          </table:table-cell>
          <table:table-cell table:formula="of:=[.C12]/[.$F$2]*(2^[.$F$3]-1)" office:value-type="float" office:value="4060.73228629407" calcext:value-type="float">
            <text:p>4061</text:p>
          </table:table-cell>
          <table:table-cell table:style-name="Default" table:formula="of:=[.A12]*10" office:value-type="float" office:value="50" calcext:value-type="float">
            <text:p>50</text:p>
          </table:table-cell>
          <table:table-cell table:formula="of:=INT((([.D12]*[.D12]*[.D12]/(2^([.$H$10]-[.$I$10]))*[.$H$13]/(2^([.$I$10]-[.$J$10])))+([.D12]*[.D12]*[.$I$13]/(2^([.$I$10]-[.$J$10])))+([.D12]*[.$J$13])+[.$K$13])/(2^[.$J$10]))" office:value-type="float" office:value="35" calcext:value-type="float">
            <text:p>35</text:p>
          </table:table-cell>
          <table:table-cell/>
          <table:table-cell table:style-name="ce18" office:value-type="string" calcext:value-type="string" table:number-columns-spanned="4" table:number-rows-spanned="1">
            <text:p>Shifted coeficients</text:p>
          </table:table-cell>
          <table:covered-table-cell table:number-columns-repeated="3" table:style-name="ce22"/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2]*EXP([.$B$3]*(1/([.A13]+273.15)-1/298.15))" office:value-type="float" office:value="215991.201084016" calcext:value-type="float">
            <text:p>215 991</text:p>
          </table:table-cell>
          <table:table-cell table:formula="of:=[.$D$2]/(([.$D$3]+[.B13])/[.B13])" office:value-type="float" office:value="3.26373480268121" calcext:value-type="float">
            <text:p>3.264</text:p>
          </table:table-cell>
          <table:table-cell table:formula="of:=[.C13]/[.$F$2]*(2^[.$F$3]-1)" office:value-type="float" office:value="4049.9981869635" calcext:value-type="float">
            <text:p>4050</text:p>
          </table:table-cell>
          <table:table-cell table:style-name="Default" table:formula="of:=[.A13]*10" office:value-type="float" office:value="100" calcext:value-type="float">
            <text:p>100</text:p>
          </table:table-cell>
          <table:table-cell table:formula="of:=INT((([.D13]*[.D13]*[.D13]/(2^([.$H$10]-[.$I$10]))*[.$H$13]/(2^([.$I$10]-[.$J$10])))+([.D13]*[.D13]*[.$I$13]/(2^([.$I$10]-[.$J$10])))+([.D13]*[.$J$13])+[.$K$13])/(2^[.$J$10]))" office:value-type="float" office:value="57" calcext:value-type="float">
            <text:p>57</text:p>
          </table:table-cell>
          <table:table-cell/>
          <table:table-cell table:style-name="ce19" table:formula="of:=INT([.H7]*(2^[.H10]))" office:value-type="float" office:value="-135889289" calcext:value-type="float">
            <text:p>-135889289</text:p>
          </table:table-cell>
          <table:table-cell table:style-name="ce19" table:formula="of:=INT([.I7]*2^[.I10])" office:value-type="float" office:value="18067669" calcext:value-type="float">
            <text:p>18067669</text:p>
          </table:table-cell>
          <table:table-cell table:style-name="ce19" table:formula="of:=INT([.J7]*2^[.J10])" office:value-type="float" office:value="-811230" calcext:value-type="float">
            <text:p>-811230</text:p>
          </table:table-cell>
          <table:table-cell table:style-name="ce19" table:formula="of:=INT([.K7]*2^[.J10])" office:value-type="float" office:value="869051373" calcext:value-type="float">
            <text:p>869051373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2]*EXP([.$B$3]*(1/([.A14]+273.15)-1/298.15))" office:value-type="float" office:value="165610.779093763" calcext:value-type="float">
            <text:p>165 611</text:p>
          </table:table-cell>
          <table:table-cell table:formula="of:=[.$D$2]/(([.$D$3]+[.B14])/[.B14])" office:value-type="float" office:value="3.25286016740878" calcext:value-type="float">
            <text:p>3.253</text:p>
          </table:table-cell>
          <table:table-cell table:formula="of:=[.C14]/[.$F$2]*(2^[.$F$3]-1)" office:value-type="float" office:value="4036.50375319363" calcext:value-type="float">
            <text:p>4037</text:p>
          </table:table-cell>
          <table:table-cell table:style-name="Default" table:formula="of:=[.A14]*10" office:value-type="float" office:value="150" calcext:value-type="float">
            <text:p>150</text:p>
          </table:table-cell>
          <table:table-cell table:formula="of:=INT((([.D14]*[.D14]*[.D14]/(2^([.$H$10]-[.$I$10]))*[.$H$13]/(2^([.$I$10]-[.$J$10])))+([.D14]*[.D14]*[.$I$13]/(2^([.$I$10]-[.$J$10])))+([.D14]*[.$J$13])+[.$K$13])/(2^[.$J$10]))" office:value-type="float" office:value="85" calcext:value-type="float">
            <text:p>85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B$2]*EXP([.$B$3]*(1/([.A15]+273.15)-1/298.15))" office:value-type="float" office:value="128137.397754896" calcext:value-type="float">
            <text:p>128 137</text:p>
          </table:table-cell>
          <table:table-cell table:formula="of:=[.$D$2]/(([.$D$3]+[.B15])/[.B15])" office:value-type="float" office:value="3.23932773185144" calcext:value-type="float">
            <text:p>3.239</text:p>
          </table:table-cell>
          <table:table-cell table:formula="of:=[.C15]/[.$F$2]*(2^[.$F$3]-1)" office:value-type="float" office:value="4019.71123088838" calcext:value-type="float">
            <text:p>4020</text:p>
          </table:table-cell>
          <table:table-cell table:style-name="Default" table:formula="of:=[.A15]*10" office:value-type="float" office:value="200" calcext:value-type="float">
            <text:p>200</text:p>
          </table:table-cell>
          <table:table-cell table:formula="of:=INT((([.D15]*[.D15]*[.D15]/(2^([.$H$10]-[.$I$10]))*[.$H$13]/(2^([.$I$10]-[.$J$10])))+([.D15]*[.D15]*[.$I$13]/(2^([.$I$10]-[.$J$10])))+([.D15]*[.$J$13])+[.$K$13])/(2^[.$J$10]))" office:value-type="float" office:value="118" calcext:value-type="float">
            <text:p>118</text:p>
          </table:table-cell>
          <table:table-cell/>
          <table:table-cell office:value-type="string" calcext:value-type="string">
            <text:p>Code: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B$2]*EXP([.$B$3]*(1/([.A16]+273.15)-1/298.15))" office:value-type="float" office:value="100000" calcext:value-type="float">
            <text:p>100 000</text:p>
          </table:table-cell>
          <table:table-cell table:formula="of:=[.$D$2]/(([.$D$3]+[.B16])/[.B16])" office:value-type="float" office:value="3.22265625" calcext:value-type="float">
            <text:p>3.223</text:p>
          </table:table-cell>
          <table:table-cell table:formula="of:=[.C16]/[.$F$2]*(2^[.$F$3]-1)" office:value-type="float" office:value="3999.0234375" calcext:value-type="float">
            <text:p>3999</text:p>
          </table:table-cell>
          <table:table-cell table:style-name="Default" table:formula="of:=[.A16]*10" office:value-type="float" office:value="250" calcext:value-type="float">
            <text:p>250</text:p>
          </table:table-cell>
          <table:table-cell table:formula="of:=INT((([.D16]*[.D16]*[.D16]/(2^([.$H$10]-[.$I$10]))*[.$H$13]/(2^([.$I$10]-[.$J$10])))+([.D16]*[.D16]*[.$I$13]/(2^([.$I$10]-[.$J$10])))+([.D16]*[.$J$13])+[.$K$13])/(2^[.$J$10]))" office:value-type="float" office:value="158" calcext:value-type="float">
            <text:p>158</text:p>
          </table:table-cell>
          <table:table-cell/>
          <table:table-cell office:value-type="string" calcext:value-type="string">
            <text:p>int32_t pow2 = raw*raw;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B$2]*EXP([.$B$3]*(1/([.A17]+273.15)-1/298.15))" office:value-type="float" office:value="78682.1107122696" calcext:value-type="float">
            <text:p>78 682</text:p>
          </table:table-cell>
          <table:table-cell table:formula="of:=[.$D$2]/(([.$D$3]+[.B17])/[.B17])" office:value-type="float" office:value="3.20232124040153" calcext:value-type="float">
            <text:p>3.202</text:p>
          </table:table-cell>
          <table:table-cell table:formula="of:=[.C17]/[.$F$2]*(2^[.$F$3]-1)" office:value-type="float" office:value="3973.78953922554" calcext:value-type="float">
            <text:p>3974</text:p>
          </table:table-cell>
          <table:table-cell table:formula="of:=[.A17]*10" office:value-type="float" office:value="300" calcext:value-type="float">
            <text:p>300</text:p>
          </table:table-cell>
          <table:table-cell table:formula="of:=INT((([.D17]*[.D17]*[.D17]/(2^([.$H$10]-[.$I$10]))*[.$H$13]/(2^([.$I$10]-[.$J$10])))+([.D17]*[.D17]*[.$I$13]/(2^([.$I$10]-[.$J$10])))+([.D17]*[.$J$13])+[.$K$13])/(2^[.$J$10]))" office:value-type="float" office:value="205" calcext:value-type="float">
            <text:p>205</text:p>
          </table:table-cell>
          <table:table-cell/>
          <table:table-cell table:formula="of:=CONCATENATE(&quot;int32_t temp = (((int32_t) (((((int64_t) pow2 * raw) &gt;&gt; &quot;;[.H10]-[.I10];&quot;) * &quot;;[.H13];&quot;) &gt;&gt; &quot;;[.I10]-[.J10];&quot;) + (int32_t) (((int64_t) pow2 * &quot;;[.I13];&quot;) &gt;&gt; &quot;;[.I10]-[.J10];&quot;) + (raw *&quot;;[.J13];&quot;) + &quot;;[.K13];&quot;) &gt;&gt; &quot;;[.J10];&quot;);&quot;)" office:value-type="string" office:string-value="int32_t temp = (((int32_t) (((((int64_t) pow2 * raw) &gt;&gt; 16) * -135889289) &gt;&gt; 16) + (int32_t) (((int64_t) pow2 * 18067669) &gt;&gt; 16) + (raw *-811230) + 869051373) &gt;&gt; 16);" calcext:value-type="string">
            <text:p>int32_t temp = (((int32_t) (((((int64_t) pow2 * raw) &gt;&gt; 16) * -135889289) &gt;&gt; 16) + (int32_t) (((int64_t) pow2 * 18067669) &gt;&gt; 16) + (raw *-811230) + 869051373) &gt;&gt; 16);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B$2]*EXP([.$B$3]*(1/([.A18]+273.15)-1/298.15))" office:value-type="float" office:value="62392.3016587475" calcext:value-type="float">
            <text:p>62 392</text:p>
          </table:table-cell>
          <table:table-cell table:formula="of:=[.$D$2]/(([.$D$3]+[.B18])/[.B18])" office:value-type="float" office:value="3.17776325586157" calcext:value-type="float">
            <text:p>3.178</text:p>
          </table:table-cell>
          <table:table-cell table:formula="of:=[.C18]/[.$F$2]*(2^[.$F$3]-1)" office:value-type="float" office:value="3943.3153129555" calcext:value-type="float">
            <text:p>3943</text:p>
          </table:table-cell>
          <table:table-cell table:formula="of:=[.A18]*10" office:value-type="float" office:value="350" calcext:value-type="float">
            <text:p>350</text:p>
          </table:table-cell>
          <table:table-cell table:formula="of:=INT((([.D18]*[.D18]*[.D18]/(2^([.$H$10]-[.$I$10]))*[.$H$13]/(2^([.$I$10]-[.$J$10])))+([.D18]*[.D18]*[.$I$13]/(2^([.$I$10]-[.$J$10])))+([.D18]*[.$J$13])+[.$K$13])/(2^[.$J$10]))" office:value-type="float" office:value="259" calcext:value-type="float">
            <text:p>259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B$2]*EXP([.$B$3]*(1/([.A19]+273.15)-1/298.15))" office:value-type="float" office:value="49842.8836780311" calcext:value-type="float">
            <text:p>49 843</text:p>
          </table:table-cell>
          <table:table-cell table:formula="of:=[.$D$2]/(([.$D$3]+[.B19])/[.B19])" office:value-type="float" office:value="3.14840040513823" calcext:value-type="float">
            <text:p>3.148</text:p>
          </table:table-cell>
          <table:table-cell table:formula="of:=[.C19]/[.$F$2]*(2^[.$F$3]-1)" office:value-type="float" office:value="3906.8786845579" calcext:value-type="float">
            <text:p>3907</text:p>
          </table:table-cell>
          <table:table-cell table:formula="of:=[.A19]*10" office:value-type="float" office:value="400" calcext:value-type="float">
            <text:p>400</text:p>
          </table:table-cell>
          <table:table-cell table:formula="of:=INT((([.D19]*[.D19]*[.D19]/(2^([.$H$10]-[.$I$10]))*[.$H$13]/(2^([.$I$10]-[.$J$10])))+([.D19]*[.D19]*[.$I$13]/(2^([.$I$10]-[.$J$10])))+([.D19]*[.$J$13])+[.$K$13])/(2^[.$J$10]))" office:value-type="float" office:value="320" calcext:value-type="float">
            <text:p>320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B$2]*EXP([.$B$3]*(1/([.A20]+273.15)-1/298.15))" office:value-type="float" office:value="40099.6684314641" calcext:value-type="float">
            <text:p>40 100</text:p>
          </table:table-cell>
          <table:table-cell table:formula="of:=[.$D$2]/(([.$D$3]+[.B20])/[.B20])" office:value-type="float" office:value="3.11364560495873" calcext:value-type="float">
            <text:p>3.114</text:p>
          </table:table-cell>
          <table:table-cell table:formula="of:=[.C20]/[.$F$2]*(2^[.$F$3]-1)" office:value-type="float" office:value="3863.75113706243" calcext:value-type="float">
            <text:p>3864</text:p>
          </table:table-cell>
          <table:table-cell table:formula="of:=[.A20]*10" office:value-type="float" office:value="450" calcext:value-type="float">
            <text:p>450</text:p>
          </table:table-cell>
          <table:table-cell table:formula="of:=INT((([.D20]*[.D20]*[.D20]/(2^([.$H$10]-[.$I$10]))*[.$H$13]/(2^([.$I$10]-[.$J$10])))+([.D20]*[.D20]*[.$I$13]/(2^([.$I$10]-[.$J$10])))+([.D20]*[.$J$13])+[.$K$13])/(2^[.$J$10]))" office:value-type="float" office:value="387" calcext:value-type="float">
            <text:p>387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B$2]*EXP([.$B$3]*(1/([.A21]+273.15)-1/298.15))" office:value-type="float" office:value="32478.9198091815" calcext:value-type="float">
            <text:p>32 479</text:p>
          </table:table-cell>
          <table:table-cell table:formula="of:=[.$D$2]/(([.$D$3]+[.B21])/[.B21])" office:value-type="float" office:value="3.07292874769834" calcext:value-type="float">
            <text:p>3.073</text:p>
          </table:table-cell>
          <table:table-cell table:formula="of:=[.C21]/[.$F$2]*(2^[.$F$3]-1)" office:value-type="float" office:value="3813.22521873476" calcext:value-type="float">
            <text:p>3813</text:p>
          </table:table-cell>
          <table:table-cell table:formula="of:=[.A21]*10" office:value-type="float" office:value="500" calcext:value-type="float">
            <text:p>500</text:p>
          </table:table-cell>
          <table:table-cell table:formula="of:=INT((([.D21]*[.D21]*[.D21]/(2^([.$H$10]-[.$I$10]))*[.$H$13]/(2^([.$I$10]-[.$J$10])))+([.D21]*[.D21]*[.$I$13]/(2^([.$I$10]-[.$J$10])))+([.D21]*[.$J$13])+[.$K$13])/(2^[.$J$10]))" office:value-type="float" office:value="459" calcext:value-type="float">
            <text:p>459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B$2]*EXP([.$B$3]*(1/([.A22]+273.15)-1/298.15))" office:value-type="float" office:value="26475.9727837753" calcext:value-type="float">
            <text:p>26 476</text:p>
          </table:table-cell>
          <table:table-cell table:formula="of:=[.$D$2]/(([.$D$3]+[.B22])/[.B22])" office:value-type="float" office:value="3.02572352594646" calcext:value-type="float">
            <text:p>3.026</text:p>
          </table:table-cell>
          <table:table-cell table:formula="of:=[.C22]/[.$F$2]*(2^[.$F$3]-1)" office:value-type="float" office:value="3754.64782992447" calcext:value-type="float">
            <text:p>3755</text:p>
          </table:table-cell>
          <table:table-cell table:formula="of:=[.A22]*10" office:value-type="float" office:value="550" calcext:value-type="float">
            <text:p>550</text:p>
          </table:table-cell>
          <table:table-cell table:formula="of:=INT((([.D22]*[.D22]*[.D22]/(2^([.$H$10]-[.$I$10]))*[.$H$13]/(2^([.$I$10]-[.$J$10])))+([.D22]*[.D22]*[.$I$13]/(2^([.$I$10]-[.$J$10])))+([.D22]*[.$J$13])+[.$K$13])/(2^[.$J$10]))" office:value-type="float" office:value="534" calcext:value-type="float">
            <text:p>534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B$2]*EXP([.$B$3]*(1/([.A23]+273.15)-1/298.15))" office:value-type="float" office:value="21715.3198070922" calcext:value-type="float">
            <text:p>21 715</text:p>
          </table:table-cell>
          <table:table-cell table:formula="of:=[.$D$2]/(([.$D$3]+[.B23])/[.B23])" office:value-type="float" office:value="2.97157806475903" calcext:value-type="float">
            <text:p>2.972</text:p>
          </table:table-cell>
          <table:table-cell table:formula="of:=[.C23]/[.$F$2]*(2^[.$F$3]-1)" office:value-type="float" office:value="3687.45823490553" calcext:value-type="float">
            <text:p>3687</text:p>
          </table:table-cell>
          <table:table-cell table:formula="of:=[.A23]*10" office:value-type="float" office:value="600" calcext:value-type="float">
            <text:p>600</text:p>
          </table:table-cell>
          <table:table-cell table:formula="of:=INT((([.D23]*[.D23]*[.D23]/(2^([.$H$10]-[.$I$10]))*[.$H$13]/(2^([.$I$10]-[.$J$10])))+([.D23]*[.D23]*[.$I$13]/(2^([.$I$10]-[.$J$10])))+([.D23]*[.$J$13])+[.$K$13])/(2^[.$J$10]))" office:value-type="float" office:value="609" calcext:value-type="float">
            <text:p>609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B$2]*EXP([.$B$3]*(1/([.A24]+273.15)-1/298.15))" office:value-type="float" office:value="17915.3921034406" calcext:value-type="float">
            <text:p>17 915</text:p>
          </table:table-cell>
          <table:table-cell table:formula="of:=[.$D$2]/(([.$D$3]+[.B24])/[.B24])" office:value-type="float" office:value="2.91014781503239" calcext:value-type="float">
            <text:p>2.910</text:p>
          </table:table-cell>
          <table:table-cell table:formula="of:=[.C24]/[.$F$2]*(2^[.$F$3]-1)" office:value-type="float" office:value="3611.22887956292" calcext:value-type="float">
            <text:p>3611</text:p>
          </table:table-cell>
          <table:table-cell table:formula="of:=[.A24]*10" office:value-type="float" office:value="650" calcext:value-type="float">
            <text:p>650</text:p>
          </table:table-cell>
          <table:table-cell table:formula="of:=INT((([.D24]*[.D24]*[.D24]/(2^([.$H$10]-[.$I$10]))*[.$H$13]/(2^([.$I$10]-[.$J$10])))+([.D24]*[.D24]*[.$I$13]/(2^([.$I$10]-[.$J$10])))+([.D24]*[.$J$13])+[.$K$13])/(2^[.$J$10]))" office:value-type="float" office:value="683" calcext:value-type="float">
            <text:p>683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B$2]*EXP([.$B$3]*(1/([.A25]+273.15)-1/298.15))" office:value-type="float" office:value="14863.4938264255" calcext:value-type="float">
            <text:p>14 863</text:p>
          </table:table-cell>
          <table:table-cell table:formula="of:=[.$D$2]/(([.$D$3]+[.B25])/[.B25])" office:value-type="float" office:value="2.84122843964084" calcext:value-type="float">
            <text:p>2.841</text:p>
          </table:table-cell>
          <table:table-cell table:formula="of:=[.C25]/[.$F$2]*(2^[.$F$3]-1)" office:value-type="float" office:value="3525.70620009977" calcext:value-type="float">
            <text:p>3526</text:p>
          </table:table-cell>
          <table:table-cell table:formula="of:=[.A25]*10" office:value-type="float" office:value="700" calcext:value-type="float">
            <text:p>700</text:p>
          </table:table-cell>
          <table:table-cell table:formula="of:=INT((([.D25]*[.D25]*[.D25]/(2^([.$H$10]-[.$I$10]))*[.$H$13]/(2^([.$I$10]-[.$J$10])))+([.D25]*[.D25]*[.$I$13]/(2^([.$I$10]-[.$J$10])))+([.D25]*[.$J$13])+[.$K$13])/(2^[.$J$10]))" office:value-type="float" office:value="751" calcext:value-type="float">
            <text:p>751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B$2]*EXP([.$B$3]*(1/([.A26]+273.15)-1/298.15))" office:value-type="float" office:value="12397.8137437237" calcext:value-type="float">
            <text:p>12 398</text:p>
          </table:table-cell>
          <table:table-cell table:formula="of:=[.$D$2]/(([.$D$3]+[.B26])/[.B26])" office:value-type="float" office:value="2.76478580301369" calcext:value-type="float">
            <text:p>2.765</text:p>
          </table:table-cell>
          <table:table-cell table:formula="of:=[.C26]/[.$F$2]*(2^[.$F$3]-1)" office:value-type="float" office:value="3430.84783737608" calcext:value-type="float">
            <text:p>3431</text:p>
          </table:table-cell>
          <table:table-cell table:formula="of:=[.A26]*10" office:value-type="float" office:value="750" calcext:value-type="float">
            <text:p>750</text:p>
          </table:table-cell>
          <table:table-cell table:formula="of:=INT((([.D26]*[.D26]*[.D26]/(2^([.$H$10]-[.$I$10]))*[.$H$13]/(2^([.$I$10]-[.$J$10])))+([.D26]*[.D26]*[.$I$13]/(2^([.$I$10]-[.$J$10])))+([.D26]*[.$J$13])+[.$K$13])/(2^[.$J$10]))" office:value-type="float" office:value="812" calcext:value-type="float">
            <text:p>812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B$2]*EXP([.$B$3]*(1/([.A27]+273.15)-1/298.15))" office:value-type="float" office:value="10394.4130128893" calcext:value-type="float">
            <text:p>10 394</text:p>
          </table:table-cell>
          <table:table-cell table:formula="of:=[.$D$2]/(([.$D$3]+[.B27])/[.B27])" office:value-type="float" office:value="2.68097980798171" calcext:value-type="float">
            <text:p>2.681</text:p>
          </table:table-cell>
          <table:table-cell table:formula="of:=[.C27]/[.$F$2]*(2^[.$F$3]-1)" office:value-type="float" office:value="3326.85221626822" calcext:value-type="float">
            <text:p>3327</text:p>
          </table:table-cell>
          <table:table-cell table:formula="of:=[.A27]*10" office:value-type="float" office:value="800" calcext:value-type="float">
            <text:p>800</text:p>
          </table:table-cell>
          <table:table-cell table:formula="of:=INT((([.D27]*[.D27]*[.D27]/(2^([.$H$10]-[.$I$10]))*[.$H$13]/(2^([.$I$10]-[.$J$10])))+([.D27]*[.D27]*[.$I$13]/(2^([.$I$10]-[.$J$10])))+([.D27]*[.$J$13])+[.$K$13])/(2^[.$J$10]))" office:value-type="float" office:value="862" calcext:value-type="float">
            <text:p>862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B$2]*EXP([.$B$3]*(1/([.A28]+273.15)-1/298.15))" office:value-type="float" office:value="8757.74040176925" calcext:value-type="float">
            <text:p>8 758</text:p>
          </table:table-cell>
          <table:table-cell table:formula="of:=[.$D$2]/(([.$D$3]+[.B28])/[.B28])" office:value-type="float" office:value="2.59017886105827" calcext:value-type="float">
            <text:p>2.590</text:p>
          </table:table-cell>
          <table:table-cell table:formula="of:=[.C28]/[.$F$2]*(2^[.$F$3]-1)" office:value-type="float" office:value="3214.17649576776" calcext:value-type="float">
            <text:p>3214</text:p>
          </table:table-cell>
          <table:table-cell table:formula="of:=[.A28]*10" office:value-type="float" office:value="850" calcext:value-type="float">
            <text:p>850</text:p>
          </table:table-cell>
          <table:table-cell table:formula="of:=INT((([.D28]*[.D28]*[.D28]/(2^([.$H$10]-[.$I$10]))*[.$H$13]/(2^([.$I$10]-[.$J$10])))+([.D28]*[.D28]*[.$I$13]/(2^([.$I$10]-[.$J$10])))+([.D28]*[.$J$13])+[.$K$13])/(2^[.$J$10]))" office:value-type="float" office:value="902" calcext:value-type="float">
            <text:p>902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B$2]*EXP([.$B$3]*(1/([.A29]+273.15)-1/298.15))" office:value-type="float" office:value="7413.66783605964" calcext:value-type="float">
            <text:p>7 414</text:p>
          </table:table-cell>
          <table:table-cell table:formula="of:=[.$D$2]/(([.$D$3]+[.B29])/[.B29])" office:value-type="float" office:value="2.49296229174392" calcext:value-type="float">
            <text:p>2.493</text:p>
          </table:table-cell>
          <table:table-cell table:formula="of:=[.C29]/[.$F$2]*(2^[.$F$3]-1)" office:value-type="float" office:value="3093.53957111859" calcext:value-type="float">
            <text:p>3094</text:p>
          </table:table-cell>
          <table:table-cell table:formula="of:=[.A29]*10" office:value-type="float" office:value="900" calcext:value-type="float">
            <text:p>900</text:p>
          </table:table-cell>
          <table:table-cell table:formula="of:=INT((([.D29]*[.D29]*[.D29]/(2^([.$H$10]-[.$I$10]))*[.$H$13]/(2^([.$I$10]-[.$J$10])))+([.D29]*[.D29]*[.$I$13]/(2^([.$I$10]-[.$J$10])))+([.D29]*[.$J$13])+[.$K$13])/(2^[.$J$10]))" office:value-type="float" office:value="933" calcext:value-type="float">
            <text:p>933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B$2]*EXP([.$B$3]*(1/([.A30]+273.15)-1/298.15))" office:value-type="float" office:value="6304.34039992952" calcext:value-type="float">
            <text:p>6 304</text:p>
          </table:table-cell>
          <table:table-cell table:formula="of:=[.$D$2]/(([.$D$3]+[.B30])/[.B30])" office:value-type="float" office:value="2.39010911383198" calcext:value-type="float">
            <text:p>2.390</text:p>
          </table:table-cell>
          <table:table-cell table:formula="of:=[.C30]/[.$F$2]*(2^[.$F$3]-1)" office:value-type="float" office:value="2965.90812761877" calcext:value-type="float">
            <text:p>2966</text:p>
          </table:table-cell>
          <table:table-cell table:formula="of:=[.A30]*10" office:value-type="float" office:value="950" calcext:value-type="float">
            <text:p>950</text:p>
          </table:table-cell>
          <table:table-cell table:formula="of:=INT((([.D30]*[.D30]*[.D30]/(2^([.$H$10]-[.$I$10]))*[.$H$13]/(2^([.$I$10]-[.$J$10])))+([.D30]*[.D30]*[.$I$13]/(2^([.$I$10]-[.$J$10])))+([.D30]*[.$J$13])+[.$K$13])/(2^[.$J$10]))" office:value-type="float" office:value="956" calcext:value-type="float">
            <text:p>956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B$2]*EXP([.$B$3]*(1/([.A31]+273.15)-1/298.15))" office:value-type="float" office:value="5384.34217047121" calcext:value-type="float">
            <text:p>5 384</text:p>
          </table:table-cell>
          <table:table-cell table:formula="of:=[.$D$2]/(([.$D$3]+[.B31])/[.B31])" office:value-type="float" office:value="2.28257298734331" calcext:value-type="float">
            <text:p>2.283</text:p>
          </table:table-cell>
          <table:table-cell table:formula="of:=[.C31]/[.$F$2]*(2^[.$F$3]-1)" office:value-type="float" office:value="2832.46557065784" calcext:value-type="float">
            <text:p>2832</text:p>
          </table:table-cell>
          <table:table-cell table:formula="of:=[.A31]*10" office:value-type="float" office:value="1000" calcext:value-type="float">
            <text:p>1000</text:p>
          </table:table-cell>
          <table:table-cell table:formula="of:=INT((([.D31]*[.D31]*[.D31]/(2^([.$H$10]-[.$I$10]))*[.$H$13]/(2^([.$I$10]-[.$J$10])))+([.D31]*[.D31]*[.$I$13]/(2^([.$I$10]-[.$J$10])))+([.D31]*[.$J$13])+[.$K$13])/(2^[.$J$10]))" office:value-type="float" office:value="978" calcext:value-type="float">
            <text:p>978</text:p>
          </table:table-cell>
          <table:table-cell table:number-columns-repeated="1018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B$2]*EXP([.$B$3]*(1/([.A32]+273.15)-1/298.15))" office:value-type="float" office:value="4617.82300887792" calcext:value-type="float">
            <text:p>4 618</text:p>
          </table:table-cell>
          <table:table-cell table:formula="of:=[.$D$2]/(([.$D$3]+[.B32])/[.B32])" office:value-type="float" office:value="2.17144489252853" calcext:value-type="float">
            <text:p>2.171</text:p>
          </table:table-cell>
          <table:table-cell table:formula="of:=[.C32]/[.$F$2]*(2^[.$F$3]-1)" office:value-type="float" office:value="2694.56570754676" calcext:value-type="float">
            <text:p>2695</text:p>
          </table:table-cell>
          <table:table-cell table:formula="of:=[.A32]*10" office:value-type="float" office:value="1050" calcext:value-type="float">
            <text:p>1050</text:p>
          </table:table-cell>
          <table:table-cell table:formula="of:=INT((([.D32]*[.D32]*[.D32]/(2^([.$H$10]-[.$I$10]))*[.$H$13]/(2^([.$I$10]-[.$J$10])))+([.D32]*[.D32]*[.$I$13]/(2^([.$I$10]-[.$J$10])))+([.D32]*[.$J$13])+[.$K$13])/(2^[.$J$10]))" office:value-type="float" office:value="1004" calcext:value-type="float">
            <text:p>1004</text:p>
          </table:table-cell>
          <table:table-cell table:number-columns-repeated="1018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B$2]*EXP([.$B$3]*(1/([.A33]+273.15)-1/298.15))" office:value-type="float" office:value="3976.33189894973" calcext:value-type="float">
            <text:p>3 976</text:p>
          </table:table-cell>
          <table:table-cell table:formula="of:=[.$D$2]/(([.$D$3]+[.B33])/[.B33])" office:value-type="float" office:value="2.05790656359897" calcext:value-type="float">
            <text:p>2.058</text:p>
          </table:table-cell>
          <table:table-cell table:formula="of:=[.C33]/[.$F$2]*(2^[.$F$3]-1)" office:value-type="float" office:value="2553.67496301144" calcext:value-type="float">
            <text:p>2554</text:p>
          </table:table-cell>
          <table:table-cell table:formula="of:=[.A33]*10" office:value-type="float" office:value="1100" calcext:value-type="float">
            <text:p>1100</text:p>
          </table:table-cell>
          <table:table-cell table:formula="of:=INT((([.D33]*[.D33]*[.D33]/(2^([.$H$10]-[.$I$10]))*[.$H$13]/(2^([.$I$10]-[.$J$10])))+([.D33]*[.D33]*[.$I$13]/(2^([.$I$10]-[.$J$10])))+([.D33]*[.$J$13])+[.$K$13])/(2^[.$J$10]))" office:value-type="float" office:value="1043" calcext:value-type="float">
            <text:p>1043</text:p>
          </table:table-cell>
          <table:table-cell table:number-columns-repeated="1018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B$2]*EXP([.$B$3]*(1/([.A34]+273.15)-1/298.15))" office:value-type="float" office:value="3437.17317069791" calcext:value-type="float">
            <text:p>3 437</text:p>
          </table:table-cell>
          <table:table-cell table:formula="of:=[.$D$2]/(([.$D$3]+[.B34])/[.B34])" office:value-type="float" office:value="1.94317885243534" calcext:value-type="float">
            <text:p>1.943</text:p>
          </table:table-cell>
          <table:table-cell table:formula="of:=[.C34]/[.$F$2]*(2^[.$F$3]-1)" office:value-type="float" office:value="2411.30830324931" calcext:value-type="float">
            <text:p>2411</text:p>
          </table:table-cell>
          <table:table-cell table:style-name="Default" table:formula="of:=[.A34]*10" office:value-type="float" office:value="1150" calcext:value-type="float">
            <text:p>1150</text:p>
          </table:table-cell>
          <table:table-cell table:formula="of:=INT((([.D34]*[.D34]*[.D34]/(2^([.$H$10]-[.$I$10]))*[.$H$13]/(2^([.$I$10]-[.$J$10])))+([.D34]*[.D34]*[.$I$13]/(2^([.$I$10]-[.$J$10])))+([.D34]*[.$J$13])+[.$K$13])/(2^[.$J$10]))" office:value-type="float" office:value="1103" calcext:value-type="float">
            <text:p>1103</text:p>
          </table:table-cell>
          <table:table-cell table:number-columns-repeated="1018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B$2]*EXP([.$B$3]*(1/([.A35]+273.15)-1/298.15))" office:value-type="float" office:value="2982.15212505711" calcext:value-type="float">
            <text:p>2 982</text:p>
          </table:table-cell>
          <table:table-cell table:formula="of:=[.$D$2]/(([.$D$3]+[.B35])/[.B35])" office:value-type="float" office:value="1.82846968722276" calcext:value-type="float">
            <text:p>1.828</text:p>
          </table:table-cell>
          <table:table-cell table:formula="of:=[.C35]/[.$F$2]*(2^[.$F$3]-1)" office:value-type="float" office:value="2268.96465732642" calcext:value-type="float">
            <text:p>2269</text:p>
          </table:table-cell>
          <table:table-cell table:style-name="Default" table:formula="of:=[.A35]*10" office:value-type="float" office:value="1200" calcext:value-type="float">
            <text:p>1200</text:p>
          </table:table-cell>
          <table:table-cell table:formula="of:=INT((([.D35]*[.D35]*[.D35]/(2^([.$H$10]-[.$I$10]))*[.$H$13]/(2^([.$I$10]-[.$J$10])))+([.D35]*[.D35]*[.$I$13]/(2^([.$I$10]-[.$J$10])))+([.D35]*[.$J$13])+[.$K$13])/(2^[.$J$10]))" office:value-type="float" office:value="1192" calcext:value-type="float">
            <text:p>1192</text:p>
          </table:table-cell>
          <table:table-cell table:number-columns-repeated="1018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$B$2]*EXP([.$B$3]*(1/([.A36]+273.15)-1/298.15))" office:value-type="float" office:value="2596.6124129865" calcext:value-type="float">
            <text:p>2 597</text:p>
          </table:table-cell>
          <table:table-cell table:formula="of:=[.$D$2]/(([.$D$3]+[.B36])/[.B36])" office:value-type="float" office:value="1.71492608483791" calcext:value-type="float">
            <text:p>1.715</text:p>
          </table:table-cell>
          <table:table-cell table:formula="of:=[.C36]/[.$F$2]*(2^[.$F$3]-1)" office:value-type="float" office:value="2128.0673689125" calcext:value-type="float">
            <text:p>2128</text:p>
          </table:table-cell>
          <table:table-cell table:style-name="Default" table:formula="of:=[.A36]*10" office:value-type="float" office:value="1250" calcext:value-type="float">
            <text:p>1250</text:p>
          </table:table-cell>
          <table:table-cell table:formula="of:=INT((([.D36]*[.D36]*[.D36]/(2^([.$H$10]-[.$I$10]))*[.$H$13]/(2^([.$I$10]-[.$J$10])))+([.D36]*[.D36]*[.$I$13]/(2^([.$I$10]-[.$J$10])))+([.D36]*[.$J$13])+[.$K$13])/(2^[.$J$10]))" office:value-type="float" office:value="1316" calcext:value-type="float">
            <text:p>1316</text:p>
          </table:table-cell>
          <table:table-cell table:number-columns-repeated="1018"/>
        </table:table-row>
      </table:table>
      <table:table table:name="NTC 10k 3380_3" table:style-name="ta1">
        <table:shapes>
          <draw:frame draw:z-index="0" draw:style-name="gr1" draw:text-style-name="P1" svg:width="243.34mm" svg:height="148.48mm" svg:x="160.82mm" svg:y="81.29mm">
            <draw:object draw:notify-on-update-of-ranges="'NTC 10k 3380_3'.D7:'NTC 10k 3380_3'.D35 'NTC 10k 3380_3'.D6:'NTC 10k 3380_3'.D6 'NTC 10k 3380_3'.E7:'NTC 10k 3380_3'.E3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29"/>
        <table:table-column table:style-name="co2" table:default-cell-style-name="ce7"/>
        <table:table-column table:style-name="co2" table:default-cell-style-name="ce8"/>
        <table:table-column table:style-name="co2" table:default-cell-style-name="Default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INPUT NCP18XH103F03RB</text:p>
          </table:table-cell>
          <table:covered-table-cell table:style-name="ce34"/>
          <table:covered-table-cell table:style-name="ce6"/>
          <table:covered-table-cell table:style-name="ce34"/>
          <table:covered-table-cell table:style-name="ce9"/>
          <table:covered-table-cell table:style-name="ce6"/>
          <table:covered-table-cell table:style-name="ce34"/>
          <table:table-cell table:style-name="ce15" office:value-type="string" calcext:value-type="string" table:number-columns-spanned="3" table:number-rows-spanned="1">
            <text:p>t=c3*adc^3+c2*adc^2+c1*adc+b</text:p>
          </table:table-cell>
          <table:covered-table-cell table:style-name="ce49"/>
          <table:covered-table-cell/>
          <table:table-cell table:number-columns-repeated="1014"/>
        </table:table-row>
        <table:table-row table:style-name="ro1">
          <table:table-cell table:style-name="ce6" office:value-type="string" calcext:value-type="string">
            <office:annotation draw:style-name="gr2" draw:text-style-name="P3" svg:width="28.99mm" svg:height="9.91mm" svg:x="31.41mm" svg:y="0mm" draw:caption-point-x="-6.1mm" draw:caption-point-y="4.61mm">
              <dc:date>2017-12-09T00:00:00</dc:date>
              <text:p text:style-name="P2"><text:span text:style-name="T1">NTC 25C resistance</text:span></text:p>
            </office:annotation>
            <text:p>NTC R25° = </text:p>
          </table:table-cell>
          <table:table-cell table:style-name="ce34" office:value-type="float" office:value="10000" calcext:value-type="float">
            <text:p>10000</text:p>
          </table:table-cell>
          <table:table-cell table:style-name="ce6" office:value-type="string" calcext:value-type="string">
            <text:p>Pullup V = </text:p>
          </table:table-cell>
          <table:table-cell table:style-name="ce34" office:value-type="float" office:value="3.3" calcext:value-type="float">
            <text:p>3.3</text:p>
          </table:table-cell>
          <table:table-cell table:style-name="ce9" office:value-type="string" calcext:value-type="string">
            <office:annotation draw:style-name="gr2" draw:text-style-name="P3" svg:width="28.99mm" svg:height="9.91mm" svg:x="121.72mm" svg:y="0mm" draw:caption-point-x="-6.1mm" draw:caption-point-y="4.61mm">
              <dc:date>2017-12-09T00:00:00</dc:date>
              <text:p text:style-name="P2"><text:span text:style-name="T1">ADC reference voltage</text:span></text:p>
            </office:annotation>
            <text:p>ADC Vref =</text:p>
          </table:table-cell>
          <table:table-cell table:style-name="ce6" office:value-type="float" office:value="3" calcext:value-type="float">
            <text:p>3</text:p>
          </table:table-cell>
          <table:table-cell table:style-name="ce34"/>
          <table:table-cell table:style-name="ce49" office:value-type="string" calcext:value-type="string">
            <text:p>keep eye on int64 overload</text:p>
          </table:table-cell>
          <table:table-cell table:style-name="ce49"/>
          <table:table-cell table:number-columns-repeated="1015"/>
        </table:table-row>
        <table:table-row table:style-name="ro1">
          <table:table-cell table:style-name="ce6" office:value-type="string" calcext:value-type="string">
            <office:annotation draw:style-name="gr2" draw:text-style-name="P3" svg:width="28.99mm" svg:height="9.91mm" svg:x="31.41mm" svg:y="0mm" draw:caption-point-x="-6.1mm" draw:caption-point-y="9.13mm">
              <dc:date>2017-12-09T00:00:00</dc:date>
              <text:p text:style-name="P2"><text:span text:style-name="T1">Temperature constant</text:span></text:p>
            </office:annotation>
            <text:p>Constant B = </text:p>
          </table:table-cell>
          <table:table-cell table:style-name="ce34" office:value-type="float" office:value="3150" calcext:value-type="float">
            <text:p>3150</text:p>
          </table:table-cell>
          <table:table-cell table:style-name="ce6" office:value-type="string" calcext:value-type="string">
            <office:annotation draw:style-name="gr3" draw:text-style-name="P3" svg:width="28.99mm" svg:height="13.86mm" svg:x="76.57mm" svg:y="0mm" draw:caption-point-x="-6.1mm" draw:caption-point-y="9.13mm">
              <dc:date>2017-12-09T00:00:00</dc:date>
              <text:p text:style-name="P2"><text:span text:style-name="T1">Divider top resistor, sensor on the ground</text:span></text:p>
            </office:annotation>
            <text:p>Pullup R = </text:p>
          </table:table-cell>
          <table:table-cell table:style-name="ce34" office:value-type="float" office:value="10000" calcext:value-type="float">
            <text:p>10000</text:p>
          </table:table-cell>
          <table:table-cell table:style-name="ce9" office:value-type="string" calcext:value-type="string">
            <text:p>ADC bit =</text:p>
          </table:table-cell>
          <table:table-cell table:style-name="ce9" office:value-type="float" office:value="12" calcext:value-type="float">
            <text:p>12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16" office:value-type="string" calcext:value-type="string" table:number-columns-spanned="4" table:number-rows-spanned="1">
            <text:p>RESULT</text:p>
          </table:table-cell>
          <table:covered-table-cell table:number-columns-repeated="3" table:style-name="ce5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16" office:value-type="string" calcext:value-type="string" table:number-columns-spanned="2" table:number-rows-spanned="1">
            <text:p>Sensor data</text:p>
          </table:table-cell>
          <table:covered-table-cell table:style-name="ce5"/>
          <table:table-cell table:style-name="ce3" office:value-type="string" calcext:value-type="string">
            <text:p>Divider</text:p>
          </table:table-cell>
          <table:table-cell table:style-name="ce5"/>
          <table:table-cell table:style-name="ce13" office:value-type="string" calcext:value-type="string">
            <text:p>Integer</text:p>
          </table:table-cell>
          <table:table-cell table:style-name="ce31" office:value-type="string" calcext:value-type="string">
            <text:p>Back</text:p>
          </table:table-cell>
          <table:table-cell/>
          <table:table-cell table:style-name="ce16" office:value-type="string" calcext:value-type="string" table:number-columns-spanned="4" table:number-rows-spanned="1">
            <text:p>Formula coeficient</text:p>
          </table:table-cell>
          <table:covered-table-cell table:number-columns-repeated="3" table:style-name="ce5"/>
          <table:table-cell/>
          <table:table-cell table:style-name="ce24" office:value-type="string" calcext:value-type="string" table:number-columns-spanned="2" table:number-rows-spanned="1">
            <text:p>Check</text:p>
          </table:table-cell>
          <table:covered-table-cell table:style-name="ce59"/>
          <table:table-cell table:number-columns-repeated="1010"/>
        </table:table-row>
        <table:table-row table:style-name="ro1">
          <table:table-cell table:style-name="ce3" office:value-type="string" calcext:value-type="string">
            <text:p>t°C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Vout</text:p>
          </table:table-cell>
          <table:table-cell table:style-name="ce3" office:value-type="string" calcext:value-type="string">
            <text:p>ADC</text:p>
          </table:table-cell>
          <table:table-cell table:style-name="ce13" office:value-type="string" calcext:value-type="string">
            <text:p>t°C out</text:p>
          </table:table-cell>
          <table:table-cell table:style-name="ce31" office:value-type="string" calcext:value-type="string">
            <text:p>Calculation</text:p>
          </table:table-cell>
          <table:table-cell table:style-name="ce13"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b</text:p>
          </table:table-cell>
          <table:table-cell table:style-name="ce13"/>
          <table:table-cell table:style-name="ce59" office:value-type="string" calcext:value-type="string">
            <text:p>ADC cubic</text:p>
          </table:table-cell>
          <table:table-cell table:style-name="ce26" table:formula="of:=IF((2^[.F3]-1)^3 &lt; 2^63;&quot;ok&quot;;&quot;overflow&quot;)" office:value-type="string" office:string-value="ok" calcext:value-type="string">
            <text:p>ok</text:p>
          </table:table-cell>
          <table:table-cell table:style-name="ce13" table:number-columns-repeated="1010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B$2]*EXP([.$B$3]*(1/([.A7]+273.15)-1/298.15))" office:value-type="float" office:value="3295.74975048716" calcext:value-type="float">
            <text:p>3 296</text:p>
          </table:table-cell>
          <table:table-cell table:formula="of:=[.$D$2]/(([.$D$3]+[.B7])/[.B7])" office:value-type="float" office:value="0.818003826840161" calcext:value-type="float">
            <text:p>0.818</text:p>
          </table:table-cell>
          <table:table-cell table:formula="of:=[.C7]/[.$F$2]*(2^[.$F$3]-1)" office:value-type="float" office:value="1116.57522363682" calcext:value-type="float">
            <text:p>1117</text:p>
          </table:table-cell>
          <table:table-cell table:formula="of:=[.A7]*10" office:value-type="float" office:value="600" calcext:value-type="float">
            <text:p>600</text:p>
          </table:table-cell>
          <table:table-cell table:formula="of:=INT((([.D7]*[.D7]*[.D7]/(2^([.$H$10]-[.$I$10]))*[.$H$13]/(2^([.$I$10]-[.$J$10])))+([.D7]*[.D7]*[.$I$13]/(2^([.$I$10]-[.$J$10])))+([.D7]*[.$J$13])+[.$K$13])/(2^[.$J$10]))" office:value-type="float" office:value="599" calcext:value-type="float">
            <text:p>599</text:p>
          </table:table-cell>
          <table:table-cell/>
          <table:table-cell table:style-name="ce17" table:number-matrix-columns-spanned="4" table:number-matrix-rows-spanned="1" table:formula="of:=LINEST([.E7:.E16];([.D7:.D16])^{1;2;3})" office:value-type="float" office:value="-0.000000494385795553327" calcext:value-type="float">
            <text:p>-4.94385795553327E-07</text:p>
          </table:table-cell>
          <table:table-cell table:style-name="ce21" office:value-type="float" office:value="0.00162290873101529" calcext:value-type="float">
            <text:p>0.001622908731015</text:p>
          </table:table-cell>
          <table:table-cell table:style-name="ce21" office:value-type="float" office:value="-2.22802339673028" calcext:value-type="float">
            <text:p>-2.22802339673028</text:p>
          </table:table-cell>
          <table:table-cell table:style-name="ce21" office:value-type="float" office:value="1752.10817817419" calcext:value-type="float">
            <text:p>1752.10817817419</text:p>
          </table:table-cell>
          <table:table-cell/>
          <table:table-cell table:style-name="ce59" office:value-type="string" calcext:value-type="string">
            <text:p>Cubic * c3</text:p>
          </table:table-cell>
          <table:table-cell table:style-name="ce26" table:formula="of:=IF(((2^[.F3]-1)^3/(2^([.H10]-[.I10]))*[.H13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B$2]*EXP([.$B$3]*(1/([.A8]+273.15)-1/298.15))" office:value-type="float" office:value="2865.73797819252" calcext:value-type="float">
            <text:p>2 866</text:p>
          </table:table-cell>
          <table:table-cell table:formula="of:=[.$D$2]/(([.$D$3]+[.B8])/[.B8])" office:value-type="float" office:value="0.735048027875654" calcext:value-type="float">
            <text:p>0.735</text:p>
          </table:table-cell>
          <table:table-cell table:formula="of:=[.C8]/[.$F$2]*(2^[.$F$3]-1)" office:value-type="float" office:value="1003.34055805027" calcext:value-type="float">
            <text:p>1003</text:p>
          </table:table-cell>
          <table:table-cell table:formula="of:=[.A8]*10" office:value-type="float" office:value="650" calcext:value-type="float">
            <text:p>650</text:p>
          </table:table-cell>
          <table:table-cell table:formula="of:=INT((([.D8]*[.D8]*[.D8]/(2^([.$H$10]-[.$I$10]))*[.$H$13]/(2^([.$I$10]-[.$J$10])))+([.D8]*[.D8]*[.$I$13]/(2^([.$I$10]-[.$J$10])))+([.D8]*[.$J$13])+[.$K$13])/(2^[.$J$10]))" office:value-type="float" office:value="651" calcext:value-type="float">
            <text:p>651</text:p>
          </table:table-cell>
          <table:table-cell table:number-columns-repeated="6"/>
          <table:table-cell table:style-name="ce59" office:value-type="string" calcext:value-type="string">
            <text:p>Square * c2</text:p>
          </table:table-cell>
          <table:table-cell table:style-name="ce59" table:formula="of:=IF(((2^[.F3]-1)^2*[.I13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B$2]*EXP([.$B$3]*(1/([.A9]+273.15)-1/298.15))" office:value-type="float" office:value="2502.00488626382" calcext:value-type="float">
            <text:p>2 502</text:p>
          </table:table-cell>
          <table:table-cell table:formula="of:=[.$D$2]/(([.$D$3]+[.B9])/[.B9])" office:value-type="float" office:value="0.660423364075174" calcext:value-type="float">
            <text:p>0.660</text:p>
          </table:table-cell>
          <table:table-cell table:formula="of:=[.C9]/[.$F$2]*(2^[.$F$3]-1)" office:value-type="float" office:value="901.477891962612" calcext:value-type="float">
            <text:p>901</text:p>
          </table:table-cell>
          <table:table-cell table:formula="of:=[.A9]*10" office:value-type="float" office:value="700" calcext:value-type="float">
            <text:p>700</text:p>
          </table:table-cell>
          <table:table-cell table:formula="of:=INT((([.D9]*[.D9]*[.D9]/(2^([.$H$10]-[.$I$10]))*[.$H$13]/(2^([.$I$10]-[.$J$10])))+([.D9]*[.D9]*[.$I$13]/(2^([.$I$10]-[.$J$10])))+([.D9]*[.$J$13])+[.$K$13])/(2^[.$J$10]))" office:value-type="float" office:value="700" calcext:value-type="float">
            <text:p>700</text:p>
          </table:table-cell>
          <table:table-cell/>
          <table:table-cell table:style-name="ce1" office:value-type="string" calcext:value-type="string" table:number-columns-spanned="4" table:number-rows-spanned="1">
            <text:p>Left Shift bits (2^N)</text:p>
          </table:table-cell>
          <table:covered-table-cell table:number-columns-repeated="3" table:style-name="ce10"/>
          <table:table-cell/>
          <table:table-cell table:style-name="ce59" office:value-type="string" calcext:value-type="string">
            <text:p>ADC * c1</text:p>
          </table:table-cell>
          <table:table-cell table:style-name="ce59" table:formula="of:=IF(((2^[.F3]-1)*[.J13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B$2]*EXP([.$B$3]*(1/([.A10]+273.15)-1/298.15))" office:value-type="float" office:value="2192.97164034162" calcext:value-type="float">
            <text:p>2 193</text:p>
          </table:table-cell>
          <table:table-cell table:formula="of:=[.$D$2]/(([.$D$3]+[.B10])/[.B10])" office:value-type="float" office:value="0.593522779072468" calcext:value-type="float">
            <text:p>0.594</text:p>
          </table:table-cell>
          <table:table-cell table:formula="of:=[.C10]/[.$F$2]*(2^[.$F$3]-1)" office:value-type="float" office:value="810.158593433919" calcext:value-type="float">
            <text:p>810</text:p>
          </table:table-cell>
          <table:table-cell table:formula="of:=[.A10]*10" office:value-type="float" office:value="750" calcext:value-type="float">
            <text:p>750</text:p>
          </table:table-cell>
          <table:table-cell table:formula="of:=INT((([.D10]*[.D10]*[.D10]/(2^([.$H$10]-[.$I$10]))*[.$H$13]/(2^([.$I$10]-[.$J$10])))+([.D10]*[.D10]*[.$I$13]/(2^([.$I$10]-[.$J$10])))+([.D10]*[.$J$13])+[.$K$13])/(2^[.$J$10]))" office:value-type="float" office:value="749" calcext:value-type="float">
            <text:p>749</text:p>
          </table:table-cell>
          <table:table-cell/>
          <table:table-cell table:style-name="ce9" office:value-type="float" office:value="48" calcext:value-type="float">
            <text:p>48</text:p>
          </table:table-cell>
          <table:table-cell table:style-name="ce9" table:formula="of:=16+16" office:value-type="float" office:value="32" calcext:value-type="float">
            <text:p>32</text:p>
          </table:table-cell>
          <table:table-cell table:style-name="ce23" office:value-type="float" office:value="16" calcext:value-type="float" table:number-columns-spanned="2" table:number-rows-spanned="1">
            <text:p>16</text:p>
          </table:table-cell>
          <table:covered-table-cell table:style-name="ce9"/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B$2]*EXP([.$B$3]*(1/([.A11]+273.15)-1/298.15))" office:value-type="float" office:value="1929.2972573976" calcext:value-type="float">
            <text:p>1 929</text:p>
          </table:table-cell>
          <table:table-cell table:formula="of:=[.$D$2]/(([.$D$3]+[.B11])/[.B11])" office:value-type="float" office:value="0.53370125767165" calcext:value-type="float">
            <text:p>0.534</text:p>
          </table:table-cell>
          <table:table-cell table:formula="of:=[.C11]/[.$F$2]*(2^[.$F$3]-1)" office:value-type="float" office:value="728.502216721803" calcext:value-type="float">
            <text:p>729</text:p>
          </table:table-cell>
          <table:table-cell table:formula="of:=[.A11]*10" office:value-type="float" office:value="800" calcext:value-type="float">
            <text:p>800</text:p>
          </table:table-cell>
          <table:table-cell table:formula="of:=INT((([.D11]*[.D11]*[.D11]/(2^([.$H$10]-[.$I$10]))*[.$H$13]/(2^([.$I$10]-[.$J$10])))+([.D11]*[.D11]*[.$I$13]/(2^([.$I$10]-[.$J$10])))+([.D11]*[.$J$13])+[.$K$13])/(2^[.$J$10]))" office:value-type="float" office:value="799" calcext:value-type="float">
            <text:p>799</text:p>
          </table:table-cell>
          <table:table-cell table:number-columns-repeated="101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B$2]*EXP([.$B$3]*(1/([.A12]+273.15)-1/298.15))" office:value-type="float" office:value="1703.40785772477" calcext:value-type="float">
            <text:p>1 703</text:p>
          </table:table-cell>
          <table:table-cell table:formula="of:=[.$D$2]/(([.$D$3]+[.B12])/[.B12])" office:value-type="float" office:value="0.480308470731581" calcext:value-type="float">
            <text:p>0.480</text:p>
          </table:table-cell>
          <table:table-cell table:formula="of:=[.C12]/[.$F$2]*(2^[.$F$3]-1)" office:value-type="float" office:value="655.621062548608" calcext:value-type="float">
            <text:p>656</text:p>
          </table:table-cell>
          <table:table-cell table:formula="of:=[.A12]*10" office:value-type="float" office:value="850" calcext:value-type="float">
            <text:p>850</text:p>
          </table:table-cell>
          <table:table-cell table:formula="of:=INT((([.D12]*[.D12]*[.D12]/(2^([.$H$10]-[.$I$10]))*[.$H$13]/(2^([.$I$10]-[.$J$10])))+([.D12]*[.D12]*[.$I$13]/(2^([.$I$10]-[.$J$10])))+([.D12]*[.$J$13])+[.$K$13])/(2^[.$J$10]))" office:value-type="float" office:value="849" calcext:value-type="float">
            <text:p>849</text:p>
          </table:table-cell>
          <table:table-cell/>
          <table:table-cell table:style-name="ce18" office:value-type="string" calcext:value-type="string" table:number-columns-spanned="4" table:number-rows-spanned="1">
            <text:p>Shifted coeficients</text:p>
          </table:table-cell>
          <table:covered-table-cell table:number-columns-repeated="3" table:style-name="ce22"/>
          <table:table-cell table:number-columns-repeated="101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B$2]*EXP([.$B$3]*(1/([.A13]+273.15)-1/298.15))" office:value-type="float" office:value="1509.13242790821" calcext:value-type="float">
            <text:p>1 509</text:p>
          </table:table-cell>
          <table:table-cell table:formula="of:=[.$D$2]/(([.$D$3]+[.B13])/[.B13])" office:value-type="float" office:value="0.432711765486413" calcext:value-type="float">
            <text:p>0.433</text:p>
          </table:table-cell>
          <table:table-cell table:formula="of:=[.C13]/[.$F$2]*(2^[.$F$3]-1)" office:value-type="float" office:value="590.651559888954" calcext:value-type="float">
            <text:p>591</text:p>
          </table:table-cell>
          <table:table-cell table:formula="of:=[.A13]*10" office:value-type="float" office:value="900" calcext:value-type="float">
            <text:p>900</text:p>
          </table:table-cell>
          <table:table-cell table:formula="of:=INT((([.D13]*[.D13]*[.D13]/(2^([.$H$10]-[.$I$10]))*[.$H$13]/(2^([.$I$10]-[.$J$10])))+([.D13]*[.D13]*[.$I$13]/(2^([.$I$10]-[.$J$10])))+([.D13]*[.$J$13])+[.$K$13])/(2^[.$J$10]))" office:value-type="float" office:value="900" calcext:value-type="float">
            <text:p>900</text:p>
          </table:table-cell>
          <table:table-cell/>
          <table:table-cell table:style-name="ce19" table:formula="of:=INT([.H7]*(2^[.H10]))" office:value-type="float" office:value="-139157231" calcext:value-type="float">
            <text:p>-139157231</text:p>
          </table:table-cell>
          <table:table-cell table:style-name="ce19" table:formula="of:=INT([.I7]*2^[.I10])" office:value-type="float" office:value="6970339" calcext:value-type="float">
            <text:p>6970339</text:p>
          </table:table-cell>
          <table:table-cell table:style-name="ce19" table:formula="of:=INT([.J7]*2^[.J10])" office:value-type="float" office:value="-146016" calcext:value-type="float">
            <text:p>-146016</text:p>
          </table:table-cell>
          <table:table-cell table:style-name="ce19" table:formula="of:=INT([.K7]*2^[.J10])" office:value-type="float" office:value="114826161" calcext:value-type="float">
            <text:p>114826161</text:p>
          </table:table-cell>
          <table:table-cell table:number-columns-repeated="101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B$2]*EXP([.$B$3]*(1/([.A14]+273.15)-1/298.15))" office:value-type="float" office:value="1341.41940687529" calcext:value-type="float">
            <text:p>1 341</text:p>
          </table:table-cell>
          <table:table-cell table:formula="of:=[.$D$2]/(([.$D$3]+[.B14])/[.B14])" office:value-type="float" office:value="0.390311290313888" calcext:value-type="float">
            <text:p>0.390</text:p>
          </table:table-cell>
          <table:table-cell table:formula="of:=[.C14]/[.$F$2]*(2^[.$F$3]-1)" office:value-type="float" office:value="532.774911278457" calcext:value-type="float">
            <text:p>533</text:p>
          </table:table-cell>
          <table:table-cell table:formula="of:=[.A14]*10" office:value-type="float" office:value="950" calcext:value-type="float">
            <text:p>950</text:p>
          </table:table-cell>
          <table:table-cell table:formula="of:=INT((([.D14]*[.D14]*[.D14]/(2^([.$H$10]-[.$I$10]))*[.$H$13]/(2^([.$I$10]-[.$J$10])))+([.D14]*[.D14]*[.$I$13]/(2^([.$I$10]-[.$J$10])))+([.D14]*[.$J$13])+[.$K$13])/(2^[.$J$10]))" office:value-type="float" office:value="950" calcext:value-type="float">
            <text:p>950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B$2]*EXP([.$B$3]*(1/([.A15]+273.15)-1/298.15))" office:value-type="float" office:value="1196.11496398418" calcext:value-type="float">
            <text:p>1 196</text:p>
          </table:table-cell>
          <table:table-cell table:formula="of:=[.$D$2]/(([.$D$3]+[.B15])/[.B15])" office:value-type="float" office:value="0.352549022035333" calcext:value-type="float">
            <text:p>0.353</text:p>
          </table:table-cell>
          <table:table-cell table:formula="of:=[.C15]/[.$F$2]*(2^[.$F$3]-1)" office:value-type="float" office:value="481.229415078229" calcext:value-type="float">
            <text:p>481</text:p>
          </table:table-cell>
          <table:table-cell table:formula="of:=[.A15]*10" office:value-type="float" office:value="1000" calcext:value-type="float">
            <text:p>1000</text:p>
          </table:table-cell>
          <table:table-cell table:formula="of:=INT((([.D15]*[.D15]*[.D15]/(2^([.$H$10]-[.$I$10]))*[.$H$13]/(2^([.$I$10]-[.$J$10])))+([.D15]*[.D15]*[.$I$13]/(2^([.$I$10]-[.$J$10])))+([.D15]*[.$J$13])+[.$K$13])/(2^[.$J$10]))" office:value-type="float" office:value="1000" calcext:value-type="float">
            <text:p>1000</text:p>
          </table:table-cell>
          <table:table-cell/>
          <table:table-cell office:value-type="string" calcext:value-type="string">
            <text:p>Code:</text:p>
          </table:table-cell>
          <table:table-cell table:number-columns-repeated="1016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B$2]*EXP([.$B$3]*(1/([.A16]+273.15)-1/298.15))" office:value-type="float" office:value="1069.78863385751" calcext:value-type="float">
            <text:p>1 070</text:p>
          </table:table-cell>
          <table:table-cell table:formula="of:=[.$D$2]/(([.$D$3]+[.B16])/[.B16])" office:value-type="float" office:value="0.31891327002687" calcext:value-type="float">
            <text:p>0.319</text:p>
          </table:table-cell>
          <table:table-cell table:formula="of:=[.C16]/[.$F$2]*(2^[.$F$3]-1)" office:value-type="float" office:value="435.316613586678" calcext:value-type="float">
            <text:p>435</text:p>
          </table:table-cell>
          <table:table-cell table:formula="of:=[.A16]*10" office:value-type="float" office:value="1050" calcext:value-type="float">
            <text:p>1050</text:p>
          </table:table-cell>
          <table:table-cell table:formula="of:=INT((([.D16]*[.D16]*[.D16]/(2^([.$H$10]-[.$I$10]))*[.$H$13]/(2^([.$I$10]-[.$J$10])))+([.D16]*[.D16]*[.$I$13]/(2^([.$I$10]-[.$J$10])))+([.D16]*[.$J$13])+[.$K$13])/(2^[.$J$10]))" office:value-type="float" office:value="1048" calcext:value-type="float">
            <text:p>1048</text:p>
          </table:table-cell>
          <table:table-cell/>
          <table:table-cell office:value-type="string" calcext:value-type="string">
            <text:p>int32_t pow2 = raw*raw;</text:p>
          </table:table-cell>
          <table:table-cell table:number-columns-repeated="1016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B$2]*EXP([.$B$3]*(1/([.A17]+273.15)-1/298.15))" office:value-type="float" office:value="959.595502669801" calcext:value-type="float">
            <text:p>960</text:p>
          </table:table-cell>
          <table:table-cell table:formula="of:=[.$D$2]/(([.$D$3]+[.B17])/[.B17])" office:value-type="float" office:value="0.288939966629145" calcext:value-type="float">
            <text:p>0.289</text:p>
          </table:table-cell>
          <table:table-cell table:formula="of:=[.C17]/[.$F$2]*(2^[.$F$3]-1)" office:value-type="float" office:value="394.403054448783" calcext:value-type="float">
            <text:p>394</text:p>
          </table:table-cell>
          <table:table-cell table:formula="of:=[.A17]*10" office:value-type="float" office:value="1100" calcext:value-type="float">
            <text:p>1100</text:p>
          </table:table-cell>
          <table:table-cell table:formula="of:=INT((([.D17]*[.D17]*[.D17]/(2^([.$H$10]-[.$I$10]))*[.$H$13]/(2^([.$I$10]-[.$J$10])))+([.D17]*[.D17]*[.$I$13]/(2^([.$I$10]-[.$J$10])))+([.D17]*[.$J$13])+[.$K$13])/(2^[.$J$10]))" office:value-type="float" office:value="1095" calcext:value-type="float">
            <text:p>1095</text:p>
          </table:table-cell>
          <table:table-cell/>
          <table:table-cell table:formula="of:=CONCATENATE(&quot;int32_t temp = (((int32_t) (((((int64_t) pow2 * raw) &gt;&gt; &quot;;[.H10]-[.I10];&quot;) * &quot;;[.H13];&quot;) &gt;&gt; &quot;;[.I10]-[.J10];&quot;) + (int32_t) (((int64_t) pow2 * &quot;;[.I13];&quot;) &gt;&gt; &quot;;[.I10]-[.J10];&quot;) + (raw *&quot;;[.J13];&quot;) + &quot;;[.K13];&quot;) &gt;&gt; &quot;;[.J10];&quot;);&quot;)" office:value-type="string" office:string-value="int32_t temp = (((int32_t) (((((int64_t) pow2 * raw) &gt;&gt; 16) * -139157231) &gt;&gt; 16) + (int32_t) (((int64_t) pow2 * 6970339) &gt;&gt; 16) + (raw *-146016) + 114826161) &gt;&gt; 16);" calcext:value-type="string">
            <text:p>int32_t temp = (((int32_t) (((((int64_t) pow2 * raw) &gt;&gt; 16) * -139157231) &gt;&gt; 16) + (int32_t) (((int64_t) pow2 * 6970339) &gt;&gt; 16) + (raw *-146016) + 114826161) &gt;&gt; 16);</text:p>
          </table:table-cell>
          <table:table-cell table:number-columns-repeated="1016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B$2]*EXP([.$B$3]*(1/([.A18]+273.15)-1/298.15))" office:value-type="float" office:value="863.166754882596" calcext:value-type="float">
            <text:p>863</text:p>
          </table:table-cell>
          <table:table-cell table:formula="of:=[.$D$2]/(([.$D$3]+[.B18])/[.B18])" office:value-type="float" office:value="0.262211779988767" calcext:value-type="float">
            <text:p>0.262</text:p>
          </table:table-cell>
          <table:table-cell table:formula="of:=[.C18]/[.$F$2]*(2^[.$F$3]-1)" office:value-type="float" office:value="357.919079684667" calcext:value-type="float">
            <text:p>358</text:p>
          </table:table-cell>
          <table:table-cell table:formula="of:=[.A18]*10" office:value-type="float" office:value="1150" calcext:value-type="float">
            <text:p>1150</text:p>
          </table:table-cell>
          <table:table-cell table:formula="of:=INT((([.D18]*[.D18]*[.D18]/(2^([.$H$10]-[.$I$10]))*[.$H$13]/(2^([.$I$10]-[.$J$10])))+([.D18]*[.D18]*[.$I$13]/(2^([.$I$10]-[.$J$10])))+([.D18]*[.$J$13])+[.$K$13])/(2^[.$J$10]))" office:value-type="float" office:value="1139" calcext:value-type="float">
            <text:p>1139</text:p>
          </table:table-cell>
          <table:table-cell/>
          <table:table-cell table:formula="of:=CONCATENATE(&quot;return (((int32_t) (((((int64_t) pow2 * raw) &gt;&gt; &quot;;[.H10]-[.I10];&quot;) * &quot;;[.H13];&quot;) &gt;&gt; &quot;;[.I10]-[.J10];&quot;) + (int32_t) (((int64_t) pow2 * &quot;;[.I13];&quot;) &gt;&gt; &quot;;[.I10]-[.J10];&quot;) + (raw *&quot;;[.J13];&quot;) + &quot;;[.K13];&quot;) &gt;&gt; &quot;;[.J10];&quot;);&quot;)" office:value-type="string" office:string-value="return (((int32_t) (((((int64_t) pow2 * raw) &gt;&gt; 16) * -139157231) &gt;&gt; 16) + (int32_t) (((int64_t) pow2 * 6970339) &gt;&gt; 16) + (raw *-146016) + 114826161) &gt;&gt; 16);" calcext:value-type="string">
            <text:p>return (((int32_t) (((((int64_t) pow2 * raw) &gt;&gt; 16) * -139157231) &gt;&gt; 16) + (int32_t) (((int64_t) pow2 * 6970339) &gt;&gt; 16) + (raw *-146016) + 114826161) &gt;&gt; 16);</text:p>
          </table:table-cell>
          <table:table-cell table:number-columns-repeated="1016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B$2]*EXP([.$B$3]*(1/([.A19]+273.15)-1/298.15))" office:value-type="float" office:value="778.522337012927" calcext:value-type="float">
            <text:p>779</text:p>
          </table:table-cell>
          <table:table-cell table:formula="of:=[.$D$2]/(([.$D$3]+[.B19])/[.B19])" office:value-type="float" office:value="0.238355836896159" calcext:value-type="float">
            <text:p>0.238</text:p>
          </table:table-cell>
          <table:table-cell table:formula="of:=[.C19]/[.$F$2]*(2^[.$F$3]-1)" office:value-type="float" office:value="325.355717363257" calcext:value-type="float">
            <text:p>325</text:p>
          </table:table-cell>
          <table:table-cell table:formula="of:=[.A19]*10" office:value-type="float" office:value="1200" calcext:value-type="float">
            <text:p>1200</text:p>
          </table:table-cell>
          <table:table-cell table:formula="of:=INT((([.D19]*[.D19]*[.D19]/(2^([.$H$10]-[.$I$10]))*[.$H$13]/(2^([.$I$10]-[.$J$10])))+([.D19]*[.D19]*[.$I$13]/(2^([.$I$10]-[.$J$10])))+([.D19]*[.$J$13])+[.$K$13])/(2^[.$J$10]))" office:value-type="float" office:value="1181" calcext:value-type="float">
            <text:p>1181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$B$2]*EXP([.$B$3]*(1/([.A20]+273.15)-1/298.15))" office:value-type="float" office:value="704.000954239583" calcext:value-type="float">
            <text:p>704</text:p>
          </table:table-cell>
          <table:table-cell table:formula="of:=[.$D$2]/(([.$D$3]+[.B20])/[.B20])" office:value-type="float" office:value="0.217040633583881" calcext:value-type="float">
            <text:p>0.217</text:p>
          </table:table-cell>
          <table:table-cell table:formula="of:=[.C20]/[.$F$2]*(2^[.$F$3]-1)" office:value-type="float" office:value="296.260464841997" calcext:value-type="float">
            <text:p>296</text:p>
          </table:table-cell>
          <table:table-cell table:formula="of:=[.A20]*10" office:value-type="float" office:value="1250" calcext:value-type="float">
            <text:p>1250</text:p>
          </table:table-cell>
          <table:table-cell table:formula="of:=INT((([.D20]*[.D20]*[.D20]/(2^([.$H$10]-[.$I$10]))*[.$H$13]/(2^([.$I$10]-[.$J$10])))+([.D20]*[.D20]*[.$I$13]/(2^([.$I$10]-[.$J$10])))+([.D20]*[.$J$13])+[.$K$13])/(2^[.$J$10]))" office:value-type="float" office:value="1221" calcext:value-type="float">
            <text:p>1221</text:p>
          </table:table-cell>
          <table:table-cell table:style-name="ce14"/>
          <table:table-cell table:number-columns-repeated="1017"/>
        </table:table-row>
        <table:table-row table:style-name="ro1" table:number-rows-repeated="8">
          <table:table-cell table:style-name="Default" table:number-columns-repeated="4"/>
          <table:table-cell/>
          <table:table-cell table:style-name="Default"/>
          <table:table-cell table:style-name="ce14"/>
          <table:table-cell table:number-columns-repeated="1017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style-name="ce14"/>
          <table:table-cell table:number-columns-repeated="1017"/>
        </table:table-row>
      </table:table>
      <table:table table:name="NTC 10k 3380_2" table:style-name="ta1">
        <table:shapes>
          <draw:frame draw:z-index="0" draw:style-name="gr1" draw:text-style-name="P1" svg:width="243.34mm" svg:height="148.48mm" svg:x="160.82mm" svg:y="81.29mm">
            <draw:object draw:notify-on-update-of-ranges="'NTC 10k 3380_2'.D7:'NTC 10k 3380_2'.D28 'NTC 10k 3380_2'.D6:'NTC 10k 3380_2'.D6 'NTC 10k 3380_2'.E7:'NTC 10k 3380_2'.E2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INPUT NCP18XH103F03RB</text:p>
          </table:table-cell>
          <table:covered-table-cell table:style-name="ce34"/>
          <table:covered-table-cell table:style-name="ce6"/>
          <table:covered-table-cell table:style-name="ce34"/>
          <table:covered-table-cell table:style-name="ce9"/>
          <table:covered-table-cell table:style-name="ce6"/>
          <table:covered-table-cell table:style-name="ce34"/>
          <table:table-cell table:style-name="ce15" office:value-type="string" calcext:value-type="string" table:number-columns-spanned="3" table:number-rows-spanned="1">
            <text:p>t=c3*adc^3+c2*adc^2+c1*adc+b</text:p>
          </table:table-cell>
          <table:covered-table-cell table:style-name="ce49"/>
          <table:covered-table-cell/>
          <table:table-cell table:number-columns-repeated="1014"/>
        </table:table-row>
        <table:table-row table:style-name="ro1">
          <table:table-cell table:style-name="ce6" office:value-type="string" calcext:value-type="string">
            <office:annotation draw:style-name="gr2" draw:text-style-name="P3" svg:width="28.99mm" svg:height="9.91mm" svg:x="31.41mm" svg:y="0mm" draw:caption-point-x="-6.1mm" draw:caption-point-y="4.61mm">
              <dc:date>2017-12-09T00:00:00</dc:date>
              <text:p text:style-name="P2"><text:span text:style-name="T1">NTC 25C resistance</text:span></text:p>
            </office:annotation>
            <text:p>NTC R25° = </text:p>
          </table:table-cell>
          <table:table-cell table:style-name="ce34" office:value-type="float" office:value="10000" calcext:value-type="float">
            <text:p>10000</text:p>
          </table:table-cell>
          <table:table-cell table:style-name="ce6" office:value-type="string" calcext:value-type="string">
            <text:p>Pullup V = </text:p>
          </table:table-cell>
          <table:table-cell table:style-name="ce34" office:value-type="float" office:value="3.3" calcext:value-type="float">
            <text:p>3.3</text:p>
          </table:table-cell>
          <table:table-cell table:style-name="ce9" office:value-type="string" calcext:value-type="string">
            <office:annotation draw:style-name="gr2" draw:text-style-name="P3" svg:width="28.99mm" svg:height="9.91mm" svg:x="121.72mm" svg:y="0mm" draw:caption-point-x="-6.1mm" draw:caption-point-y="4.61mm">
              <dc:date>2017-12-09T00:00:00</dc:date>
              <text:p text:style-name="P2"><text:span text:style-name="T1">ADC reference voltage</text:span></text:p>
            </office:annotation>
            <text:p>ADC Vref =</text:p>
          </table:table-cell>
          <table:table-cell table:style-name="ce6" office:value-type="float" office:value="3" calcext:value-type="float">
            <text:p>3</text:p>
          </table:table-cell>
          <table:table-cell table:style-name="ce34"/>
          <table:table-cell table:style-name="ce49" office:value-type="string" calcext:value-type="string">
            <text:p>keep eye on int64 overload</text:p>
          </table:table-cell>
          <table:table-cell table:style-name="ce49"/>
          <table:table-cell table:number-columns-repeated="1015"/>
        </table:table-row>
        <table:table-row table:style-name="ro1">
          <table:table-cell table:style-name="ce6" office:value-type="string" calcext:value-type="string">
            <office:annotation draw:style-name="gr2" draw:text-style-name="P3" svg:width="28.99mm" svg:height="9.91mm" svg:x="31.41mm" svg:y="0mm" draw:caption-point-x="-6.1mm" draw:caption-point-y="9.13mm">
              <dc:date>2017-12-09T00:00:00</dc:date>
              <text:p text:style-name="P2"><text:span text:style-name="T1">Temperature constant</text:span></text:p>
            </office:annotation>
            <text:p>Constant B = </text:p>
          </table:table-cell>
          <table:table-cell table:style-name="ce34" office:value-type="float" office:value="3150" calcext:value-type="float">
            <text:p>3150</text:p>
          </table:table-cell>
          <table:table-cell table:style-name="ce6" office:value-type="string" calcext:value-type="string">
            <office:annotation draw:style-name="gr3" draw:text-style-name="P3" svg:width="28.99mm" svg:height="13.86mm" svg:x="76.57mm" svg:y="0mm" draw:caption-point-x="-6.1mm" draw:caption-point-y="9.13mm">
              <dc:date>2017-12-09T00:00:00</dc:date>
              <text:p text:style-name="P2"><text:span text:style-name="T1">Divider top resistor, sensor on the ground</text:span></text:p>
            </office:annotation>
            <text:p>Pullup R = </text:p>
          </table:table-cell>
          <table:table-cell table:style-name="ce34" office:value-type="float" office:value="10000" calcext:value-type="float">
            <text:p>10000</text:p>
          </table:table-cell>
          <table:table-cell table:style-name="ce9" office:value-type="string" calcext:value-type="string">
            <text:p>ADC bit =</text:p>
          </table:table-cell>
          <table:table-cell table:style-name="ce9" office:value-type="float" office:value="12" calcext:value-type="float">
            <text:p>12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16" office:value-type="string" calcext:value-type="string" table:number-columns-spanned="4" table:number-rows-spanned="1">
            <text:p>RESULT</text:p>
          </table:table-cell>
          <table:covered-table-cell table:number-columns-repeated="3" table:style-name="ce5"/>
          <table:table-cell table:number-columns-repeated="1020"/>
        </table:table-row>
        <table:table-row table:style-name="ro1">
          <table:table-cell table:style-name="ce16" office:value-type="string" calcext:value-type="string" table:number-columns-spanned="2" table:number-rows-spanned="1">
            <text:p>Sensor data</text:p>
          </table:table-cell>
          <table:covered-table-cell table:style-name="ce5"/>
          <table:table-cell table:style-name="ce3" office:value-type="string" calcext:value-type="string">
            <text:p>Divider</text:p>
          </table:table-cell>
          <table:table-cell table:style-name="ce5"/>
          <table:table-cell table:style-name="ce13" office:value-type="string" calcext:value-type="string">
            <text:p>Integer</text:p>
          </table:table-cell>
          <table:table-cell table:style-name="ce31" office:value-type="string" calcext:value-type="string">
            <text:p>Back</text:p>
          </table:table-cell>
          <table:table-cell/>
          <table:table-cell table:style-name="ce16" office:value-type="string" calcext:value-type="string" table:number-columns-spanned="4" table:number-rows-spanned="1">
            <text:p>Formula coeficient</text:p>
          </table:table-cell>
          <table:covered-table-cell table:number-columns-repeated="3" table:style-name="ce5"/>
          <table:table-cell/>
          <table:table-cell table:style-name="ce24" office:value-type="string" calcext:value-type="string" table:number-columns-spanned="2" table:number-rows-spanned="1">
            <text:p>Check</text:p>
          </table:table-cell>
          <table:covered-table-cell table:style-name="ce59"/>
          <table:table-cell table:number-columns-repeated="1010"/>
        </table:table-row>
        <table:table-row table:style-name="ro1">
          <table:table-cell table:style-name="ce3" office:value-type="string" calcext:value-type="string">
            <text:p>t°C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Vout</text:p>
          </table:table-cell>
          <table:table-cell table:style-name="ce3" office:value-type="string" calcext:value-type="string">
            <text:p>ADC</text:p>
          </table:table-cell>
          <table:table-cell table:style-name="ce13" office:value-type="string" calcext:value-type="string">
            <text:p>t°C out</text:p>
          </table:table-cell>
          <table:table-cell table:style-name="ce31" office:value-type="string" calcext:value-type="string">
            <text:p>Calculation</text:p>
          </table:table-cell>
          <table:table-cell table:style-name="ce13"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b</text:p>
          </table:table-cell>
          <table:table-cell table:style-name="ce13"/>
          <table:table-cell table:style-name="ce59" office:value-type="string" calcext:value-type="string">
            <text:p>ADC cubic</text:p>
          </table:table-cell>
          <table:table-cell table:style-name="ce26" table:formula="of:=IF((2^[.F3]-1)^3 &lt; 2^63;&quot;ok&quot;;&quot;overflow&quot;)" office:value-type="string" office:string-value="ok" calcext:value-type="string">
            <text:p>ok</text:p>
          </table:table-cell>
          <table:table-cell table:style-name="ce13" table:number-columns-repeated="101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29" table:formula="of:=[.$B$2]*EXP([.$B$3]*(1/([.A7]+273.15)-1/298.15))" office:value-type="float" office:value="14428.9942903619" calcext:value-type="float">
            <text:p>14 429</text:p>
          </table:table-cell>
          <table:table-cell table:style-name="ce7" table:formula="of:=[.$D$2]/(([.$D$3]+[.B7])/[.B7])" office:value-type="float" office:value="1.949146190475" calcext:value-type="float">
            <text:p>1.949</text:p>
          </table:table-cell>
          <table:table-cell table:style-name="ce8" table:formula="of:=[.C7]/[.$F$2]*(2^[.$F$3]-1)" office:value-type="float" office:value="2660.58454999837" calcext:value-type="float">
            <text:p>2661</text:p>
          </table:table-cell>
          <table:table-cell table:formula="of:=[.A7]*10" office:value-type="float" office:value="150" calcext:value-type="float">
            <text:p>150</text:p>
          </table:table-cell>
          <table:table-cell table:style-name="ce14" table:formula="of:=INT((([.D7]*[.D7]*[.D7]/(2^([.$H$10]-[.$I$10]))*[.$H$13]/(2^([.$I$10]-[.$J$10])))+([.D7]*[.D7]*[.$I$13]/(2^([.$I$10]-[.$J$10])))+([.D7]*[.$J$13])+[.$K$13])/(2^[.$J$10]))" office:value-type="float" office:value="149" calcext:value-type="float">
            <text:p>149</text:p>
          </table:table-cell>
          <table:table-cell/>
          <table:table-cell table:style-name="ce17" table:number-matrix-columns-spanned="4" table:number-matrix-rows-spanned="1" table:formula="of:=LINEST([.E7:.E17];([.D7:.D17])^{1;2;3})" office:value-type="float" office:value="-0.0000000341820633888939" calcext:value-type="float">
            <text:p>-3.41820633888939E-08</text:p>
          </table:table-cell>
          <table:table-cell table:style-name="ce21" office:value-type="float" office:value="0.000245267187304636" calcext:value-type="float">
            <text:p>0.000245267187305</text:p>
          </table:table-cell>
          <table:table-cell table:style-name="ce21" office:value-type="float" office:value="-0.832495634964785" calcext:value-type="float">
            <text:p>-0.832495634964785</text:p>
          </table:table-cell>
          <table:table-cell table:style-name="ce21" office:value-type="float" office:value="1271.94774079168" calcext:value-type="float">
            <text:p>1271.94774079168</text:p>
          </table:table-cell>
          <table:table-cell/>
          <table:table-cell table:style-name="ce59" office:value-type="string" calcext:value-type="string">
            <text:p>Cubic * c3</text:p>
          </table:table-cell>
          <table:table-cell table:style-name="ce26" table:formula="of:=IF(((2^[.F3]-1)^3/(2^([.H10]-[.I10]))*[.H13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29" table:formula="of:=[.$B$2]*EXP([.$B$3]*(1/([.A8]+273.15)-1/298.15))" office:value-type="float" office:value="11974.5735685052" calcext:value-type="float">
            <text:p>11 975</text:p>
          </table:table-cell>
          <table:table-cell table:style-name="ce7" table:formula="of:=[.$D$2]/(([.$D$3]+[.B8])/[.B8])" office:value-type="float" office:value="1.79826437372615" calcext:value-type="float">
            <text:p>1.798</text:p>
          </table:table-cell>
          <table:table-cell table:style-name="ce8" table:formula="of:=[.C8]/[.$F$2]*(2^[.$F$3]-1)" office:value-type="float" office:value="2454.63087013619" calcext:value-type="float">
            <text:p>2455</text:p>
          </table:table-cell>
          <table:table-cell table:formula="of:=[.A8]*10" office:value-type="float" office:value="200" calcext:value-type="float">
            <text:p>200</text:p>
          </table:table-cell>
          <table:table-cell table:style-name="ce14" table:formula="of:=INT((([.D8]*[.D8]*[.D8]/(2^([.$H$10]-[.$I$10]))*[.$H$13]/(2^([.$I$10]-[.$J$10])))+([.D8]*[.D8]*[.$I$13]/(2^([.$I$10]-[.$J$10])))+([.D8]*[.$J$13])+[.$K$13])/(2^[.$J$10]))" office:value-type="float" office:value="200" calcext:value-type="float">
            <text:p>200</text:p>
          </table:table-cell>
          <table:table-cell table:number-columns-repeated="6"/>
          <table:table-cell table:style-name="ce59" office:value-type="string" calcext:value-type="string">
            <text:p>Square * c2</text:p>
          </table:table-cell>
          <table:table-cell table:style-name="ce59" table:formula="of:=IF(((2^[.F3]-1)^2*[.I13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29" table:formula="of:=[.$B$2]*EXP([.$B$3]*(1/([.A9]+273.15)-1/298.15))" office:value-type="float" office:value="10000" calcext:value-type="float">
            <text:p>10 000</text:p>
          </table:table-cell>
          <table:table-cell table:style-name="ce7" table:formula="of:=[.$D$2]/(([.$D$3]+[.B9])/[.B9])" office:value-type="float" office:value="1.65" calcext:value-type="float">
            <text:p>1.650</text:p>
          </table:table-cell>
          <table:table-cell table:style-name="ce8" table:formula="of:=[.C9]/[.$F$2]*(2^[.$F$3]-1)" office:value-type="float" office:value="2252.25" calcext:value-type="float">
            <text:p>2252</text:p>
          </table:table-cell>
          <table:table-cell table:formula="of:=[.A9]*10" office:value-type="float" office:value="250" calcext:value-type="float">
            <text:p>250</text:p>
          </table:table-cell>
          <table:table-cell table:style-name="ce14" table:formula="of:=INT((([.D9]*[.D9]*[.D9]/(2^([.$H$10]-[.$I$10]))*[.$H$13]/(2^([.$I$10]-[.$J$10])))+([.D9]*[.D9]*[.$I$13]/(2^([.$I$10]-[.$J$10])))+([.D9]*[.$J$13])+[.$K$13])/(2^[.$J$10]))" office:value-type="float" office:value="250" calcext:value-type="float">
            <text:p>250</text:p>
          </table:table-cell>
          <table:table-cell/>
          <table:table-cell table:style-name="ce1" office:value-type="string" calcext:value-type="string" table:number-columns-spanned="4" table:number-rows-spanned="1">
            <text:p>Left Shift bits (2^N)</text:p>
          </table:table-cell>
          <table:covered-table-cell table:number-columns-repeated="3" table:style-name="ce10"/>
          <table:table-cell/>
          <table:table-cell table:style-name="ce59" office:value-type="string" calcext:value-type="string">
            <text:p>ADC * c1</text:p>
          </table:table-cell>
          <table:table-cell table:style-name="ce59" table:formula="of:=IF(((2^[.F3]-1)*[.J13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29" table:formula="of:=[.$B$2]*EXP([.$B$3]*(1/([.A10]+273.15)-1/298.15))" office:value-type="float" office:value="8400.81663847475" calcext:value-type="float">
            <text:p>8 401</text:p>
          </table:table-cell>
          <table:table-cell table:style-name="ce7" table:formula="of:=[.$D$2]/(([.$D$3]+[.B10])/[.B10])" office:value-type="float" office:value="1.50660133469297" calcext:value-type="float">
            <text:p>1.507</text:p>
          </table:table-cell>
          <table:table-cell table:style-name="ce8" table:formula="of:=[.C10]/[.$F$2]*(2^[.$F$3]-1)" office:value-type="float" office:value="2056.5108218559" calcext:value-type="float">
            <text:p>2057</text:p>
          </table:table-cell>
          <table:table-cell table:formula="of:=[.A10]*10" office:value-type="float" office:value="300" calcext:value-type="float">
            <text:p>300</text:p>
          </table:table-cell>
          <table:table-cell table:style-name="ce14" table:formula="of:=INT((([.D10]*[.D10]*[.D10]/(2^([.$H$10]-[.$I$10]))*[.$H$13]/(2^([.$I$10]-[.$J$10])))+([.D10]*[.D10]*[.$I$13]/(2^([.$I$10]-[.$J$10])))+([.D10]*[.$J$13])+[.$K$13])/(2^[.$J$10]))" office:value-type="float" office:value="299" calcext:value-type="float">
            <text:p>299</text:p>
          </table:table-cell>
          <table:table-cell/>
          <table:table-cell table:style-name="ce9" office:value-type="float" office:value="48" calcext:value-type="float">
            <text:p>48</text:p>
          </table:table-cell>
          <table:table-cell table:style-name="ce9" table:formula="of:=16+16" office:value-type="float" office:value="32" calcext:value-type="float">
            <text:p>32</text:p>
          </table:table-cell>
          <table:table-cell table:style-name="ce23" office:value-type="float" office:value="16" calcext:value-type="float" table:number-columns-spanned="2" table:number-rows-spanned="1">
            <text:p>16</text:p>
          </table:table-cell>
          <table:covered-table-cell table:style-name="ce9"/>
          <table:table-cell table:number-columns-repeated="1013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29" table:formula="of:=[.$B$2]*EXP([.$B$3]*(1/([.A11]+273.15)-1/298.15))" office:value-type="float" office:value="7097.39390423186" calcext:value-type="float">
            <text:p>7 097</text:p>
          </table:table-cell>
          <table:table-cell table:style-name="ce7" table:formula="of:=[.$D$2]/(([.$D$3]+[.B11])/[.B11])" office:value-type="float" office:value="1.36988128220921" calcext:value-type="float">
            <text:p>1.370</text:p>
          </table:table-cell>
          <table:table-cell table:style-name="ce8" table:formula="of:=[.C11]/[.$F$2]*(2^[.$F$3]-1)" office:value-type="float" office:value="1869.88795021558" calcext:value-type="float">
            <text:p>1870</text:p>
          </table:table-cell>
          <table:table-cell table:formula="of:=[.A11]*10" office:value-type="float" office:value="350" calcext:value-type="float">
            <text:p>350</text:p>
          </table:table-cell>
          <table:table-cell table:style-name="ce14" table:formula="of:=INT((([.D11]*[.D11]*[.D11]/(2^([.$H$10]-[.$I$10]))*[.$H$13]/(2^([.$I$10]-[.$J$10])))+([.D11]*[.D11]*[.$I$13]/(2^([.$I$10]-[.$J$10])))+([.D11]*[.$J$13])+[.$K$13])/(2^[.$J$10]))" office:value-type="float" office:value="349" calcext:value-type="float">
            <text:p>349</text:p>
          </table:table-cell>
          <table:table-cell table:number-columns-repeated="1018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29" table:formula="of:=[.$B$2]*EXP([.$B$3]*(1/([.A12]+273.15)-1/298.15))" office:value-type="float" office:value="6028.57366731182" calcext:value-type="float">
            <text:p>6 029</text:p>
          </table:table-cell>
          <table:table-cell table:style-name="ce7" table:formula="of:=[.$D$2]/(([.$D$3]+[.B12])/[.B12])" office:value-type="float" office:value="1.24117675814791" calcext:value-type="float">
            <text:p>1.241</text:p>
          </table:table-cell>
          <table:table-cell table:style-name="ce8" table:formula="of:=[.C12]/[.$F$2]*(2^[.$F$3]-1)" office:value-type="float" office:value="1694.20627487189" calcext:value-type="float">
            <text:p>1694</text:p>
          </table:table-cell>
          <table:table-cell table:formula="of:=[.A12]*10" office:value-type="float" office:value="400" calcext:value-type="float">
            <text:p>400</text:p>
          </table:table-cell>
          <table:table-cell table:style-name="ce14" table:formula="of:=INT((([.D12]*[.D12]*[.D12]/(2^([.$H$10]-[.$I$10]))*[.$H$13]/(2^([.$I$10]-[.$J$10])))+([.D12]*[.D12]*[.$I$13]/(2^([.$I$10]-[.$J$10])))+([.D12]*[.$J$13])+[.$K$13])/(2^[.$J$10]))" office:value-type="float" office:value="399" calcext:value-type="float">
            <text:p>399</text:p>
          </table:table-cell>
          <table:table-cell/>
          <table:table-cell table:style-name="ce18" office:value-type="string" calcext:value-type="string" table:number-columns-spanned="4" table:number-rows-spanned="1">
            <text:p>Shifted coeficients</text:p>
          </table:table-cell>
          <table:covered-table-cell table:number-columns-repeated="3" table:style-name="ce22"/>
          <table:table-cell table:number-columns-repeated="1013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29" table:formula="of:=[.$B$2]*EXP([.$B$3]*(1/([.A13]+273.15)-1/298.15))" office:value-type="float" office:value="5147.04839278297" calcext:value-type="float">
            <text:p>5 147</text:p>
          </table:table-cell>
          <table:table-cell table:style-name="ce7" table:formula="of:=[.$D$2]/(([.$D$3]+[.B13])/[.B13])" office:value-type="float" office:value="1.12135772301861" calcext:value-type="float">
            <text:p>1.121</text:p>
          </table:table-cell>
          <table:table-cell table:style-name="ce8" table:formula="of:=[.C13]/[.$F$2]*(2^[.$F$3]-1)" office:value-type="float" office:value="1530.6532919204" calcext:value-type="float">
            <text:p>1531</text:p>
          </table:table-cell>
          <table:table-cell table:formula="of:=[.A13]*10" office:value-type="float" office:value="450" calcext:value-type="float">
            <text:p>450</text:p>
          </table:table-cell>
          <table:table-cell table:style-name="ce14" table:formula="of:=INT((([.D13]*[.D13]*[.D13]/(2^([.$H$10]-[.$I$10]))*[.$H$13]/(2^([.$I$10]-[.$J$10])))+([.D13]*[.D13]*[.$I$13]/(2^([.$I$10]-[.$J$10])))+([.D13]*[.$J$13])+[.$K$13])/(2^[.$J$10]))" office:value-type="float" office:value="449" calcext:value-type="float">
            <text:p>449</text:p>
          </table:table-cell>
          <table:table-cell/>
          <table:table-cell table:style-name="ce19" table:formula="of:=INT([.H7]*(2^[.H10]))" office:value-type="float" office:value="-9621396" calcext:value-type="float">
            <text:p>-9621396</text:p>
          </table:table-cell>
          <table:table-cell table:style-name="ce19" table:formula="of:=INT([.I7]*2^[.I10])" office:value-type="float" office:value="1053414" calcext:value-type="float">
            <text:p>1053414</text:p>
          </table:table-cell>
          <table:table-cell table:style-name="ce19" table:formula="of:=INT([.J7]*2^[.J10])" office:value-type="float" office:value="-54559" calcext:value-type="float">
            <text:p>-54559</text:p>
          </table:table-cell>
          <table:table-cell table:style-name="ce19" table:formula="of:=INT([.K7]*2^[.J10])" office:value-type="float" office:value="83358367" calcext:value-type="float">
            <text:p>83358367</text:p>
          </table:table-cell>
          <table:table-cell table:number-columns-repeated="1013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29" table:formula="of:=[.$B$2]*EXP([.$B$3]*(1/([.A14]+273.15)-1/298.15))" office:value-type="float" office:value="4415.97419452009" calcext:value-type="float">
            <text:p>4 416</text:p>
          </table:table-cell>
          <table:table-cell table:style-name="ce7" table:formula="of:=[.$D$2]/(([.$D$3]+[.B14])/[.B14])" office:value-type="float" office:value="1.01087270588038" calcext:value-type="float">
            <text:p>1.011</text:p>
          </table:table-cell>
          <table:table-cell table:style-name="ce8" table:formula="of:=[.C14]/[.$F$2]*(2^[.$F$3]-1)" office:value-type="float" office:value="1379.84124352672" calcext:value-type="float">
            <text:p>1380</text:p>
          </table:table-cell>
          <table:table-cell table:formula="of:=[.A14]*10" office:value-type="float" office:value="500" calcext:value-type="float">
            <text:p>500</text:p>
          </table:table-cell>
          <table:table-cell table:style-name="ce14" table:formula="of:=INT((([.D14]*[.D14]*[.D14]/(2^([.$H$10]-[.$I$10]))*[.$H$13]/(2^([.$I$10]-[.$J$10])))+([.D14]*[.D14]*[.$I$13]/(2^([.$I$10]-[.$J$10])))+([.D14]*[.$J$13])+[.$K$13])/(2^[.$J$10])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29" table:formula="of:=[.$B$2]*EXP([.$B$3]*(1/([.A15]+273.15)-1/298.15))" office:value-type="float" office:value="3806.46885967794" calcext:value-type="float">
            <text:p>3 806</text:p>
          </table:table-cell>
          <table:table-cell table:style-name="ce7" table:formula="of:=[.$D$2]/(([.$D$3]+[.B15])/[.B15])" office:value-type="float" office:value="0.909816069887562" calcext:value-type="float">
            <text:p>0.910</text:p>
          </table:table-cell>
          <table:table-cell table:style-name="ce8" table:formula="of:=[.C15]/[.$F$2]*(2^[.$F$3]-1)" office:value-type="float" office:value="1241.89893539652" calcext:value-type="float">
            <text:p>1242</text:p>
          </table:table-cell>
          <table:table-cell table:formula="of:=[.A15]*10" office:value-type="float" office:value="550" calcext:value-type="float">
            <text:p>550</text:p>
          </table:table-cell>
          <table:table-cell table:style-name="ce14" table:formula="of:=INT((([.D15]*[.D15]*[.D15]/(2^([.$H$10]-[.$I$10]))*[.$H$13]/(2^([.$I$10]-[.$J$10])))+([.D15]*[.D15]*[.$I$13]/(2^([.$I$10]-[.$J$10])))+([.D15]*[.$J$13])+[.$K$13])/(2^[.$J$10]))" office:value-type="float" office:value="550" calcext:value-type="float">
            <text:p>550</text:p>
          </table:table-cell>
          <table:table-cell/>
          <table:table-cell office:value-type="string" calcext:value-type="string">
            <text:p>Code:</text:p>
          </table:table-cell>
          <table:table-cell table:number-columns-repeated="1016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29" table:formula="of:=[.$B$2]*EXP([.$B$3]*(1/([.A16]+273.15)-1/298.15))" office:value-type="float" office:value="3295.74975048716" calcext:value-type="float">
            <text:p>3 296</text:p>
          </table:table-cell>
          <table:table-cell table:style-name="ce7" table:formula="of:=[.$D$2]/(([.$D$3]+[.B16])/[.B16])" office:value-type="float" office:value="0.818003826840161" calcext:value-type="float">
            <text:p>0.818</text:p>
          </table:table-cell>
          <table:table-cell table:style-name="ce8" table:formula="of:=[.C16]/[.$F$2]*(2^[.$F$3]-1)" office:value-type="float" office:value="1116.57522363682" calcext:value-type="float">
            <text:p>1117</text:p>
          </table:table-cell>
          <table:table-cell table:formula="of:=[.A16]*10" office:value-type="float" office:value="600" calcext:value-type="float">
            <text:p>600</text:p>
          </table:table-cell>
          <table:table-cell table:style-name="ce14" table:formula="of:=INT((([.D16]*[.D16]*[.D16]/(2^([.$H$10]-[.$I$10]))*[.$H$13]/(2^([.$I$10]-[.$J$10])))+([.D16]*[.D16]*[.$I$13]/(2^([.$I$10]-[.$J$10])))+([.D16]*[.$J$13])+[.$K$13])/(2^[.$J$10]))" office:value-type="float" office:value="600" calcext:value-type="float">
            <text:p>600</text:p>
          </table:table-cell>
          <table:table-cell/>
          <table:table-cell office:value-type="string" calcext:value-type="string">
            <text:p>int32_t pow2 = raw*raw;</text:p>
          </table:table-cell>
          <table:table-cell table:number-columns-repeated="1016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29" table:formula="of:=[.$B$2]*EXP([.$B$3]*(1/([.A17]+273.15)-1/298.15))" office:value-type="float" office:value="2865.73797819252" calcext:value-type="float">
            <text:p>2 866</text:p>
          </table:table-cell>
          <table:table-cell table:style-name="ce7" table:formula="of:=[.$D$2]/(([.$D$3]+[.B17])/[.B17])" office:value-type="float" office:value="0.735048027875654" calcext:value-type="float">
            <text:p>0.735</text:p>
          </table:table-cell>
          <table:table-cell table:style-name="ce8" table:formula="of:=[.C17]/[.$F$2]*(2^[.$F$3]-1)" office:value-type="float" office:value="1003.34055805027" calcext:value-type="float">
            <text:p>1003</text:p>
          </table:table-cell>
          <table:table-cell table:formula="of:=[.A17]*10" office:value-type="float" office:value="650" calcext:value-type="float">
            <text:p>650</text:p>
          </table:table-cell>
          <table:table-cell table:style-name="ce14" table:formula="of:=INT((([.D17]*[.D17]*[.D17]/(2^([.$H$10]-[.$I$10]))*[.$H$13]/(2^([.$I$10]-[.$J$10])))+([.D17]*[.D17]*[.$I$13]/(2^([.$I$10]-[.$J$10])))+([.D17]*[.$J$13])+[.$K$13])/(2^[.$J$10]))" office:value-type="float" office:value="649" calcext:value-type="float">
            <text:p>649</text:p>
          </table:table-cell>
          <table:table-cell/>
          <table:table-cell table:formula="of:=CONCATENATE(&quot;int32_t temp = (((int32_t) (((((int64_t) pow2 * raw) &gt;&gt; &quot;;[.H10]-[.I10];&quot;) * &quot;;[.H13];&quot;) &gt;&gt; &quot;;[.I10]-[.J10];&quot;) + (int32_t) (((int64_t) pow2 * &quot;;[.I13];&quot;) &gt;&gt; &quot;;[.I10]-[.J10];&quot;) + (raw *&quot;;[.J13];&quot;) + &quot;;[.K13];&quot;) &gt;&gt; &quot;;[.J10];&quot;);&quot;)" office:value-type="string" office:string-value="int32_t temp = (((int32_t) (((((int64_t) pow2 * raw) &gt;&gt; 16) * -9621396) &gt;&gt; 16) + (int32_t) (((int64_t) pow2 * 1053414) &gt;&gt; 16) + (raw *-54559) + 83358367) &gt;&gt; 16);" calcext:value-type="string">
            <text:p>int32_t temp = (((int32_t) (((((int64_t) pow2 * raw) &gt;&gt; 16) * -9621396) &gt;&gt; 16) + (int32_t) (((int64_t) pow2 * 1053414) &gt;&gt; 16) + (raw *-54559) + 83358367) &gt;&gt; 16);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CONCATENATE(&quot;return (((int32_t) (((((int64_t) pow2 * raw) &gt;&gt; &quot;;[.H10]-[.I10];&quot;) * &quot;;[.H13];&quot;) &gt;&gt; &quot;;[.I10]-[.J10];&quot;) + (int32_t) (((int64_t) pow2 * &quot;;[.I13];&quot;) &gt;&gt; &quot;;[.I10]-[.J10];&quot;) + (raw *&quot;;[.J13];&quot;) + &quot;;[.K13];&quot;) &gt;&gt; &quot;;[.J10];&quot;);&quot;)" office:value-type="string" office:string-value="return (((int32_t) (((((int64_t) pow2 * raw) &gt;&gt; 16) * -9621396) &gt;&gt; 16) + (int32_t) (((int64_t) pow2 * 1053414) &gt;&gt; 16) + (raw *-54559) + 83358367) &gt;&gt; 16);" calcext:value-type="string">
            <text:p>return (((int32_t) (((((int64_t) pow2 * raw) &gt;&gt; 16) * -9621396) &gt;&gt; 16) + (int32_t) (((int64_t) pow2 * 1053414) &gt;&gt; 16) + (raw *-54559) + 83358367) &gt;&gt; 16);</text:p>
          </table:table-cell>
          <table:table-cell table:number-columns-repeated="1016"/>
        </table:table-row>
        <table:table-row table:style-name="ro1" table:number-rows-repeated="10">
          <table:table-cell table:number-columns-repeated="6"/>
          <table:table-cell table:style-name="ce14"/>
          <table:table-cell table:number-columns-repeated="1017"/>
        </table:table-row>
        <table:table-row table:style-name="ro1">
          <table:table-cell table:number-columns-repeated="6"/>
          <table:table-cell table:style-name="ce14"/>
          <table:table-cell table:number-columns-repeated="1017"/>
        </table:table-row>
      </table:table>
      <table:table table:name="NTC 10k 3380_1" table:style-name="ta1">
        <table:shapes>
          <draw:frame draw:z-index="0" draw:style-name="gr1" draw:text-style-name="P1" svg:width="243.34mm" svg:height="148.48mm" svg:x="160.82mm" svg:y="81.29mm">
            <draw:object draw:notify-on-update-of-ranges="'NTC 10k 3380_1'.D7:'NTC 10k 3380_1'.D36 'NTC 10k 3380_1'.D6:'NTC 10k 3380_1'.D6 'NTC 10k 3380_1'.E7:'NTC 10k 3380_1'.E3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INPUT NCP18XH103F03RB</text:p>
          </table:table-cell>
          <table:covered-table-cell table:style-name="ce34"/>
          <table:covered-table-cell table:style-name="ce6"/>
          <table:covered-table-cell table:style-name="ce34"/>
          <table:covered-table-cell table:style-name="ce9"/>
          <table:covered-table-cell table:style-name="ce6"/>
          <table:covered-table-cell table:style-name="ce34"/>
          <table:table-cell table:style-name="ce15" office:value-type="string" calcext:value-type="string" table:number-columns-spanned="3" table:number-rows-spanned="1">
            <text:p>t=c3*adc^3+c2*adc^2+c1*adc+b</text:p>
          </table:table-cell>
          <table:covered-table-cell table:style-name="ce49"/>
          <table:covered-table-cell/>
          <table:table-cell table:number-columns-repeated="1014"/>
        </table:table-row>
        <table:table-row table:style-name="ro1">
          <table:table-cell table:style-name="ce6" office:value-type="string" calcext:value-type="string">
            <office:annotation draw:style-name="gr2" draw:text-style-name="P3" svg:width="28.99mm" svg:height="9.91mm" svg:x="31.41mm" svg:y="0mm" draw:caption-point-x="-6.1mm" draw:caption-point-y="4.61mm">
              <dc:date>2017-12-09T00:00:00</dc:date>
              <text:p text:style-name="P2"><text:span text:style-name="T1">NTC 25C resistance</text:span></text:p>
            </office:annotation>
            <text:p>NTC R25° = </text:p>
          </table:table-cell>
          <table:table-cell table:style-name="ce34" office:value-type="float" office:value="10000" calcext:value-type="float">
            <text:p>10000</text:p>
          </table:table-cell>
          <table:table-cell table:style-name="ce6" office:value-type="string" calcext:value-type="string">
            <text:p>Pullup V = </text:p>
          </table:table-cell>
          <table:table-cell table:style-name="ce34" office:value-type="float" office:value="3.3" calcext:value-type="float">
            <text:p>3.3</text:p>
          </table:table-cell>
          <table:table-cell table:style-name="ce9" office:value-type="string" calcext:value-type="string">
            <office:annotation draw:style-name="gr2" draw:text-style-name="P3" svg:width="28.99mm" svg:height="9.91mm" svg:x="121.72mm" svg:y="0mm" draw:caption-point-x="-6.1mm" draw:caption-point-y="4.61mm">
              <dc:date>2017-12-09T00:00:00</dc:date>
              <text:p text:style-name="P2"><text:span text:style-name="T1">ADC reference voltage</text:span></text:p>
            </office:annotation>
            <text:p>ADC Vref =</text:p>
          </table:table-cell>
          <table:table-cell table:style-name="ce6" office:value-type="float" office:value="3" calcext:value-type="float">
            <text:p>3</text:p>
          </table:table-cell>
          <table:table-cell table:style-name="ce34"/>
          <table:table-cell table:style-name="ce49" office:value-type="string" calcext:value-type="string">
            <text:p>keep eye on int64 overload</text:p>
          </table:table-cell>
          <table:table-cell table:style-name="ce49"/>
          <table:table-cell table:number-columns-repeated="1015"/>
        </table:table-row>
        <table:table-row table:style-name="ro1">
          <table:table-cell table:style-name="ce6" office:value-type="string" calcext:value-type="string">
            <office:annotation draw:style-name="gr2" draw:text-style-name="P3" svg:width="28.99mm" svg:height="9.91mm" svg:x="31.41mm" svg:y="0mm" draw:caption-point-x="-6.1mm" draw:caption-point-y="9.13mm">
              <dc:date>2017-12-09T00:00:00</dc:date>
              <text:p text:style-name="P2"><text:span text:style-name="T1">Temperature constant</text:span></text:p>
            </office:annotation>
            <text:p>Constant B = </text:p>
          </table:table-cell>
          <table:table-cell table:style-name="ce34" office:value-type="float" office:value="3380" calcext:value-type="float">
            <text:p>3380</text:p>
          </table:table-cell>
          <table:table-cell table:style-name="ce6" office:value-type="string" calcext:value-type="string">
            <office:annotation draw:style-name="gr3" draw:text-style-name="P3" svg:width="28.99mm" svg:height="13.86mm" svg:x="76.57mm" svg:y="0mm" draw:caption-point-x="-6.1mm" draw:caption-point-y="9.13mm">
              <dc:date>2017-12-09T00:00:00</dc:date>
              <text:p text:style-name="P2"><text:span text:style-name="T1">Divider top resistor, sensor on the ground</text:span></text:p>
            </office:annotation>
            <text:p>Pullup R = </text:p>
          </table:table-cell>
          <table:table-cell table:style-name="ce34" office:value-type="float" office:value="10000" calcext:value-type="float">
            <text:p>10000</text:p>
          </table:table-cell>
          <table:table-cell table:style-name="ce9" office:value-type="string" calcext:value-type="string">
            <text:p>ADC bit =</text:p>
          </table:table-cell>
          <table:table-cell table:style-name="ce9" office:value-type="float" office:value="12" calcext:value-type="float">
            <text:p>12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16" office:value-type="string" calcext:value-type="string" table:number-columns-spanned="4" table:number-rows-spanned="1">
            <text:p>RESULT</text:p>
          </table:table-cell>
          <table:covered-table-cell table:number-columns-repeated="3" table:style-name="ce5"/>
          <table:table-cell table:number-columns-repeated="1020"/>
        </table:table-row>
        <table:table-row table:style-name="ro1">
          <table:table-cell table:style-name="ce16" office:value-type="string" calcext:value-type="string" table:number-columns-spanned="2" table:number-rows-spanned="1">
            <text:p>Sensor data</text:p>
          </table:table-cell>
          <table:covered-table-cell table:style-name="ce5"/>
          <table:table-cell table:style-name="ce3" office:value-type="string" calcext:value-type="string">
            <text:p>Divider</text:p>
          </table:table-cell>
          <table:table-cell table:style-name="ce5"/>
          <table:table-cell table:style-name="ce13" office:value-type="string" calcext:value-type="string">
            <text:p>Integer</text:p>
          </table:table-cell>
          <table:table-cell table:style-name="ce31" office:value-type="string" calcext:value-type="string">
            <text:p>Back</text:p>
          </table:table-cell>
          <table:table-cell/>
          <table:table-cell table:style-name="ce16" office:value-type="string" calcext:value-type="string" table:number-columns-spanned="4" table:number-rows-spanned="1">
            <text:p>Formula coeficient</text:p>
          </table:table-cell>
          <table:covered-table-cell table:number-columns-repeated="3" table:style-name="ce5"/>
          <table:table-cell/>
          <table:table-cell table:style-name="ce24" office:value-type="string" calcext:value-type="string" table:number-columns-spanned="2" table:number-rows-spanned="1">
            <text:p>Check</text:p>
          </table:table-cell>
          <table:covered-table-cell table:style-name="ce59"/>
          <table:table-cell table:number-columns-repeated="1010"/>
        </table:table-row>
        <table:table-row table:style-name="ro1">
          <table:table-cell table:style-name="ce3" office:value-type="string" calcext:value-type="string">
            <text:p>t°C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Vout</text:p>
          </table:table-cell>
          <table:table-cell table:style-name="ce3" office:value-type="string" calcext:value-type="string">
            <text:p>ADC</text:p>
          </table:table-cell>
          <table:table-cell table:style-name="ce13" office:value-type="string" calcext:value-type="string">
            <text:p>t°C out</text:p>
          </table:table-cell>
          <table:table-cell table:style-name="ce31" office:value-type="string" calcext:value-type="string">
            <text:p>Calculation</text:p>
          </table:table-cell>
          <table:table-cell table:style-name="ce13"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b</text:p>
          </table:table-cell>
          <table:table-cell table:style-name="ce13"/>
          <table:table-cell table:style-name="ce59" office:value-type="string" calcext:value-type="string">
            <text:p>ADC cubic</text:p>
          </table:table-cell>
          <table:table-cell table:style-name="ce26" table:formula="of:=IF((2^[.F3]-1)^3 &lt; 2^63;&quot;ok&quot;;&quot;overflow&quot;)" office:value-type="string" office:string-value="ok" calcext:value-type="string">
            <text:p>ok</text:p>
          </table:table-cell>
          <table:table-cell table:style-name="ce13" table:number-columns-repeated="101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29" table:formula="of:=[.$B$2]*EXP([.$B$3]*(1/([.A7]+273.15)-1/298.15))" office:value-type="float" office:value="75021.689901878" calcext:value-type="float">
            <text:p>75 022</text:p>
          </table:table-cell>
          <table:table-cell table:style-name="ce7" table:formula="of:=[.$D$2]/(([.$D$3]+[.B7])/[.B7])" office:value-type="float" office:value="2.91186374867302" calcext:value-type="float">
            <text:p>2.912</text:p>
          </table:table-cell>
          <table:table-cell table:style-name="ce8" table:formula="of:=[.C7]/[.$F$2]*(2^[.$F$3]-1)" office:value-type="float" office:value="3974.69401693867" calcext:value-type="float">
            <text:p>3975</text:p>
          </table:table-cell>
          <table:table-cell table:formula="of:=[.A7]*10" office:value-type="float" office:value="-200" calcext:value-type="float">
            <text:p>-200</text:p>
          </table:table-cell>
          <table:table-cell table:style-name="ce14" table:formula="of:=INT((([.D7]*[.D7]*[.D7]/(2^([.$H$10]-[.$I$10]))*[.$H$13]/(2^([.$I$10]-[.$J$10])))+([.D7]*[.D7]*[.$I$13]/(2^([.$I$10]-[.$J$10])))+([.D7]*[.$J$13])+[.$K$13])/(2^[.$J$10]))" office:value-type="float" office:value="-200" calcext:value-type="float">
            <text:p>-200</text:p>
          </table:table-cell>
          <table:table-cell/>
          <table:table-cell table:style-name="ce17" table:number-matrix-columns-spanned="4" table:number-matrix-rows-spanned="1" table:formula="of:=LINEST([.E7:.E15];([.D7:.D15])^{1;2;3})" office:value-type="float" office:value="-0.0000000385185355423069" calcext:value-type="float">
            <text:p>-3.85185355423069E-08</text:p>
          </table:table-cell>
          <table:table-cell table:style-name="ce21" office:value-type="float" office:value="0.000326416754513895" calcext:value-type="float">
            <text:p>0.000326416754514</text:p>
          </table:table-cell>
          <table:table-cell table:style-name="ce21" office:value-type="float" office:value="-1.14745112750782" calcext:value-type="float">
            <text:p>-1.14745112750782</text:p>
          </table:table-cell>
          <table:table-cell table:style-name="ce21" office:value-type="float" office:value="1623.53209159675" calcext:value-type="float">
            <text:p>1623.53209159675</text:p>
          </table:table-cell>
          <table:table-cell/>
          <table:table-cell table:style-name="ce59" office:value-type="string" calcext:value-type="string">
            <text:p>Cubic * c3</text:p>
          </table:table-cell>
          <table:table-cell table:style-name="ce26" table:formula="of:=IF(((2^[.F3]-1)^3/(2^([.H10]-[.I10]))*[.H13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29" table:formula="of:=[.$B$2]*EXP([.$B$3]*(1/([.A8]+273.15)-1/298.15))" office:value-type="float" office:value="57926.3533319593" calcext:value-type="float">
            <text:p>57 926</text:p>
          </table:table-cell>
          <table:table-cell table:style-name="ce7" table:formula="of:=[.$D$2]/(([.$D$3]+[.B8])/[.B8])" office:value-type="float" office:value="2.81417971992803" calcext:value-type="float">
            <text:p>2.814</text:p>
          </table:table-cell>
          <table:table-cell table:style-name="ce8" table:formula="of:=[.C8]/[.$F$2]*(2^[.$F$3]-1)" office:value-type="float" office:value="3841.35531770176" calcext:value-type="float">
            <text:p>3841</text:p>
          </table:table-cell>
          <table:table-cell table:formula="of:=[.A8]*10" office:value-type="float" office:value="-150" calcext:value-type="float">
            <text:p>-150</text:p>
          </table:table-cell>
          <table:table-cell table:style-name="ce14" table:formula="of:=INT((([.D8]*[.D8]*[.D8]/(2^([.$H$10]-[.$I$10]))*[.$H$13]/(2^([.$I$10]-[.$J$10])))+([.D8]*[.D8]*[.$I$13]/(2^([.$I$10]-[.$J$10])))+([.D8]*[.$J$13])+[.$K$13])/(2^[.$J$10]))" office:value-type="float" office:value="-152" calcext:value-type="float">
            <text:p>-152</text:p>
          </table:table-cell>
          <table:table-cell table:number-columns-repeated="6"/>
          <table:table-cell table:style-name="ce59" office:value-type="string" calcext:value-type="string">
            <text:p>Square * c2</text:p>
          </table:table-cell>
          <table:table-cell table:style-name="ce59" table:formula="of:=IF(((2^[.F3]-1)^2*[.I13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29" table:formula="of:=[.$B$2]*EXP([.$B$3]*(1/([.A9]+273.15)-1/298.15))" office:value-type="float" office:value="45168.2711814763" calcext:value-type="float">
            <text:p>45 168</text:p>
          </table:table-cell>
          <table:table-cell table:style-name="ce7" table:formula="of:=[.$D$2]/(([.$D$3]+[.B9])/[.B9])" office:value-type="float" office:value="2.7018300865103" calcext:value-type="float">
            <text:p>2.702</text:p>
          </table:table-cell>
          <table:table-cell table:style-name="ce8" table:formula="of:=[.C9]/[.$F$2]*(2^[.$F$3]-1)" office:value-type="float" office:value="3687.99806808656" calcext:value-type="float">
            <text:p>3688</text:p>
          </table:table-cell>
          <table:table-cell table:formula="of:=[.A9]*10" office:value-type="float" office:value="-100" calcext:value-type="float">
            <text:p>-100</text:p>
          </table:table-cell>
          <table:table-cell table:style-name="ce14" table:formula="of:=INT((([.D9]*[.D9]*[.D9]/(2^([.$H$10]-[.$I$10]))*[.$H$13]/(2^([.$I$10]-[.$J$10])))+([.D9]*[.D9]*[.$I$13]/(2^([.$I$10]-[.$J$10])))+([.D9]*[.$J$13])+[.$K$13])/(2^[.$J$10]))" office:value-type="float" office:value="-101" calcext:value-type="float">
            <text:p>-101</text:p>
          </table:table-cell>
          <table:table-cell/>
          <table:table-cell table:style-name="ce1" office:value-type="string" calcext:value-type="string" table:number-columns-spanned="4" table:number-rows-spanned="1">
            <text:p>Left Shift bits (2^N)</text:p>
          </table:table-cell>
          <table:covered-table-cell table:number-columns-repeated="3" table:style-name="ce10"/>
          <table:table-cell/>
          <table:table-cell table:style-name="ce59" office:value-type="string" calcext:value-type="string">
            <text:p>ADC * c1</text:p>
          </table:table-cell>
          <table:table-cell table:style-name="ce59" table:formula="of:=IF(((2^[.F3]-1)*[.J13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29" table:formula="of:=[.$B$2]*EXP([.$B$3]*(1/([.A10]+273.15)-1/298.15))" office:value-type="float" office:value="35548.3900801275" calcext:value-type="float">
            <text:p>35 548</text:p>
          </table:table-cell>
          <table:table-cell table:style-name="ce7" table:formula="of:=[.$D$2]/(([.$D$3]+[.B10])/[.B10])" office:value-type="float" office:value="2.57549579816219" calcext:value-type="float">
            <text:p>2.575</text:p>
          </table:table-cell>
          <table:table-cell table:style-name="ce8" table:formula="of:=[.C10]/[.$F$2]*(2^[.$F$3]-1)" office:value-type="float" office:value="3515.55176449139" calcext:value-type="float">
            <text:p>3516</text:p>
          </table:table-cell>
          <table:table-cell table:formula="of:=[.A10]*10" office:value-type="float" office:value="-50" calcext:value-type="float">
            <text:p>-50</text:p>
          </table:table-cell>
          <table:table-cell table:style-name="ce14" table:formula="of:=INT((([.D10]*[.D10]*[.D10]/(2^([.$H$10]-[.$I$10]))*[.$H$13]/(2^([.$I$10]-[.$J$10])))+([.D10]*[.D10]*[.$I$13]/(2^([.$I$10]-[.$J$10])))+([.D10]*[.$J$13])+[.$K$13])/(2^[.$J$10]))" office:value-type="float" office:value="-50" calcext:value-type="float">
            <text:p>-50</text:p>
          </table:table-cell>
          <table:table-cell/>
          <table:table-cell table:style-name="ce9" office:value-type="float" office:value="48" calcext:value-type="float">
            <text:p>48</text:p>
          </table:table-cell>
          <table:table-cell table:style-name="ce9" table:formula="of:=16+16" office:value-type="float" office:value="32" calcext:value-type="float">
            <text:p>32</text:p>
          </table:table-cell>
          <table:table-cell table:style-name="ce23" office:value-type="float" office:value="16" calcext:value-type="float" table:number-columns-spanned="2" table:number-rows-spanned="1">
            <text:p>16</text:p>
          </table:table-cell>
          <table:covered-table-cell table:style-name="ce9"/>
          <table:table-cell table:number-columns-repeated="1013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29" table:formula="of:=[.$B$2]*EXP([.$B$3]*(1/([.A11]+273.15)-1/298.15))" office:value-type="float" office:value="28223.7250860222" calcext:value-type="float">
            <text:p>28 224</text:p>
          </table:table-cell>
          <table:table-cell table:style-name="ce7" table:formula="of:=[.$D$2]/(([.$D$3]+[.B11])/[.B11])" office:value-type="float" office:value="2.43666185266523" calcext:value-type="float">
            <text:p>2.437</text:p>
          </table:table-cell>
          <table:table-cell table:style-name="ce8" table:formula="of:=[.C11]/[.$F$2]*(2^[.$F$3]-1)" office:value-type="float" office:value="3326.04342888804" calcext:value-type="float">
            <text:p>3326</text:p>
          </table:table-cell>
          <table:table-cell table:formula="of:=[.A11]*10" office:value-type="float" office:value="0" calcext:value-type="float">
            <text:p>0</text:p>
          </table:table-cell>
          <table:table-cell table:style-name="ce14" table:formula="of:=INT((([.D11]*[.D11]*[.D11]/(2^([.$H$10]-[.$I$10]))*[.$H$13]/(2^([.$I$10]-[.$J$10])))+([.D11]*[.D11]*[.$I$13]/(2^([.$I$10]-[.$J$10])))+([.D11]*[.$J$13])+[.$K$13])/(2^[.$J$10])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29" table:formula="of:=[.$B$2]*EXP([.$B$3]*(1/([.A12]+273.15)-1/298.15))" office:value-type="float" office:value="22594.9457841108" calcext:value-type="float">
            <text:p>22 595</text:p>
          </table:table-cell>
          <table:table-cell table:style-name="ce7" table:formula="of:=[.$D$2]/(([.$D$3]+[.B12])/[.B12])" office:value-type="float" office:value="2.28757309741909" calcext:value-type="float">
            <text:p>2.288</text:p>
          </table:table-cell>
          <table:table-cell table:style-name="ce8" table:formula="of:=[.C12]/[.$F$2]*(2^[.$F$3]-1)" office:value-type="float" office:value="3122.53727797706" calcext:value-type="float">
            <text:p>3123</text:p>
          </table:table-cell>
          <table:table-cell table:formula="of:=[.A12]*10" office:value-type="float" office:value="50" calcext:value-type="float">
            <text:p>50</text:p>
          </table:table-cell>
          <table:table-cell table:style-name="ce14" table:formula="of:=INT((([.D12]*[.D12]*[.D12]/(2^([.$H$10]-[.$I$10]))*[.$H$13]/(2^([.$I$10]-[.$J$10])))+([.D12]*[.D12]*[.$I$13]/(2^([.$I$10]-[.$J$10])))+([.D12]*[.$J$13])+[.$K$13])/(2^[.$J$10]))" office:value-type="float" office:value="50" calcext:value-type="float">
            <text:p>50</text:p>
          </table:table-cell>
          <table:table-cell/>
          <table:table-cell table:style-name="ce18" office:value-type="string" calcext:value-type="string" table:number-columns-spanned="4" table:number-rows-spanned="1">
            <text:p>Shifted coeficients</text:p>
          </table:table-cell>
          <table:covered-table-cell table:number-columns-repeated="3" table:style-name="ce22"/>
          <table:table-cell table:number-columns-repeated="1013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9" table:formula="of:=[.$B$2]*EXP([.$B$3]*(1/([.A13]+273.15)-1/298.15))" office:value-type="float" office:value="18231.3991849028" calcext:value-type="float">
            <text:p>18 231</text:p>
          </table:table-cell>
          <table:table-cell table:style-name="ce7" table:formula="of:=[.$D$2]/(([.$D$3]+[.B13])/[.B13])" office:value-type="float" office:value="2.13108875391315" calcext:value-type="float">
            <text:p>2.131</text:p>
          </table:table-cell>
          <table:table-cell table:style-name="ce8" table:formula="of:=[.C13]/[.$F$2]*(2^[.$F$3]-1)" office:value-type="float" office:value="2908.93614909145" calcext:value-type="float">
            <text:p>2909</text:p>
          </table:table-cell>
          <table:table-cell table:formula="of:=[.A13]*10" office:value-type="float" office:value="100" calcext:value-type="float">
            <text:p>100</text:p>
          </table:table-cell>
          <table:table-cell table:style-name="ce14" table:formula="of:=INT((([.D13]*[.D13]*[.D13]/(2^([.$H$10]-[.$I$10]))*[.$H$13]/(2^([.$I$10]-[.$J$10])))+([.D13]*[.D13]*[.$I$13]/(2^([.$I$10]-[.$J$10])))+([.D13]*[.$J$13])+[.$K$13])/(2^[.$J$10]))" office:value-type="float" office:value="99" calcext:value-type="float">
            <text:p>99</text:p>
          </table:table-cell>
          <table:table-cell/>
          <table:table-cell table:style-name="ce19" table:formula="of:=INT([.H7]*(2^[.H10]))" office:value-type="float" office:value="-10842004" calcext:value-type="float">
            <text:p>-10842004</text:p>
          </table:table-cell>
          <table:table-cell table:style-name="ce19" table:formula="of:=INT([.I7]*2^[.I10])" office:value-type="float" office:value="1401949" calcext:value-type="float">
            <text:p>1401949</text:p>
          </table:table-cell>
          <table:table-cell table:style-name="ce19" table:formula="of:=INT([.J7]*2^[.J10])" office:value-type="float" office:value="-75200" calcext:value-type="float">
            <text:p>-75200</text:p>
          </table:table-cell>
          <table:table-cell table:style-name="ce19" table:formula="of:=INT([.K7]*2^[.J10])" office:value-type="float" office:value="106399799" calcext:value-type="float">
            <text:p>106399799</text:p>
          </table:table-cell>
          <table:table-cell table:number-columns-repeated="1013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29" table:formula="of:=[.$B$2]*EXP([.$B$3]*(1/([.A14]+273.15)-1/298.15))" office:value-type="float" office:value="14820.4988364538" calcext:value-type="float">
            <text:p>14 820</text:p>
          </table:table-cell>
          <table:table-cell table:style-name="ce7" table:formula="of:=[.$D$2]/(([.$D$3]+[.B14])/[.B14])" office:value-type="float" office:value="1.97045379637846" calcext:value-type="float">
            <text:p>1.970</text:p>
          </table:table-cell>
          <table:table-cell table:style-name="ce8" table:formula="of:=[.C14]/[.$F$2]*(2^[.$F$3]-1)" office:value-type="float" office:value="2689.6694320566" calcext:value-type="float">
            <text:p>2690</text:p>
          </table:table-cell>
          <table:table-cell table:formula="of:=[.A14]*10" office:value-type="float" office:value="150" calcext:value-type="float">
            <text:p>150</text:p>
          </table:table-cell>
          <table:table-cell table:style-name="ce14" table:formula="of:=INT((([.D14]*[.D14]*[.D14]/(2^([.$H$10]-[.$I$10]))*[.$H$13]/(2^([.$I$10]-[.$J$10])))+([.D14]*[.D14]*[.$I$13]/(2^([.$I$10]-[.$J$10])))+([.D14]*[.$J$13])+[.$K$13])/(2^[.$J$10]))" office:value-type="float" office:value="149" calcext:value-type="float">
            <text:p>149</text:p>
          </table:table-cell>
          <table:table-cell table:number-columns-repeated="1018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29" table:formula="of:=[.$B$2]*EXP([.$B$3]*(1/([.A15]+273.15)-1/298.15))" office:value-type="float" office:value="12133.1700070534" calcext:value-type="float">
            <text:p>12 133</text:p>
          </table:table-cell>
          <table:table-cell table:style-name="ce7" table:formula="of:=[.$D$2]/(([.$D$3]+[.B15])/[.B15])" office:value-type="float" office:value="1.80902514237755" calcext:value-type="float">
            <text:p>1.809</text:p>
          </table:table-cell>
          <table:table-cell table:style-name="ce8" table:formula="of:=[.C15]/[.$F$2]*(2^[.$F$3]-1)" office:value-type="float" office:value="2469.31931934535" calcext:value-type="float">
            <text:p>2469</text:p>
          </table:table-cell>
          <table:table-cell table:formula="of:=[.A15]*10" office:value-type="float" office:value="200" calcext:value-type="float">
            <text:p>200</text:p>
          </table:table-cell>
          <table:table-cell table:style-name="ce14" table:formula="of:=INT((([.D15]*[.D15]*[.D15]/(2^([.$H$10]-[.$I$10]))*[.$H$13]/(2^([.$I$10]-[.$J$10])))+([.D15]*[.D15]*[.$I$13]/(2^([.$I$10]-[.$J$10])))+([.D15]*[.$J$13])+[.$K$13])/(2^[.$J$10]))" office:value-type="float" office:value="200" calcext:value-type="float">
            <text:p>200</text:p>
          </table:table-cell>
          <table:table-cell/>
          <table:table-cell office:value-type="string" calcext:value-type="string">
            <text:p>Code: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int32_t pow2 = raw*raw;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CONCATENATE(&quot;int32_t temp = (((int32_t) (((((int64_t) pow2 * raw) &gt;&gt; &quot;;[.H10]-[.I10];&quot;) * &quot;;[.H13];&quot;) &gt;&gt; &quot;;[.I10]-[.J10];&quot;) + (int32_t) (((int64_t) pow2 * &quot;;[.I13];&quot;) &gt;&gt; &quot;;[.I10]-[.J10];&quot;) + (raw *&quot;;[.J13];&quot;) + &quot;;[.K13];&quot;) &gt;&gt; &quot;;[.J10];&quot;);&quot;)" office:value-type="string" office:string-value="int32_t temp = (((int32_t) (((((int64_t) pow2 * raw) &gt;&gt; 16) * -10842004) &gt;&gt; 16) + (int32_t) (((int64_t) pow2 * 1401949) &gt;&gt; 16) + (raw *-75200) + 106399799) &gt;&gt; 16);" calcext:value-type="string">
            <text:p>int32_t temp = (((int32_t) (((((int64_t) pow2 * raw) &gt;&gt; 16) * -10842004) &gt;&gt; 16) + (int32_t) (((int64_t) pow2 * 1401949) &gt;&gt; 16) + (raw *-75200) + 106399799) &gt;&gt; 16);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number-columns-repeated="6"/>
          <table:table-cell table:style-name="ce14"/>
          <table:table-cell table:number-columns-repeated="1017"/>
        </table:table-row>
        <table:table-row table:style-name="ro1">
          <table:table-cell table:number-columns-repeated="6"/>
          <table:table-cell table:style-name="ce14"/>
          <table:table-cell table:number-columns-repeated="1017"/>
        </table:table-row>
      </table:table>
      <table:table table:name="NTC 10k 3380" table:style-name="ta1">
        <table:shapes>
          <draw:frame draw:z-index="0" draw:style-name="gr1" draw:text-style-name="P1" svg:width="243.34mm" svg:height="148.48mm" svg:x="160.82mm" svg:y="81.29mm">
            <draw:object draw:notify-on-update-of-ranges="'NTC 10k 3380'.D7:'NTC 10k 3380'.D57 'NTC 10k 3380'.D6:'NTC 10k 3380'.D6 'NTC 10k 3380'.E7:'NTC 10k 3380'.E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29"/>
        <table:table-column table:style-name="co2" table:default-cell-style-name="ce7"/>
        <table:table-column table:style-name="co2" table:default-cell-style-name="ce8"/>
        <table:table-column table:style-name="co2" table:default-cell-style-name="Default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INPUT NCP18XH103F03RB B=3380</text:p>
          </table:table-cell>
          <table:covered-table-cell table:style-name="ce34"/>
          <table:covered-table-cell table:style-name="ce6"/>
          <table:covered-table-cell table:style-name="ce34"/>
          <table:covered-table-cell table:style-name="ce9"/>
          <table:covered-table-cell table:style-name="ce6"/>
          <table:covered-table-cell table:style-name="ce34"/>
          <table:table-cell table:style-name="ce15" office:value-type="string" calcext:value-type="string" table:number-columns-spanned="3" table:number-rows-spanned="1">
            <text:p>t=c3*adc^3+c2*adc^2+c1*adc+b</text:p>
          </table:table-cell>
          <table:covered-table-cell table:style-name="ce49"/>
          <table:covered-table-cell/>
          <table:table-cell table:number-columns-repeated="1014"/>
        </table:table-row>
        <table:table-row table:style-name="ro1">
          <table:table-cell table:style-name="ce6" office:value-type="string" calcext:value-type="string">
            <office:annotation draw:style-name="gr2" draw:text-style-name="P3" svg:width="28.99mm" svg:height="9.91mm" svg:x="31.41mm" svg:y="0mm" draw:caption-point-x="-6.1mm" draw:caption-point-y="4.61mm">
              <dc:date>2017-12-09T00:00:00</dc:date>
              <text:p text:style-name="P2"><text:span text:style-name="T1">NTC 25C resistance</text:span></text:p>
            </office:annotation>
            <text:p>NTC R25° = </text:p>
          </table:table-cell>
          <table:table-cell table:style-name="ce34" office:value-type="float" office:value="10000" calcext:value-type="float">
            <text:p>10000</text:p>
          </table:table-cell>
          <table:table-cell table:style-name="ce6" office:value-type="string" calcext:value-type="string">
            <text:p>Pullup V = </text:p>
          </table:table-cell>
          <table:table-cell table:style-name="ce34" office:value-type="float" office:value="3.3" calcext:value-type="float">
            <text:p>3.3</text:p>
          </table:table-cell>
          <table:table-cell table:style-name="ce9" office:value-type="string" calcext:value-type="string">
            <office:annotation draw:style-name="gr2" draw:text-style-name="P3" svg:width="28.99mm" svg:height="9.91mm" svg:x="121.72mm" svg:y="0mm" draw:caption-point-x="-6.1mm" draw:caption-point-y="4.61mm">
              <dc:date>2017-12-09T00:00:00</dc:date>
              <text:p text:style-name="P2"><text:span text:style-name="T1">ADC reference voltage</text:span></text:p>
            </office:annotation>
            <text:p>ADC Vref =</text:p>
          </table:table-cell>
          <table:table-cell table:style-name="ce6" office:value-type="float" office:value="3" calcext:value-type="float">
            <text:p>3</text:p>
          </table:table-cell>
          <table:table-cell table:style-name="ce34"/>
          <table:table-cell table:style-name="ce49" office:value-type="string" calcext:value-type="string">
            <text:p>keep eye on int64 overload</text:p>
          </table:table-cell>
          <table:table-cell table:style-name="ce49"/>
          <table:table-cell table:number-columns-repeated="1015"/>
        </table:table-row>
        <table:table-row table:style-name="ro1">
          <table:table-cell table:style-name="ce6" office:value-type="string" calcext:value-type="string">
            <office:annotation draw:style-name="gr2" draw:text-style-name="P3" svg:width="28.99mm" svg:height="9.91mm" svg:x="31.41mm" svg:y="0mm" draw:caption-point-x="-6.1mm" draw:caption-point-y="9.13mm">
              <dc:date>2017-12-09T00:00:00</dc:date>
              <text:p text:style-name="P2"><text:span text:style-name="T1">Temperature constant</text:span></text:p>
            </office:annotation>
            <text:p>Constant B = </text:p>
          </table:table-cell>
          <table:table-cell table:style-name="ce34" office:value-type="float" office:value="3380" calcext:value-type="float">
            <text:p>3380</text:p>
          </table:table-cell>
          <table:table-cell table:style-name="ce6" office:value-type="string" calcext:value-type="string">
            <office:annotation draw:style-name="gr3" draw:text-style-name="P3" svg:width="28.99mm" svg:height="13.86mm" svg:x="76.57mm" svg:y="0mm" draw:caption-point-x="-6.1mm" draw:caption-point-y="9.13mm">
              <dc:date>2017-12-09T00:00:00</dc:date>
              <text:p text:style-name="P2"><text:span text:style-name="T1">Divider top resistor, sensor on the ground</text:span></text:p>
            </office:annotation>
            <text:p>Pullup R = </text:p>
          </table:table-cell>
          <table:table-cell table:style-name="ce34" office:value-type="float" office:value="10000" calcext:value-type="float">
            <text:p>10000</text:p>
          </table:table-cell>
          <table:table-cell table:style-name="ce9" office:value-type="string" calcext:value-type="string">
            <text:p>ADC bit =</text:p>
          </table:table-cell>
          <table:table-cell table:style-name="ce9" office:value-type="float" office:value="12" calcext:value-type="float">
            <text:p>12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16" office:value-type="string" calcext:value-type="string" table:number-columns-spanned="4" table:number-rows-spanned="1">
            <text:p>RESULT</text:p>
          </table:table-cell>
          <table:covered-table-cell table:number-columns-repeated="3" table:style-name="ce5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16" office:value-type="string" calcext:value-type="string" table:number-columns-spanned="2" table:number-rows-spanned="1">
            <text:p>Sensor data</text:p>
          </table:table-cell>
          <table:covered-table-cell table:style-name="ce5"/>
          <table:table-cell table:style-name="ce3" office:value-type="string" calcext:value-type="string">
            <text:p>Divider</text:p>
          </table:table-cell>
          <table:table-cell table:style-name="ce5"/>
          <table:table-cell table:style-name="ce13" office:value-type="string" calcext:value-type="string">
            <text:p>Integer</text:p>
          </table:table-cell>
          <table:table-cell table:style-name="ce31" office:value-type="string" calcext:value-type="string">
            <text:p>Back</text:p>
          </table:table-cell>
          <table:table-cell/>
          <table:table-cell table:style-name="ce16" office:value-type="string" calcext:value-type="string" table:number-columns-spanned="4" table:number-rows-spanned="1">
            <text:p>Formula coeficient</text:p>
          </table:table-cell>
          <table:covered-table-cell table:number-columns-repeated="3" table:style-name="ce5"/>
          <table:table-cell/>
          <table:table-cell table:style-name="ce24" office:value-type="string" calcext:value-type="string" table:number-columns-spanned="2" table:number-rows-spanned="1">
            <text:p>Check</text:p>
          </table:table-cell>
          <table:covered-table-cell table:style-name="ce59"/>
          <table:table-cell table:number-columns-repeated="1010"/>
        </table:table-row>
        <table:table-row table:style-name="ro1">
          <table:table-cell table:style-name="ce3" office:value-type="string" calcext:value-type="string">
            <text:p>t°C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Vout</text:p>
          </table:table-cell>
          <table:table-cell table:style-name="ce3" office:value-type="string" calcext:value-type="string">
            <text:p>ADC</text:p>
          </table:table-cell>
          <table:table-cell table:style-name="ce13" office:value-type="string" calcext:value-type="string">
            <text:p>t°C out</text:p>
          </table:table-cell>
          <table:table-cell table:style-name="ce31" office:value-type="string" calcext:value-type="string">
            <text:p>Calculation</text:p>
          </table:table-cell>
          <table:table-cell table:style-name="ce13"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b</text:p>
          </table:table-cell>
          <table:table-cell table:style-name="ce13"/>
          <table:table-cell table:style-name="ce59" office:value-type="string" calcext:value-type="string">
            <text:p>ADC cubic</text:p>
          </table:table-cell>
          <table:table-cell table:style-name="ce26" table:formula="of:=IF((2^[.F3]-1)^3 &lt; 2^63;&quot;ok&quot;;&quot;overflow&quot;)" office:value-type="string" office:string-value="ok" calcext:value-type="string">
            <text:p>ok</text:p>
          </table:table-cell>
          <table:table-cell table:style-name="ce13" table:number-columns-repeated="1010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[.$B$2]*EXP([.$B$3]*(1/([.A7]+273.15)-1/298.15))" office:value-type="float" office:value="75021.689901878" calcext:value-type="float">
            <text:p>75 022</text:p>
          </table:table-cell>
          <table:table-cell table:formula="of:=[.$D$2]/(([.$D$3]+[.B7])/[.B7])" office:value-type="float" office:value="2.91186374867302" calcext:value-type="float">
            <text:p>2.912</text:p>
          </table:table-cell>
          <table:table-cell table:formula="of:=[.C7]/[.$F$2]*(2^[.$F$3]-1)" office:value-type="float" office:value="3974.69401693867" calcext:value-type="float">
            <text:p>3975</text:p>
          </table:table-cell>
          <table:table-cell table:formula="of:=[.A7]*10" office:value-type="float" office:value="-200" calcext:value-type="float">
            <text:p>-200</text:p>
          </table:table-cell>
          <table:table-cell table:formula="of:=INT((([.D7]*[.D7]*[.D7]/(2^([.$H$10]-[.$I$10]))*[.$H$13]/(2^([.$I$10]-[.$J$10])))+([.D7]*[.D7]*[.$I$13]/(2^([.$I$10]-[.$J$10])))+([.D7]*[.$J$13])+[.$K$13])/(2^[.$J$10]))" office:value-type="float" office:value="-227" calcext:value-type="float">
            <text:p>-227</text:p>
          </table:table-cell>
          <table:table-cell/>
          <table:table-cell table:style-name="ce17" table:number-matrix-columns-spanned="4" table:number-matrix-rows-spanned="1" table:formula="of:=LINEST([.E7:.E36];([.D7:.D36])^{1;2;3})" office:value-type="float" office:value="-0.0000000525423958184754" calcext:value-type="float">
            <text:p>-5.25423958184754E-08</text:p>
          </table:table-cell>
          <table:table-cell table:style-name="ce21" office:value-type="float" office:value="0.000394134110466053" calcext:value-type="float">
            <text:p>0.000394134110466</text:p>
          </table:table-cell>
          <table:table-cell table:style-name="ce21" office:value-type="float" office:value="-1.15609009771021" calcext:value-type="float">
            <text:p>-1.15609009771021</text:p>
          </table:table-cell>
          <table:table-cell table:style-name="ce21" office:value-type="float" office:value="1441.3981852388" calcext:value-type="float">
            <text:p>1441.3981852388</text:p>
          </table:table-cell>
          <table:table-cell/>
          <table:table-cell table:style-name="ce59" office:value-type="string" calcext:value-type="string">
            <text:p>Cubic * c3</text:p>
          </table:table-cell>
          <table:table-cell table:style-name="ce26" table:formula="of:=IF(((2^[.F3]-1)^3/(2^([.H10]-[.I10]))*[.H13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[.$B$2]*EXP([.$B$3]*(1/([.A8]+273.15)-1/298.15))" office:value-type="float" office:value="57926.3533319593" calcext:value-type="float">
            <text:p>57 926</text:p>
          </table:table-cell>
          <table:table-cell table:formula="of:=[.$D$2]/(([.$D$3]+[.B8])/[.B8])" office:value-type="float" office:value="2.81417971992803" calcext:value-type="float">
            <text:p>2.814</text:p>
          </table:table-cell>
          <table:table-cell table:formula="of:=[.C8]/[.$F$2]*(2^[.$F$3]-1)" office:value-type="float" office:value="3841.35531770176" calcext:value-type="float">
            <text:p>3841</text:p>
          </table:table-cell>
          <table:table-cell table:formula="of:=[.A8]*10" office:value-type="float" office:value="-150" calcext:value-type="float">
            <text:p>-150</text:p>
          </table:table-cell>
          <table:table-cell table:formula="of:=INT((([.D8]*[.D8]*[.D8]/(2^([.$H$10]-[.$I$10]))*[.$H$13]/(2^([.$I$10]-[.$J$10])))+([.D8]*[.D8]*[.$I$13]/(2^([.$I$10]-[.$J$10])))+([.D8]*[.$J$13])+[.$K$13])/(2^[.$J$10]))" office:value-type="float" office:value="-163" calcext:value-type="float">
            <text:p>-163</text:p>
          </table:table-cell>
          <table:table-cell table:number-columns-repeated="6"/>
          <table:table-cell table:style-name="ce59" office:value-type="string" calcext:value-type="string">
            <text:p>Square * c2</text:p>
          </table:table-cell>
          <table:table-cell table:style-name="ce59" table:formula="of:=IF(((2^[.F3]-1)^2*[.I13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.$B$2]*EXP([.$B$3]*(1/([.A9]+273.15)-1/298.15))" office:value-type="float" office:value="45168.2711814763" calcext:value-type="float">
            <text:p>45 168</text:p>
          </table:table-cell>
          <table:table-cell table:formula="of:=[.$D$2]/(([.$D$3]+[.B9])/[.B9])" office:value-type="float" office:value="2.7018300865103" calcext:value-type="float">
            <text:p>2.702</text:p>
          </table:table-cell>
          <table:table-cell table:formula="of:=[.C9]/[.$F$2]*(2^[.$F$3]-1)" office:value-type="float" office:value="3687.99806808656" calcext:value-type="float">
            <text:p>3688</text:p>
          </table:table-cell>
          <table:table-cell table:formula="of:=[.A9]*10" office:value-type="float" office:value="-100" calcext:value-type="float">
            <text:p>-100</text:p>
          </table:table-cell>
          <table:table-cell table:formula="of:=INT((([.D9]*[.D9]*[.D9]/(2^([.$H$10]-[.$I$10]))*[.$H$13]/(2^([.$I$10]-[.$J$10])))+([.D9]*[.D9]*[.$I$13]/(2^([.$I$10]-[.$J$10])))+([.D9]*[.$J$13])+[.$K$13])/(2^[.$J$10]))" office:value-type="float" office:value="-98" calcext:value-type="float">
            <text:p>-98</text:p>
          </table:table-cell>
          <table:table-cell/>
          <table:table-cell table:style-name="ce1" office:value-type="string" calcext:value-type="string" table:number-columns-spanned="4" table:number-rows-spanned="1">
            <text:p>Left Shift bits (2^N)</text:p>
          </table:table-cell>
          <table:covered-table-cell table:number-columns-repeated="3" table:style-name="ce10"/>
          <table:table-cell/>
          <table:table-cell table:style-name="ce59" office:value-type="string" calcext:value-type="string">
            <text:p>ADC * c1</text:p>
          </table:table-cell>
          <table:table-cell table:style-name="ce59" table:formula="of:=IF(((2^[.F3]-1)*[.J13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B$2]*EXP([.$B$3]*(1/([.A10]+273.15)-1/298.15))" office:value-type="float" office:value="35548.3900801275" calcext:value-type="float">
            <text:p>35 548</text:p>
          </table:table-cell>
          <table:table-cell table:formula="of:=[.$D$2]/(([.$D$3]+[.B10])/[.B10])" office:value-type="float" office:value="2.57549579816219" calcext:value-type="float">
            <text:p>2.575</text:p>
          </table:table-cell>
          <table:table-cell table:formula="of:=[.C10]/[.$F$2]*(2^[.$F$3]-1)" office:value-type="float" office:value="3515.55176449139" calcext:value-type="float">
            <text:p>3516</text:p>
          </table:table-cell>
          <table:table-cell table:formula="of:=[.A10]*10" office:value-type="float" office:value="-50" calcext:value-type="float">
            <text:p>-50</text:p>
          </table:table-cell>
          <table:table-cell table:formula="of:=INT((([.D10]*[.D10]*[.D10]/(2^([.$H$10]-[.$I$10]))*[.$H$13]/(2^([.$I$10]-[.$J$10])))+([.D10]*[.D10]*[.$I$13]/(2^([.$I$10]-[.$J$10])))+([.D10]*[.$J$13])+[.$K$13])/(2^[.$J$10]))" office:value-type="float" office:value="-35" calcext:value-type="float">
            <text:p>-35</text:p>
          </table:table-cell>
          <table:table-cell/>
          <table:table-cell table:style-name="ce9" office:value-type="float" office:value="48" calcext:value-type="float">
            <text:p>48</text:p>
          </table:table-cell>
          <table:table-cell table:style-name="ce9" table:formula="of:=16+16" office:value-type="float" office:value="32" calcext:value-type="float">
            <text:p>32</text:p>
          </table:table-cell>
          <table:table-cell table:style-name="ce23" office:value-type="float" office:value="16" calcext:value-type="float" table:number-columns-spanned="2" table:number-rows-spanned="1">
            <text:p>16</text:p>
          </table:table-cell>
          <table:covered-table-cell table:style-name="ce9"/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2]*EXP([.$B$3]*(1/([.A11]+273.15)-1/298.15))" office:value-type="float" office:value="28223.7250860222" calcext:value-type="float">
            <text:p>28 224</text:p>
          </table:table-cell>
          <table:table-cell table:formula="of:=[.$D$2]/(([.$D$3]+[.B11])/[.B11])" office:value-type="float" office:value="2.43666185266523" calcext:value-type="float">
            <text:p>2.437</text:p>
          </table:table-cell>
          <table:table-cell table:formula="of:=[.C11]/[.$F$2]*(2^[.$F$3]-1)" office:value-type="float" office:value="3326.04342888804" calcext:value-type="float">
            <text:p>3326</text:p>
          </table:table-cell>
          <table:table-cell table:formula="of:=[.A11]*10" office:value-type="float" office:value="0" calcext:value-type="float">
            <text:p>0</text:p>
          </table:table-cell>
          <table:table-cell table:formula="of:=INT((([.D11]*[.D11]*[.D11]/(2^([.$H$10]-[.$I$10]))*[.$H$13]/(2^([.$I$10]-[.$J$10])))+([.D11]*[.D11]*[.$I$13]/(2^([.$I$10]-[.$J$10])))+([.D11]*[.$J$13])+[.$K$13])/(2^[.$J$10]))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2]*EXP([.$B$3]*(1/([.A12]+273.15)-1/298.15))" office:value-type="float" office:value="22594.9457841108" calcext:value-type="float">
            <text:p>22 595</text:p>
          </table:table-cell>
          <table:table-cell table:formula="of:=[.$D$2]/(([.$D$3]+[.B12])/[.B12])" office:value-type="float" office:value="2.28757309741909" calcext:value-type="float">
            <text:p>2.288</text:p>
          </table:table-cell>
          <table:table-cell table:formula="of:=[.C12]/[.$F$2]*(2^[.$F$3]-1)" office:value-type="float" office:value="3122.53727797706" calcext:value-type="float">
            <text:p>3123</text:p>
          </table:table-cell>
          <table:table-cell table:formula="of:=[.A12]*10" office:value-type="float" office:value="50" calcext:value-type="float">
            <text:p>50</text:p>
          </table:table-cell>
          <table:table-cell table:formula="of:=INT((([.D12]*[.D12]*[.D12]/(2^([.$H$10]-[.$I$10]))*[.$H$13]/(2^([.$I$10]-[.$J$10])))+([.D12]*[.D12]*[.$I$13]/(2^([.$I$10]-[.$J$10])))+([.D12]*[.$J$13])+[.$K$13])/(2^[.$J$10]))" office:value-type="float" office:value="74" calcext:value-type="float">
            <text:p>74</text:p>
          </table:table-cell>
          <table:table-cell/>
          <table:table-cell table:style-name="ce18" office:value-type="string" calcext:value-type="string" table:number-columns-spanned="4" table:number-rows-spanned="1">
            <text:p>Shifted coeficients</text:p>
          </table:table-cell>
          <table:covered-table-cell table:number-columns-repeated="3" table:style-name="ce22"/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2]*EXP([.$B$3]*(1/([.A13]+273.15)-1/298.15))" office:value-type="float" office:value="18231.3991849028" calcext:value-type="float">
            <text:p>18 231</text:p>
          </table:table-cell>
          <table:table-cell table:formula="of:=[.$D$2]/(([.$D$3]+[.B13])/[.B13])" office:value-type="float" office:value="2.13108875391315" calcext:value-type="float">
            <text:p>2.131</text:p>
          </table:table-cell>
          <table:table-cell table:formula="of:=[.C13]/[.$F$2]*(2^[.$F$3]-1)" office:value-type="float" office:value="2908.93614909145" calcext:value-type="float">
            <text:p>2909</text:p>
          </table:table-cell>
          <table:table-cell table:formula="of:=[.A13]*10" office:value-type="float" office:value="100" calcext:value-type="float">
            <text:p>100</text:p>
          </table:table-cell>
          <table:table-cell table:formula="of:=INT((([.D13]*[.D13]*[.D13]/(2^([.$H$10]-[.$I$10]))*[.$H$13]/(2^([.$I$10]-[.$J$10])))+([.D13]*[.D13]*[.$I$13]/(2^([.$I$10]-[.$J$10])))+([.D13]*[.$J$13])+[.$K$13])/(2^[.$J$10]))" office:value-type="float" office:value="120" calcext:value-type="float">
            <text:p>120</text:p>
          </table:table-cell>
          <table:table-cell/>
          <table:table-cell table:style-name="ce19" table:formula="of:=INT([.H7]*(2^[.H10]))" office:value-type="float" office:value="-14789370" calcext:value-type="float">
            <text:p>-14789370</text:p>
          </table:table-cell>
          <table:table-cell table:style-name="ce19" table:formula="of:=INT([.I7]*2^[.I10])" office:value-type="float" office:value="1692793" calcext:value-type="float">
            <text:p>1692793</text:p>
          </table:table-cell>
          <table:table-cell table:style-name="ce19" table:formula="of:=INT([.J7]*2^[.J10])" office:value-type="float" office:value="-75766" calcext:value-type="float">
            <text:p>-75766</text:p>
          </table:table-cell>
          <table:table-cell table:style-name="ce19" table:formula="of:=INT([.K7]*2^[.J10])" office:value-type="float" office:value="94463471" calcext:value-type="float">
            <text:p>94463471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2]*EXP([.$B$3]*(1/([.A14]+273.15)-1/298.15))" office:value-type="float" office:value="14820.4988364538" calcext:value-type="float">
            <text:p>14 820</text:p>
          </table:table-cell>
          <table:table-cell table:formula="of:=[.$D$2]/(([.$D$3]+[.B14])/[.B14])" office:value-type="float" office:value="1.97045379637846" calcext:value-type="float">
            <text:p>1.970</text:p>
          </table:table-cell>
          <table:table-cell table:formula="of:=[.C14]/[.$F$2]*(2^[.$F$3]-1)" office:value-type="float" office:value="2689.6694320566" calcext:value-type="float">
            <text:p>2690</text:p>
          </table:table-cell>
          <table:table-cell table:formula="of:=[.A14]*10" office:value-type="float" office:value="150" calcext:value-type="float">
            <text:p>150</text:p>
          </table:table-cell>
          <table:table-cell table:formula="of:=INT((([.D14]*[.D14]*[.D14]/(2^([.$H$10]-[.$I$10]))*[.$H$13]/(2^([.$I$10]-[.$J$10])))+([.D14]*[.D14]*[.$I$13]/(2^([.$I$10]-[.$J$10])))+([.D14]*[.$J$13])+[.$K$13])/(2^[.$J$10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B$2]*EXP([.$B$3]*(1/([.A15]+273.15)-1/298.15))" office:value-type="float" office:value="12133.1700070534" calcext:value-type="float">
            <text:p>12 133</text:p>
          </table:table-cell>
          <table:table-cell table:formula="of:=[.$D$2]/(([.$D$3]+[.B15])/[.B15])" office:value-type="float" office:value="1.80902514237755" calcext:value-type="float">
            <text:p>1.809</text:p>
          </table:table-cell>
          <table:table-cell table:formula="of:=[.C15]/[.$F$2]*(2^[.$F$3]-1)" office:value-type="float" office:value="2469.31931934535" calcext:value-type="float">
            <text:p>2469</text:p>
          </table:table-cell>
          <table:table-cell table:formula="of:=[.A15]*10" office:value-type="float" office:value="200" calcext:value-type="float">
            <text:p>200</text:p>
          </table:table-cell>
          <table:table-cell table:formula="of:=INT((([.D15]*[.D15]*[.D15]/(2^([.$H$10]-[.$I$10]))*[.$H$13]/(2^([.$I$10]-[.$J$10])))+([.D15]*[.D15]*[.$I$13]/(2^([.$I$10]-[.$J$10])))+([.D15]*[.$J$13])+[.$K$13])/(2^[.$J$10]))" office:value-type="float" office:value="198" calcext:value-type="float">
            <text:p>198</text:p>
          </table:table-cell>
          <table:table-cell/>
          <table:table-cell office:value-type="string" calcext:value-type="string">
            <text:p>Code: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B$2]*EXP([.$B$3]*(1/([.A16]+273.15)-1/298.15))" office:value-type="float" office:value="10000" calcext:value-type="float">
            <text:p>10 000</text:p>
          </table:table-cell>
          <table:table-cell table:formula="of:=[.$D$2]/(([.$D$3]+[.B16])/[.B16])" office:value-type="float" office:value="1.65" calcext:value-type="float">
            <text:p>1.650</text:p>
          </table:table-cell>
          <table:table-cell table:formula="of:=[.C16]/[.$F$2]*(2^[.$F$3]-1)" office:value-type="float" office:value="2252.25" calcext:value-type="float">
            <text:p>2252</text:p>
          </table:table-cell>
          <table:table-cell table:formula="of:=[.A16]*10" office:value-type="float" office:value="250" calcext:value-type="float">
            <text:p>250</text:p>
          </table:table-cell>
          <table:table-cell table:formula="of:=INT((([.D16]*[.D16]*[.D16]/(2^([.$H$10]-[.$I$10]))*[.$H$13]/(2^([.$I$10]-[.$J$10])))+([.D16]*[.D16]*[.$I$13]/(2^([.$I$10]-[.$J$10])))+([.D16]*[.$J$13])+[.$K$13])/(2^[.$J$10]))" office:value-type="float" office:value="236" calcext:value-type="float">
            <text:p>236</text:p>
          </table:table-cell>
          <table:table-cell/>
          <table:table-cell office:value-type="string" calcext:value-type="string">
            <text:p>int32_t pow2 = raw*raw;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B$2]*EXP([.$B$3]*(1/([.A17]+273.15)-1/298.15))" office:value-type="float" office:value="8294.60624359853" calcext:value-type="float">
            <text:p>8 295</text:p>
          </table:table-cell>
          <table:table-cell table:formula="of:=[.$D$2]/(([.$D$3]+[.B17])/[.B17])" office:value-type="float" office:value="1.49618965499479" calcext:value-type="float">
            <text:p>1.496</text:p>
          </table:table-cell>
          <table:table-cell table:formula="of:=[.C17]/[.$F$2]*(2^[.$F$3]-1)" office:value-type="float" office:value="2042.29887906788" calcext:value-type="float">
            <text:p>2042</text:p>
          </table:table-cell>
          <table:table-cell table:formula="of:=[.A17]*10" office:value-type="float" office:value="300" calcext:value-type="float">
            <text:p>300</text:p>
          </table:table-cell>
          <table:table-cell table:formula="of:=INT((([.D17]*[.D17]*[.D17]/(2^([.$H$10]-[.$I$10]))*[.$H$13]/(2^([.$I$10]-[.$J$10])))+([.D17]*[.D17]*[.$I$13]/(2^([.$I$10]-[.$J$10])))+([.D17]*[.$J$13])+[.$K$13])/(2^[.$J$10]))" office:value-type="float" office:value="276" calcext:value-type="float">
            <text:p>276</text:p>
          </table:table-cell>
          <table:table-cell/>
          <table:table-cell table:formula="of:=CONCATENATE(&quot;int32_t temp = (((int32_t) (((((int64_t) pow2 * raw) &gt;&gt; &quot;;[.H10]-[.I10];&quot;) * &quot;;[.H13];&quot;) &gt;&gt; &quot;;[.I10]-[.J10];&quot;) + (int32_t) (((int64_t) pow2 * &quot;;[.I13];&quot;) &gt;&gt; &quot;;[.I10]-[.J10];&quot;) + (raw *&quot;;[.J13];&quot;) + &quot;;[.K13];&quot;) &gt;&gt; &quot;;[.J10];&quot;);&quot;)" office:value-type="string" office:string-value="int32_t temp = (((int32_t) (((((int64_t) pow2 * raw) &gt;&gt; 16) * -14789370) &gt;&gt; 16) + (int32_t) (((int64_t) pow2 * 1692793) &gt;&gt; 16) + (raw *-75766) + 94463471) &gt;&gt; 16);" calcext:value-type="string">
            <text:p>int32_t temp = (((int32_t) (((((int64_t) pow2 * raw) &gt;&gt; 16) * -14789370) &gt;&gt; 16) + (int32_t) (((int64_t) pow2 * 1692793) &gt;&gt; 16) + (raw *-75766) + 94463471) &gt;&gt; 16);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B$2]*EXP([.$B$3]*(1/([.A18]+273.15)-1/298.15))" office:value-type="float" office:value="6921.92303462746" calcext:value-type="float">
            <text:p>6 922</text:p>
          </table:table-cell>
          <table:table-cell table:formula="of:=[.$D$2]/(([.$D$3]+[.B18])/[.B18])" office:value-type="float" office:value="1.34986703151457" calcext:value-type="float">
            <text:p>1.350</text:p>
          </table:table-cell>
          <table:table-cell table:formula="of:=[.C18]/[.$F$2]*(2^[.$F$3]-1)" office:value-type="float" office:value="1842.56849801739" calcext:value-type="float">
            <text:p>1843</text:p>
          </table:table-cell>
          <table:table-cell table:formula="of:=[.A18]*10" office:value-type="float" office:value="350" calcext:value-type="float">
            <text:p>350</text:p>
          </table:table-cell>
          <table:table-cell table:formula="of:=INT((([.D18]*[.D18]*[.D18]/(2^([.$H$10]-[.$I$10]))*[.$H$13]/(2^([.$I$10]-[.$J$10])))+([.D18]*[.D18]*[.$I$13]/(2^([.$I$10]-[.$J$10])))+([.D18]*[.$J$13])+[.$K$13])/(2^[.$J$10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B$2]*EXP([.$B$3]*(1/([.A19]+273.15)-1/298.15))" office:value-type="float" office:value="5809.87444796676" calcext:value-type="float">
            <text:p>5 810</text:p>
          </table:table-cell>
          <table:table-cell table:formula="of:=[.$D$2]/(([.$D$3]+[.B19])/[.B19])" office:value-type="float" office:value="1.21269689657504" calcext:value-type="float">
            <text:p>1.213</text:p>
          </table:table-cell>
          <table:table-cell table:formula="of:=[.C19]/[.$F$2]*(2^[.$F$3]-1)" office:value-type="float" office:value="1655.33126382493" calcext:value-type="float">
            <text:p>1655</text:p>
          </table:table-cell>
          <table:table-cell table:formula="of:=[.A19]*10" office:value-type="float" office:value="400" calcext:value-type="float">
            <text:p>400</text:p>
          </table:table-cell>
          <table:table-cell table:formula="of:=INT((([.D19]*[.D19]*[.D19]/(2^([.$H$10]-[.$I$10]))*[.$H$13]/(2^([.$I$10]-[.$J$10])))+([.D19]*[.D19]*[.$I$13]/(2^([.$I$10]-[.$J$10])))+([.D19]*[.$J$13])+[.$K$13])/(2^[.$J$10]))" office:value-type="float" office:value="369" calcext:value-type="float">
            <text:p>369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B$2]*EXP([.$B$3]*(1/([.A20]+273.15)-1/298.15))" office:value-type="float" office:value="4903.40115984352" calcext:value-type="float">
            <text:p>4 903</text:p>
          </table:table-cell>
          <table:table-cell table:formula="of:=[.$D$2]/(([.$D$3]+[.B20])/[.B20])" office:value-type="float" office:value="1.08574033899612" calcext:value-type="float">
            <text:p>1.086</text:p>
          </table:table-cell>
          <table:table-cell table:formula="of:=[.C20]/[.$F$2]*(2^[.$F$3]-1)" office:value-type="float" office:value="1482.0355627297" calcext:value-type="float">
            <text:p>1482</text:p>
          </table:table-cell>
          <table:table-cell table:formula="of:=[.A20]*10" office:value-type="float" office:value="450" calcext:value-type="float">
            <text:p>450</text:p>
          </table:table-cell>
          <table:table-cell table:formula="of:=INT((([.D20]*[.D20]*[.D20]/(2^([.$H$10]-[.$I$10]))*[.$H$13]/(2^([.$I$10]-[.$J$10])))+([.D20]*[.D20]*[.$I$13]/(2^([.$I$10]-[.$J$10])))+([.D20]*[.$J$13])+[.$K$13])/(2^[.$J$10]))" office:value-type="float" office:value="422" calcext:value-type="float">
            <text:p>422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B$2]*EXP([.$B$3]*(1/([.A21]+273.15)-1/298.15))" office:value-type="float" office:value="4160.1388769201" calcext:value-type="float">
            <text:p>4 160</text:p>
          </table:table-cell>
          <table:table-cell table:formula="of:=[.$D$2]/(([.$D$3]+[.B21])/[.B21])" office:value-type="float" office:value="0.969514382109106" calcext:value-type="float">
            <text:p>0.970</text:p>
          </table:table-cell>
          <table:table-cell table:formula="of:=[.C21]/[.$F$2]*(2^[.$F$3]-1)" office:value-type="float" office:value="1323.38713157893" calcext:value-type="float">
            <text:p>1323</text:p>
          </table:table-cell>
          <table:table-cell table:formula="of:=[.A21]*10" office:value-type="float" office:value="500" calcext:value-type="float">
            <text:p>500</text:p>
          </table:table-cell>
          <table:table-cell table:formula="of:=INT((([.D21]*[.D21]*[.D21]/(2^([.$H$10]-[.$I$10]))*[.$H$13]/(2^([.$I$10]-[.$J$10])))+([.D21]*[.D21]*[.$I$13]/(2^([.$I$10]-[.$J$10])))+([.D21]*[.$J$13])+[.$K$13])/(2^[.$J$10]))" office:value-type="float" office:value="479" calcext:value-type="float">
            <text:p>479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B$2]*EXP([.$B$3]*(1/([.A22]+273.15)-1/298.15))" office:value-type="float" office:value="3547.26594366951" calcext:value-type="float">
            <text:p>3 547</text:p>
          </table:table-cell>
          <table:table-cell table:formula="of:=[.$D$2]/(([.$D$3]+[.B22])/[.B22])" office:value-type="float" office:value="0.864084137920055" calcext:value-type="float">
            <text:p>0.864</text:p>
          </table:table-cell>
          <table:table-cell table:formula="of:=[.C22]/[.$F$2]*(2^[.$F$3]-1)" office:value-type="float" office:value="1179.47484826087" calcext:value-type="float">
            <text:p>1179</text:p>
          </table:table-cell>
          <table:table-cell table:formula="of:=[.A22]*10" office:value-type="float" office:value="550" calcext:value-type="float">
            <text:p>550</text:p>
          </table:table-cell>
          <table:table-cell table:formula="of:=INT((([.D22]*[.D22]*[.D22]/(2^([.$H$10]-[.$I$10]))*[.$H$13]/(2^([.$I$10]-[.$J$10])))+([.D22]*[.D22]*[.$I$13]/(2^([.$I$10]-[.$J$10])))+([.D22]*[.$J$13])+[.$K$13])/(2^[.$J$10]))" office:value-type="float" office:value="539" calcext:value-type="float">
            <text:p>539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B$2]*EXP([.$B$3]*(1/([.A23]+273.15)-1/298.15))" office:value-type="float" office:value="3039.18568516024" calcext:value-type="float">
            <text:p>3 039</text:p>
          </table:table-cell>
          <table:table-cell table:formula="of:=[.$D$2]/(([.$D$3]+[.B23])/[.B23])" office:value-type="float" office:value="0.769167109296023" calcext:value-type="float">
            <text:p>0.769</text:p>
          </table:table-cell>
          <table:table-cell table:formula="of:=[.C23]/[.$F$2]*(2^[.$F$3]-1)" office:value-type="float" office:value="1049.91310418907" calcext:value-type="float">
            <text:p>1050</text:p>
          </table:table-cell>
          <table:table-cell table:formula="of:=[.A23]*10" office:value-type="float" office:value="600" calcext:value-type="float">
            <text:p>600</text:p>
          </table:table-cell>
          <table:table-cell table:formula="of:=INT((([.D23]*[.D23]*[.D23]/(2^([.$H$10]-[.$I$10]))*[.$H$13]/(2^([.$I$10]-[.$J$10])))+([.D23]*[.D23]*[.$I$13]/(2^([.$I$10]-[.$J$10])))+([.D23]*[.$J$13])+[.$K$13])/(2^[.$J$10]))" office:value-type="float" office:value="601" calcext:value-type="float">
            <text:p>601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B$2]*EXP([.$B$3]*(1/([.A24]+273.15)-1/298.15))" office:value-type="float" office:value="2615.8095855478" calcext:value-type="float">
            <text:p>2 616</text:p>
          </table:table-cell>
          <table:table-cell table:formula="of:=[.$D$2]/(([.$D$3]+[.B24])/[.B24])" office:value-type="float" office:value="0.68423445786598" calcext:value-type="float">
            <text:p>0.684</text:p>
          </table:table-cell>
          <table:table-cell table:formula="of:=[.C24]/[.$F$2]*(2^[.$F$3]-1)" office:value-type="float" office:value="933.980034987063" calcext:value-type="float">
            <text:p>934</text:p>
          </table:table-cell>
          <table:table-cell table:formula="of:=[.A24]*10" office:value-type="float" office:value="650" calcext:value-type="float">
            <text:p>650</text:p>
          </table:table-cell>
          <table:table-cell table:formula="of:=INT((([.D24]*[.D24]*[.D24]/(2^([.$H$10]-[.$I$10]))*[.$H$13]/(2^([.$I$10]-[.$J$10])))+([.D24]*[.D24]*[.$I$13]/(2^([.$I$10]-[.$J$10])))+([.D24]*[.$J$13])+[.$K$13])/(2^[.$J$10]))" office:value-type="float" office:value="662" calcext:value-type="float">
            <text:p>662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B$2]*EXP([.$B$3]*(1/([.A25]+273.15)-1/298.15))" office:value-type="float" office:value="2261.27633504614" calcext:value-type="float">
            <text:p>2 261</text:p>
          </table:table-cell>
          <table:table-cell table:formula="of:=[.$D$2]/(([.$D$3]+[.B25])/[.B25])" office:value-type="float" office:value="0.608599928893471" calcext:value-type="float">
            <text:p>0.609</text:p>
          </table:table-cell>
          <table:table-cell table:formula="of:=[.C25]/[.$F$2]*(2^[.$F$3]-1)" office:value-type="float" office:value="830.738902939587" calcext:value-type="float">
            <text:p>831</text:p>
          </table:table-cell>
          <table:table-cell table:formula="of:=[.A25]*10" office:value-type="float" office:value="700" calcext:value-type="float">
            <text:p>700</text:p>
          </table:table-cell>
          <table:table-cell table:formula="of:=INT((([.D25]*[.D25]*[.D25]/(2^([.$H$10]-[.$I$10]))*[.$H$13]/(2^([.$I$10]-[.$J$10])))+([.D25]*[.D25]*[.$I$13]/(2^([.$I$10]-[.$J$10])))+([.D25]*[.$J$13])+[.$K$13])/(2^[.$J$10]))" office:value-type="float" office:value="722" calcext:value-type="float">
            <text:p>722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B$2]*EXP([.$B$3]*(1/([.A26]+273.15)-1/298.15))" office:value-type="float" office:value="1962.98945094105" calcext:value-type="float">
            <text:p>1 963</text:p>
          </table:table-cell>
          <table:table-cell table:formula="of:=[.$D$2]/(([.$D$3]+[.B26])/[.B26])" office:value-type="float" office:value="0.541492175903898" calcext:value-type="float">
            <text:p>0.541</text:p>
          </table:table-cell>
          <table:table-cell table:formula="of:=[.C26]/[.$F$2]*(2^[.$F$3]-1)" office:value-type="float" office:value="739.136820108821" calcext:value-type="float">
            <text:p>739</text:p>
          </table:table-cell>
          <table:table-cell table:formula="of:=[.A26]*10" office:value-type="float" office:value="750" calcext:value-type="float">
            <text:p>750</text:p>
          </table:table-cell>
          <table:table-cell table:formula="of:=INT((([.D26]*[.D26]*[.D26]/(2^([.$H$10]-[.$I$10]))*[.$H$13]/(2^([.$I$10]-[.$J$10])))+([.D26]*[.D26]*[.$I$13]/(2^([.$I$10]-[.$J$10])))+([.D26]*[.$J$13])+[.$K$13])/(2^[.$J$10]))" office:value-type="float" office:value="780" calcext:value-type="float">
            <text:p>780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B$2]*EXP([.$B$3]*(1/([.A27]+273.15)-1/298.15))" office:value-type="float" office:value="1710.88942438424" calcext:value-type="float">
            <text:p>1 711</text:p>
          </table:table-cell>
          <table:table-cell table:formula="of:=[.$D$2]/(([.$D$3]+[.B27])/[.B27])" office:value-type="float" office:value="0.48210984630357" calcext:value-type="float">
            <text:p>0.482</text:p>
          </table:table-cell>
          <table:table-cell table:formula="of:=[.C27]/[.$F$2]*(2^[.$F$3]-1)" office:value-type="float" office:value="658.079940204374" calcext:value-type="float">
            <text:p>658</text:p>
          </table:table-cell>
          <table:table-cell table:formula="of:=[.A27]*10" office:value-type="float" office:value="800" calcext:value-type="float">
            <text:p>800</text:p>
          </table:table-cell>
          <table:table-cell table:formula="of:=INT((([.D27]*[.D27]*[.D27]/(2^([.$H$10]-[.$I$10]))*[.$H$13]/(2^([.$I$10]-[.$J$10])))+([.D27]*[.D27]*[.$I$13]/(2^([.$I$10]-[.$J$10])))+([.D27]*[.$J$13])+[.$K$13])/(2^[.$J$10]))" office:value-type="float" office:value="836" calcext:value-type="float">
            <text:p>836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B$2]*EXP([.$B$3]*(1/([.A28]+273.15)-1/298.15))" office:value-type="float" office:value="1496.89971664847" calcext:value-type="float">
            <text:p>1 497</text:p>
          </table:table-cell>
          <table:table-cell table:formula="of:=[.$D$2]/(([.$D$3]+[.B28])/[.B28])" office:value-type="float" office:value="0.429660968320595" calcext:value-type="float">
            <text:p>0.430</text:p>
          </table:table-cell>
          <table:table-cell table:formula="of:=[.C28]/[.$F$2]*(2^[.$F$3]-1)" office:value-type="float" office:value="586.487221757612" calcext:value-type="float">
            <text:p>586</text:p>
          </table:table-cell>
          <table:table-cell table:formula="of:=[.A28]*10" office:value-type="float" office:value="850" calcext:value-type="float">
            <text:p>850</text:p>
          </table:table-cell>
          <table:table-cell table:formula="of:=INT((([.D28]*[.D28]*[.D28]/(2^([.$H$10]-[.$I$10]))*[.$H$13]/(2^([.$I$10]-[.$J$10])))+([.D28]*[.D28]*[.$I$13]/(2^([.$I$10]-[.$J$10])))+([.D28]*[.$J$13])+[.$K$13])/(2^[.$J$10]))" office:value-type="float" office:value="888" calcext:value-type="float">
            <text:p>888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B$2]*EXP([.$B$3]*(1/([.A29]+273.15)-1/298.15))" office:value-type="float" office:value="1314.50248603632" calcext:value-type="float">
            <text:p>1 315</text:p>
          </table:table-cell>
          <table:table-cell table:formula="of:=[.$D$2]/(([.$D$3]+[.B29])/[.B29])" office:value-type="float" office:value="0.383389213027561" calcext:value-type="float">
            <text:p>0.383</text:p>
          </table:table-cell>
          <table:table-cell table:formula="of:=[.C29]/[.$F$2]*(2^[.$F$3]-1)" office:value-type="float" office:value="523.326275782621" calcext:value-type="float">
            <text:p>523</text:p>
          </table:table-cell>
          <table:table-cell table:formula="of:=[.A29]*10" office:value-type="float" office:value="900" calcext:value-type="float">
            <text:p>900</text:p>
          </table:table-cell>
          <table:table-cell table:formula="of:=INT((([.D29]*[.D29]*[.D29]/(2^([.$H$10]-[.$I$10]))*[.$H$13]/(2^([.$I$10]-[.$J$10])))+([.D29]*[.D29]*[.$I$13]/(2^([.$I$10]-[.$J$10])))+([.D29]*[.$J$13])+[.$K$13])/(2^[.$J$10]))" office:value-type="float" office:value="936" calcext:value-type="float">
            <text:p>936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B$2]*EXP([.$B$3]*(1/([.A30]+273.15)-1/298.15))" office:value-type="float" office:value="1158.41174385359" calcext:value-type="float">
            <text:p>1 158</text:p>
          </table:table-cell>
          <table:table-cell table:formula="of:=[.$D$2]/(([.$D$3]+[.B30])/[.B30])" office:value-type="float" office:value="0.34258986336676" calcext:value-type="float">
            <text:p>0.343</text:p>
          </table:table-cell>
          <table:table-cell table:formula="of:=[.C30]/[.$F$2]*(2^[.$F$3]-1)" office:value-type="float" office:value="467.635163495628" calcext:value-type="float">
            <text:p>468</text:p>
          </table:table-cell>
          <table:table-cell table:formula="of:=[.A30]*10" office:value-type="float" office:value="950" calcext:value-type="float">
            <text:p>950</text:p>
          </table:table-cell>
          <table:table-cell table:formula="of:=INT((([.D30]*[.D30]*[.D30]/(2^([.$H$10]-[.$I$10]))*[.$H$13]/(2^([.$I$10]-[.$J$10])))+([.D30]*[.D30]*[.$I$13]/(2^([.$I$10]-[.$J$10])))+([.D30]*[.$J$13])+[.$K$13])/(2^[.$J$10]))" office:value-type="float" office:value="981" calcext:value-type="float">
            <text:p>981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B$2]*EXP([.$B$3]*(1/([.A31]+273.15)-1/298.15))" office:value-type="float" office:value="1024.32013229384" calcext:value-type="float">
            <text:p>1 024</text:p>
          </table:table-cell>
          <table:table-cell table:formula="of:=[.$D$2]/(([.$D$3]+[.B31])/[.B31])" office:value-type="float" office:value="0.306618131186866" calcext:value-type="float">
            <text:p>0.307</text:p>
          </table:table-cell>
          <table:table-cell table:formula="of:=[.C31]/[.$F$2]*(2^[.$F$3]-1)" office:value-type="float" office:value="418.533749070073" calcext:value-type="float">
            <text:p>419</text:p>
          </table:table-cell>
          <table:table-cell table:formula="of:=[.A31]*10" office:value-type="float" office:value="1000" calcext:value-type="float">
            <text:p>1000</text:p>
          </table:table-cell>
          <table:table-cell table:formula="of:=INT((([.D31]*[.D31]*[.D31]/(2^([.$H$10]-[.$I$10]))*[.$H$13]/(2^([.$I$10]-[.$J$10])))+([.D31]*[.D31]*[.$I$13]/(2^([.$I$10]-[.$J$10])))+([.D31]*[.$J$13])+[.$K$13])/(2^[.$J$10]))" office:value-type="float" office:value="1022" calcext:value-type="float">
            <text:p>1022</text:p>
          </table:table-cell>
          <table:table-cell table:number-columns-repeated="1018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B$2]*EXP([.$B$3]*(1/([.A32]+273.15)-1/298.15))" office:value-type="float" office:value="908.701665149113" calcext:value-type="float">
            <text:p>909</text:p>
          </table:table-cell>
          <table:table-cell table:formula="of:=[.$D$2]/(([.$D$3]+[.B32])/[.B32])" office:value-type="float" office:value="0.274892062047338" calcext:value-type="float">
            <text:p>0.275</text:p>
          </table:table-cell>
          <table:table-cell table:formula="of:=[.C32]/[.$F$2]*(2^[.$F$3]-1)" office:value-type="float" office:value="375.227664694617" calcext:value-type="float">
            <text:p>375</text:p>
          </table:table-cell>
          <table:table-cell table:formula="of:=[.A32]*10" office:value-type="float" office:value="1050" calcext:value-type="float">
            <text:p>1050</text:p>
          </table:table-cell>
          <table:table-cell table:formula="of:=INT((([.D32]*[.D32]*[.D32]/(2^([.$H$10]-[.$I$10]))*[.$H$13]/(2^([.$I$10]-[.$J$10])))+([.D32]*[.D32]*[.$I$13]/(2^([.$I$10]-[.$J$10])))+([.D32]*[.$J$13])+[.$K$13])/(2^[.$J$10]))" office:value-type="float" office:value="1060" calcext:value-type="float">
            <text:p>1060</text:p>
          </table:table-cell>
          <table:table-cell table:number-columns-repeated="1018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B$2]*EXP([.$B$3]*(1/([.A33]+273.15)-1/298.15))" office:value-type="float" office:value="808.657251656372" calcext:value-type="float">
            <text:p>809</text:p>
          </table:table-cell>
          <table:table-cell table:formula="of:=[.$D$2]/(([.$D$3]+[.B33])/[.B33])" office:value-type="float" office:value="0.246891807958577" calcext:value-type="float">
            <text:p>0.247</text:p>
          </table:table-cell>
          <table:table-cell table:formula="of:=[.C33]/[.$F$2]*(2^[.$F$3]-1)" office:value-type="float" office:value="337.007317863458" calcext:value-type="float">
            <text:p>337</text:p>
          </table:table-cell>
          <table:table-cell table:formula="of:=[.A33]*10" office:value-type="float" office:value="1100" calcext:value-type="float">
            <text:p>1100</text:p>
          </table:table-cell>
          <table:table-cell table:formula="of:=INT((([.D33]*[.D33]*[.D33]/(2^([.$H$10]-[.$I$10]))*[.$H$13]/(2^([.$I$10]-[.$J$10])))+([.D33]*[.D33]*[.$I$13]/(2^([.$I$10]-[.$J$10])))+([.D33]*[.$J$13])+[.$K$13])/(2^[.$J$10]))" office:value-type="float" office:value="1094" calcext:value-type="float">
            <text:p>1094</text:p>
          </table:table-cell>
          <table:table-cell table:number-columns-repeated="1018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B$2]*EXP([.$B$3]*(1/([.A34]+273.15)-1/298.15))" office:value-type="float" office:value="721.793108320226" calcext:value-type="float">
            <text:p>722</text:p>
          </table:table-cell>
          <table:table-cell table:formula="of:=[.$D$2]/(([.$D$3]+[.B34])/[.B34])" office:value-type="float" office:value="0.222156614420059" calcext:value-type="float">
            <text:p>0.222</text:p>
          </table:table-cell>
          <table:table-cell table:formula="of:=[.C34]/[.$F$2]*(2^[.$F$3]-1)" office:value-type="float" office:value="303.243778683381" calcext:value-type="float">
            <text:p>303</text:p>
          </table:table-cell>
          <table:table-cell table:formula="of:=[.A34]*10" office:value-type="float" office:value="1150" calcext:value-type="float">
            <text:p>1150</text:p>
          </table:table-cell>
          <table:table-cell table:formula="of:=INT((([.D34]*[.D34]*[.D34]/(2^([.$H$10]-[.$I$10]))*[.$H$13]/(2^([.$I$10]-[.$J$10])))+([.D34]*[.D34]*[.$I$13]/(2^([.$I$10]-[.$J$10])))+([.D34]*[.$J$13])+[.$K$13])/(2^[.$J$10]))" office:value-type="float" office:value="1125" calcext:value-type="float">
            <text:p>1125</text:p>
          </table:table-cell>
          <table:table-cell table:number-columns-repeated="1018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B$2]*EXP([.$B$3]*(1/([.A35]+273.15)-1/298.15))" office:value-type="float" office:value="646.124586830389" calcext:value-type="float">
            <text:p>646</text:p>
          </table:table-cell>
          <table:table-cell table:formula="of:=[.$D$2]/(([.$D$3]+[.B35])/[.B35])" office:value-type="float" office:value="0.200280498236692" calcext:value-type="float">
            <text:p>0.200</text:p>
          </table:table-cell>
          <table:table-cell table:formula="of:=[.C35]/[.$F$2]*(2^[.$F$3]-1)" office:value-type="float" office:value="273.382880093084" calcext:value-type="float">
            <text:p>273</text:p>
          </table:table-cell>
          <table:table-cell table:formula="of:=[.A35]*10" office:value-type="float" office:value="1200" calcext:value-type="float">
            <text:p>1200</text:p>
          </table:table-cell>
          <table:table-cell table:formula="of:=INT((([.D35]*[.D35]*[.D35]/(2^([.$H$10]-[.$I$10]))*[.$H$13]/(2^([.$I$10]-[.$J$10])))+([.D35]*[.D35]*[.$I$13]/(2^([.$I$10]-[.$J$10])))+([.D35]*[.$J$13])+[.$K$13])/(2^[.$J$10]))" office:value-type="float" office:value="1153" calcext:value-type="float">
            <text:p>1153</text:p>
          </table:table-cell>
          <table:table-cell table:number-columns-repeated="1018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$B$2]*EXP([.$B$3]*(1/([.A36]+273.15)-1/298.15))" office:value-type="float" office:value="579.999744715073" calcext:value-type="float">
            <text:p>580</text:p>
          </table:table-cell>
          <table:table-cell table:formula="of:=[.$D$2]/(([.$D$3]+[.B36])/[.B36])" office:value-type="float" office:value="0.180907297140137" calcext:value-type="float">
            <text:p>0.181</text:p>
          </table:table-cell>
          <table:table-cell table:formula="of:=[.C36]/[.$F$2]*(2^[.$F$3]-1)" office:value-type="float" office:value="246.938460596287" calcext:value-type="float">
            <text:p>247</text:p>
          </table:table-cell>
          <table:table-cell table:formula="of:=[.A36]*10" office:value-type="float" office:value="1250" calcext:value-type="float">
            <text:p>1250</text:p>
          </table:table-cell>
          <table:table-cell table:formula="of:=INT((([.D36]*[.D36]*[.D36]/(2^([.$H$10]-[.$I$10]))*[.$H$13]/(2^([.$I$10]-[.$J$10])))+([.D36]*[.D36]*[.$I$13]/(2^([.$I$10]-[.$J$10])))+([.D36]*[.$J$13])+[.$K$13])/(2^[.$J$10]))" office:value-type="float" office:value="1179" calcext:value-type="float">
            <text:p>1179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ga" fo:country="IE" style:font-name-asian="Segoe UI1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ga" fo:country="IE" style:letter-kerning="true" style:font-name-asian="Segoe UI1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1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12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13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14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15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16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17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18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1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5" loext:min-decimal-places="5" number:min-integer-digits="1" number:grouping="true"/>
    </number:number-style>
    <number:number-style style:name="N127">
      <number:number number:decimal-places="6" loext:min-decimal-places="6" number:min-integer-digits="1" number:grouping="true"/>
    </number:number-style>
    <number:number-style style:name="N128">
      <number:number number:decimal-places="7" loext:min-decimal-places="7" number:min-integer-digits="1" number:grouping="true"/>
    </number:number-style>
    <number:number-style style:name="N129">
      <number:number number:decimal-places="1" loext:min-decimal-places="1" number:min-integer-digits="1" number:grouping="true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" loext:min-decimal-places="1" number:min-integer-digits="1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P0" style:volatile="true">
      <number:number number:decimal-places="0" loext:min-decimal-places="0" number:min-integer-digits="1" number:grouping="true"/>
      <number:text>р.</number:text>
    </number:number-style>
    <number:number-style style:name="N147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47P0"/>
    </number:number-style>
    <number:number-style style:name="N148P0" style:volatile="true">
      <number:number number:decimal-places="0" loext:min-decimal-places="0" number:min-integer-digits="1" number:grouping="true"/>
      <number:text>р.</number:text>
    </number:number-style>
    <number:number-style style:name="N148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48P0"/>
    </number:number-style>
    <number:number-style style:name="N150P0" style:volatile="true">
      <number:number number:decimal-places="2" loext:min-decimal-places="2" number:min-integer-digits="1" number:grouping="true"/>
      <number:text>р.</number:text>
    </number:number-style>
    <number:number-style style:name="N150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50P0"/>
    </number:number-style>
    <number:number-style style:name="N151P0" style:volatile="true">
      <number:number number:decimal-places="2" loext:min-decimal-places="2" number:min-integer-digits="1" number:grouping="true"/>
      <number:text>р.</number:text>
    </number:number-style>
    <number:number-style style:name="N151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51P0"/>
    </number:number-style>
    <number:number-style style:name="N155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5P2" style:volatile="true">
      <loext:fill-character> </loext:fill-character>
      <number:text>-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59P2" style:volatile="true">
      <loext:fill-character> </loext:fill-character>
      <number:text>-р.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3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67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67P2" style:volatile="true"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 style:data-style-name="N2" text:time-value="11:56:44.83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1:42:35.920000000</meta:creation-date>
    <dc:date>2021-03-16T16:47:55.125000000</dc:date>
    <meta:editing-duration>P8DT21H40M58S</meta:editing-duration>
    <meta:editing-cycles>13</meta:editing-cycles>
    <meta:generator>LibreOffice/6.2.5.2$Windows_X86_64 LibreOffice_project/1ec314fa52f458adc18c4f025c545a4e8b22c159</meta:generator>
    <meta:document-statistic meta:table-count="10" meta:cell-count="2138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dddddd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335cm" svg:height="14.849cm" xlink:href=".." xlink:type="simple" chart:class="chart:scatter" chart:style-name="ch1">
        <chart:plot-area chart:style-name="ch2" table:cell-range-address="'NTC 10k 3380'.D6:'NTC 10k 3380'.D57 'NTC 10k 3380'.E7:'NTC 10k 3380'.E57" chart:data-source-has-labels="row" svg:x="0.486cm" svg:y="0.296cm" svg:width="23.363cm" svg:height="14.257cm">
          <chartooo:coordinate-region svg:x="1.398cm" svg:y="0.495cm" svg:width="21.999cm" svg:height="13.859cm"/>
          <chart:axis chart:dimension="x" chart:name="primary-x" chart:style-name="ch3">
            <chart:grid chart:style-name="ch4" chart:class="min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NTC 10k 3380'.E7:'NTC 10k 3380'.E57" chart:label-cell-address="'NTC 10k 3380'.D6:'NTC 10k 3380'.D6" chart:class="chart:scatter">
            <chart:domain table:cell-range-address="'NTC 10k 3380'.D7:'NTC 10k 3380'.D57"/>
            <chart:regression-curve chart:style-name="ch8">
              <chart:equation chart:display-equation="true" chart:display-r-square="false" svg:x="4.958cm" svg:y="1cm"/>
            </chart:regression-curve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ADC</text:p>
                <draw:g>
                  <svg:desc>'NTC 10k 3380'.D6:'NTC 10k 3380'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74.69401693867">
                <text:p>3974.69401693867</text:p>
                <draw:g>
                  <svg:desc>'NTC 10k 3380'.D7:'NTC 10k 3380'.D57</svg:desc>
                </draw:g>
              </table:table-cell>
              <table:table-cell office:value-type="float" office:value="-200">
                <text:p>-200</text:p>
                <draw:g>
                  <svg:desc>'NTC 10k 3380'.E7:'NTC 10k 3380'.E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41.35531770176">
                <text:p>3841.35531770176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87.99806808656">
                <text:p>3687.9980680865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15.55176449139">
                <text:p>3515.55176449139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26.04342888804">
                <text:p>3326.04342888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22.53727797706">
                <text:p>3122.537277977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08.93614909145">
                <text:p>2908.936149091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89.6694320566">
                <text:p>2689.669432056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69.31931934535">
                <text:p>2469.3193193453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2.25">
                <text:p>2252.2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2.29887906788">
                <text:p>2042.2988790678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42.56849801739">
                <text:p>1842.5684980173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55.33126382493">
                <text:p>1655.3312638249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82.0355627297">
                <text:p>1482.0355627297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23.38713157893">
                <text:p>1323.3871315789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79.47484826087">
                <text:p>1179.47484826087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49.91310418907">
                <text:p>1049.9131041890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33.980034987063">
                <text:p>933.980034987063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30.738902939587">
                <text:p>830.738902939587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39.136820108821">
                <text:p>739.136820108821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8.079940204374">
                <text:p>658.07994020437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6.487221757612">
                <text:p>586.487221757612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3.326275782621">
                <text:p>523.326275782621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7.635163495628">
                <text:p>467.635163495628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8.533749070073">
                <text:p>418.53374907007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5.227664694617">
                <text:p>375.227664694617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7.007317863458">
                <text:p>337.007317863458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3.243778683381">
                <text:p>303.243778683381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3.382880093084">
                <text:p>273.382880093084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6.938460596287">
                <text:p>246.938460596287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dddddd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335cm" svg:height="14.849cm" xlink:href=".." xlink:type="simple" chart:class="chart:scatter" chart:style-name="ch1">
        <chart:plot-area chart:style-name="ch2" table:cell-range-address="'NTC 10k shunted'.E6:'NTC 10k shunted'.E36 'NTC 10k shunted'.F7:'NTC 10k shunted'.F36" chart:data-source-has-labels="row" svg:x="0.486cm" svg:y="0.296cm" svg:width="23.363cm" svg:height="14.257cm">
          <chartooo:coordinate-region svg:x="1.398cm" svg:y="0.495cm" svg:width="22cm" svg:height="13.859cm"/>
          <chart:axis chart:dimension="x" chart:name="primary-x" chart:style-name="ch3">
            <chart:grid chart:style-name="ch4" chart:class="min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NTC 10k shunted'.F7:'NTC 10k shunted'.F36" chart:label-cell-address="'NTC 10k shunted'.E6:'NTC 10k shunted'.E6" chart:class="chart:scatter">
            <chart:domain table:cell-range-address="'NTC 10k shunted'.E7:'NTC 10k shunted'.E36"/>
            <chart:regression-curve chart:style-name="ch8">
              <chart:equation chart:display-equation="true" chart:display-r-square="false" svg:x="4.958cm" svg:y="1cm"/>
            </chart:regression-curve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  <table:table-cell office:value-type="string">
                <text:p>ADC</text:p>
                <draw:g>
                  <svg:desc>'NTC 10k shunted'.E6:'NTC 10k shunted'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39.21298487848">
                <text:p>4039.21298487848</text:p>
                <draw:g>
                  <svg:desc>'NTC 10k shunted'.E7:'NTC 10k shunted'.E36</svg:desc>
                </draw:g>
              </table:table-cell>
              <table:table-cell office:value-type="float" office:value="-200">
                <text:p>-200</text:p>
                <draw:g>
                  <svg:desc>'NTC 10k shunted'.F7:'NTC 10k shunted'.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36.37741305713">
                <text:p>4036.37741305713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32.60837685358">
                <text:p>4032.60837685358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27.65837517309">
                <text:p>4027.65837517309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21.23167673942">
                <text:p>4021.23167673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12.97950840682">
                <text:p>4012.9795084068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2.49605721971">
                <text:p>4002.496057219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89.31580239786">
                <text:p>3989.3158023978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72.91280677488">
                <text:p>3972.9128067748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52.7027027027">
                <text:p>3952.702702702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28.04818599164">
                <text:p>3928.0481859916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98.26885646983">
                <text:p>3898.2688564698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62.65618169478">
                <text:p>3862.6561816947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20.4941738149">
                <text:p>3820.4941738149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71.0860236363">
                <text:p>3771.086023636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13.78640844673">
                <text:p>3713.78640844673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48.03848529714">
                <text:p>3648.0384852971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73.41374428965">
                <text:p>3573.4137442896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89.65202346875">
                <text:p>3489.65202346875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96.69822634582">
                <text:p>3396.6982263458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94.73181816921">
                <text:p>3294.73181816921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84.18518970209">
                <text:p>3184.18518970209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65.74759601722">
                <text:p>3065.74759601722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40.35262360582">
                <text:p>2940.35262360582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09.14888930456">
                <text:p>2809.1488893045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73.4556651847">
                <text:p>2673.4556651847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34.70699875855">
                <text:p>2534.70699875855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94.38929726046">
                <text:p>2394.38929726046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53.97800114186">
                <text:p>2253.97800114186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14.87878420955">
                <text:p>2114.87878420955</text:p>
              </table:table-cell>
              <table:table-cell office:value-type="float" office:value="1250">
                <text:p>125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42cm" svg:y="4.201cm" style:legend-expansion="high" chart:style-name="ch2"/>
        <chart:plot-area chart:style-name="ch3" table:cell-range-address="'NTC 10k'.D6:'NTC 10k'.D36" chart:data-source-has-labels="row" svg:x="0.32cm" svg:y="0.18cm" svg:width="13.302cm" svg:height="8.64cm">
          <chartooo:coordinate-region svg:x="1.312cm" svg:y="0.379cm" svg:width="12.12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NTC 10k'.D7:'NTC 10k'.D36" chart:label-cell-address="'NTC 10k'.D6:'NTC 10k'.D6" chart:class="chart:line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C</text:p>
                <draw:g>
                  <svg:desc>'NTC 10k'.D6:'NTC 10k'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87.59590193054">
                <text:p>4087.59590193054</text:p>
                <draw:g>
                  <svg:desc>'NTC 10k'.D7:'NTC 10k'.D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84.69201700359">
                <text:p>4084.692017003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80.83225475856">
                <text:p>4080.832254758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75.76323058966">
                <text:p>4075.763230589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69.1822246076">
                <text:p>4069.18222460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60.73228629407">
                <text:p>4060.732286294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49.9981869635">
                <text:p>4049.99818696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36.50375319363">
                <text:p>4036.503753193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19.71123088838">
                <text:p>4019.711230888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99.0234375">
                <text:p>3999.0234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73.78953922554">
                <text:p>3973.789539225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43.3153129555">
                <text:p>3943.31531295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06.8786845579">
                <text:p>3906.87868455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63.75113706243">
                <text:p>3863.751137062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13.22521873476">
                <text:p>3813.225218734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54.64782992447">
                <text:p>3754.647829924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87.45823490553">
                <text:p>3687.458234905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11.22887956292">
                <text:p>3611.228879562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25.70620009977">
                <text:p>3525.706200099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30.84783737608">
                <text:p>3430.847837376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26.85221626822">
                <text:p>3326.852216268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14.17649576776">
                <text:p>3214.176495767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93.53957111859">
                <text:p>3093.539571118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65.90812761877">
                <text:p>2965.908127618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32.46557065784">
                <text:p>2832.465570657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94.56570754676">
                <text:p>2694.565707546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53.67496301144">
                <text:p>2553.674963011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11.30830324931">
                <text:p>2411.308303249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68.96465732642">
                <text:p>2268.964657326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28.0673689125">
                <text:p>2128.067368912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42cm" svg:y="4.201cm" style:legend-expansion="high" chart:style-name="ch2"/>
        <chart:plot-area chart:style-name="ch3" table:cell-range-address="'NTC 10k shunted'.E6:'NTC 10k shunted'.E36" chart:data-source-has-labels="row" svg:x="0.32cm" svg:y="0.18cm" svg:width="13.302cm" svg:height="8.64cm">
          <chartooo:coordinate-region svg:x="1.312cm" svg:y="0.379cm" svg:width="12.12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NTC 10k shunted'.E7:'NTC 10k shunted'.E36" chart:label-cell-address="'NTC 10k shunted'.E6:'NTC 10k shunted'.E6" chart:class="chart:line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C</text:p>
                <draw:g>
                  <svg:desc>'NTC 10k shunted'.E6:'NTC 10k shunted'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39.21298487848">
                <text:p>4039.21298487848</text:p>
                <draw:g>
                  <svg:desc>'NTC 10k shunted'.E7:'NTC 10k shunted'.E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36.37741305713">
                <text:p>4036.377413057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32.60837685358">
                <text:p>4032.608376853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27.65837517309">
                <text:p>4027.658375173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21.23167673942">
                <text:p>4021.23167673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12.97950840682">
                <text:p>4012.979508406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2.49605721971">
                <text:p>4002.496057219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89.31580239786">
                <text:p>3989.315802397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72.91280677488">
                <text:p>3972.912806774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52.7027027027">
                <text:p>3952.70270270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28.04818599164">
                <text:p>3928.048185991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98.26885646983">
                <text:p>3898.268856469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62.65618169478">
                <text:p>3862.656181694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20.4941738149">
                <text:p>3820.4941738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71.0860236363">
                <text:p>3771.08602363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13.78640844673">
                <text:p>3713.786408446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48.03848529714">
                <text:p>3648.038485297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73.41374428965">
                <text:p>3573.413744289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89.65202346875">
                <text:p>3489.65202346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96.69822634582">
                <text:p>3396.698226345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94.73181816921">
                <text:p>3294.731818169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84.18518970209">
                <text:p>3184.185189702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65.74759601722">
                <text:p>3065.747596017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40.35262360582">
                <text:p>2940.352623605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09.14888930456">
                <text:p>2809.148889304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73.4556651847">
                <text:p>2673.45566518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34.70699875855">
                <text:p>2534.706998758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94.38929726046">
                <text:p>2394.389297260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53.97800114186">
                <text:p>2253.978001141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14.87878420955">
                <text:p>2114.8787842095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dddddd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335cm" svg:height="14.849cm" xlink:href=".." xlink:type="simple" chart:class="chart:scatter" chart:style-name="ch1">
        <chart:plot-area chart:style-name="ch2" table:cell-range-address="'NTC 10k'.D6:'NTC 10k'.D36 'NTC 10k'.E7:'NTC 10k'.E36" chart:data-source-has-labels="row" svg:x="0.486cm" svg:y="0.296cm" svg:width="23.363cm" svg:height="14.257cm">
          <chartooo:coordinate-region svg:x="1.398cm" svg:y="0.495cm" svg:width="22cm" svg:height="13.859cm"/>
          <chart:axis chart:dimension="x" chart:name="primary-x" chart:style-name="ch3">
            <chart:grid chart:style-name="ch4" chart:class="min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NTC 10k'.E7:'NTC 10k'.E36" chart:label-cell-address="'NTC 10k'.D6:'NTC 10k'.D6" chart:class="chart:scatter">
            <chart:domain table:cell-range-address="'NTC 10k'.D7:'NTC 10k'.D36"/>
            <chart:regression-curve chart:style-name="ch8">
              <chart:equation chart:display-equation="true" chart:display-r-square="false" svg:x="4.958cm" svg:y="1cm"/>
            </chart:regression-curve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ADC</text:p>
                <draw:g>
                  <svg:desc>'NTC 10k'.D6:'NTC 10k'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87.59590193054">
                <text:p>4087.59590193054</text:p>
                <draw:g>
                  <svg:desc>'NTC 10k'.D7:'NTC 10k'.D36</svg:desc>
                </draw:g>
              </table:table-cell>
              <table:table-cell office:value-type="float" office:value="-200">
                <text:p>-200</text:p>
                <draw:g>
                  <svg:desc>'NTC 10k'.E7:'NTC 10k'.E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84.69201700359">
                <text:p>4084.69201700359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80.83225475856">
                <text:p>4080.8322547585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75.76323058966">
                <text:p>4075.76323058966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69.1822246076">
                <text:p>4069.1822246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60.73228629407">
                <text:p>4060.7322862940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49.9981869635">
                <text:p>4049.99818696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36.50375319363">
                <text:p>4036.5037531936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19.71123088838">
                <text:p>4019.7112308883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99.0234375">
                <text:p>3999.023437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73.78953922554">
                <text:p>3973.7895392255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43.3153129555">
                <text:p>3943.315312955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06.8786845579">
                <text:p>3906.878684557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63.75113706243">
                <text:p>3863.75113706243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13.22521873476">
                <text:p>3813.2252187347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54.64782992447">
                <text:p>3754.64782992447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87.45823490553">
                <text:p>3687.4582349055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11.22887956292">
                <text:p>3611.22887956292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25.70620009977">
                <text:p>3525.70620009977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30.84783737608">
                <text:p>3430.84783737608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26.85221626822">
                <text:p>3326.85221626822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14.17649576776">
                <text:p>3214.17649576776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93.53957111859">
                <text:p>3093.53957111859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65.90812761877">
                <text:p>2965.90812761877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32.46557065784">
                <text:p>2832.4655706578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94.56570754676">
                <text:p>2694.56570754676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53.67496301144">
                <text:p>2553.67496301144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11.30830324931">
                <text:p>2411.30830324931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68.96465732642">
                <text:p>2268.96465732642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28.0673689125">
                <text:p>2128.0673689125</text:p>
              </table:table-cell>
              <table:table-cell office:value-type="float" office:value="1250">
                <text:p>12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464cm" svg:height="15.005cm" xlink:href=".." xlink:type="simple" chart:class="chart:scatter" chart:style-name="ch1">
        <chart:legend chart:legend-position="end" svg:x="18.992cm" svg:y="6.954cm" style:legend-expansion="high" chart:style-name="ch2"/>
        <chart:plot-area chart:style-name="ch3" table:cell-range-address="KTY83.D7:KTY83.E48 KTY83.E6:KTY83.E6" chart:data-source-has-labels="row" svg:x="0.489cm" svg:y="0.3cm" svg:width="18.014cm" svg:height="14.405cm">
          <chartooo:coordinate-region svg:x="1.587cm" svg:y="0.5cm" svg:width="16.544cm" svg:height="14.006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KTY83.E7:KTY83.E48" chart:label-cell-address="KTY83.E6:KTY83.E6" chart:class="chart:scatter">
            <chart:domain table:cell-range-address="KTY83.D7:KTY83.D48"/>
            <chart:regression-curve chart:style-name="ch9">
              <chart:equation chart:display-equation="true" chart:display-r-square="false" svg:x="5.125cm" svg:y="0.763cm"/>
            </chart:regression-curve>
            <chart:data-point chart:repeated="4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t°C out</text:p>
                <draw:g>
                  <svg:desc>KTY83.E6:KTY83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63.759464307464">
                <text:p>763.759464307464</text:p>
                <draw:g>
                  <svg:desc>KTY83.D7:KTY83.D48</svg:desc>
                </draw:g>
              </table:table-cell>
              <table:table-cell office:value-type="float" office:value="-550">
                <text:p>-550</text:p>
                <draw:g>
                  <svg:desc>KTY83.E7:KTY83.E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95.645808764564">
                <text:p>795.645808764564</text:p>
              </table:table-cell>
              <table:table-cell office:value-type="float" office:value="-500">
                <text:p>-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28.164936207894">
                <text:p>828.164936207894</text:p>
              </table:table-cell>
              <table:table-cell office:value-type="float" office:value="-450">
                <text:p>-4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1.269546330054">
                <text:p>861.26954633005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4.912898193804">
                <text:p>894.912898193804</text:p>
              </table:table-cell>
              <table:table-cell office:value-type="float" office:value="-350">
                <text:p>-3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29.048930362742">
                <text:p>929.048930362742</text:p>
              </table:table-cell>
              <table:table-cell office:value-type="float" office:value="-300">
                <text:p>-3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63.632371485187">
                <text:p>963.632371485187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8.618841225009">
                <text:p>998.618841225009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33.96494152212">
                <text:p>1033.96494152212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69.62833824723">
                <text:p>1069.62833824723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5.56783338982">
                <text:p>1105.56783338982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41.74342798487">
                <text:p>1141.74342798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78.11637604246">
                <text:p>1178.116376042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14.6492297952">
                <text:p>1214.64922979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51.30587662129">
                <text:p>1251.3058766212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88.05156803646">
                <text:p>1288.0515680364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24.85294117647">
                <text:p>1324.8529411764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1.6780332129">
                <text:p>1361.678033212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98.49628916048">
                <text:p>1398.4962891604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35.27856354316">
                <text:p>1435.2785635431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71.99711639012">
                <text:p>1471.9971163901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08.62560403208">
                <text:p>1508.6256040320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45.13906516299">
                <text:p>1545.13906516299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81.51390262364">
                <text:p>1581.5139026236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17.7278613512">
                <text:p>1617.7278613512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53.76000292436">
                <text:p>1653.76000292436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89.59067711656">
                <text:p>1689.59067711656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25.20149085091">
                <text:p>1725.20149085091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60.57527493056">
                <text:p>1760.57527493056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95.69604889668">
                <text:p>1795.6960488966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30.54898434482">
                <text:p>1830.54898434482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65.12036700775">
                <text:p>1865.1203670077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99.38927831165">
                <text:p>1899.38927831165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33.26413607967">
                <text:p>1933.2641360796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66.56623933291">
                <text:p>1966.56623933291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99.06011022839">
                <text:p>1999.06011022839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30.47062302732">
                <text:p>2030.47062302732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60.49371858259">
                <text:p>2060.49371858259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88.80317526411">
                <text:p>2088.80317526411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15.05426479515">
                <text:p>2115.0542647951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38.88463480021">
                <text:p>2138.88463480021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59.91253576522">
                <text:p>2159.91253576522</text:p>
              </table:table-cell>
              <table:table-cell office:value-type="float" office:value="1500">
                <text:p>15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464cm" svg:height="15.005cm" xlink:href=".." xlink:type="simple" chart:class="chart:scatter" chart:style-name="ch1">
        <chart:legend chart:legend-position="end" svg:x="18.992cm" svg:y="6.954cm" style:legend-expansion="high" chart:style-name="ch2"/>
        <chart:plot-area chart:style-name="ch3" table:cell-range-address="KTY84.D7:KTY84.E42 KTY84.E6:KTY84.E6" chart:data-source-has-labels="row" svg:x="0.489cm" svg:y="0.3cm" svg:width="18.014cm" svg:height="14.405cm">
          <chartooo:coordinate-region svg:x="1.587cm" svg:y="0.499cm" svg:width="16.544cm" svg:height="14.007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KTY84.E7:KTY84.E42" chart:label-cell-address="KTY84.E6:KTY84.E6" chart:class="chart:scatter">
            <chart:domain table:cell-range-address="KTY84.D7:KTY84.D42"/>
            <chart:regression-curve chart:style-name="ch9">
              <chart:equation chart:display-equation="true" chart:display-r-square="false" svg:x="5.125cm" svg:y="0.763cm"/>
            </chart:regression-curve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t°C out</text:p>
                <draw:g>
                  <svg:desc>KTY84.E6:KTY84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6.123776730699">
                <text:p>586.123776730699</text:p>
                <draw:g>
                  <svg:desc>KTY84.D7:KTY84.D42</svg:desc>
                </draw:g>
              </table:table-cell>
              <table:table-cell office:value-type="float" office:value="-400">
                <text:p>-400</text:p>
                <draw:g>
                  <svg:desc>KTY84.E7:KTY84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1.049623790756">
                <text:p>631.049623790756</text:p>
              </table:table-cell>
              <table:table-cell office:value-type="float" office:value="-300">
                <text:p>-3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6.313031161473">
                <text:p>676.313031161473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4.5">
                <text:p>724.5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4.065217391304">
                <text:p>774.065217391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4.853982300885">
                <text:p>824.8539823008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77.931734317343">
                <text:p>877.93173431734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4.5">
                <text:p>904.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31.862855254461">
                <text:p>931.86285525446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5.359375">
                <text:p>985.35937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41.7197309417">
                <text:p>1041.719730941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97.37740308856">
                <text:p>1097.3774030885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53.35306881587">
                <text:p>1153.35306881587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10.53290676417">
                <text:p>1210.53290676417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67.73353293413">
                <text:p>1267.73353293413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24.85294117647">
                <text:p>1324.8529411764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81.79636048527">
                <text:p>1381.7963604852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39.34547774312">
                <text:p>1439.34547774312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96.48664440735">
                <text:p>1496.48664440735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52.34270890224">
                <text:p>1552.3427089022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09.26700589181">
                <text:p>1609.2670058918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64.78368794326">
                <text:p>1664.78368794326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19.64683153014">
                <text:p>1719.6468315301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74.5">
                <text:p>1774.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28.55940594059">
                <text:p>1828.55940594059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81.79257641921">
                <text:p>1881.792576419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34.78286189684">
                <text:p>1934.78286189684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26100628931">
                <text:p>1986.26100628931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37.40734824281">
                <text:p>2037.40734824281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87.5985915493">
                <text:p>2087.5985915493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36.8258869908">
                <text:p>2136.8258869908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85.08356575842">
                <text:p>2185.08356575842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31.89121294934">
                <text:p>2231.89121294934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76.38788128607">
                <text:p>2276.38788128607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16.96458923513">
                <text:p>2316.96458923513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52.66878980892">
                <text:p>2352.66878980892</text:p>
              </table:table-cell>
              <table:table-cell office:value-type="float" office:value="3000">
                <text:p>3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dddddd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335cm" svg:height="14.849cm" xlink:href=".." xlink:type="simple" chart:class="chart:scatter" chart:style-name="ch1">
        <chart:plot-area chart:style-name="ch2" table:cell-range-address="'NTC 10k 3380_2'.D6:'NTC 10k 3380_2'.D28 'NTC 10k 3380_2'.E7:'NTC 10k 3380_2'.E28" chart:data-source-has-labels="row" svg:x="0.486cm" svg:y="0.296cm" svg:width="23.363cm" svg:height="14.257cm">
          <chartooo:coordinate-region svg:x="1.293cm" svg:y="0.495cm" svg:width="22.184cm" svg:height="13.411cm"/>
          <chart:axis chart:dimension="x" chart:name="primary-x" chart:style-name="ch3">
            <chart:grid chart:style-name="ch4" chart:class="min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NTC 10k 3380_2'.E7:'NTC 10k 3380_2'.E28" chart:label-cell-address="'NTC 10k 3380_2'.D6:'NTC 10k 3380_2'.D6" chart:class="chart:scatter">
            <chart:domain table:cell-range-address="'NTC 10k 3380_2'.D7:'NTC 10k 3380_2'.D28"/>
            <chart:regression-curve chart:style-name="ch8">
              <chart:equation chart:display-equation="true" chart:display-r-square="false" svg:x="4.958cm" svg:y="1cm"/>
            </chart:regression-curve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ADC</text:p>
                <draw:g>
                  <svg:desc>'NTC 10k 3380_2'.D6:'NTC 10k 3380_2'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60.58454999837">
                <text:p>2660.58454999837</text:p>
                <draw:g>
                  <svg:desc>'NTC 10k 3380_2'.D7:'NTC 10k 3380_2'.D28</svg:desc>
                </draw:g>
              </table:table-cell>
              <table:table-cell office:value-type="float" office:value="150">
                <text:p>150</text:p>
                <draw:g>
                  <svg:desc>'NTC 10k 3380_2'.E7:'NTC 10k 3380_2'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54.63087013619">
                <text:p>2454.6308701361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52.25">
                <text:p>2252.2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56.5108218559">
                <text:p>2056.510821855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69.88795021558">
                <text:p>1869.8879502155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94.20627487189">
                <text:p>1694.2062748718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30.6532919204">
                <text:p>1530.653291920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79.84124352672">
                <text:p>1379.8412435267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41.89893539652">
                <text:p>1241.89893539652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16.57522363682">
                <text:p>1116.5752236368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3.34055805027">
                <text:p>1003.34055805027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dddddd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335cm" svg:height="14.849cm" xlink:href=".." xlink:type="simple" chart:class="chart:scatter" chart:style-name="ch1">
        <chart:plot-area chart:style-name="ch2" table:cell-range-address="'NTC 10k 3380_3'.D6:'NTC 10k 3380_3'.D35 'NTC 10k 3380_3'.E7:'NTC 10k 3380_3'.E35" chart:data-source-has-labels="row" svg:x="0.486cm" svg:y="0.296cm" svg:width="23.363cm" svg:height="14.257cm">
          <chartooo:coordinate-region svg:x="1.293cm" svg:y="0.495cm" svg:width="22cm" svg:height="13.411cm"/>
          <chart:axis chart:dimension="x" chart:name="primary-x" chart:style-name="ch3">
            <chart:grid chart:style-name="ch4" chart:class="min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NTC 10k 3380_3'.E7:'NTC 10k 3380_3'.E35" chart:label-cell-address="'NTC 10k 3380_3'.D6:'NTC 10k 3380_3'.D6" chart:class="chart:scatter">
            <chart:domain table:cell-range-address="'NTC 10k 3380_3'.D7:'NTC 10k 3380_3'.D35"/>
            <chart:regression-curve chart:style-name="ch8">
              <chart:equation chart:display-equation="true" chart:display-r-square="false" svg:x="4.958cm" svg:y="1cm"/>
            </chart:regression-curve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ADC</text:p>
                <draw:g>
                  <svg:desc>'NTC 10k 3380_3'.D6:'NTC 10k 3380_3'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16.57522363682">
                <text:p>1116.57522363682</text:p>
                <draw:g>
                  <svg:desc>'NTC 10k 3380_3'.D7:'NTC 10k 3380_3'.D35</svg:desc>
                </draw:g>
              </table:table-cell>
              <table:table-cell office:value-type="float" office:value="600">
                <text:p>600</text:p>
                <draw:g>
                  <svg:desc>'NTC 10k 3380_3'.E7:'NTC 10k 3380_3'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3.34055805027">
                <text:p>1003.34055805027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1.477891962612">
                <text:p>901.477891962612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0.158593433919">
                <text:p>810.158593433919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8.502216721803">
                <text:p>728.502216721803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5.621062548608">
                <text:p>655.621062548608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0.651559888954">
                <text:p>590.651559888954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2.774911278457">
                <text:p>532.774911278457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1.229415078229">
                <text:p>481.22941507822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5.316613586678">
                <text:p>435.316613586678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4.403054448783">
                <text:p>394.403054448783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7.919079684667">
                <text:p>357.919079684667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.355717363257">
                <text:p>325.355717363257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6.260464841997">
                <text:p>296.260464841997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dddddd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335cm" svg:height="14.849cm" xlink:href=".." xlink:type="simple" chart:class="chart:scatter" chart:style-name="ch1">
        <chart:plot-area chart:style-name="ch2" table:cell-range-address="'NTC 10k 3380_1'.D6:'NTC 10k 3380_1'.D36 'NTC 10k 3380_1'.E7:'NTC 10k 3380_1'.E36" chart:data-source-has-labels="row" svg:x="0.486cm" svg:y="0.296cm" svg:width="23.363cm" svg:height="14.257cm">
          <chartooo:coordinate-region svg:x="1.398cm" svg:y="0.495cm" svg:width="22.079cm" svg:height="13.859cm"/>
          <chart:axis chart:dimension="x" chart:name="primary-x" chart:style-name="ch3">
            <chart:grid chart:style-name="ch4" chart:class="min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NTC 10k 3380_1'.E7:'NTC 10k 3380_1'.E36" chart:label-cell-address="'NTC 10k 3380_1'.D6:'NTC 10k 3380_1'.D6" chart:class="chart:scatter">
            <chart:domain table:cell-range-address="'NTC 10k 3380_1'.D7:'NTC 10k 3380_1'.D36"/>
            <chart:regression-curve chart:style-name="ch8">
              <chart:equation chart:display-equation="true" chart:display-r-square="false" svg:x="4.958cm" svg:y="1cm"/>
            </chart:regression-curve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ADC</text:p>
                <draw:g>
                  <svg:desc>'NTC 10k 3380_1'.D6:'NTC 10k 3380_1'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74.69401693867">
                <text:p>3974.69401693867</text:p>
                <draw:g>
                  <svg:desc>'NTC 10k 3380_1'.D7:'NTC 10k 3380_1'.D36</svg:desc>
                </draw:g>
              </table:table-cell>
              <table:table-cell office:value-type="float" office:value="-200">
                <text:p>-200</text:p>
                <draw:g>
                  <svg:desc>'NTC 10k 3380_1'.E7:'NTC 10k 3380_1'.E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41.35531770176">
                <text:p>3841.35531770176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87.99806808656">
                <text:p>3687.9980680865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15.55176449139">
                <text:p>3515.55176449139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26.04342888804">
                <text:p>3326.04342888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22.53727797706">
                <text:p>3122.537277977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08.93614909145">
                <text:p>2908.936149091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89.6694320566">
                <text:p>2689.669432056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69.31931934535">
                <text:p>2469.3193193453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464cm" svg:height="15.005cm" xlink:href=".." xlink:type="simple" chart:class="chart:scatter" chart:style-name="ch1">
        <chart:legend chart:legend-position="end" svg:x="18.992cm" svg:y="6.954cm" style:legend-expansion="high" chart:style-name="ch2"/>
        <chart:plot-area chart:style-name="ch3" table:cell-range-address="PT1000.D7:PT1000.E42 PT1000.E6:PT1000.E6" chart:data-source-has-labels="row" svg:x="0.489cm" svg:y="0.3cm" svg:width="18.014cm" svg:height="14.405cm">
          <chartooo:coordinate-region svg:x="1.587cm" svg:y="0.499cm" svg:width="16.544cm" svg:height="14.007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PT1000.E7:PT1000.E42" chart:label-cell-address="PT1000.E6:PT1000.E6" chart:class="chart:scatter">
            <chart:domain table:cell-range-address="PT1000.D7:PT1000.D42"/>
            <chart:regression-curve chart:style-name="ch9">
              <chart:equation chart:display-equation="true" chart:display-r-square="false" svg:x="5.125cm" svg:y="0.763cm"/>
            </chart:regression-curve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t°C out</text:p>
                <draw:g>
                  <svg:desc>PT1000.E6:PT1000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70.91998149861">
                <text:p>1170.91998149861</text:p>
                <draw:g>
                  <svg:desc>PT1000.D7:PT1000.D42</svg:desc>
                </draw:g>
              </table:table-cell>
              <table:table-cell office:value-type="float" office:value="-400">
                <text:p>-400</text:p>
                <draw:g>
                  <svg:desc>PT1000.E7:PT1000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10.53290676417">
                <text:p>1210.53290676417</text:p>
              </table:table-cell>
              <table:table-cell office:value-type="float" office:value="-300">
                <text:p>-3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0.19536423841">
                <text:p>1250.19536423841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7.9573043737">
                <text:p>1287.9573043737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24.85294117647">
                <text:p>1324.85294117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60.91174760105">
                <text:p>1360.91174760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96.1618746406">
                <text:p>1396.161874640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13.05018587361">
                <text:p>1413.0501858736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30.63022462326">
                <text:p>1430.6302246232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63.48734177215">
                <text:p>1463.4873417721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96.48664440735">
                <text:p>1496.4866444073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27.95814977974">
                <text:p>1527.9581497797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59.58035957505">
                <text:p>1559.58035957505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89.752089512">
                <text:p>1589.752089512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19.31184947958">
                <text:p>1619.3118494795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48.27807133421">
                <text:p>1648.2780713342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76.66845409364">
                <text:p>1676.66845409364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4.5">
                <text:p>1704.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31.07773217034">
                <text:p>1731.07773217034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57.85365853659">
                <text:p>1757.8536585365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83.43279637553">
                <text:p>1783.43279637553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08.53990024938">
                <text:p>1808.53990024938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33.84782608696">
                <text:p>1833.8478260869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58.03733170135">
                <text:p>1858.0373317013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81.79257641921">
                <text:p>1881.79257641921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04.5">
                <text:p>1904.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27.43206197855">
                <text:p>1927.43206197855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9.96313799622">
                <text:p>1949.96313799622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71.51030927835">
                <text:p>1971.5103092783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93.28048780488">
                <text:p>1993.28048780488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14.10608154803">
                <text:p>2014.10608154803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34.58910212474">
                <text:p>2034.58910212474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54.73793337865">
                <text:p>2054.73793337865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74.56068779501">
                <text:p>2074.56068779501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94.0652173913">
                <text:p>2094.0652173913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12.73008849558">
                <text:p>2112.73008849558</text:p>
              </table:table-cell>
              <table:table-cell office:value-type="float" office:value="3000">
                <text:p>300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dddddd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335cm" svg:height="14.849cm" xlink:href=".." xlink:type="simple" chart:class="chart:scatter" chart:style-name="ch1">
        <chart:plot-area chart:style-name="ch2" table:cell-range-address="'NTC 10k_1 motor 3380'.D6:'NTC 10k_1 motor 3380'.D27 'NTC 10k_1 motor 3380'.E7:'NTC 10k_1 motor 3380'.E27" chart:data-source-has-labels="row" svg:x="0.486cm" svg:y="0.296cm" svg:width="23.363cm" svg:height="14.257cm">
          <chartooo:coordinate-region svg:x="1.478cm" svg:y="0.495cm" svg:width="22.091cm" svg:height="13.411cm"/>
          <chart:axis chart:dimension="x" chart:name="primary-x" chart:style-name="ch3">
            <chart:grid chart:style-name="ch4" chart:class="min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NTC 10k_1 motor 3380'.E7:'NTC 10k_1 motor 3380'.E27" chart:label-cell-address="'NTC 10k_1 motor 3380'.D6:'NTC 10k_1 motor 3380'.D6" chart:class="chart:scatter">
            <chart:domain table:cell-range-address="'NTC 10k_1 motor 3380'.D7:'NTC 10k_1 motor 3380'.D27"/>
            <chart:regression-curve chart:style-name="ch8">
              <chart:equation chart:display-equation="true" chart:display-r-square="false" svg:x="4.958cm" svg:y="1cm"/>
            </chart:regression-curve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ADC</text:p>
                <draw:g>
                  <svg:desc>'NTC 10k_1 motor 3380'.D6:'NTC 10k_1 motor 3380'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62.356687747627">
                <text:p>762.356687747627</text:p>
                <draw:g>
                  <svg:desc>'NTC 10k_1 motor 3380'.D7:'NTC 10k_1 motor 3380'.D27</svg:desc>
                </draw:g>
              </table:table-cell>
              <table:table-cell office:value-type="float" office:value="1300">
                <text:p>1300</text:p>
                <draw:g>
                  <svg:desc>'NTC 10k_1 motor 3380'.E7:'NTC 10k_1 motor 3380'.E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8.153959382486">
                <text:p>698.153959382486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39.829346856171">
                <text:p>639.82934685617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6.876940788577">
                <text:p>586.876940788577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8.817133255456">
                <text:p>538.8171332554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5.200691553076">
                <text:p>495.200691553076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5.610826236557">
                <text:p>455.61082623655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9.663774468876">
                <text:p>419.663774468876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7.008321860631">
                <text:p>387.00832186063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7.324597153918">
                <text:p>357.324597153918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0.32239746063">
                <text:p>330.32239746063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5.739238037245">
                <text:p>305.739238037245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3.338269095923">
                <text:p>283.338269095923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2.90616154089">
                <text:p>262.90616154089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4.251032141085">
                <text:p>244.25103214108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7.200454863854">
                <text:p>227.200454863854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1.59958739652">
                <text:p>211.59958739652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7.309428968118">
                <text:p>197.309428968118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4.205216362497">
                <text:p>184.205216362497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2.17495860003">
                <text:p>172.17495860003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1.118106453395">
                <text:p>161.118106453395</text:p>
              </table:table-cell>
              <table:table-cell office:value-type="float" office:value="2300">
                <text:p>230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